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 style:parent-style-name="Standard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T4_6" style:family="text">
      <style:text-properties style:font-name="Times New Roman" style:font-name-asian="Times New Roman" style:font-name-complex="Times New Roman"/>
    </style:style>
    <style:style style:name="T4_7" style:family="text">
      <style:text-properties style:font-name="Times New Roman" style:font-name-asian="Times New Roman" style:font-name-complex="Times New Roman"/>
    </style:style>
    <style:style style:name="T4_8" style:family="text">
      <style:text-properties style:font-name="Times New Roman" style:font-name-asian="Times New Roman" style:font-name-complex="Times New Roman"/>
    </style:style>
    <style:style style:name="T4_9" style:family="text">
      <style:text-properties style:font-name="Times New Roman" style:font-name-asian="Times New Roman" style:font-name-complex="Times New Roman"/>
    </style:style>
    <style:style style:name="T4_10" style:family="text">
      <style:text-properties style:font-name="Times New Roman" style:font-name-asian="Times New Roman" style:font-name-complex="Times New Roman"/>
    </style:style>
    <style:style style:name="T4_11" style:family="text">
      <style:text-properties style:font-name="Times New Roman" style:font-name-asian="Times New Roman" style:font-name-complex="Times New Roman"/>
    </style:style>
    <style:style style:name="T4_12" style:family="text">
      <style:text-properties style:font-name="Times New Roman" style:font-name-asian="Times New Roman" style:font-name-complex="Times New Roman"/>
    </style:style>
    <style:style style:name="T4_13" style:family="text">
      <style:text-properties style:font-name="Times New Roman" style:font-name-asian="Times New Roman" style:font-name-complex="Times New Roman"/>
    </style:style>
    <style:style style:name="T4_14" style:family="text">
      <style:text-properties style:font-name="Times New Roman" style:font-name-asian="Times New Roman" style:font-name-complex="Times New Roman"/>
    </style:style>
    <style:style style:name="T4_15" style:family="text">
      <style:text-properties style:font-name="Times New Roman" style:font-name-asian="Times New Roman" style:font-name-complex="Times New Roman"/>
    </style:style>
    <style:style style:name="T4_16" style:family="text">
      <style:text-properties style:font-name="Times New Roman" style:font-name-asian="Times New Roman" style:font-name-complex="Times New Roman"/>
    </style:style>
    <style:style style:name="T4_17" style:family="text">
      <style:text-properties style:font-name="Times New Roman" style:font-name-asian="Times New Roman" style:font-name-complex="Times New Roman"/>
    </style:style>
    <style:style style:name="T4_18" style:family="text">
      <style:text-properties style:font-name="Times New Roman" style:font-name-asian="Times New Roman" style:font-name-complex="Times New Roman"/>
    </style:style>
    <style:style style:name="T4_19" style:family="text">
      <style:text-properties style:font-name="Times New Roman" style:font-name-asian="Times New Roman" style:font-name-complex="Times New Roman"/>
    </style:style>
    <style:style style:name="T4_20" style:family="text">
      <style:text-properties style:font-name="Times New Roman" style:font-name-asian="Times New Roman" style:font-name-complex="Times New Roman"/>
    </style:style>
    <style:style style:name="T4_21" style:family="text">
      <style:text-properties style:font-name="Times New Roman" style:font-name-asian="Times New Roman" style:font-name-complex="Times New Roman"/>
    </style:style>
    <style:style style:name="T4_22" style:family="text">
      <style:text-properties style:font-name="Times New Roman" style:font-name-asian="Times New Roman" style:font-name-complex="Times New Roman"/>
    </style:style>
    <style:style style:name="T4_23" style:family="text">
      <style:text-properties style:font-name="Times New Roman" style:font-name-asian="Times New Roman" style:font-name-complex="Times New Roman"/>
    </style:style>
    <style:style style:name="T4_24" style:family="text">
      <style:text-properties style:font-name="Times New Roman" style:font-name-asian="Times New Roman" style:font-name-complex="Times New Roman"/>
    </style:style>
    <style:style style:name="T4_25" style:family="text">
      <style:text-properties style:font-name="Times New Roman" style:font-name-asian="Times New Roman" style:font-name-complex="Times New Roman"/>
    </style:style>
    <style:style style:name="T4_26" style:family="text">
      <style:text-properties style:font-name="Times New Roman" style:font-name-asian="Times New Roman" style:font-name-complex="Times New Roman"/>
    </style:style>
    <style:style style:name="T4_27" style:family="text">
      <style:text-properties style:font-name="Times New Roman" style:font-name-asian="Times New Roman" style:font-name-complex="Times New Roman"/>
    </style:style>
    <style:style style:name="T4_28" style:family="text">
      <style:text-properties style:font-name="Times New Roman" style:font-name-asian="Times New Roman" style:font-name-complex="Times New Roman"/>
    </style:style>
    <style:style style:name="T4_29" style:family="text">
      <style:text-properties style:font-name="Times New Roman" style:font-name-asian="Times New Roman" style:font-name-complex="Times New Roman"/>
    </style:style>
    <style:style style:name="T4_30" style:family="text">
      <style:text-properties style:font-name="Times New Roman" style:font-name-asian="Times New Roman" style:font-name-complex="Times New Roman"/>
    </style:style>
    <style:style style:name="T4_31" style:family="text">
      <style:text-properties style:font-name="Times New Roman" style:font-name-asian="Times New Roman" style:font-name-complex="Times New Roman"/>
    </style:style>
    <style:style style:name="T4_32" style:family="text">
      <style:text-properties style:font-name="Times New Roman" style:font-name-asian="Times New Roman" style:font-name-complex="Times New Roman"/>
    </style:style>
    <style:style style:name="T4_33" style:family="text">
      <style:text-properties style:font-name="Times New Roman" style:font-name-asian="Times New Roman" style:font-name-complex="Times New Roman"/>
    </style:style>
    <style:style style:name="T4_34" style:family="text">
      <style:text-properties style:font-name="Times New Roman" style:font-name-asian="Times New Roman" style:font-name-complex="Times New Roman"/>
    </style:style>
    <style:style style:name="T4_35" style:family="text">
      <style:text-properties style:font-name="Times New Roman" style:font-name-asian="Times New Roman" style:font-name-complex="Times New Roman"/>
    </style:style>
    <style:style style:name="T4_36" style:family="text">
      <style:text-properties style:font-name="Times New Roman" style:font-name-asian="Times New Roman" style:font-name-complex="Times New Roman"/>
    </style:style>
    <style:style style:name="T4_37" style:family="text">
      <style:text-properties style:font-name="Times New Roman" style:font-name-asian="Times New Roman" style:font-name-complex="Times New Roman"/>
    </style:style>
    <style:style style:name="T4_38" style:family="text">
      <style:text-properties style:font-name="Times New Roman" style:font-name-asian="Times New Roman" style:font-name-complex="Times New Roman"/>
    </style:style>
    <style:style style:name="T4_39" style:family="text">
      <style:text-properties style:font-name="Times New Roman" style:font-name-asian="Times New Roman" style:font-name-complex="Times New Roman"/>
    </style:style>
    <style:style style:name="T4_40" style:family="text">
      <style:text-properties style:font-name="Times New Roman" style:font-name-asian="Times New Roman" style:font-name-complex="Times New Roman"/>
    </style:style>
    <style:style style:name="T4_41" style:family="text">
      <style:text-properties style:font-name="Times New Roman" style:font-name-asian="Times New Roman" style:font-name-complex="Times New Roman"/>
    </style:style>
    <style:style style:name="T4_42" style:family="text">
      <style:text-properties style:font-name="Times New Roman" style:font-name-asian="Times New Roman" style:font-name-complex="Times New Roman"/>
    </style:style>
    <style:style style:name="T4_43" style:family="text">
      <style:text-properties style:font-name="Times New Roman" style:font-name-asian="Times New Roman" style:font-name-complex="Times New Roman"/>
    </style:style>
    <style:style style:name="T4_44" style:family="text">
      <style:text-properties style:font-name="Times New Roman" style:font-name-asian="Times New Roman" style:font-name-complex="Times New Roman"/>
    </style:style>
    <style:style style:name="T4_45" style:family="text">
      <style:text-properties style:font-name="Times New Roman" style:font-name-asian="Times New Roman" style:font-name-complex="Times New Roman"/>
    </style:style>
    <style:style style:name="T4_46" style:family="text">
      <style:text-properties style:font-name="Times New Roman" style:font-name-asian="Times New Roman" style:font-name-complex="Times New Roman"/>
    </style:style>
    <style:style style:name="T4_47" style:family="text">
      <style:text-properties style:font-name="Times New Roman" style:font-name-asian="Times New Roman" style:font-name-complex="Times New Roman"/>
    </style:style>
    <style:style style:name="T4_48" style:family="text">
      <style:text-properties style:font-name="Times New Roman" style:font-name-asian="Times New Roman" style:font-name-complex="Times New Roman"/>
    </style:style>
    <style:style style:name="T4_49" style:family="text">
      <style:text-properties style:font-name="Times New Roman" style:font-name-asian="Times New Roman" style:font-name-complex="Times New Roman"/>
    </style:style>
    <style:style style:name="T4_50" style:family="text">
      <style:text-properties style:font-name="Times New Roman" style:font-name-asian="Times New Roman" style:font-name-complex="Times New Roman"/>
    </style:style>
    <style:style style:name="T4_51" style:family="text">
      <style:text-properties style:font-name="Times New Roman" style:font-name-asian="Times New Roman" style:font-name-complex="Times New Roman"/>
    </style:style>
    <style:style style:name="T4_52" style:family="text">
      <style:text-properties style:font-name="Times New Roman" style:font-name-asian="Times New Roman" style:font-name-complex="Times New Roman"/>
    </style:style>
    <style:style style:name="T4_53" style:family="text">
      <style:text-properties style:font-name="Times New Roman" style:font-name-asian="Times New Roman" style:font-name-complex="Times New Roman"/>
    </style:style>
    <style:style style:name="T4_54" style:family="text">
      <style:text-properties style:font-name="Times New Roman" style:font-name-asian="Times New Roman" style:font-name-complex="Times New Roman"/>
    </style:style>
    <style:style style:name="T4_55" style:family="text">
      <style:text-properties style:font-name="Times New Roman" style:font-name-asian="Times New Roman" style:font-name-complex="Times New Roman"/>
    </style:style>
    <style:style style:name="T4_56" style:family="text">
      <style:text-properties style:font-name="Times New Roman" style:font-name-asian="Times New Roman" style:font-name-complex="Times New Roman"/>
    </style:style>
    <style:style style:name="T4_57" style:family="text">
      <style:text-properties style:font-name="Times New Roman" style:font-name-asian="Times New Roman" style:font-name-complex="Times New Roman"/>
    </style:style>
    <style:style style:name="T4_58" style:family="text">
      <style:text-properties style:font-name="Times New Roman" style:font-name-asian="Times New Roman" style:font-name-complex="Times New Roman"/>
    </style:style>
    <style:style style:name="T4_59" style:family="text">
      <style:text-properties style:font-name="Times New Roman" style:font-name-asian="Times New Roman" style:font-name-complex="Times New Roman"/>
    </style:style>
    <style:style style:name="T4_60" style:family="text">
      <style:text-properties style:font-name="Times New Roman" style:font-name-asian="Times New Roman" style:font-name-complex="Times New Roman"/>
    </style:style>
    <style:style style:name="T4_61" style:family="text">
      <style:text-properties style:font-name="Times New Roman" style:font-name-asian="Times New Roman" style:font-name-complex="Times New Roman"/>
    </style:style>
    <style:style style:name="T4_62" style:family="text">
      <style:text-properties style:font-name="Times New Roman" style:font-name-asian="Times New Roman" style:font-name-complex="Times New Roman"/>
    </style:style>
    <style:style style:name="T4_63" style:family="text">
      <style:text-properties style:font-name="Times New Roman" style:font-name-asian="Times New Roman" style:font-name-complex="Times New Roman"/>
    </style:style>
    <style:style style:name="T4_64" style:family="text">
      <style:text-properties style:font-name="Times New Roman" style:font-name-asian="Times New Roman" style:font-name-complex="Times New Roman"/>
    </style:style>
    <style:style style:name="T4_65" style:family="text">
      <style:text-properties style:font-name="Times New Roman" style:font-name-asian="Times New Roman" style:font-name-complex="Times New Roman"/>
    </style:style>
    <style:style style:name="T4_66" style:family="text">
      <style:text-properties style:font-name="Times New Roman" style:font-name-asian="Times New Roman" style:font-name-complex="Times New Roman"/>
    </style:style>
    <style:style style:name="T4_67" style:family="text">
      <style:text-properties style:font-name="Times New Roman" style:font-name-asian="Times New Roman" style:font-name-complex="Times New Roman"/>
    </style:style>
    <style:style style:name="T4_68" style:family="text">
      <style:text-properties style:font-name="Times New Roman" style:font-name-asian="Times New Roman" style:font-name-complex="Times New Roman"/>
    </style:style>
    <style:style style:name="T4_69" style:family="text">
      <style:text-properties style:font-name="Times New Roman" style:font-name-asian="Times New Roman" style:font-name-complex="Times New Roman"/>
    </style:style>
    <style:style style:name="T4_70" style:family="text">
      <style:text-properties style:font-name="Times New Roman" style:font-name-asian="Times New Roman" style:font-name-complex="Times New Roman"/>
    </style:style>
    <style:style style:name="T4_71" style:family="text">
      <style:text-properties style:font-name="Times New Roman" style:font-name-asian="Times New Roman" style:font-name-complex="Times New Roman"/>
    </style:style>
    <style:style style:name="T4_72" style:family="text">
      <style:text-properties style:font-name="Times New Roman" style:font-name-asian="Times New Roman" style:font-name-complex="Times New Roman"/>
    </style:style>
    <style:style style:name="T4_73" style:family="text">
      <style:text-properties style:font-name="Times New Roman" style:font-name-asian="Times New Roman" style:font-name-complex="Times New Roman"/>
    </style:style>
    <style:style style:name="T4_74" style:family="text">
      <style:text-properties style:font-name="Times New Roman" style:font-name-asian="Times New Roman" style:font-name-complex="Times New Roman"/>
    </style:style>
    <style:style style:name="T4_75" style:family="text">
      <style:text-properties style:font-name="Times New Roman" style:font-name-asian="Times New Roman" style:font-name-complex="Times New Roman"/>
    </style:style>
    <style:style style:name="T4_76" style:family="text">
      <style:text-properties style:font-name="Times New Roman" style:font-name-asian="Times New Roman" style:font-name-complex="Times New Roman"/>
    </style:style>
    <style:style style:name="T4_77" style:family="text">
      <style:text-properties style:font-name="Times New Roman" style:font-name-asian="Times New Roman" style:font-name-complex="Times New Roman"/>
    </style:style>
    <style:style style:name="T4_78" style:family="text">
      <style:text-properties style:font-name="Times New Roman" style:font-name-asian="Times New Roman" style:font-name-complex="Times New Roman"/>
    </style:style>
    <style:style style:name="T4_79" style:family="text">
      <style:text-properties style:font-name="Times New Roman" style:font-name-asian="Times New Roman" style:font-name-complex="Times New Roman"/>
    </style:style>
    <style:style style:name="T4_80" style:family="text">
      <style:text-properties style:font-name="Times New Roman" style:font-name-asian="Times New Roman" style:font-name-complex="Times New Roman"/>
    </style:style>
    <style:style style:name="T4_81" style:family="text">
      <style:text-properties style:font-name="Times New Roman" style:font-name-asian="Times New Roman" style:font-name-complex="Times New Roman"/>
    </style:style>
    <style:style style:name="T4_82" style:family="text">
      <style:text-properties style:font-name="Times New Roman" style:font-name-asian="Times New Roman" style:font-name-complex="Times New Roman"/>
    </style:style>
    <style:style style:name="T4_83" style:family="text">
      <style:text-properties style:font-name="Times New Roman" style:font-name-asian="Times New Roman" style:font-name-complex="Times New Roman"/>
    </style:style>
    <style:style style:name="T4_84" style:family="text">
      <style:text-properties style:font-name="Times New Roman" style:font-name-asian="Times New Roman" style:font-name-complex="Times New Roman"/>
    </style:style>
    <style:style style:name="T4_85" style:family="text">
      <style:text-properties style:font-name="Times New Roman" style:font-name-asian="Times New Roman" style:font-name-complex="Times New Roman"/>
    </style:style>
    <style:style style:name="T4_86" style:family="text">
      <style:text-properties style:font-name="Times New Roman" style:font-name-asian="Times New Roman" style:font-name-complex="Times New Roman"/>
    </style:style>
    <style:style style:name="T4_87" style:family="text">
      <style:text-properties style:font-name="Times New Roman" style:font-name-asian="Times New Roman" style:font-name-complex="Times New Roman"/>
    </style:style>
    <style:style style:name="T4_88" style:family="text">
      <style:text-properties style:font-name="Times New Roman" style:font-name-asian="Times New Roman" style:font-name-complex="Times New Roman"/>
    </style:style>
    <style:style style:name="T4_89" style:family="text">
      <style:text-properties style:font-name="Times New Roman" style:font-name-asian="Times New Roman" style:font-name-complex="Times New Roman"/>
    </style:style>
    <style:style style:name="T4_90" style:family="text">
      <style:text-properties style:font-name="Times New Roman" style:font-name-asian="Times New Roman" style:font-name-complex="Times New Roman"/>
    </style:style>
    <style:style style:name="T4_91" style:family="text">
      <style:text-properties style:font-name="Times New Roman" style:font-name-asian="Times New Roman" style:font-name-complex="Times New Roman"/>
    </style:style>
    <style:style style:name="T4_92" style:family="text">
      <style:text-properties style:font-name="Times New Roman" style:font-name-asian="Times New Roman" style:font-name-complex="Times New Roman"/>
    </style:style>
    <style:style style:name="T4_93" style:family="text">
      <style:text-properties style:font-name="Times New Roman" style:font-name-asian="Times New Roman" style:font-name-complex="Times New Roman"/>
    </style:style>
    <style:style style:name="T4_94" style:family="text">
      <style:text-properties style:font-name="Times New Roman" style:font-name-asian="Times New Roman" style:font-name-complex="Times New Roman"/>
    </style:style>
    <style:style style:name="T4_95" style:family="text">
      <style:text-properties style:font-name="Times New Roman" style:font-name-asian="Times New Roman" style:font-name-complex="Times New Roman"/>
    </style:style>
    <style:style style:name="T4_96" style:family="text">
      <style:text-properties style:font-name="Times New Roman" style:font-name-asian="Times New Roman" style:font-name-complex="Times New Roman"/>
    </style:style>
    <style:style style:name="T4_97" style:family="text">
      <style:text-properties style:font-name="Times New Roman" style:font-name-asian="Times New Roman" style:font-name-complex="Times New Roman"/>
    </style:style>
    <style:style style:name="T4_98" style:family="text">
      <style:text-properties style:font-name="Times New Roman" style:font-name-asian="Times New Roman" style:font-name-complex="Times New Roman"/>
    </style:style>
    <style:style style:name="T4_99" style:family="text">
      <style:text-properties style:font-name="Times New Roman" style:font-name-asian="Times New Roman" style:font-name-complex="Times New Roman"/>
    </style:style>
    <style:style style:name="T4_100" style:family="text">
      <style:text-properties style:font-name="Times New Roman" style:font-name-asian="Times New Roman" style:font-name-complex="Times New Roman"/>
    </style:style>
    <style:style style:name="T4_101" style:family="text">
      <style:text-properties style:font-name="Times New Roman" style:font-name-asian="Times New Roman" style:font-name-complex="Times New Roman"/>
    </style:style>
    <style:style style:name="T4_102" style:family="text">
      <style:text-properties style:font-name="Times New Roman" style:font-name-asian="Times New Roman" style:font-name-complex="Times New Roman"/>
    </style:style>
    <style:style style:name="T4_103" style:family="text">
      <style:text-properties style:font-name="Times New Roman" style:font-name-asian="Times New Roman" style:font-name-complex="Times New Roman"/>
    </style:style>
    <style:style style:name="T4_104" style:family="text">
      <style:text-properties style:font-name="Times New Roman" style:font-name-asian="Times New Roman" style:font-name-complex="Times New Roman"/>
    </style:style>
    <style:style style:name="T4_105" style:family="text">
      <style:text-properties style:font-name="Times New Roman" style:font-name-asian="Times New Roman" style:font-name-complex="Times New Roman"/>
    </style:style>
    <style:style style:name="T4_106" style:family="text">
      <style:text-properties style:font-name="Times New Roman" style:font-name-asian="Times New Roman" style:font-name-complex="Times New Roman"/>
    </style:style>
    <style:style style:name="T4_107" style:family="text">
      <style:text-properties style:font-name="Times New Roman" style:font-name-asian="Times New Roman" style:font-name-complex="Times New Roman"/>
    </style:style>
    <style:style style:name="T4_108" style:family="text">
      <style:text-properties style:font-name="Times New Roman" style:font-name-asian="Times New Roman" style:font-name-complex="Times New Roman"/>
    </style:style>
    <style:style style:name="T4_109" style:family="text">
      <style:text-properties style:font-name="Times New Roman" style:font-name-asian="Times New Roman" style:font-name-complex="Times New Roman"/>
    </style:style>
    <style:style style:name="T4_110" style:family="text">
      <style:text-properties style:font-name="Times New Roman" style:font-name-asian="Times New Roman" style:font-name-complex="Times New Roman"/>
    </style:style>
    <style:style style:name="T4_111" style:family="text">
      <style:text-properties style:font-name="Times New Roman" style:font-name-asian="Times New Roman" style:font-name-complex="Times New Roman"/>
    </style:style>
    <style:style style:name="T4_112" style:family="text">
      <style:text-properties style:font-name="Times New Roman" style:font-name-asian="Times New Roman" style:font-name-complex="Times New Roman"/>
    </style:style>
    <style:style style:name="T4_113" style:family="text">
      <style:text-properties style:font-name="Times New Roman" style:font-name-asian="Times New Roman" style:font-name-complex="Times New Roman"/>
    </style:style>
    <style:style style:name="T4_114" style:family="text">
      <style:text-properties style:font-name="Times New Roman" style:font-name-asian="Times New Roman" style:font-name-complex="Times New Roman"/>
    </style:style>
    <style:style style:name="T4_115" style:family="text">
      <style:text-properties style:font-name="Times New Roman" style:font-name-asian="Times New Roman" style:font-name-complex="Times New Roman"/>
    </style:style>
    <style:style style:name="T4_116" style:family="text">
      <style:text-properties style:font-name="Times New Roman" style:font-name-asian="Times New Roman" style:font-name-complex="Times New Roman"/>
    </style:style>
    <style:style style:name="T4_117" style:family="text">
      <style:text-properties style:font-name="Times New Roman" style:font-name-asian="Times New Roman" style:font-name-complex="Times New Roman"/>
    </style:style>
    <style:style style:name="T4_118" style:family="text">
      <style:text-properties style:font-name="Times New Roman" style:font-name-asian="Times New Roman" style:font-name-complex="Times New Roman"/>
    </style:style>
    <style:style style:name="T4_119" style:family="text">
      <style:text-properties style:font-name="Times New Roman" style:font-name-asian="Times New Roman" style:font-name-complex="Times New Roman"/>
    </style:style>
    <style:style style:name="T4_120" style:family="text">
      <style:text-properties style:font-name="Times New Roman" style:font-name-asian="Times New Roman" style:font-name-complex="Times New Roman"/>
    </style:style>
    <style:style style:name="T4_121" style:family="text">
      <style:text-properties style:font-name="Times New Roman" style:font-name-asian="Times New Roman" style:font-name-complex="Times New Roman"/>
    </style:style>
    <style:style style:name="T4_122" style:family="text">
      <style:text-properties style:font-name="Times New Roman" style:font-name-asian="Times New Roman" style:font-name-complex="Times New Roman"/>
    </style:style>
    <style:style style:name="T4_123" style:family="text">
      <style:text-properties style:font-name="Times New Roman" style:font-name-asian="Times New Roman" style:font-name-complex="Times New Roman"/>
    </style:style>
    <style:style style:name="T4_124" style:family="text">
      <style:text-properties style:font-name="Times New Roman" style:font-name-asian="Times New Roman" style:font-name-complex="Times New Roman"/>
    </style:style>
    <style:style style:name="T4_125" style:family="text">
      <style:text-properties style:font-name="Times New Roman" style:font-name-asian="Times New Roman" style:font-name-complex="Times New Roman"/>
    </style:style>
    <style:style style:name="T4_126" style:family="text">
      <style:text-properties style:font-name="Times New Roman" style:font-name-asian="Times New Roman" style:font-name-complex="Times New Roman"/>
    </style:style>
    <style:style style:name="T4_127" style:family="text">
      <style:text-properties style:font-name="Times New Roman" style:font-name-asian="Times New Roman" style:font-name-complex="Times New Roman"/>
    </style:style>
    <style:style style:name="T4_128" style:family="text">
      <style:text-properties style:font-name="Times New Roman" style:font-name-asian="Times New Roman" style:font-name-complex="Times New Roman"/>
    </style:style>
    <style:style style:name="T4_129" style:family="text">
      <style:text-properties style:font-name="Times New Roman" style:font-name-asian="Times New Roman" style:font-name-complex="Times New Roman"/>
    </style:style>
    <style:style style:name="T4_130" style:family="text">
      <style:text-properties style:font-name="Times New Roman" style:font-name-asian="Times New Roman" style:font-name-complex="Times New Roman"/>
    </style:style>
    <style:style style:name="T4_131" style:family="text">
      <style:text-properties style:font-name="Times New Roman" style:font-name-asian="Times New Roman" style:font-name-complex="Times New Roman"/>
    </style:style>
    <style:style style:name="T4_132" style:family="text">
      <style:text-properties style:font-name="Times New Roman" style:font-name-asian="Times New Roman" style:font-name-complex="Times New Roman"/>
    </style:style>
    <style:style style:name="T4_133" style:family="text">
      <style:text-properties style:font-name="Times New Roman" style:font-name-asian="Times New Roman" style:font-name-complex="Times New Roman"/>
    </style:style>
    <style:style style:name="T4_134" style:family="text">
      <style:text-properties style:font-name="Times New Roman" style:font-name-asian="Times New Roman" style:font-name-complex="Times New Roman"/>
    </style:style>
    <style:style style:name="T4_135" style:family="text">
      <style:text-properties style:font-name="Times New Roman" style:font-name-asian="Times New Roman" style:font-name-complex="Times New Roman"/>
    </style:style>
    <style:style style:name="T4_136" style:family="text">
      <style:text-properties style:font-name="Times New Roman" style:font-name-asian="Times New Roman" style:font-name-complex="Times New Roman"/>
    </style:style>
    <style:style style:name="T4_137" style:family="text">
      <style:text-properties style:font-name="Times New Roman" style:font-name-asian="Times New Roman" style:font-name-complex="Times New Roman"/>
    </style:style>
    <style:style style:name="T4_138" style:family="text">
      <style:text-properties style:font-name="Times New Roman" style:font-name-asian="Times New Roman" style:font-name-complex="Times New Roman"/>
    </style:style>
    <style:style style:name="T4_139" style:family="text">
      <style:text-properties style:font-name="Times New Roman" style:font-name-asian="Times New Roman" style:font-name-complex="Times New Roman"/>
    </style:style>
    <style:style style:name="T4_140" style:family="text">
      <style:text-properties style:font-name="Times New Roman" style:font-name-asian="Times New Roman" style:font-name-complex="Times New Roman"/>
    </style:style>
    <style:style style:name="T4_141" style:family="text">
      <style:text-properties style:font-name="Times New Roman" style:font-name-asian="Times New Roman" style:font-name-complex="Times New Roman"/>
    </style:style>
    <style:style style:name="T4_142" style:family="text">
      <style:text-properties style:font-name="Times New Roman" style:font-name-asian="Times New Roman" style:font-name-complex="Times New Roman"/>
    </style:style>
    <style:style style:name="T4_143" style:family="text">
      <style:text-properties style:font-name="Times New Roman" style:font-name-asian="Times New Roman" style:font-name-complex="Times New Roman"/>
    </style:style>
    <style:style style:name="T4_144" style:family="text">
      <style:text-properties style:font-name="Times New Roman" style:font-name-asian="Times New Roman" style:font-name-complex="Times New Roman"/>
    </style:style>
    <style:style style:name="T4_145" style:family="text">
      <style:text-properties style:font-name="Times New Roman" style:font-name-asian="Times New Roman" style:font-name-complex="Times New Roman"/>
    </style:style>
    <style:style style:name="T4_146" style:family="text">
      <style:text-properties style:font-name="Times New Roman" style:font-name-asian="Times New Roman" style:font-name-complex="Times New Roman"/>
    </style:style>
    <style:style style:name="T4_147" style:family="text">
      <style:text-properties style:font-name="Times New Roman" style:font-name-asian="Times New Roman" style:font-name-complex="Times New Roman"/>
    </style:style>
    <style:style style:name="T4_148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T6_6" style:family="text">
      <style:text-properties style:font-name="Times New Roman" style:font-name-asian="Times New Roman" style:font-name-complex="Times New Roman"/>
    </style:style>
    <style:style style:name="T6_7" style:family="text">
      <style:text-properties style:font-name="Times New Roman" style:font-name-asian="Times New Roman" style:font-name-complex="Times New Roman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T6_10" style:family="text">
      <style:text-properties style:font-name="Times New Roman" style:font-name-asian="Times New Roman" style:font-name-complex="Times New Roman"/>
    </style:style>
    <style:style style:name="T6_11" style:family="text">
      <style:text-properties style:font-name="Times New Roman" style:font-name-asian="Times New Roman" style:font-name-complex="Times New Roman"/>
    </style:style>
    <style:style style:name="T6_12" style:family="text">
      <style:text-properties style:font-name="Times New Roman" style:font-name-asian="Times New Roman" style:font-name-complex="Times New Roman"/>
    </style:style>
    <style:style style:name="T6_13" style:family="text">
      <style:text-properties style:font-name="Times New Roman" style:font-name-asian="Times New Roman" style:font-name-complex="Times New Roman"/>
    </style:style>
    <style:style style:name="T6_14" style:family="text">
      <style:text-properties style:font-name="Times New Roman" style:font-name-asian="Times New Roman" style:font-name-complex="Times New Roman"/>
    </style:style>
    <style:style style:name="T6_15" style:family="text">
      <style:text-properties style:font-name="Times New Roman" style:font-name-asian="Times New Roman" style:font-name-complex="Times New Roman"/>
    </style:style>
    <style:style style:name="T6_16" style:family="text">
      <style:text-properties style:font-name="Times New Roman" style:font-name-asian="Times New Roman" style:font-name-complex="Times New Roman"/>
    </style:style>
    <style:style style:name="T6_17" style:family="text">
      <style:text-properties style:font-name="Times New Roman" style:font-name-asian="Times New Roman" style:font-name-complex="Times New Roman"/>
    </style:style>
    <style:style style:name="T6_18" style:family="text">
      <style:text-properties style:font-name="Times New Roman" style:font-name-asian="Times New Roman" style:font-name-complex="Times New Roman"/>
    </style:style>
    <style:style style:name="T6_19" style:family="text">
      <style:text-properties style:font-name="Times New Roman" style:font-name-asian="Times New Roman" style:font-name-complex="Times New Roman"/>
    </style:style>
    <style:style style:name="T6_20" style:family="text">
      <style:text-properties style:font-name="Times New Roman" style:font-name-asian="Times New Roman" style:font-name-complex="Times New Roman"/>
    </style:style>
    <style:style style:name="T6_21" style:family="text">
      <style:text-properties style:font-name="Times New Roman" style:font-name-asian="Times New Roman" style:font-name-complex="Times New Roman"/>
    </style:style>
    <style:style style:name="T6_22" style:family="text">
      <style:text-properties style:font-name="Times New Roman" style:font-name-asian="Times New Roman" style:font-name-complex="Times New Roman"/>
    </style:style>
    <style:style style:name="T6_23" style:family="text">
      <style:text-properties style:font-name="Times New Roman" style:font-name-asian="Times New Roman" style:font-name-complex="Times New Roman"/>
    </style:style>
    <style:style style:name="T6_24" style:family="text">
      <style:text-properties style:font-name="Times New Roman" style:font-name-asian="Times New Roman" style:font-name-complex="Times New Roman"/>
    </style:style>
    <style:style style:name="T6_25" style:family="text">
      <style:text-properties style:font-name="Times New Roman" style:font-name-asian="Times New Roman" style:font-name-complex="Times New Roman"/>
    </style:style>
    <style:style style:name="T6_26" style:family="text">
      <style:text-properties style:font-name="Times New Roman" style:font-name-asian="Times New Roman" style:font-name-complex="Times New Roman"/>
    </style:style>
    <style:style style:name="T6_27" style:family="text">
      <style:text-properties style:font-name="Times New Roman" style:font-name-asian="Times New Roman" style:font-name-complex="Times New Roman"/>
    </style:style>
    <style:style style:name="T6_28" style:family="text">
      <style:text-properties style:font-name="Times New Roman" style:font-name-asian="Times New Roman" style:font-name-complex="Times New Roman"/>
    </style:style>
    <style:style style:name="T6_29" style:family="text">
      <style:text-properties style:font-name="Times New Roman" style:font-name-asian="Times New Roman" style:font-name-complex="Times New Roman"/>
    </style:style>
    <style:style style:name="T6_30" style:family="text">
      <style:text-properties style:font-name="Times New Roman" style:font-name-asian="Times New Roman" style:font-name-complex="Times New Roman"/>
    </style:style>
    <style:style style:name="T6_31" style:family="text">
      <style:text-properties style:font-name="Times New Roman" style:font-name-asian="Times New Roman" style:font-name-complex="Times New Roman"/>
    </style:style>
    <style:style style:name="T6_32" style:family="text">
      <style:text-properties style:font-name="Times New Roman" style:font-name-asian="Times New Roman" style:font-name-complex="Times New Roman"/>
    </style:style>
    <style:style style:name="T6_33" style:family="text">
      <style:text-properties style:font-name="Times New Roman" style:font-name-asian="Times New Roman" style:font-name-complex="Times New Roman"/>
    </style:style>
    <style:style style:name="T6_34" style:family="text">
      <style:text-properties style:font-name="Times New Roman" style:font-name-asian="Times New Roman" style:font-name-complex="Times New Roman"/>
    </style:style>
    <style:style style:name="T6_35" style:family="text">
      <style:text-properties style:font-name="Times New Roman" style:font-name-asian="Times New Roman" style:font-name-complex="Times New Roman"/>
    </style:style>
    <style:style style:name="T6_36" style:family="text">
      <style:text-properties style:font-name="Times New Roman" style:font-name-asian="Times New Roman" style:font-name-complex="Times New Roman"/>
    </style:style>
    <style:style style:name="T6_37" style:family="text">
      <style:text-properties style:font-name="Times New Roman" style:font-name-asian="Times New Roman" style:font-name-complex="Times New Roman"/>
    </style:style>
    <style:style style:name="T6_38" style:family="text">
      <style:text-properties style:font-name="Times New Roman" style:font-name-asian="Times New Roman" style:font-name-complex="Times New Roman"/>
    </style:style>
    <style:style style:name="T6_39" style:family="text">
      <style:text-properties style:font-name="Times New Roman" style:font-name-asian="Times New Roman" style:font-name-complex="Times New Roman"/>
    </style:style>
    <style:style style:name="T6_40" style:family="text">
      <style:text-properties style:font-name="Times New Roman" style:font-name-asian="Times New Roman" style:font-name-complex="Times New Roman"/>
    </style:style>
    <style:style style:name="T6_41" style:family="text">
      <style:text-properties style:font-name="Times New Roman" style:font-name-asian="Times New Roman" style:font-name-complex="Times New Roman"/>
    </style:style>
    <style:style style:name="T6_42" style:family="text">
      <style:text-properties style:font-name="Times New Roman" style:font-name-asian="Times New Roman" style:font-name-complex="Times New Roman"/>
    </style:style>
    <style:style style:name="T6_43" style:family="text">
      <style:text-properties style:font-name="Times New Roman" style:font-name-asian="Times New Roman" style:font-name-complex="Times New Roman"/>
    </style:style>
    <style:style style:name="T6_44" style:family="text">
      <style:text-properties style:font-name="Times New Roman" style:font-name-asian="Times New Roman" style:font-name-complex="Times New Roman"/>
    </style:style>
    <style:style style:name="T6_45" style:family="text">
      <style:text-properties style:font-name="Times New Roman" style:font-name-asian="Times New Roman" style:font-name-complex="Times New Roman"/>
    </style:style>
    <style:style style:name="T6_46" style:family="text">
      <style:text-properties style:font-name="Times New Roman" style:font-name-asian="Times New Roman" style:font-name-complex="Times New Roman"/>
    </style:style>
    <style:style style:name="T6_47" style:family="text">
      <style:text-properties style:font-name="Times New Roman" style:font-name-asian="Times New Roman" style:font-name-complex="Times New Roman"/>
    </style:style>
    <style:style style:name="T6_48" style:family="text">
      <style:text-properties style:font-name="Times New Roman" style:font-name-asian="Times New Roman" style:font-name-complex="Times New Roman"/>
    </style:style>
    <style:style style:name="T6_49" style:family="text">
      <style:text-properties style:font-name="Times New Roman" style:font-name-asian="Times New Roman" style:font-name-complex="Times New Roman"/>
    </style:style>
    <style:style style:name="T6_50" style:family="text">
      <style:text-properties style:font-name="Times New Roman" style:font-name-asian="Times New Roman" style:font-name-complex="Times New Roman"/>
    </style:style>
    <style:style style:name="T6_51" style:family="text">
      <style:text-properties style:font-name="Times New Roman" style:font-name-asian="Times New Roman" style:font-name-complex="Times New Roman"/>
    </style:style>
    <style:style style:name="T6_52" style:family="text">
      <style:text-properties style:font-name="Times New Roman" style:font-name-asian="Times New Roman" style:font-name-complex="Times New Roman"/>
    </style:style>
    <style:style style:name="T6_53" style:family="text">
      <style:text-properties style:font-name="Times New Roman" style:font-name-asian="Times New Roman" style:font-name-complex="Times New Roman"/>
    </style:style>
    <style:style style:name="T6_54" style:family="text">
      <style:text-properties style:font-name="Times New Roman" style:font-name-asian="Times New Roman" style:font-name-complex="Times New Roman"/>
    </style:style>
    <style:style style:name="T6_55" style:family="text">
      <style:text-properties style:font-name="Times New Roman" style:font-name-asian="Times New Roman" style:font-name-complex="Times New Roman"/>
    </style:style>
    <style:style style:name="T6_56" style:family="text">
      <style:text-properties style:font-name="Times New Roman" style:font-name-asian="Times New Roman" style:font-name-complex="Times New Roman"/>
    </style:style>
    <style:style style:name="T6_57" style:family="text">
      <style:text-properties style:font-name="Times New Roman" style:font-name-asian="Times New Roman" style:font-name-complex="Times New Roman"/>
    </style:style>
    <style:style style:name="T6_58" style:family="text">
      <style:text-properties style:font-name="Times New Roman" style:font-name-asian="Times New Roman" style:font-name-complex="Times New Roman"/>
    </style:style>
    <style:style style:name="T6_59" style:family="text">
      <style:text-properties style:font-name="Times New Roman" style:font-name-asian="Times New Roman" style:font-name-complex="Times New Roman"/>
    </style:style>
    <style:style style:name="T6_60" style:family="text">
      <style:text-properties style:font-name="Times New Roman" style:font-name-asian="Times New Roman" style:font-name-complex="Times New Roman"/>
    </style:style>
    <style:style style:name="T6_61" style:family="text">
      <style:text-properties style:font-name="Times New Roman" style:font-name-asian="Times New Roman" style:font-name-complex="Times New Roman"/>
    </style:style>
    <style:style style:name="T6_62" style:family="text">
      <style:text-properties style:font-name="Times New Roman" style:font-name-asian="Times New Roman" style:font-name-complex="Times New Roman"/>
    </style:style>
    <style:style style:name="T6_63" style:family="text">
      <style:text-properties style:font-name="Times New Roman" style:font-name-asian="Times New Roman" style:font-name-complex="Times New Roman"/>
    </style:style>
    <style:style style:name="T6_64" style:family="text">
      <style:text-properties style:font-name="Times New Roman" style:font-name-asian="Times New Roman" style:font-name-complex="Times New Roman"/>
    </style:style>
    <style:style style:name="T6_65" style:family="text">
      <style:text-properties style:font-name="Times New Roman" style:font-name-asian="Times New Roman" style:font-name-complex="Times New Roman"/>
    </style:style>
    <style:style style:name="T6_66" style:family="text">
      <style:text-properties style:font-name="Times New Roman" style:font-name-asian="Times New Roman" style:font-name-complex="Times New Roman"/>
    </style:style>
    <style:style style:name="T6_67" style:family="text">
      <style:text-properties style:font-name="Times New Roman" style:font-name-asian="Times New Roman" style:font-name-complex="Times New Roman"/>
    </style:style>
    <style:style style:name="T6_68" style:family="text">
      <style:text-properties style:font-name="Times New Roman" style:font-name-asian="Times New Roman" style:font-name-complex="Times New Roman"/>
    </style:style>
    <style:style style:name="T6_69" style:family="text">
      <style:text-properties style:font-name="Times New Roman" style:font-name-asian="Times New Roman" style:font-name-complex="Times New Roman"/>
    </style:style>
    <style:style style:name="T6_70" style:family="text">
      <style:text-properties style:font-name="Times New Roman" style:font-name-asian="Times New Roman" style:font-name-complex="Times New Roman"/>
    </style:style>
    <style:style style:name="T6_71" style:family="text">
      <style:text-properties style:font-name="Times New Roman" style:font-name-asian="Times New Roman" style:font-name-complex="Times New Roman"/>
    </style:style>
    <style:style style:name="T6_72" style:family="text">
      <style:text-properties style:font-name="Times New Roman" style:font-name-asian="Times New Roman" style:font-name-complex="Times New Roman"/>
    </style:style>
    <style:style style:name="T6_73" style:family="text">
      <style:text-properties style:font-name="Times New Roman" style:font-name-asian="Times New Roman" style:font-name-complex="Times New Roman"/>
    </style:style>
    <style:style style:name="T6_74" style:family="text">
      <style:text-properties style:font-name="Times New Roman" style:font-name-asian="Times New Roman" style:font-name-complex="Times New Roman"/>
    </style:style>
    <style:style style:name="T6_75" style:family="text">
      <style:text-properties style:font-name="Times New Roman" style:font-name-asian="Times New Roman" style:font-name-complex="Times New Roman"/>
    </style:style>
    <style:style style:name="T6_76" style:family="text">
      <style:text-properties style:font-name="Times New Roman" style:font-name-asian="Times New Roman" style:font-name-complex="Times New Roman"/>
    </style:style>
    <style:style style:name="T6_77" style:family="text">
      <style:text-properties style:font-name="Times New Roman" style:font-name-asian="Times New Roman" style:font-name-complex="Times New Roman"/>
    </style:style>
    <style:style style:name="T6_78" style:family="text">
      <style:text-properties style:font-name="Times New Roman" style:font-name-asian="Times New Roman" style:font-name-complex="Times New Roman"/>
    </style:style>
    <style:style style:name="T6_79" style:family="text">
      <style:text-properties style:font-name="Times New Roman" style:font-name-asian="Times New Roman" style:font-name-complex="Times New Roman"/>
    </style:style>
    <style:style style:name="T6_80" style:family="text">
      <style:text-properties style:font-name="Times New Roman" style:font-name-asian="Times New Roman" style:font-name-complex="Times New Roman"/>
    </style:style>
    <style:style style:name="T6_81" style:family="text">
      <style:text-properties style:font-name="Times New Roman" style:font-name-asian="Times New Roman" style:font-name-complex="Times New Roman"/>
    </style:style>
    <style:style style:name="T6_82" style:family="text">
      <style:text-properties style:font-name="Times New Roman" style:font-name-asian="Times New Roman" style:font-name-complex="Times New Roman"/>
    </style:style>
    <style:style style:name="T6_83" style:family="text">
      <style:text-properties style:font-name="Times New Roman" style:font-name-asian="Times New Roman" style:font-name-complex="Times New Roman"/>
    </style:style>
    <style:style style:name="T6_84" style:family="text">
      <style:text-properties style:font-name="Times New Roman" style:font-name-asian="Times New Roman" style:font-name-complex="Times New Roman"/>
    </style:style>
    <style:style style:name="T6_85" style:family="text">
      <style:text-properties style:font-name="Times New Roman" style:font-name-asian="Times New Roman" style:font-name-complex="Times New Roman"/>
    </style:style>
    <style:style style:name="T6_86" style:family="text">
      <style:text-properties style:font-name="Times New Roman" style:font-name-asian="Times New Roman" style:font-name-complex="Times New Roman"/>
    </style:style>
    <style:style style:name="T6_87" style:family="text">
      <style:text-properties style:font-name="Times New Roman" style:font-name-asian="Times New Roman" style:font-name-complex="Times New Roman"/>
    </style:style>
    <style:style style:name="T6_88" style:family="text">
      <style:text-properties style:font-name="Times New Roman" style:font-name-asian="Times New Roman" style:font-name-complex="Times New Roman"/>
    </style:style>
    <style:style style:name="T6_89" style:family="text">
      <style:text-properties style:font-name="Times New Roman" style:font-name-asian="Times New Roman" style:font-name-complex="Times New Roman"/>
    </style:style>
    <style:style style:name="T6_90" style:family="text">
      <style:text-properties style:font-name="Times New Roman" style:font-name-asian="Times New Roman" style:font-name-complex="Times New Roman"/>
    </style:style>
    <style:style style:name="T6_91" style:family="text">
      <style:text-properties style:font-name="Times New Roman" style:font-name-asian="Times New Roman" style:font-name-complex="Times New Roman"/>
    </style:style>
    <style:style style:name="T6_92" style:family="text">
      <style:text-properties style:font-name="Times New Roman" style:font-name-asian="Times New Roman" style:font-name-complex="Times New Roman"/>
    </style:style>
    <style:style style:name="T6_93" style:family="text">
      <style:text-properties style:font-name="Times New Roman" style:font-name-asian="Times New Roman" style:font-name-complex="Times New Roman"/>
    </style:style>
    <style:style style:name="T6_94" style:family="text">
      <style:text-properties style:font-name="Times New Roman" style:font-name-asian="Times New Roman" style:font-name-complex="Times New Roman"/>
    </style:style>
    <style:style style:name="T6_95" style:family="text">
      <style:text-properties style:font-name="Times New Roman" style:font-name-asian="Times New Roman" style:font-name-complex="Times New Roman"/>
    </style:style>
    <style:style style:name="T6_96" style:family="text">
      <style:text-properties style:font-name="Times New Roman" style:font-name-asian="Times New Roman" style:font-name-complex="Times New Roman"/>
    </style:style>
    <style:style style:name="T6_97" style:family="text">
      <style:text-properties style:font-name="Times New Roman" style:font-name-asian="Times New Roman" style:font-name-complex="Times New Roman"/>
    </style:style>
    <style:style style:name="T6_98" style:family="text">
      <style:text-properties style:font-name="Times New Roman" style:font-name-asian="Times New Roman" style:font-name-complex="Times New Roman"/>
    </style:style>
    <style:style style:name="T6_99" style:family="text">
      <style:text-properties style:font-name="Times New Roman" style:font-name-asian="Times New Roman" style:font-name-complex="Times New Roman"/>
    </style:style>
    <style:style style:name="T6_100" style:family="text">
      <style:text-properties style:font-name="Times New Roman" style:font-name-asian="Times New Roman" style:font-name-complex="Times New Roman"/>
    </style:style>
    <style:style style:name="T6_101" style:family="text">
      <style:text-properties style:font-name="Times New Roman" style:font-name-asian="Times New Roman" style:font-name-complex="Times New Roman"/>
    </style:style>
    <style:style style:name="T6_102" style:family="text">
      <style:text-properties style:font-name="Times New Roman" style:font-name-asian="Times New Roman" style:font-name-complex="Times New Roman"/>
    </style:style>
    <style:style style:name="T6_103" style:family="text">
      <style:text-properties style:font-name="Times New Roman" style:font-name-asian="Times New Roman" style:font-name-complex="Times New Roman"/>
    </style:style>
    <style:style style:name="T6_104" style:family="text">
      <style:text-properties style:font-name="Times New Roman" style:font-name-asian="Times New Roman" style:font-name-complex="Times New Roman"/>
    </style:style>
    <style:style style:name="T6_105" style:family="text">
      <style:text-properties style:font-name="Times New Roman" style:font-name-asian="Times New Roman" style:font-name-complex="Times New Roman"/>
    </style:style>
    <style:style style:name="T6_106" style:family="text">
      <style:text-properties style:font-name="Times New Roman" style:font-name-asian="Times New Roman" style:font-name-complex="Times New Roman"/>
    </style:style>
    <style:style style:name="T6_107" style:family="text">
      <style:text-properties style:font-name="Times New Roman" style:font-name-asian="Times New Roman" style:font-name-complex="Times New Roman"/>
    </style:style>
    <style:style style:name="T6_108" style:family="text">
      <style:text-properties style:font-name="Times New Roman" style:font-name-asian="Times New Roman" style:font-name-complex="Times New Roman"/>
    </style:style>
    <style:style style:name="T6_109" style:family="text">
      <style:text-properties style:font-name="Times New Roman" style:font-name-asian="Times New Roman" style:font-name-complex="Times New Roman"/>
    </style:style>
    <style:style style:name="T6_110" style:family="text">
      <style:text-properties style:font-name="Times New Roman" style:font-name-asian="Times New Roman" style:font-name-complex="Times New Roman"/>
    </style:style>
    <style:style style:name="T6_111" style:family="text">
      <style:text-properties style:font-name="Times New Roman" style:font-name-asian="Times New Roman" style:font-name-complex="Times New Roman"/>
    </style:style>
    <style:style style:name="T6_112" style:family="text">
      <style:text-properties style:font-name="Times New Roman" style:font-name-asian="Times New Roman" style:font-name-complex="Times New Roman"/>
    </style:style>
    <style:style style:name="T6_113" style:family="text">
      <style:text-properties style:font-name="Times New Roman" style:font-name-asian="Times New Roman" style:font-name-complex="Times New Roman"/>
    </style:style>
    <style:style style:name="T6_114" style:family="text">
      <style:text-properties style:font-name="Times New Roman" style:font-name-asian="Times New Roman" style:font-name-complex="Times New Roman"/>
    </style:style>
    <style:style style:name="T6_115" style:family="text">
      <style:text-properties style:font-name="Times New Roman" style:font-name-asian="Times New Roman" style:font-name-complex="Times New Roman"/>
    </style:style>
    <style:style style:name="T6_116" style:family="text">
      <style:text-properties style:font-name="Times New Roman" style:font-name-asian="Times New Roman" style:font-name-complex="Times New Roman"/>
    </style:style>
    <style:style style:name="T6_117" style:family="text">
      <style:text-properties style:font-name="Times New Roman" style:font-name-asian="Times New Roman" style:font-name-complex="Times New Roman"/>
    </style:style>
    <style:style style:name="T6_118" style:family="text">
      <style:text-properties style:font-name="Times New Roman" style:font-name-asian="Times New Roman" style:font-name-complex="Times New Roman"/>
    </style:style>
    <style:style style:name="T6_119" style:family="text">
      <style:text-properties style:font-name="Times New Roman" style:font-name-asian="Times New Roman" style:font-name-complex="Times New Roman"/>
    </style:style>
    <style:style style:name="T6_120" style:family="text">
      <style:text-properties style:font-name="Times New Roman" style:font-name-asian="Times New Roman" style:font-name-complex="Times New Roman"/>
    </style:style>
    <style:style style:name="T6_121" style:family="text">
      <style:text-properties style:font-name="Times New Roman" style:font-name-asian="Times New Roman" style:font-name-complex="Times New Roman"/>
    </style:style>
    <style:style style:name="T6_122" style:family="text">
      <style:text-properties style:font-name="Times New Roman" style:font-name-asian="Times New Roman" style:font-name-complex="Times New Roman"/>
    </style:style>
    <style:style style:name="T6_123" style:family="text">
      <style:text-properties style:font-name="Times New Roman" style:font-name-asian="Times New Roman" style:font-name-complex="Times New Roman"/>
    </style:style>
    <style:style style:name="T6_124" style:family="text">
      <style:text-properties style:font-name="Times New Roman" style:font-name-asian="Times New Roman" style:font-name-complex="Times New Roman"/>
    </style:style>
    <style:style style:name="T6_125" style:family="text">
      <style:text-properties style:font-name="Times New Roman" style:font-name-asian="Times New Roman" style:font-name-complex="Times New Roman"/>
    </style:style>
    <style:style style:name="T6_126" style:family="text">
      <style:text-properties style:font-name="Times New Roman" style:font-name-asian="Times New Roman" style:font-name-complex="Times New Roman"/>
    </style:style>
    <style:style style:name="T6_127" style:family="text">
      <style:text-properties style:font-name="Times New Roman" style:font-name-asian="Times New Roman" style:font-name-complex="Times New Roman"/>
    </style:style>
    <style:style style:name="T6_128" style:family="text">
      <style:text-properties style:font-name="Times New Roman" style:font-name-asian="Times New Roman" style:font-name-complex="Times New Roman"/>
    </style:style>
    <style:style style:name="T6_129" style:family="text">
      <style:text-properties style:font-name="Times New Roman" style:font-name-asian="Times New Roman" style:font-name-complex="Times New Roman"/>
    </style:style>
    <style:style style:name="T6_130" style:family="text">
      <style:text-properties style:font-name="Times New Roman" style:font-name-asian="Times New Roman" style:font-name-complex="Times New Roman"/>
    </style:style>
    <style:style style:name="T6_131" style:family="text">
      <style:text-properties style:font-name="Times New Roman" style:font-name-asian="Times New Roman" style:font-name-complex="Times New Roman"/>
    </style:style>
    <style:style style:name="T6_132" style:family="text">
      <style:text-properties style:font-name="Times New Roman" style:font-name-asian="Times New Roman" style:font-name-complex="Times New Roman"/>
    </style:style>
    <style:style style:name="T6_133" style:family="text">
      <style:text-properties style:font-name="Times New Roman" style:font-name-asian="Times New Roman" style:font-name-complex="Times New Roman"/>
    </style:style>
    <style:style style:name="T6_134" style:family="text">
      <style:text-properties style:font-name="Times New Roman" style:font-name-asian="Times New Roman" style:font-name-complex="Times New Roman"/>
    </style:style>
    <style:style style:name="T6_135" style:family="text">
      <style:text-properties style:font-name="Times New Roman" style:font-name-asian="Times New Roman" style:font-name-complex="Times New Roman"/>
    </style:style>
    <style:style style:name="T6_136" style:family="text">
      <style:text-properties style:font-name="Times New Roman" style:font-name-asian="Times New Roman" style:font-name-complex="Times New Roman"/>
    </style:style>
    <style:style style:name="T6_137" style:family="text">
      <style:text-properties style:font-name="Times New Roman" style:font-name-asian="Times New Roman" style:font-name-complex="Times New Roman"/>
    </style:style>
    <style:style style:name="T6_138" style:family="text">
      <style:text-properties style:font-name="Times New Roman" style:font-name-asian="Times New Roman" style:font-name-complex="Times New Roman"/>
    </style:style>
    <style:style style:name="T6_139" style:family="text">
      <style:text-properties style:font-name="Times New Roman" style:font-name-asian="Times New Roman" style:font-name-complex="Times New Roman"/>
    </style:style>
    <style:style style:name="T6_140" style:family="text">
      <style:text-properties style:font-name="Times New Roman" style:font-name-asian="Times New Roman" style:font-name-complex="Times New Roman"/>
    </style:style>
    <style:style style:name="T6_141" style:family="text">
      <style:text-properties style:font-name="Times New Roman" style:font-name-asian="Times New Roman" style:font-name-complex="Times New Roman"/>
    </style:style>
    <style:style style:name="T6_142" style:family="text">
      <style:text-properties style:font-name="Times New Roman" style:font-name-asian="Times New Roman" style:font-name-complex="Times New Roman"/>
    </style:style>
    <style:style style:name="T6_143" style:family="text">
      <style:text-properties style:font-name="Times New Roman" style:font-name-asian="Times New Roman" style:font-name-complex="Times New Roman"/>
    </style:style>
    <style:style style:name="T6_144" style:family="text">
      <style:text-properties style:font-name="Times New Roman" style:font-name-asian="Times New Roman" style:font-name-complex="Times New Roman"/>
    </style:style>
    <style:style style:name="T6_145" style:family="text">
      <style:text-properties style:font-name="Times New Roman" style:font-name-asian="Times New Roman" style:font-name-complex="Times New Roman"/>
    </style:style>
    <style:style style:name="T6_146" style:family="text">
      <style:text-properties style:font-name="Times New Roman" style:font-name-asian="Times New Roman" style:font-name-complex="Times New Roman"/>
    </style:style>
    <style:style style:name="T6_147" style:family="text">
      <style:text-properties style:font-name="Times New Roman" style:font-name-asian="Times New Roman" style:font-name-complex="Times New Roman"/>
    </style:style>
    <style:style style:name="T6_148" style:family="text">
      <style:text-properties style:font-name="Times New Roman" style:font-name-asian="Times New Roman" style:font-name-complex="Times New Roman"/>
    </style:style>
    <style:style style:name="T6_149" style:family="text">
      <style:text-properties style:font-name="Times New Roman" style:font-name-asian="Times New Roman" style:font-name-complex="Times New Roman"/>
    </style:style>
    <style:style style:name="T6_150" style:family="text">
      <style:text-properties style:font-name="Times New Roman" style:font-name-asian="Times New Roman" style:font-name-complex="Times New Roman"/>
    </style:style>
    <style:style style:name="T6_151" style:family="text">
      <style:text-properties style:font-name="Times New Roman" style:font-name-asian="Times New Roman" style:font-name-complex="Times New Roman"/>
    </style:style>
    <style:style style:name="T6_152" style:family="text">
      <style:text-properties style:font-name="Times New Roman" style:font-name-asian="Times New Roman" style:font-name-complex="Times New Roman"/>
    </style:style>
    <style:style style:name="T6_153" style:family="text">
      <style:text-properties style:font-name="Times New Roman" style:font-name-asian="Times New Roman" style:font-name-complex="Times New Roman"/>
    </style:style>
    <style:style style:name="T6_154" style:family="text">
      <style:text-properties style:font-name="Times New Roman" style:font-name-asian="Times New Roman" style:font-name-complex="Times New Roman"/>
    </style:style>
    <style:style style:name="T6_155" style:family="text">
      <style:text-properties style:font-name="Times New Roman" style:font-name-asian="Times New Roman" style:font-name-complex="Times New Roman"/>
    </style:style>
    <style:style style:name="T6_156" style:family="text">
      <style:text-properties style:font-name="Times New Roman" style:font-name-asian="Times New Roman" style:font-name-complex="Times New Roman"/>
    </style:style>
    <style:style style:name="T6_157" style:family="text">
      <style:text-properties style:font-name="Times New Roman" style:font-name-asian="Times New Roman" style:font-name-complex="Times New Roman"/>
    </style:style>
    <style:style style:name="T6_158" style:family="text">
      <style:text-properties style:font-name="Times New Roman" style:font-name-asian="Times New Roman" style:font-name-complex="Times New Roman"/>
    </style:style>
    <style:style style:name="T6_159" style:family="text">
      <style:text-properties style:font-name="Times New Roman" style:font-name-asian="Times New Roman" style:font-name-complex="Times New Roman"/>
    </style:style>
    <style:style style:name="T6_160" style:family="text">
      <style:text-properties style:font-name="Times New Roman" style:font-name-asian="Times New Roman" style:font-name-complex="Times New Roman"/>
    </style:style>
    <style:style style:name="T6_161" style:family="text">
      <style:text-properties style:font-name="Times New Roman" style:font-name-asian="Times New Roman" style:font-name-complex="Times New Roman"/>
    </style:style>
    <style:style style:name="T6_162" style:family="text">
      <style:text-properties style:font-name="Times New Roman" style:font-name-asian="Times New Roman" style:font-name-complex="Times New Roman"/>
    </style:style>
    <style:style style:name="T6_163" style:family="text">
      <style:text-properties style:font-name="Times New Roman" style:font-name-asian="Times New Roman" style:font-name-complex="Times New Roman"/>
    </style:style>
    <style:style style:name="T6_164" style:family="text">
      <style:text-properties style:font-name="Times New Roman" style:font-name-asian="Times New Roman" style:font-name-complex="Times New Roman"/>
    </style:style>
    <style:style style:name="T6_165" style:family="text">
      <style:text-properties style:font-name="Times New Roman" style:font-name-asian="Times New Roman" style:font-name-complex="Times New Roman"/>
    </style:style>
    <style:style style:name="T6_166" style:family="text">
      <style:text-properties style:font-name="Times New Roman" style:font-name-asian="Times New Roman" style:font-name-complex="Times New Roman"/>
    </style:style>
    <style:style style:name="T6_167" style:family="text">
      <style:text-properties style:font-name="Times New Roman" style:font-name-asian="Times New Roman" style:font-name-complex="Times New Roman"/>
    </style:style>
    <style:style style:name="T6_168" style:family="text">
      <style:text-properties style:font-name="Times New Roman" style:font-name-asian="Times New Roman" style:font-name-complex="Times New Roman"/>
    </style:style>
    <style:style style:name="T6_169" style:family="text">
      <style:text-properties style:font-name="Times New Roman" style:font-name-asian="Times New Roman" style:font-name-complex="Times New Roman"/>
    </style:style>
    <style:style style:name="T6_170" style:family="text">
      <style:text-properties style:font-name="Times New Roman" style:font-name-asian="Times New Roman" style:font-name-complex="Times New Roman"/>
    </style:style>
    <style:style style:name="T6_171" style:family="text">
      <style:text-properties style:font-name="Times New Roman" style:font-name-asian="Times New Roman" style:font-name-complex="Times New Roman"/>
    </style:style>
    <style:style style:name="T6_172" style:family="text">
      <style:text-properties style:font-name="Times New Roman" style:font-name-asian="Times New Roman" style:font-name-complex="Times New Roman"/>
    </style:style>
    <style:style style:name="T6_173" style:family="text">
      <style:text-properties style:font-name="Times New Roman" style:font-name-asian="Times New Roman" style:font-name-complex="Times New Roman"/>
    </style:style>
    <style:style style:name="T6_174" style:family="text">
      <style:text-properties style:font-name="Times New Roman" style:font-name-asian="Times New Roman" style:font-name-complex="Times New Roman"/>
    </style:style>
    <style:style style:name="T6_175" style:family="text">
      <style:text-properties style:font-name="Times New Roman" style:font-name-asian="Times New Roman" style:font-name-complex="Times New Roman"/>
    </style:style>
    <style:style style:name="T6_176" style:family="text">
      <style:text-properties style:font-name="Times New Roman" style:font-name-asian="Times New Roman" style:font-name-complex="Times New Roman"/>
    </style:style>
    <style:style style:name="T6_177" style:family="text">
      <style:text-properties style:font-name="Times New Roman" style:font-name-asian="Times New Roman" style:font-name-complex="Times New Roman"/>
    </style:style>
    <style:style style:name="T6_178" style:family="text">
      <style:text-properties style:font-name="Times New Roman" style:font-name-asian="Times New Roman" style:font-name-complex="Times New Roman"/>
    </style:style>
    <style:style style:name="T6_179" style:family="text">
      <style:text-properties style:font-name="Times New Roman" style:font-name-asian="Times New Roman" style:font-name-complex="Times New Roman"/>
    </style:style>
    <style:style style:name="T6_180" style:family="text">
      <style:text-properties style:font-name="Times New Roman" style:font-name-asian="Times New Roman" style:font-name-complex="Times New Roman"/>
    </style:style>
    <style:style style:name="T6_181" style:family="text">
      <style:text-properties style:font-name="Times New Roman" style:font-name-asian="Times New Roman" style:font-name-complex="Times New Roman"/>
    </style:style>
    <style:style style:name="T6_182" style:family="text">
      <style:text-properties style:font-name="Times New Roman" style:font-name-asian="Times New Roman" style:font-name-complex="Times New Roman"/>
    </style:style>
    <style:style style:name="T6_183" style:family="text">
      <style:text-properties style:font-name="Times New Roman" style:font-name-asian="Times New Roman" style:font-name-complex="Times New Roman"/>
    </style:style>
    <style:style style:name="T6_184" style:family="text">
      <style:text-properties style:font-name="Times New Roman" style:font-name-asian="Times New Roman" style:font-name-complex="Times New Roman"/>
    </style:style>
    <style:style style:name="T6_185" style:family="text">
      <style:text-properties style:font-name="Times New Roman" style:font-name-asian="Times New Roman" style:font-name-complex="Times New Roman"/>
    </style:style>
    <style:style style:name="T6_186" style:family="text">
      <style:text-properties style:font-name="Times New Roman" style:font-name-asian="Times New Roman" style:font-name-complex="Times New Roman"/>
    </style:style>
    <style:style style:name="T6_187" style:family="text">
      <style:text-properties style:font-name="Times New Roman" style:font-name-asian="Times New Roman" style:font-name-complex="Times New Roman"/>
    </style:style>
    <style:style style:name="T6_188" style:family="text">
      <style:text-properties style:font-name="Times New Roman" style:font-name-asian="Times New Roman" style:font-name-complex="Times New Roman"/>
    </style:style>
    <style:style style:name="T6_189" style:family="text">
      <style:text-properties style:font-name="Times New Roman" style:font-name-asian="Times New Roman" style:font-name-complex="Times New Roman"/>
    </style:style>
    <style:style style:name="T6_190" style:family="text">
      <style:text-properties style:font-name="Times New Roman" style:font-name-asian="Times New Roman" style:font-name-complex="Times New Roman"/>
    </style:style>
    <style:style style:name="T6_191" style:family="text">
      <style:text-properties style:font-name="Times New Roman" style:font-name-asian="Times New Roman" style:font-name-complex="Times New Roman"/>
    </style:style>
    <style:style style:name="T6_192" style:family="text">
      <style:text-properties style:font-name="Times New Roman" style:font-name-asian="Times New Roman" style:font-name-complex="Times New Roman"/>
    </style:style>
    <style:style style:name="T6_193" style:family="text">
      <style:text-properties style:font-name="Times New Roman" style:font-name-asian="Times New Roman" style:font-name-complex="Times New Roman"/>
    </style:style>
    <style:style style:name="T6_194" style:family="text">
      <style:text-properties style:font-name="Times New Roman" style:font-name-asian="Times New Roman" style:font-name-complex="Times New Roman"/>
    </style:style>
    <style:style style:name="T6_195" style:family="text">
      <style:text-properties style:font-name="Times New Roman" style:font-name-asian="Times New Roman" style:font-name-complex="Times New Roman"/>
    </style:style>
    <style:style style:name="T6_196" style:family="text">
      <style:text-properties style:font-name="Times New Roman" style:font-name-asian="Times New Roman" style:font-name-complex="Times New Roman"/>
    </style:style>
    <style:style style:name="T6_197" style:family="text">
      <style:text-properties style:font-name="Times New Roman" style:font-name-asian="Times New Roman" style:font-name-complex="Times New Roman"/>
    </style:style>
    <style:style style:name="T6_198" style:family="text">
      <style:text-properties style:font-name="Times New Roman" style:font-name-asian="Times New Roman" style:font-name-complex="Times New Roman"/>
    </style:style>
    <style:style style:name="T6_199" style:family="text">
      <style:text-properties style:font-name="Times New Roman" style:font-name-asian="Times New Roman" style:font-name-complex="Times New Roman"/>
    </style:style>
    <style:style style:name="T6_200" style:family="text">
      <style:text-properties style:font-name="Times New Roman" style:font-name-asian="Times New Roman" style:font-name-complex="Times New Roman"/>
    </style:style>
    <style:style style:name="T6_201" style:family="text">
      <style:text-properties style:font-name="Times New Roman" style:font-name-asian="Times New Roman" style:font-name-complex="Times New Roman"/>
    </style:style>
    <style:style style:name="T6_202" style:family="text">
      <style:text-properties style:font-name="Times New Roman" style:font-name-asian="Times New Roman" style:font-name-complex="Times New Roman"/>
    </style:style>
    <style:style style:name="T6_203" style:family="text">
      <style:text-properties style:font-name="Times New Roman" style:font-name-asian="Times New Roman" style:font-name-complex="Times New Roman"/>
    </style:style>
    <style:style style:name="T6_204" style:family="text">
      <style:text-properties style:font-name="Times New Roman" style:font-name-asian="Times New Roman" style:font-name-complex="Times New Roman"/>
    </style:style>
    <style:style style:name="T6_205" style:family="text">
      <style:text-properties style:font-name="Times New Roman" style:font-name-asian="Times New Roman" style:font-name-complex="Times New Roman"/>
    </style:style>
    <style:style style:name="T6_206" style:family="text">
      <style:text-properties style:font-name="Times New Roman" style:font-name-asian="Times New Roman" style:font-name-complex="Times New Roman"/>
    </style:style>
    <style:style style:name="T6_207" style:family="text">
      <style:text-properties style:font-name="Times New Roman" style:font-name-asian="Times New Roman" style:font-name-complex="Times New Roman"/>
    </style:style>
    <style:style style:name="T6_208" style:family="text">
      <style:text-properties style:font-name="Times New Roman" style:font-name-asian="Times New Roman" style:font-name-complex="Times New Roman"/>
    </style:style>
    <style:style style:name="T6_209" style:family="text">
      <style:text-properties style:font-name="Times New Roman" style:font-name-asian="Times New Roman" style:font-name-complex="Times New Roman"/>
    </style:style>
    <style:style style:name="T6_210" style:family="text">
      <style:text-properties style:font-name="Times New Roman" style:font-name-asian="Times New Roman" style:font-name-complex="Times New Roman"/>
    </style:style>
    <style:style style:name="T6_211" style:family="text">
      <style:text-properties style:font-name="Times New Roman" style:font-name-asian="Times New Roman" style:font-name-complex="Times New Roman"/>
    </style:style>
    <style:style style:name="T6_212" style:family="text">
      <style:text-properties style:font-name="Times New Roman" style:font-name-asian="Times New Roman" style:font-name-complex="Times New Roman"/>
    </style:style>
    <style:style style:name="T6_213" style:family="text">
      <style:text-properties style:font-name="Times New Roman" style:font-name-asian="Times New Roman" style:font-name-complex="Times New Roman"/>
    </style:style>
    <style:style style:name="T6_214" style:family="text">
      <style:text-properties style:font-name="Times New Roman" style:font-name-asian="Times New Roman" style:font-name-complex="Times New Roman"/>
    </style:style>
    <style:style style:name="T6_215" style:family="text">
      <style:text-properties style:font-name="Times New Roman" style:font-name-asian="Times New Roman" style:font-name-complex="Times New Roman"/>
    </style:style>
    <style:style style:name="T6_216" style:family="text">
      <style:text-properties style:font-name="Times New Roman" style:font-name-asian="Times New Roman" style:font-name-complex="Times New Roman"/>
    </style:style>
    <style:style style:name="T6_217" style:family="text">
      <style:text-properties style:font-name="Times New Roman" style:font-name-asian="Times New Roman" style:font-name-complex="Times New Roman"/>
    </style:style>
    <style:style style:name="T6_218" style:family="text">
      <style:text-properties style:font-name="Times New Roman" style:font-name-asian="Times New Roman" style:font-name-complex="Times New Roman"/>
    </style:style>
    <style:style style:name="T6_219" style:family="text">
      <style:text-properties style:font-name="Times New Roman" style:font-name-asian="Times New Roman" style:font-name-complex="Times New Roman"/>
    </style:style>
    <style:style style:name="T6_220" style:family="text">
      <style:text-properties style:font-name="Times New Roman" style:font-name-asian="Times New Roman" style:font-name-complex="Times New Roman"/>
    </style:style>
    <style:style style:name="T6_221" style:family="text">
      <style:text-properties style:font-name="Times New Roman" style:font-name-asian="Times New Roman" style:font-name-complex="Times New Roman"/>
    </style:style>
    <style:style style:name="T6_222" style:family="text">
      <style:text-properties style:font-name="Times New Roman" style:font-name-asian="Times New Roman" style:font-name-complex="Times New Roman"/>
    </style:style>
    <style:style style:name="T6_223" style:family="text">
      <style:text-properties style:font-name="Times New Roman" style:font-name-asian="Times New Roman" style:font-name-complex="Times New Roman"/>
    </style:style>
    <style:style style:name="T6_224" style:family="text">
      <style:text-properties style:font-name="Times New Roman" style:font-name-asian="Times New Roman" style:font-name-complex="Times New Roman"/>
    </style:style>
    <style:style style:name="T6_225" style:family="text">
      <style:text-properties style:font-name="Times New Roman" style:font-name-asian="Times New Roman" style:font-name-complex="Times New Roman"/>
    </style:style>
    <style:style style:name="T6_226" style:family="text">
      <style:text-properties style:font-name="Times New Roman" style:font-name-asian="Times New Roman" style:font-name-complex="Times New Roman"/>
    </style:style>
    <style:style style:name="T6_227" style:family="text">
      <style:text-properties style:font-name="Times New Roman" style:font-name-asian="Times New Roman" style:font-name-complex="Times New Roman"/>
    </style:style>
    <style:style style:name="T6_228" style:family="text">
      <style:text-properties style:font-name="Times New Roman" style:font-name-asian="Times New Roman" style:font-name-complex="Times New Roman"/>
    </style:style>
    <style:style style:name="T6_229" style:family="text">
      <style:text-properties style:font-name="Times New Roman" style:font-name-asian="Times New Roman" style:font-name-complex="Times New Roman"/>
    </style:style>
    <style:style style:name="T6_230" style:family="text">
      <style:text-properties style:font-name="Times New Roman" style:font-name-asian="Times New Roman" style:font-name-complex="Times New Roman"/>
    </style:style>
    <style:style style:name="T6_231" style:family="text">
      <style:text-properties style:font-name="Times New Roman" style:font-name-asian="Times New Roman" style:font-name-complex="Times New Roman"/>
    </style:style>
    <style:style style:name="T6_232" style:family="text">
      <style:text-properties style:font-name="Times New Roman" style:font-name-asian="Times New Roman" style:font-name-complex="Times New Roman"/>
    </style:style>
    <style:style style:name="T6_233" style:family="text">
      <style:text-properties style:font-name="Times New Roman" style:font-name-asian="Times New Roman" style:font-name-complex="Times New Roman"/>
    </style:style>
    <style:style style:name="T6_234" style:family="text">
      <style:text-properties style:font-name="Times New Roman" style:font-name-asian="Times New Roman" style:font-name-complex="Times New Roman"/>
    </style:style>
    <style:style style:name="T6_235" style:family="text">
      <style:text-properties style:font-name="Times New Roman" style:font-name-asian="Times New Roman" style:font-name-complex="Times New Roman"/>
    </style:style>
    <style:style style:name="T6_236" style:family="text">
      <style:text-properties style:font-name="Times New Roman" style:font-name-asian="Times New Roman" style:font-name-complex="Times New Roman"/>
    </style:style>
    <style:style style:name="T6_237" style:family="text">
      <style:text-properties style:font-name="Times New Roman" style:font-name-asian="Times New Roman" style:font-name-complex="Times New Roman"/>
    </style:style>
    <style:style style:name="T6_238" style:family="text">
      <style:text-properties style:font-name="Times New Roman" style:font-name-asian="Times New Roman" style:font-name-complex="Times New Roman"/>
    </style:style>
    <style:style style:name="T6_239" style:family="text">
      <style:text-properties style:font-name="Times New Roman" style:font-name-asian="Times New Roman" style:font-name-complex="Times New Roman"/>
    </style:style>
    <style:style style:name="T6_240" style:family="text">
      <style:text-properties style:font-name="Times New Roman" style:font-name-asian="Times New Roman" style:font-name-complex="Times New Roman"/>
    </style:style>
    <style:style style:name="T6_241" style:family="text">
      <style:text-properties style:font-name="Times New Roman" style:font-name-asian="Times New Roman" style:font-name-complex="Times New Roman"/>
    </style:style>
    <style:style style:name="T6_242" style:family="text">
      <style:text-properties style:font-name="Times New Roman" style:font-name-asian="Times New Roman" style:font-name-complex="Times New Roman"/>
    </style:style>
    <style:style style:name="T6_243" style:family="text">
      <style:text-properties style:font-name="Times New Roman" style:font-name-asian="Times New Roman" style:font-name-complex="Times New Roman"/>
    </style:style>
    <style:style style:name="T6_244" style:family="text">
      <style:text-properties style:font-name="Times New Roman" style:font-name-asian="Times New Roman" style:font-name-complex="Times New Roman"/>
    </style:style>
    <style:style style:name="T6_245" style:family="text">
      <style:text-properties style:font-name="Times New Roman" style:font-name-asian="Times New Roman" style:font-name-complex="Times New Roman"/>
    </style:style>
    <style:style style:name="T6_246" style:family="text">
      <style:text-properties style:font-name="Times New Roman" style:font-name-asian="Times New Roman" style:font-name-complex="Times New Roman"/>
    </style:style>
    <style:style style:name="T6_247" style:family="text">
      <style:text-properties style:font-name="Times New Roman" style:font-name-asian="Times New Roman" style:font-name-complex="Times New Roman"/>
    </style:style>
    <style:style style:name="T6_248" style:family="text">
      <style:text-properties style:font-name="Times New Roman" style:font-name-asian="Times New Roman" style:font-name-complex="Times New Roman"/>
    </style:style>
    <style:style style:name="T6_249" style:family="text">
      <style:text-properties style:font-name="Times New Roman" style:font-name-asian="Times New Roman" style:font-name-complex="Times New Roman"/>
    </style:style>
    <style:style style:name="T6_250" style:family="text">
      <style:text-properties style:font-name="Times New Roman" style:font-name-asian="Times New Roman" style:font-name-complex="Times New Roman"/>
    </style:style>
    <style:style style:name="T6_251" style:family="text">
      <style:text-properties style:font-name="Times New Roman" style:font-name-asian="Times New Roman" style:font-name-complex="Times New Roman"/>
    </style:style>
    <style:style style:name="T6_252" style:family="text">
      <style:text-properties style:font-name="Times New Roman" style:font-name-asian="Times New Roman" style:font-name-complex="Times New Roman"/>
    </style:style>
    <style:style style:name="T6_253" style:family="text">
      <style:text-properties style:font-name="Times New Roman" style:font-name-asian="Times New Roman" style:font-name-complex="Times New Roman"/>
    </style:style>
    <style:style style:name="T6_254" style:family="text">
      <style:text-properties style:font-name="Times New Roman" style:font-name-asian="Times New Roman" style:font-name-complex="Times New Roman"/>
    </style:style>
    <style:style style:name="T6_255" style:family="text">
      <style:text-properties style:font-name="Times New Roman" style:font-name-asian="Times New Roman" style:font-name-complex="Times New Roman"/>
    </style:style>
    <style:style style:name="T6_256" style:family="text">
      <style:text-properties style:font-name="Times New Roman" style:font-name-asian="Times New Roman" style:font-name-complex="Times New Roman"/>
    </style:style>
    <style:style style:name="T6_257" style:family="text">
      <style:text-properties style:font-name="Times New Roman" style:font-name-asian="Times New Roman" style:font-name-complex="Times New Roman"/>
    </style:style>
    <style:style style:name="T6_258" style:family="text">
      <style:text-properties style:font-name="Times New Roman" style:font-name-asian="Times New Roman" style:font-name-complex="Times New Roman"/>
    </style:style>
    <style:style style:name="T6_259" style:family="text">
      <style:text-properties style:font-name="Times New Roman" style:font-name-asian="Times New Roman" style:font-name-complex="Times New Roman"/>
    </style:style>
    <style:style style:name="T6_260" style:family="text">
      <style:text-properties style:font-name="Times New Roman" style:font-name-asian="Times New Roman" style:font-name-complex="Times New Roman"/>
    </style:style>
    <style:style style:name="T6_261" style:family="text">
      <style:text-properties style:font-name="Times New Roman" style:font-name-asian="Times New Roman" style:font-name-complex="Times New Roman"/>
    </style:style>
    <style:style style:name="T6_262" style:family="text">
      <style:text-properties style:font-name="Times New Roman" style:font-name-asian="Times New Roman" style:font-name-complex="Times New Roman"/>
    </style:style>
    <style:style style:name="T6_263" style:family="text">
      <style:text-properties style:font-name="Times New Roman" style:font-name-asian="Times New Roman" style:font-name-complex="Times New Roman"/>
    </style:style>
    <style:style style:name="T6_264" style:family="text">
      <style:text-properties style:font-name="Times New Roman" style:font-name-asian="Times New Roman" style:font-name-complex="Times New Roman"/>
    </style:style>
    <style:style style:name="T6_265" style:family="text">
      <style:text-properties style:font-name="Times New Roman" style:font-name-asian="Times New Roman" style:font-name-complex="Times New Roman"/>
    </style:style>
    <style:style style:name="T6_266" style:family="text">
      <style:text-properties style:font-name="Times New Roman" style:font-name-asian="Times New Roman" style:font-name-complex="Times New Roman"/>
    </style:style>
    <style:style style:name="T6_267" style:family="text">
      <style:text-properties style:font-name="Times New Roman" style:font-name-asian="Times New Roman" style:font-name-complex="Times New Roman"/>
    </style:style>
    <style:style style:name="T6_268" style:family="text">
      <style:text-properties style:font-name="Times New Roman" style:font-name-asian="Times New Roman" style:font-name-complex="Times New Roman"/>
    </style:style>
    <style:style style:name="T6_269" style:family="text">
      <style:text-properties style:font-name="Times New Roman" style:font-name-asian="Times New Roman" style:font-name-complex="Times New Roman"/>
    </style:style>
    <style:style style:name="T6_270" style:family="text">
      <style:text-properties style:font-name="Times New Roman" style:font-name-asian="Times New Roman" style:font-name-complex="Times New Roman"/>
    </style:style>
    <style:style style:name="T6_271" style:family="text">
      <style:text-properties style:font-name="Times New Roman" style:font-name-asian="Times New Roman" style:font-name-complex="Times New Roman"/>
    </style:style>
    <style:style style:name="T6_272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T8_35" style:family="text">
      <style:text-properties style:font-name="Times New Roman" style:font-name-asian="Times New Roman" style:font-name-complex="Times New Roman"/>
    </style:style>
    <style:style style:name="T8_36" style:family="text">
      <style:text-properties style:font-name="Times New Roman" style:font-name-asian="Times New Roman" style:font-name-complex="Times New Roman"/>
    </style:style>
    <style:style style:name="T8_37" style:family="text">
      <style:text-properties style:font-name="Times New Roman" style:font-name-asian="Times New Roman" style:font-name-complex="Times New Roman"/>
    </style:style>
    <style:style style:name="T8_38" style:family="text">
      <style:text-properties style:font-name="Times New Roman" style:font-name-asian="Times New Roman" style:font-name-complex="Times New Roman"/>
    </style:style>
    <style:style style:name="T8_39" style:family="text">
      <style:text-properties style:font-name="Times New Roman" style:font-name-asian="Times New Roman" style:font-name-complex="Times New Roman"/>
    </style:style>
    <style:style style:name="T8_40" style:family="text">
      <style:text-properties style:font-name="Times New Roman" style:font-name-asian="Times New Roman" style:font-name-complex="Times New Roman"/>
    </style:style>
    <style:style style:name="T8_41" style:family="text">
      <style:text-properties style:font-name="Times New Roman" style:font-name-asian="Times New Roman" style:font-name-complex="Times New Roman"/>
    </style:style>
    <style:style style:name="T8_42" style:family="text">
      <style:text-properties style:font-name="Times New Roman" style:font-name-asian="Times New Roman" style:font-name-complex="Times New Roman"/>
    </style:style>
    <style:style style:name="T8_43" style:family="text">
      <style:text-properties style:font-name="Times New Roman" style:font-name-asian="Times New Roman" style:font-name-complex="Times New Roman"/>
    </style:style>
    <style:style style:name="T8_44" style:family="text">
      <style:text-properties style:font-name="Times New Roman" style:font-name-asian="Times New Roman" style:font-name-complex="Times New Roman"/>
    </style:style>
    <style:style style:name="T8_45" style:family="text">
      <style:text-properties style:font-name="Times New Roman" style:font-name-asian="Times New Roman" style:font-name-complex="Times New Roman"/>
    </style:style>
    <style:style style:name="T8_46" style:family="text">
      <style:text-properties style:font-name="Times New Roman" style:font-name-asian="Times New Roman" style:font-name-complex="Times New Roman"/>
    </style:style>
    <style:style style:name="T8_47" style:family="text">
      <style:text-properties style:font-name="Times New Roman" style:font-name-asian="Times New Roman" style:font-name-complex="Times New Roman"/>
    </style:style>
    <style:style style:name="T8_48" style:family="text">
      <style:text-properties style:font-name="Times New Roman" style:font-name-asian="Times New Roman" style:font-name-complex="Times New Roman"/>
    </style:style>
    <style:style style:name="T8_49" style:family="text">
      <style:text-properties style:font-name="Times New Roman" style:font-name-asian="Times New Roman" style:font-name-complex="Times New Roman"/>
    </style:style>
    <style:style style:name="T8_50" style:family="text">
      <style:text-properties style:font-name="Times New Roman" style:font-name-asian="Times New Roman" style:font-name-complex="Times New Roman"/>
    </style:style>
    <style:style style:name="T8_51" style:family="text">
      <style:text-properties style:font-name="Times New Roman" style:font-name-asian="Times New Roman" style:font-name-complex="Times New Roman"/>
    </style:style>
    <style:style style:name="T8_52" style:family="text">
      <style:text-properties style:font-name="Times New Roman" style:font-name-asian="Times New Roman" style:font-name-complex="Times New Roman"/>
    </style:style>
    <style:style style:name="T8_53" style:family="text">
      <style:text-properties style:font-name="Times New Roman" style:font-name-asian="Times New Roman" style:font-name-complex="Times New Roman"/>
    </style:style>
    <style:style style:name="T8_54" style:family="text">
      <style:text-properties style:font-name="Times New Roman" style:font-name-asian="Times New Roman" style:font-name-complex="Times New Roman"/>
    </style:style>
    <style:style style:name="T8_55" style:family="text">
      <style:text-properties style:font-name="Times New Roman" style:font-name-asian="Times New Roman" style:font-name-complex="Times New Roman"/>
    </style:style>
    <style:style style:name="T8_56" style:family="text">
      <style:text-properties style:font-name="Times New Roman" style:font-name-asian="Times New Roman" style:font-name-complex="Times New Roman"/>
    </style:style>
    <style:style style:name="T8_57" style:family="text">
      <style:text-properties style:font-name="Times New Roman" style:font-name-asian="Times New Roman" style:font-name-complex="Times New Roman"/>
    </style:style>
    <style:style style:name="T8_58" style:family="text">
      <style:text-properties style:font-name="Times New Roman" style:font-name-asian="Times New Roman" style:font-name-complex="Times New Roman"/>
    </style:style>
    <style:style style:name="T8_59" style:family="text">
      <style:text-properties style:font-name="Times New Roman" style:font-name-asian="Times New Roman" style:font-name-complex="Times New Roman"/>
    </style:style>
    <style:style style:name="T8_60" style:family="text">
      <style:text-properties style:font-name="Times New Roman" style:font-name-asian="Times New Roman" style:font-name-complex="Times New Roman"/>
    </style:style>
    <style:style style:name="T8_61" style:family="text">
      <style:text-properties style:font-name="Times New Roman" style:font-name-asian="Times New Roman" style:font-name-complex="Times New Roman"/>
    </style:style>
    <style:style style:name="T8_62" style:family="text">
      <style:text-properties style:font-name="Times New Roman" style:font-name-asian="Times New Roman" style:font-name-complex="Times New Roman"/>
    </style:style>
    <style:style style:name="T8_63" style:family="text">
      <style:text-properties style:font-name="Times New Roman" style:font-name-asian="Times New Roman" style:font-name-complex="Times New Roman"/>
    </style:style>
    <style:style style:name="T8_64" style:family="text">
      <style:text-properties style:font-name="Times New Roman" style:font-name-asian="Times New Roman" style:font-name-complex="Times New Roman"/>
    </style:style>
    <style:style style:name="T8_65" style:family="text">
      <style:text-properties style:font-name="Times New Roman" style:font-name-asian="Times New Roman" style:font-name-complex="Times New Roman"/>
    </style:style>
    <style:style style:name="T8_66" style:family="text">
      <style:text-properties style:font-name="Times New Roman" style:font-name-asian="Times New Roman" style:font-name-complex="Times New Roman"/>
    </style:style>
    <style:style style:name="T8_67" style:family="text">
      <style:text-properties style:font-name="Times New Roman" style:font-name-asian="Times New Roman" style:font-name-complex="Times New Roman"/>
    </style:style>
    <style:style style:name="T8_68" style:family="text">
      <style:text-properties style:font-name="Times New Roman" style:font-name-asian="Times New Roman" style:font-name-complex="Times New Roman"/>
    </style:style>
    <style:style style:name="T8_69" style:family="text">
      <style:text-properties style:font-name="Times New Roman" style:font-name-asian="Times New Roman" style:font-name-complex="Times New Roman"/>
    </style:style>
    <style:style style:name="T8_70" style:family="text">
      <style:text-properties style:font-name="Times New Roman" style:font-name-asian="Times New Roman" style:font-name-complex="Times New Roman"/>
    </style:style>
    <style:style style:name="T8_71" style:family="text">
      <style:text-properties style:font-name="Times New Roman" style:font-name-asian="Times New Roman" style:font-name-complex="Times New Roman"/>
    </style:style>
    <style:style style:name="T8_72" style:family="text">
      <style:text-properties style:font-name="Times New Roman" style:font-name-asian="Times New Roman" style:font-name-complex="Times New Roman"/>
    </style:style>
    <style:style style:name="T8_73" style:family="text">
      <style:text-properties style:font-name="Times New Roman" style:font-name-asian="Times New Roman" style:font-name-complex="Times New Roman"/>
    </style:style>
    <style:style style:name="T8_74" style:family="text">
      <style:text-properties style:font-name="Times New Roman" style:font-name-asian="Times New Roman" style:font-name-complex="Times New Roman"/>
    </style:style>
    <style:style style:name="T8_75" style:family="text">
      <style:text-properties style:font-name="Times New Roman" style:font-name-asian="Times New Roman" style:font-name-complex="Times New Roman"/>
    </style:style>
    <style:style style:name="T8_76" style:family="text">
      <style:text-properties style:font-name="Times New Roman" style:font-name-asian="Times New Roman" style:font-name-complex="Times New Roman"/>
    </style:style>
    <style:style style:name="T8_77" style:family="text">
      <style:text-properties style:font-name="Times New Roman" style:font-name-asian="Times New Roman" style:font-name-complex="Times New Roman"/>
    </style:style>
    <style:style style:name="T8_78" style:family="text">
      <style:text-properties style:font-name="Times New Roman" style:font-name-asian="Times New Roman" style:font-name-complex="Times New Roman"/>
    </style:style>
    <style:style style:name="T8_79" style:family="text">
      <style:text-properties style:font-name="Times New Roman" style:font-name-asian="Times New Roman" style:font-name-complex="Times New Roman"/>
    </style:style>
    <style:style style:name="T8_80" style:family="text">
      <style:text-properties style:font-name="Times New Roman" style:font-name-asian="Times New Roman" style:font-name-complex="Times New Roman"/>
    </style:style>
    <style:style style:name="T8_81" style:family="text">
      <style:text-properties style:font-name="Times New Roman" style:font-name-asian="Times New Roman" style:font-name-complex="Times New Roman"/>
    </style:style>
    <style:style style:name="T8_82" style:family="text">
      <style:text-properties style:font-name="Times New Roman" style:font-name-asian="Times New Roman" style:font-name-complex="Times New Roman"/>
    </style:style>
    <style:style style:name="T8_83" style:family="text">
      <style:text-properties style:font-name="Times New Roman" style:font-name-asian="Times New Roman" style:font-name-complex="Times New Roman"/>
    </style:style>
    <style:style style:name="T8_84" style:family="text">
      <style:text-properties style:font-name="Times New Roman" style:font-name-asian="Times New Roman" style:font-name-complex="Times New Roman"/>
    </style:style>
    <style:style style:name="T8_85" style:family="text">
      <style:text-properties style:font-name="Times New Roman" style:font-name-asian="Times New Roman" style:font-name-complex="Times New Roman"/>
    </style:style>
    <style:style style:name="T8_86" style:family="text">
      <style:text-properties style:font-name="Times New Roman" style:font-name-asian="Times New Roman" style:font-name-complex="Times New Roman"/>
    </style:style>
    <style:style style:name="T8_87" style:family="text">
      <style:text-properties style:font-name="Times New Roman" style:font-name-asian="Times New Roman" style:font-name-complex="Times New Roman"/>
    </style:style>
    <style:style style:name="T8_88" style:family="text">
      <style:text-properties style:font-name="Times New Roman" style:font-name-asian="Times New Roman" style:font-name-complex="Times New Roman"/>
    </style:style>
    <style:style style:name="T8_89" style:family="text">
      <style:text-properties style:font-name="Times New Roman" style:font-name-asian="Times New Roman" style:font-name-complex="Times New Roman"/>
    </style:style>
    <style:style style:name="T8_90" style:family="text">
      <style:text-properties style:font-name="Times New Roman" style:font-name-asian="Times New Roman" style:font-name-complex="Times New Roman"/>
    </style:style>
    <style:style style:name="T8_91" style:family="text">
      <style:text-properties style:font-name="Times New Roman" style:font-name-asian="Times New Roman" style:font-name-complex="Times New Roman"/>
    </style:style>
    <style:style style:name="T8_92" style:family="text">
      <style:text-properties style:font-name="Times New Roman" style:font-name-asian="Times New Roman" style:font-name-complex="Times New Roman"/>
    </style:style>
    <style:style style:name="T8_93" style:family="text">
      <style:text-properties style:font-name="Times New Roman" style:font-name-asian="Times New Roman" style:font-name-complex="Times New Roman"/>
    </style:style>
    <style:style style:name="T8_94" style:family="text">
      <style:text-properties style:font-name="Times New Roman" style:font-name-asian="Times New Roman" style:font-name-complex="Times New Roman"/>
    </style:style>
    <style:style style:name="T8_95" style:family="text">
      <style:text-properties style:font-name="Times New Roman" style:font-name-asian="Times New Roman" style:font-name-complex="Times New Roman"/>
    </style:style>
    <style:style style:name="T8_96" style:family="text">
      <style:text-properties style:font-name="Times New Roman" style:font-name-asian="Times New Roman" style:font-name-complex="Times New Roman"/>
    </style:style>
    <style:style style:name="T8_97" style:family="text">
      <style:text-properties style:font-name="Times New Roman" style:font-name-asian="Times New Roman" style:font-name-complex="Times New Roman"/>
    </style:style>
    <style:style style:name="T8_98" style:family="text">
      <style:text-properties style:font-name="Times New Roman" style:font-name-asian="Times New Roman" style:font-name-complex="Times New Roman"/>
    </style:style>
    <style:style style:name="T8_99" style:family="text">
      <style:text-properties style:font-name="Times New Roman" style:font-name-asian="Times New Roman" style:font-name-complex="Times New Roman"/>
    </style:style>
    <style:style style:name="T8_100" style:family="text">
      <style:text-properties style:font-name="Times New Roman" style:font-name-asian="Times New Roman" style:font-name-complex="Times New Roman"/>
    </style:style>
    <style:style style:name="T8_101" style:family="text">
      <style:text-properties style:font-name="Times New Roman" style:font-name-asian="Times New Roman" style:font-name-complex="Times New Roman"/>
    </style:style>
    <style:style style:name="T8_102" style:family="text">
      <style:text-properties style:font-name="Times New Roman" style:font-name-asian="Times New Roman" style:font-name-complex="Times New Roman"/>
    </style:style>
    <style:style style:name="T8_103" style:family="text">
      <style:text-properties style:font-name="Times New Roman" style:font-name-asian="Times New Roman" style:font-name-complex="Times New Roman"/>
    </style:style>
    <style:style style:name="T8_104" style:family="text">
      <style:text-properties style:font-name="Times New Roman" style:font-name-asian="Times New Roman" style:font-name-complex="Times New Roman"/>
    </style:style>
    <style:style style:name="T8_105" style:family="text">
      <style:text-properties style:font-name="Times New Roman" style:font-name-asian="Times New Roman" style:font-name-complex="Times New Roman"/>
    </style:style>
    <style:style style:name="T8_106" style:family="text">
      <style:text-properties style:font-name="Times New Roman" style:font-name-asian="Times New Roman" style:font-name-complex="Times New Roman"/>
    </style:style>
    <style:style style:name="T8_107" style:family="text">
      <style:text-properties style:font-name="Times New Roman" style:font-name-asian="Times New Roman" style:font-name-complex="Times New Roman"/>
    </style:style>
    <style:style style:name="T8_108" style:family="text">
      <style:text-properties style:font-name="Times New Roman" style:font-name-asian="Times New Roman" style:font-name-complex="Times New Roman"/>
    </style:style>
    <style:style style:name="T8_109" style:family="text">
      <style:text-properties style:font-name="Times New Roman" style:font-name-asian="Times New Roman" style:font-name-complex="Times New Roman"/>
    </style:style>
    <style:style style:name="T8_110" style:family="text">
      <style:text-properties style:font-name="Times New Roman" style:font-name-asian="Times New Roman" style:font-name-complex="Times New Roman"/>
    </style:style>
    <style:style style:name="T8_111" style:family="text">
      <style:text-properties style:font-name="Times New Roman" style:font-name-asian="Times New Roman" style:font-name-complex="Times New Roman"/>
    </style:style>
    <style:style style:name="T8_112" style:family="text">
      <style:text-properties style:font-name="Times New Roman" style:font-name-asian="Times New Roman" style:font-name-complex="Times New Roman"/>
    </style:style>
    <style:style style:name="T8_113" style:family="text">
      <style:text-properties style:font-name="Times New Roman" style:font-name-asian="Times New Roman" style:font-name-complex="Times New Roman"/>
    </style:style>
    <style:style style:name="T8_114" style:family="text">
      <style:text-properties style:font-name="Times New Roman" style:font-name-asian="Times New Roman" style:font-name-complex="Times New Roman"/>
    </style:style>
    <style:style style:name="T8_115" style:family="text">
      <style:text-properties style:font-name="Times New Roman" style:font-name-asian="Times New Roman" style:font-name-complex="Times New Roman"/>
    </style:style>
    <style:style style:name="T8_116" style:family="text">
      <style:text-properties style:font-name="Times New Roman" style:font-name-asian="Times New Roman" style:font-name-complex="Times New Roman"/>
    </style:style>
    <style:style style:name="T8_117" style:family="text">
      <style:text-properties style:font-name="Times New Roman" style:font-name-asian="Times New Roman" style:font-name-complex="Times New Roman"/>
    </style:style>
    <style:style style:name="T8_118" style:family="text">
      <style:text-properties style:font-name="Times New Roman" style:font-name-asian="Times New Roman" style:font-name-complex="Times New Roman"/>
    </style:style>
    <style:style style:name="T8_119" style:family="text">
      <style:text-properties style:font-name="Times New Roman" style:font-name-asian="Times New Roman" style:font-name-complex="Times New Roman"/>
    </style:style>
    <style:style style:name="T8_120" style:family="text">
      <style:text-properties style:font-name="Times New Roman" style:font-name-asian="Times New Roman" style:font-name-complex="Times New Roman"/>
    </style:style>
    <style:style style:name="T8_121" style:family="text">
      <style:text-properties style:font-name="Times New Roman" style:font-name-asian="Times New Roman" style:font-name-complex="Times New Roman"/>
    </style:style>
    <style:style style:name="T8_122" style:family="text">
      <style:text-properties style:font-name="Times New Roman" style:font-name-asian="Times New Roman" style:font-name-complex="Times New Roman"/>
    </style:style>
    <style:style style:name="T8_123" style:family="text">
      <style:text-properties style:font-name="Times New Roman" style:font-name-asian="Times New Roman" style:font-name-complex="Times New Roman"/>
    </style:style>
    <style:style style:name="T8_124" style:family="text">
      <style:text-properties style:font-name="Times New Roman" style:font-name-asian="Times New Roman" style:font-name-complex="Times New Roman"/>
    </style:style>
    <style:style style:name="T8_125" style:family="text">
      <style:text-properties style:font-name="Times New Roman" style:font-name-asian="Times New Roman" style:font-name-complex="Times New Roman"/>
    </style:style>
    <style:style style:name="T8_126" style:family="text">
      <style:text-properties style:font-name="Times New Roman" style:font-name-asian="Times New Roman" style:font-name-complex="Times New Roman"/>
    </style:style>
    <style:style style:name="T8_127" style:family="text">
      <style:text-properties style:font-name="Times New Roman" style:font-name-asian="Times New Roman" style:font-name-complex="Times New Roman"/>
    </style:style>
    <style:style style:name="T8_128" style:family="text">
      <style:text-properties style:font-name="Times New Roman" style:font-name-asian="Times New Roman" style:font-name-complex="Times New Roman"/>
    </style:style>
    <style:style style:name="T8_129" style:family="text">
      <style:text-properties style:font-name="Times New Roman" style:font-name-asian="Times New Roman" style:font-name-complex="Times New Roman"/>
    </style:style>
    <style:style style:name="T8_130" style:family="text">
      <style:text-properties style:font-name="Times New Roman" style:font-name-asian="Times New Roman" style:font-name-complex="Times New Roman"/>
    </style:style>
    <style:style style:name="T8_131" style:family="text">
      <style:text-properties style:font-name="Times New Roman" style:font-name-asian="Times New Roman" style:font-name-complex="Times New Roman"/>
    </style:style>
    <style:style style:name="T8_132" style:family="text">
      <style:text-properties style:font-name="Times New Roman" style:font-name-asian="Times New Roman" style:font-name-complex="Times New Roman"/>
    </style:style>
    <style:style style:name="T8_133" style:family="text">
      <style:text-properties style:font-name="Times New Roman" style:font-name-asian="Times New Roman" style:font-name-complex="Times New Roman"/>
    </style:style>
    <style:style style:name="T8_134" style:family="text">
      <style:text-properties style:font-name="Times New Roman" style:font-name-asian="Times New Roman" style:font-name-complex="Times New Roman"/>
    </style:style>
    <style:style style:name="T8_135" style:family="text">
      <style:text-properties style:font-name="Times New Roman" style:font-name-asian="Times New Roman" style:font-name-complex="Times New Roman"/>
    </style:style>
    <style:style style:name="T8_136" style:family="text">
      <style:text-properties style:font-name="Times New Roman" style:font-name-asian="Times New Roman" style:font-name-complex="Times New Roman"/>
    </style:style>
    <style:style style:name="T8_137" style:family="text">
      <style:text-properties style:font-name="Times New Roman" style:font-name-asian="Times New Roman" style:font-name-complex="Times New Roman"/>
    </style:style>
    <style:style style:name="T8_138" style:family="text">
      <style:text-properties style:font-name="Times New Roman" style:font-name-asian="Times New Roman" style:font-name-complex="Times New Roman"/>
    </style:style>
    <style:style style:name="T8_139" style:family="text">
      <style:text-properties style:font-name="Times New Roman" style:font-name-asian="Times New Roman" style:font-name-complex="Times New Roman"/>
    </style:style>
    <style:style style:name="T8_140" style:family="text">
      <style:text-properties style:font-name="Times New Roman" style:font-name-asian="Times New Roman" style:font-name-complex="Times New Roman"/>
    </style:style>
    <style:style style:name="T8_141" style:family="text">
      <style:text-properties style:font-name="Times New Roman" style:font-name-asian="Times New Roman" style:font-name-complex="Times New Roman"/>
    </style:style>
    <style:style style:name="T8_142" style:family="text">
      <style:text-properties style:font-name="Times New Roman" style:font-name-asian="Times New Roman" style:font-name-complex="Times New Roman"/>
    </style:style>
    <style:style style:name="T8_143" style:family="text">
      <style:text-properties style:font-name="Times New Roman" style:font-name-asian="Times New Roman" style:font-name-complex="Times New Roman"/>
    </style:style>
    <style:style style:name="T8_144" style:family="text">
      <style:text-properties style:font-name="Times New Roman" style:font-name-asian="Times New Roman" style:font-name-complex="Times New Roman"/>
    </style:style>
    <style:style style:name="T8_145" style:family="text">
      <style:text-properties style:font-name="Times New Roman" style:font-name-asian="Times New Roman" style:font-name-complex="Times New Roman"/>
    </style:style>
    <style:style style:name="T8_146" style:family="text">
      <style:text-properties style:font-name="Times New Roman" style:font-name-asian="Times New Roman" style:font-name-complex="Times New Roman"/>
    </style:style>
    <style:style style:name="T8_147" style:family="text">
      <style:text-properties style:font-name="Times New Roman" style:font-name-asian="Times New Roman" style:font-name-complex="Times New Roman"/>
    </style:style>
    <style:style style:name="T8_148" style:family="text">
      <style:text-properties style:font-name="Times New Roman" style:font-name-asian="Times New Roman" style:font-name-complex="Times New Roman"/>
    </style:style>
    <style:style style:name="T8_149" style:family="text">
      <style:text-properties style:font-name="Times New Roman" style:font-name-asian="Times New Roman" style:font-name-complex="Times New Roman"/>
    </style:style>
    <style:style style:name="T8_150" style:family="text">
      <style:text-properties style:font-name="Times New Roman" style:font-name-asian="Times New Roman" style:font-name-complex="Times New Roman"/>
    </style:style>
    <style:style style:name="T8_151" style:family="text">
      <style:text-properties style:font-name="Times New Roman" style:font-name-asian="Times New Roman" style:font-name-complex="Times New Roman"/>
    </style:style>
    <style:style style:name="T8_152" style:family="text">
      <style:text-properties style:font-name="Times New Roman" style:font-name-asian="Times New Roman" style:font-name-complex="Times New Roman"/>
    </style:style>
    <style:style style:name="T8_153" style:family="text">
      <style:text-properties style:font-name="Times New Roman" style:font-name-asian="Times New Roman" style:font-name-complex="Times New Roman"/>
    </style:style>
    <style:style style:name="T8_154" style:family="text">
      <style:text-properties style:font-name="Times New Roman" style:font-name-asian="Times New Roman" style:font-name-complex="Times New Roman"/>
    </style:style>
    <style:style style:name="T8_155" style:family="text">
      <style:text-properties style:font-name="Times New Roman" style:font-name-asian="Times New Roman" style:font-name-complex="Times New Roman"/>
    </style:style>
    <style:style style:name="T8_156" style:family="text">
      <style:text-properties style:font-name="Times New Roman" style:font-name-asian="Times New Roman" style:font-name-complex="Times New Roman"/>
    </style:style>
    <style:style style:name="T8_157" style:family="text">
      <style:text-properties style:font-name="Times New Roman" style:font-name-asian="Times New Roman" style:font-name-complex="Times New Roman"/>
    </style:style>
    <style:style style:name="T8_158" style:family="text">
      <style:text-properties style:font-name="Times New Roman" style:font-name-asian="Times New Roman" style:font-name-complex="Times New Roman"/>
    </style:style>
    <style:style style:name="T8_159" style:family="text">
      <style:text-properties style:font-name="Times New Roman" style:font-name-asian="Times New Roman" style:font-name-complex="Times New Roman"/>
    </style:style>
    <style:style style:name="T8_160" style:family="text">
      <style:text-properties style:font-name="Times New Roman" style:font-name-asian="Times New Roman" style:font-name-complex="Times New Roman"/>
    </style:style>
    <style:style style:name="T8_161" style:family="text">
      <style:text-properties style:font-name="Times New Roman" style:font-name-asian="Times New Roman" style:font-name-complex="Times New Roman"/>
    </style:style>
    <style:style style:name="T8_162" style:family="text">
      <style:text-properties style:font-name="Times New Roman" style:font-name-asian="Times New Roman" style:font-name-complex="Times New Roman"/>
    </style:style>
    <style:style style:name="T8_163" style:family="text">
      <style:text-properties style:font-name="Times New Roman" style:font-name-asian="Times New Roman" style:font-name-complex="Times New Roman"/>
    </style:style>
    <style:style style:name="T8_164" style:family="text">
      <style:text-properties style:font-name="Times New Roman" style:font-name-asian="Times New Roman" style:font-name-complex="Times New Roman"/>
    </style:style>
    <style:style style:name="T8_165" style:family="text">
      <style:text-properties style:font-name="Times New Roman" style:font-name-asian="Times New Roman" style:font-name-complex="Times New Roman"/>
    </style:style>
    <style:style style:name="T8_166" style:family="text">
      <style:text-properties style:font-name="Times New Roman" style:font-name-asian="Times New Roman" style:font-name-complex="Times New Roman"/>
    </style:style>
    <style:style style:name="T8_167" style:family="text">
      <style:text-properties style:font-name="Times New Roman" style:font-name-asian="Times New Roman" style:font-name-complex="Times New Roman"/>
    </style:style>
    <style:style style:name="T8_168" style:family="text">
      <style:text-properties style:font-name="Times New Roman" style:font-name-asian="Times New Roman" style:font-name-complex="Times New Roman"/>
    </style:style>
    <style:style style:name="T8_169" style:family="text">
      <style:text-properties style:font-name="Times New Roman" style:font-name-asian="Times New Roman" style:font-name-complex="Times New Roman"/>
    </style:style>
    <style:style style:name="T8_170" style:family="text">
      <style:text-properties style:font-name="Times New Roman" style:font-name-asian="Times New Roman" style:font-name-complex="Times New Roman"/>
    </style:style>
    <style:style style:name="T8_171" style:family="text">
      <style:text-properties style:font-name="Times New Roman" style:font-name-asian="Times New Roman" style:font-name-complex="Times New Roman"/>
    </style:style>
    <style:style style:name="T8_172" style:family="text">
      <style:text-properties style:font-name="Times New Roman" style:font-name-asian="Times New Roman" style:font-name-complex="Times New Roman"/>
    </style:style>
    <style:style style:name="T8_173" style:family="text">
      <style:text-properties style:font-name="Times New Roman" style:font-name-asian="Times New Roman" style:font-name-complex="Times New Roman"/>
    </style:style>
    <style:style style:name="T8_174" style:family="text">
      <style:text-properties style:font-name="Times New Roman" style:font-name-asian="Times New Roman" style:font-name-complex="Times New Roman"/>
    </style:style>
    <style:style style:name="T8_175" style:family="text">
      <style:text-properties style:font-name="Times New Roman" style:font-name-asian="Times New Roman" style:font-name-complex="Times New Roman"/>
    </style:style>
    <style:style style:name="T8_176" style:family="text">
      <style:text-properties style:font-name="Times New Roman" style:font-name-asian="Times New Roman" style:font-name-complex="Times New Roman"/>
    </style:style>
    <style:style style:name="T8_177" style:family="text">
      <style:text-properties style:font-name="Times New Roman" style:font-name-asian="Times New Roman" style:font-name-complex="Times New Roman"/>
    </style:style>
    <style:style style:name="T8_178" style:family="text">
      <style:text-properties style:font-name="Times New Roman" style:font-name-asian="Times New Roman" style:font-name-complex="Times New Roman"/>
    </style:style>
    <style:style style:name="T8_179" style:family="text">
      <style:text-properties style:font-name="Times New Roman" style:font-name-asian="Times New Roman" style:font-name-complex="Times New Roman"/>
    </style:style>
    <style:style style:name="T8_180" style:family="text">
      <style:text-properties style:font-name="Times New Roman" style:font-name-asian="Times New Roman" style:font-name-complex="Times New Roman"/>
    </style:style>
    <style:style style:name="T8_181" style:family="text">
      <style:text-properties style:font-name="Times New Roman" style:font-name-asian="Times New Roman" style:font-name-complex="Times New Roman"/>
    </style:style>
    <style:style style:name="T8_182" style:family="text">
      <style:text-properties style:font-name="Times New Roman" style:font-name-asian="Times New Roman" style:font-name-complex="Times New Roman"/>
    </style:style>
    <style:style style:name="T8_183" style:family="text">
      <style:text-properties style:font-name="Times New Roman" style:font-name-asian="Times New Roman" style:font-name-complex="Times New Roman"/>
    </style:style>
    <style:style style:name="T8_184" style:family="text">
      <style:text-properties style:font-name="Times New Roman" style:font-name-asian="Times New Roman" style:font-name-complex="Times New Roman"/>
    </style:style>
    <style:style style:name="T8_185" style:family="text">
      <style:text-properties style:font-name="Times New Roman" style:font-name-asian="Times New Roman" style:font-name-complex="Times New Roman"/>
    </style:style>
    <style:style style:name="T8_186" style:family="text">
      <style:text-properties style:font-name="Times New Roman" style:font-name-asian="Times New Roman" style:font-name-complex="Times New Roman"/>
    </style:style>
    <style:style style:name="T8_187" style:family="text">
      <style:text-properties style:font-name="Times New Roman" style:font-name-asian="Times New Roman" style:font-name-complex="Times New Roman"/>
    </style:style>
    <style:style style:name="T8_188" style:family="text">
      <style:text-properties style:font-name="Times New Roman" style:font-name-asian="Times New Roman" style:font-name-complex="Times New Roman"/>
    </style:style>
    <style:style style:name="T8_189" style:family="text">
      <style:text-properties style:font-name="Times New Roman" style:font-name-asian="Times New Roman" style:font-name-complex="Times New Roman"/>
    </style:style>
    <style:style style:name="T8_190" style:family="text">
      <style:text-properties style:font-name="Times New Roman" style:font-name-asian="Times New Roman" style:font-name-complex="Times New Roman"/>
    </style:style>
    <style:style style:name="T8_191" style:family="text">
      <style:text-properties style:font-name="Times New Roman" style:font-name-asian="Times New Roman" style:font-name-complex="Times New Roman"/>
    </style:style>
    <style:style style:name="T8_192" style:family="text">
      <style:text-properties style:font-name="Times New Roman" style:font-name-asian="Times New Roman" style:font-name-complex="Times New Roman"/>
    </style:style>
    <style:style style:name="T8_193" style:family="text">
      <style:text-properties style:font-name="Times New Roman" style:font-name-asian="Times New Roman" style:font-name-complex="Times New Roman"/>
    </style:style>
    <style:style style:name="T8_194" style:family="text">
      <style:text-properties style:font-name="Times New Roman" style:font-name-asian="Times New Roman" style:font-name-complex="Times New Roman"/>
    </style:style>
    <style:style style:name="T8_195" style:family="text">
      <style:text-properties style:font-name="Times New Roman" style:font-name-asian="Times New Roman" style:font-name-complex="Times New Roman"/>
    </style:style>
    <style:style style:name="T8_196" style:family="text">
      <style:text-properties style:font-name="Times New Roman" style:font-name-asian="Times New Roman" style:font-name-complex="Times New Roman"/>
    </style:style>
    <style:style style:name="T8_197" style:family="text">
      <style:text-properties style:font-name="Times New Roman" style:font-name-asian="Times New Roman" style:font-name-complex="Times New Roman"/>
    </style:style>
    <style:style style:name="T8_198" style:family="text">
      <style:text-properties style:font-name="Times New Roman" style:font-name-asian="Times New Roman" style:font-name-complex="Times New Roman"/>
    </style:style>
    <style:style style:name="T8_199" style:family="text">
      <style:text-properties style:font-name="Times New Roman" style:font-name-asian="Times New Roman" style:font-name-complex="Times New Roman"/>
    </style:style>
    <style:style style:name="T8_200" style:family="text">
      <style:text-properties style:font-name="Times New Roman" style:font-name-asian="Times New Roman" style:font-name-complex="Times New Roman"/>
    </style:style>
    <style:style style:name="T8_201" style:family="text">
      <style:text-properties style:font-name="Times New Roman" style:font-name-asian="Times New Roman" style:font-name-complex="Times New Roman"/>
    </style:style>
    <style:style style:name="T8_202" style:family="text">
      <style:text-properties style:font-name="Times New Roman" style:font-name-asian="Times New Roman" style:font-name-complex="Times New Roman"/>
    </style:style>
    <style:style style:name="T8_203" style:family="text">
      <style:text-properties style:font-name="Times New Roman" style:font-name-asian="Times New Roman" style:font-name-complex="Times New Roman"/>
    </style:style>
    <style:style style:name="T8_204" style:family="text">
      <style:text-properties style:font-name="Times New Roman" style:font-name-asian="Times New Roman" style:font-name-complex="Times New Roman"/>
    </style:style>
    <style:style style:name="T8_205" style:family="text">
      <style:text-properties style:font-name="Times New Roman" style:font-name-asian="Times New Roman" style:font-name-complex="Times New Roman"/>
    </style:style>
    <style:style style:name="T8_206" style:family="text">
      <style:text-properties style:font-name="Times New Roman" style:font-name-asian="Times New Roman" style:font-name-complex="Times New Roman"/>
    </style:style>
    <style:style style:name="T8_207" style:family="text">
      <style:text-properties style:font-name="Times New Roman" style:font-name-asian="Times New Roman" style:font-name-complex="Times New Roman"/>
    </style:style>
    <style:style style:name="T8_208" style:family="text">
      <style:text-properties style:font-name="Times New Roman" style:font-name-asian="Times New Roman" style:font-name-complex="Times New Roman"/>
    </style:style>
    <style:style style:name="T8_209" style:family="text">
      <style:text-properties style:font-name="Times New Roman" style:font-name-asian="Times New Roman" style:font-name-complex="Times New Roman"/>
    </style:style>
    <style:style style:name="T8_210" style:family="text">
      <style:text-properties style:font-name="Times New Roman" style:font-name-asian="Times New Roman" style:font-name-complex="Times New Roman"/>
    </style:style>
    <style:style style:name="T8_211" style:family="text">
      <style:text-properties style:font-name="Times New Roman" style:font-name-asian="Times New Roman" style:font-name-complex="Times New Roman"/>
    </style:style>
    <style:style style:name="T8_212" style:family="text">
      <style:text-properties style:font-name="Times New Roman" style:font-name-asian="Times New Roman" style:font-name-complex="Times New Roman"/>
    </style:style>
    <style:style style:name="T8_213" style:family="text">
      <style:text-properties style:font-name="Times New Roman" style:font-name-asian="Times New Roman" style:font-name-complex="Times New Roman"/>
    </style:style>
    <style:style style:name="T8_214" style:family="text">
      <style:text-properties style:font-name="Times New Roman" style:font-name-asian="Times New Roman" style:font-name-complex="Times New Roman"/>
    </style:style>
    <style:style style:name="T8_215" style:family="text">
      <style:text-properties style:font-name="Times New Roman" style:font-name-asian="Times New Roman" style:font-name-complex="Times New Roman"/>
    </style:style>
    <style:style style:name="T8_216" style:family="text">
      <style:text-properties style:font-name="Times New Roman" style:font-name-asian="Times New Roman" style:font-name-complex="Times New Roman"/>
    </style:style>
    <style:style style:name="T8_217" style:family="text">
      <style:text-properties style:font-name="Times New Roman" style:font-name-asian="Times New Roman" style:font-name-complex="Times New Roman"/>
    </style:style>
    <style:style style:name="T8_218" style:family="text">
      <style:text-properties style:font-name="Times New Roman" style:font-name-asian="Times New Roman" style:font-name-complex="Times New Roman"/>
    </style:style>
    <style:style style:name="T8_219" style:family="text">
      <style:text-properties style:font-name="Times New Roman" style:font-name-asian="Times New Roman" style:font-name-complex="Times New Roman"/>
    </style:style>
    <style:style style:name="T8_220" style:family="text">
      <style:text-properties style:font-name="Times New Roman" style:font-name-asian="Times New Roman" style:font-name-complex="Times New Roman"/>
    </style:style>
    <style:style style:name="T8_221" style:family="text">
      <style:text-properties style:font-name="Times New Roman" style:font-name-asian="Times New Roman" style:font-name-complex="Times New Roman"/>
    </style:style>
    <style:style style:name="T8_222" style:family="text">
      <style:text-properties style:font-name="Times New Roman" style:font-name-asian="Times New Roman" style:font-name-complex="Times New Roman"/>
    </style:style>
    <style:style style:name="T8_223" style:family="text">
      <style:text-properties style:font-name="Times New Roman" style:font-name-asian="Times New Roman" style:font-name-complex="Times New Roman"/>
    </style:style>
    <style:style style:name="T8_224" style:family="text">
      <style:text-properties style:font-name="Times New Roman" style:font-name-asian="Times New Roman" style:font-name-complex="Times New Roman"/>
    </style:style>
    <style:style style:name="T8_225" style:family="text">
      <style:text-properties style:font-name="Times New Roman" style:font-name-asian="Times New Roman" style:font-name-complex="Times New Roman"/>
    </style:style>
    <style:style style:name="T8_226" style:family="text">
      <style:text-properties style:font-name="Times New Roman" style:font-name-asian="Times New Roman" style:font-name-complex="Times New Roman"/>
    </style:style>
    <style:style style:name="T8_227" style:family="text">
      <style:text-properties style:font-name="Times New Roman" style:font-name-asian="Times New Roman" style:font-name-complex="Times New Roman"/>
    </style:style>
    <style:style style:name="T8_228" style:family="text">
      <style:text-properties style:font-name="Times New Roman" style:font-name-asian="Times New Roman" style:font-name-complex="Times New Roman"/>
    </style:style>
    <style:style style:name="T8_229" style:family="text">
      <style:text-properties style:font-name="Times New Roman" style:font-name-asian="Times New Roman" style:font-name-complex="Times New Roman"/>
    </style:style>
    <style:style style:name="T8_230" style:family="text">
      <style:text-properties style:font-name="Times New Roman" style:font-name-asian="Times New Roman" style:font-name-complex="Times New Roman"/>
    </style:style>
    <style:style style:name="T8_231" style:family="text">
      <style:text-properties style:font-name="Times New Roman" style:font-name-asian="Times New Roman" style:font-name-complex="Times New Roman"/>
    </style:style>
    <style:style style:name="T8_232" style:family="text">
      <style:text-properties style:font-name="Times New Roman" style:font-name-asian="Times New Roman" style:font-name-complex="Times New Roman"/>
    </style:style>
    <style:style style:name="T8_233" style:family="text">
      <style:text-properties style:font-name="Times New Roman" style:font-name-asian="Times New Roman" style:font-name-complex="Times New Roman"/>
    </style:style>
    <style:style style:name="T8_234" style:family="text">
      <style:text-properties style:font-name="Times New Roman" style:font-name-asian="Times New Roman" style:font-name-complex="Times New Roman"/>
    </style:style>
    <style:style style:name="T8_235" style:family="text">
      <style:text-properties style:font-name="Times New Roman" style:font-name-asian="Times New Roman" style:font-name-complex="Times New Roman"/>
    </style:style>
    <style:style style:name="T8_236" style:family="text">
      <style:text-properties style:font-name="Times New Roman" style:font-name-asian="Times New Roman" style:font-name-complex="Times New Roman"/>
    </style:style>
    <style:style style:name="T8_237" style:family="text">
      <style:text-properties style:font-name="Times New Roman" style:font-name-asian="Times New Roman" style:font-name-complex="Times New Roman"/>
    </style:style>
    <style:style style:name="T8_238" style:family="text">
      <style:text-properties style:font-name="Times New Roman" style:font-name-asian="Times New Roman" style:font-name-complex="Times New Roman"/>
    </style:style>
    <style:style style:name="T8_239" style:family="text">
      <style:text-properties style:font-name="Times New Roman" style:font-name-asian="Times New Roman" style:font-name-complex="Times New Roman"/>
    </style:style>
    <style:style style:name="T8_240" style:family="text">
      <style:text-properties style:font-name="Times New Roman" style:font-name-asian="Times New Roman" style:font-name-complex="Times New Roman"/>
    </style:style>
    <style:style style:name="T8_241" style:family="text">
      <style:text-properties style:font-name="Times New Roman" style:font-name-asian="Times New Roman" style:font-name-complex="Times New Roman"/>
    </style:style>
    <style:style style:name="T8_242" style:family="text">
      <style:text-properties style:font-name="Times New Roman" style:font-name-asian="Times New Roman" style:font-name-complex="Times New Roman"/>
    </style:style>
    <style:style style:name="T8_243" style:family="text">
      <style:text-properties style:font-name="Times New Roman" style:font-name-asian="Times New Roman" style:font-name-complex="Times New Roman"/>
    </style:style>
    <style:style style:name="T8_244" style:family="text">
      <style:text-properties style:font-name="Times New Roman" style:font-name-asian="Times New Roman" style:font-name-complex="Times New Roman"/>
    </style:style>
    <style:style style:name="T8_245" style:family="text">
      <style:text-properties style:font-name="Times New Roman" style:font-name-asian="Times New Roman" style:font-name-complex="Times New Roman"/>
    </style:style>
    <style:style style:name="T8_246" style:family="text">
      <style:text-properties style:font-name="Times New Roman" style:font-name-asian="Times New Roman" style:font-name-complex="Times New Roman"/>
    </style:style>
    <style:style style:name="T8_247" style:family="text">
      <style:text-properties style:font-name="Times New Roman" style:font-name-asian="Times New Roman" style:font-name-complex="Times New Roman"/>
    </style:style>
    <style:style style:name="T8_248" style:family="text">
      <style:text-properties style:font-name="Times New Roman" style:font-name-asian="Times New Roman" style:font-name-complex="Times New Roman"/>
    </style:style>
    <style:style style:name="T8_249" style:family="text">
      <style:text-properties style:font-name="Times New Roman" style:font-name-asian="Times New Roman" style:font-name-complex="Times New Roman"/>
    </style:style>
    <style:style style:name="T8_250" style:family="text">
      <style:text-properties style:font-name="Times New Roman" style:font-name-asian="Times New Roman" style:font-name-complex="Times New Roman"/>
    </style:style>
    <style:style style:name="T8_251" style:family="text">
      <style:text-properties style:font-name="Times New Roman" style:font-name-asian="Times New Roman" style:font-name-complex="Times New Roman"/>
    </style:style>
    <style:style style:name="T8_252" style:family="text">
      <style:text-properties style:font-name="Times New Roman" style:font-name-asian="Times New Roman" style:font-name-complex="Times New Roman"/>
    </style:style>
    <style:style style:name="T8_253" style:family="text">
      <style:text-properties style:font-name="Times New Roman" style:font-name-asian="Times New Roman" style:font-name-complex="Times New Roman"/>
    </style:style>
    <style:style style:name="T8_254" style:family="text">
      <style:text-properties style:font-name="Times New Roman" style:font-name-asian="Times New Roman" style:font-name-complex="Times New Roman"/>
    </style:style>
    <style:style style:name="T8_255" style:family="text">
      <style:text-properties style:font-name="Times New Roman" style:font-name-asian="Times New Roman" style:font-name-complex="Times New Roman"/>
    </style:style>
    <style:style style:name="T8_256" style:family="text">
      <style:text-properties style:font-name="Times New Roman" style:font-name-asian="Times New Roman" style:font-name-complex="Times New Roman"/>
    </style:style>
    <style:style style:name="T8_257" style:family="text">
      <style:text-properties style:font-name="Times New Roman" style:font-name-asian="Times New Roman" style:font-name-complex="Times New Roman"/>
    </style:style>
    <style:style style:name="T8_258" style:family="text">
      <style:text-properties style:font-name="Times New Roman" style:font-name-asian="Times New Roman" style:font-name-complex="Times New Roman"/>
    </style:style>
    <style:style style:name="T8_259" style:family="text">
      <style:text-properties style:font-name="Times New Roman" style:font-name-asian="Times New Roman" style:font-name-complex="Times New Roman"/>
    </style:style>
    <style:style style:name="T8_260" style:family="text">
      <style:text-properties style:font-name="Times New Roman" style:font-name-asian="Times New Roman" style:font-name-complex="Times New Roman"/>
    </style:style>
    <style:style style:name="T8_261" style:family="text">
      <style:text-properties style:font-name="Times New Roman" style:font-name-asian="Times New Roman" style:font-name-complex="Times New Roman"/>
    </style:style>
    <style:style style:name="T8_262" style:family="text">
      <style:text-properties style:font-name="Times New Roman" style:font-name-asian="Times New Roman" style:font-name-complex="Times New Roman"/>
    </style:style>
    <style:style style:name="T8_263" style:family="text">
      <style:text-properties style:font-name="Times New Roman" style:font-name-asian="Times New Roman" style:font-name-complex="Times New Roman"/>
    </style:style>
    <style:style style:name="T8_264" style:family="text">
      <style:text-properties style:font-name="Times New Roman" style:font-name-asian="Times New Roman" style:font-name-complex="Times New Roman"/>
    </style:style>
    <style:style style:name="T8_265" style:family="text">
      <style:text-properties style:font-name="Times New Roman" style:font-name-asian="Times New Roman" style:font-name-complex="Times New Roman"/>
    </style:style>
    <style:style style:name="T8_266" style:family="text">
      <style:text-properties style:font-name="Times New Roman" style:font-name-asian="Times New Roman" style:font-name-complex="Times New Roman"/>
    </style:style>
    <style:style style:name="T8_267" style:family="text">
      <style:text-properties style:font-name="Times New Roman" style:font-name-asian="Times New Roman" style:font-name-complex="Times New Roman"/>
    </style:style>
    <style:style style:name="T8_268" style:family="text">
      <style:text-properties style:font-name="Times New Roman" style:font-name-asian="Times New Roman" style:font-name-complex="Times New Roman"/>
    </style:style>
    <style:style style:name="T8_269" style:family="text">
      <style:text-properties style:font-name="Times New Roman" style:font-name-asian="Times New Roman" style:font-name-complex="Times New Roman"/>
    </style:style>
    <style:style style:name="T8_270" style:family="text">
      <style:text-properties style:font-name="Times New Roman" style:font-name-asian="Times New Roman" style:font-name-complex="Times New Roman"/>
    </style:style>
    <style:style style:name="T8_271" style:family="text">
      <style:text-properties style:font-name="Times New Roman" style:font-name-asian="Times New Roman" style:font-name-complex="Times New Roman"/>
    </style:style>
    <style:style style:name="T8_272" style:family="text">
      <style:text-properties style:font-name="Times New Roman" style:font-name-asian="Times New Roman" style:font-name-complex="Times New Roman"/>
    </style:style>
    <style:style style:name="T8_273" style:family="text">
      <style:text-properties style:font-name="Times New Roman" style:font-name-asian="Times New Roman" style:font-name-complex="Times New Roman"/>
    </style:style>
    <style:style style:name="T8_274" style:family="text">
      <style:text-properties style:font-name="Times New Roman" style:font-name-asian="Times New Roman" style:font-name-complex="Times New Roman"/>
    </style:style>
    <style:style style:name="T8_275" style:family="text">
      <style:text-properties style:font-name="Times New Roman" style:font-name-asian="Times New Roman" style:font-name-complex="Times New Roman"/>
    </style:style>
    <style:style style:name="T8_276" style:family="text">
      <style:text-properties style:font-name="Times New Roman" style:font-name-asian="Times New Roman" style:font-name-complex="Times New Roman"/>
    </style:style>
    <style:style style:name="T8_277" style:family="text">
      <style:text-properties style:font-name="Times New Roman" style:font-name-asian="Times New Roman" style:font-name-complex="Times New Roman"/>
    </style:style>
    <style:style style:name="T8_278" style:family="text">
      <style:text-properties style:font-name="Times New Roman" style:font-name-asian="Times New Roman" style:font-name-complex="Times New Roman"/>
    </style:style>
    <style:style style:name="T8_279" style:family="text">
      <style:text-properties style:font-name="Times New Roman" style:font-name-asian="Times New Roman" style:font-name-complex="Times New Roman"/>
    </style:style>
    <style:style style:name="T8_280" style:family="text">
      <style:text-properties style:font-name="Times New Roman" style:font-name-asian="Times New Roman" style:font-name-complex="Times New Roman"/>
    </style:style>
    <style:style style:name="T8_281" style:family="text">
      <style:text-properties style:font-name="Times New Roman" style:font-name-asian="Times New Roman" style:font-name-complex="Times New Roman"/>
    </style:style>
    <style:style style:name="T8_282" style:family="text">
      <style:text-properties style:font-name="Times New Roman" style:font-name-asian="Times New Roman" style:font-name-complex="Times New Roman"/>
    </style:style>
    <style:style style:name="T8_283" style:family="text">
      <style:text-properties style:font-name="Times New Roman" style:font-name-asian="Times New Roman" style:font-name-complex="Times New Roman"/>
    </style:style>
    <style:style style:name="T8_284" style:family="text">
      <style:text-properties style:font-name="Times New Roman" style:font-name-asian="Times New Roman" style:font-name-complex="Times New Roman"/>
    </style:style>
    <style:style style:name="T8_285" style:family="text">
      <style:text-properties style:font-name="Times New Roman" style:font-name-asian="Times New Roman" style:font-name-complex="Times New Roman"/>
    </style:style>
    <style:style style:name="T8_286" style:family="text">
      <style:text-properties style:font-name="Times New Roman" style:font-name-asian="Times New Roman" style:font-name-complex="Times New Roman"/>
    </style:style>
    <style:style style:name="T8_287" style:family="text">
      <style:text-properties style:font-name="Times New Roman" style:font-name-asian="Times New Roman" style:font-name-complex="Times New Roman"/>
    </style:style>
    <style:style style:name="T8_288" style:family="text">
      <style:text-properties style:font-name="Times New Roman" style:font-name-asian="Times New Roman" style:font-name-complex="Times New Roman"/>
    </style:style>
    <style:style style:name="T8_289" style:family="text">
      <style:text-properties style:font-name="Times New Roman" style:font-name-asian="Times New Roman" style:font-name-complex="Times New Roman"/>
    </style:style>
    <style:style style:name="T8_290" style:family="text">
      <style:text-properties style:font-name="Times New Roman" style:font-name-asian="Times New Roman" style:font-name-complex="Times New Roman"/>
    </style:style>
    <style:style style:name="T8_291" style:family="text">
      <style:text-properties style:font-name="Times New Roman" style:font-name-asian="Times New Roman" style:font-name-complex="Times New Roman"/>
    </style:style>
    <style:style style:name="T8_292" style:family="text">
      <style:text-properties style:font-name="Times New Roman" style:font-name-asian="Times New Roman" style:font-name-complex="Times New Roman"/>
    </style:style>
    <style:style style:name="T8_293" style:family="text">
      <style:text-properties style:font-name="Times New Roman" style:font-name-asian="Times New Roman" style:font-name-complex="Times New Roman"/>
    </style:style>
    <style:style style:name="T8_294" style:family="text">
      <style:text-properties style:font-name="Times New Roman" style:font-name-asian="Times New Roman" style:font-name-complex="Times New Roman"/>
    </style:style>
    <style:style style:name="T8_295" style:family="text">
      <style:text-properties style:font-name="Times New Roman" style:font-name-asian="Times New Roman" style:font-name-complex="Times New Roman"/>
    </style:style>
    <style:style style:name="T8_296" style:family="text">
      <style:text-properties style:font-name="Times New Roman" style:font-name-asian="Times New Roman" style:font-name-complex="Times New Roman"/>
    </style:style>
    <style:style style:name="T8_297" style:family="text">
      <style:text-properties style:font-name="Times New Roman" style:font-name-asian="Times New Roman" style:font-name-complex="Times New Roman"/>
    </style:style>
    <style:style style:name="T8_298" style:family="text">
      <style:text-properties style:font-name="Times New Roman" style:font-name-asian="Times New Roman" style:font-name-complex="Times New Roman"/>
    </style:style>
    <style:style style:name="T8_299" style:family="text">
      <style:text-properties style:font-name="Times New Roman" style:font-name-asian="Times New Roman" style:font-name-complex="Times New Roman"/>
    </style:style>
    <style:style style:name="T8_300" style:family="text">
      <style:text-properties style:font-name="Times New Roman" style:font-name-asian="Times New Roman" style:font-name-complex="Times New Roman"/>
    </style:style>
    <style:style style:name="T8_301" style:family="text">
      <style:text-properties style:font-name="Times New Roman" style:font-name-asian="Times New Roman" style:font-name-complex="Times New Roman"/>
    </style:style>
    <style:style style:name="T8_302" style:family="text">
      <style:text-properties style:font-name="Times New Roman" style:font-name-asian="Times New Roman" style:font-name-complex="Times New Roman"/>
    </style:style>
    <style:style style:name="T8_303" style:family="text">
      <style:text-properties style:font-name="Times New Roman" style:font-name-asian="Times New Roman" style:font-name-complex="Times New Roman"/>
    </style:style>
    <style:style style:name="T8_304" style:family="text">
      <style:text-properties style:font-name="Times New Roman" style:font-name-asian="Times New Roman" style:font-name-complex="Times New Roman"/>
    </style:style>
    <style:style style:name="T8_305" style:family="text">
      <style:text-properties style:font-name="Times New Roman" style:font-name-asian="Times New Roman" style:font-name-complex="Times New Roman"/>
    </style:style>
    <style:style style:name="T8_306" style:family="text">
      <style:text-properties style:font-name="Times New Roman" style:font-name-asian="Times New Roman" style:font-name-complex="Times New Roman"/>
    </style:style>
    <style:style style:name="T8_307" style:family="text">
      <style:text-properties style:font-name="Times New Roman" style:font-name-asian="Times New Roman" style:font-name-complex="Times New Roman"/>
    </style:style>
    <style:style style:name="T8_308" style:family="text">
      <style:text-properties style:font-name="Times New Roman" style:font-name-asian="Times New Roman" style:font-name-complex="Times New Roman"/>
    </style:style>
    <style:style style:name="T8_309" style:family="text">
      <style:text-properties style:font-name="Times New Roman" style:font-name-asian="Times New Roman" style:font-name-complex="Times New Roman"/>
    </style:style>
    <style:style style:name="T8_310" style:family="text">
      <style:text-properties style:font-name="Times New Roman" style:font-name-asian="Times New Roman" style:font-name-complex="Times New Roman"/>
    </style:style>
    <style:style style:name="T8_311" style:family="text">
      <style:text-properties style:font-name="Times New Roman" style:font-name-asian="Times New Roman" style:font-name-complex="Times New Roman"/>
    </style:style>
    <style:style style:name="T8_312" style:family="text">
      <style:text-properties style:font-name="Times New Roman" style:font-name-asian="Times New Roman" style:font-name-complex="Times New Roman"/>
    </style:style>
    <style:style style:name="T8_313" style:family="text">
      <style:text-properties style:font-name="Times New Roman" style:font-name-asian="Times New Roman" style:font-name-complex="Times New Roman"/>
    </style:style>
    <style:style style:name="T8_314" style:family="text">
      <style:text-properties style:font-name="Times New Roman" style:font-name-asian="Times New Roman" style:font-name-complex="Times New Roman"/>
    </style:style>
    <style:style style:name="T8_315" style:family="text">
      <style:text-properties style:font-name="Times New Roman" style:font-name-asian="Times New Roman" style:font-name-complex="Times New Roman"/>
    </style:style>
    <style:style style:name="T8_316" style:family="text">
      <style:text-properties style:font-name="Times New Roman" style:font-name-asian="Times New Roman" style:font-name-complex="Times New Roman"/>
    </style:style>
    <style:style style:name="T8_317" style:family="text">
      <style:text-properties style:font-name="Times New Roman" style:font-name-asian="Times New Roman" style:font-name-complex="Times New Roman"/>
    </style:style>
    <style:style style:name="T8_318" style:family="text">
      <style:text-properties style:font-name="Times New Roman" style:font-name-asian="Times New Roman" style:font-name-complex="Times New Roman"/>
    </style:style>
    <style:style style:name="T8_319" style:family="text">
      <style:text-properties style:font-name="Times New Roman" style:font-name-asian="Times New Roman" style:font-name-complex="Times New Roman"/>
    </style:style>
    <style:style style:name="T8_320" style:family="text">
      <style:text-properties style:font-name="Times New Roman" style:font-name-asian="Times New Roman" style:font-name-complex="Times New Roman"/>
    </style:style>
    <style:style style:name="T8_321" style:family="text">
      <style:text-properties style:font-name="Times New Roman" style:font-name-asian="Times New Roman" style:font-name-complex="Times New Roman"/>
    </style:style>
    <style:style style:name="T8_322" style:family="text">
      <style:text-properties style:font-name="Times New Roman" style:font-name-asian="Times New Roman" style:font-name-complex="Times New Roman"/>
    </style:style>
    <style:style style:name="T8_323" style:family="text">
      <style:text-properties style:font-name="Times New Roman" style:font-name-asian="Times New Roman" style:font-name-complex="Times New Roman"/>
    </style:style>
    <style:style style:name="T8_324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T9_151" style:family="text">
      <style:text-properties style:font-name="Times New Roman" style:font-name-asian="Times New Roman" style:font-name-complex="Times New Roman"/>
    </style:style>
    <style:style style:name="T9_152" style:family="text">
      <style:text-properties style:font-name="Times New Roman" style:font-name-asian="Times New Roman" style:font-name-complex="Times New Roman"/>
    </style:style>
    <style:style style:name="T9_153" style:family="text">
      <style:text-properties style:font-name="Times New Roman" style:font-name-asian="Times New Roman" style:font-name-complex="Times New Roman"/>
    </style:style>
    <style:style style:name="T9_154" style:family="text">
      <style:text-properties style:font-name="Times New Roman" style:font-name-asian="Times New Roman" style:font-name-complex="Times New Roman"/>
    </style:style>
    <style:style style:name="T9_155" style:family="text">
      <style:text-properties style:font-name="Times New Roman" style:font-name-asian="Times New Roman" style:font-name-complex="Times New Roman"/>
    </style:style>
    <style:style style:name="T9_156" style:family="text">
      <style:text-properties style:font-name="Times New Roman" style:font-name-asian="Times New Roman" style:font-name-complex="Times New Roman"/>
    </style:style>
    <style:style style:name="T9_157" style:family="text">
      <style:text-properties style:font-name="Times New Roman" style:font-name-asian="Times New Roman" style:font-name-complex="Times New Roman"/>
    </style:style>
    <style:style style:name="T9_158" style:family="text">
      <style:text-properties style:font-name="Times New Roman" style:font-name-asian="Times New Roman" style:font-name-complex="Times New Roman"/>
    </style:style>
    <style:style style:name="T9_159" style:family="text">
      <style:text-properties style:font-name="Times New Roman" style:font-name-asian="Times New Roman" style:font-name-complex="Times New Roman"/>
    </style:style>
    <style:style style:name="T9_160" style:family="text">
      <style:text-properties style:font-name="Times New Roman" style:font-name-asian="Times New Roman" style:font-name-complex="Times New Roman"/>
    </style:style>
    <style:style style:name="T9_161" style:family="text">
      <style:text-properties style:font-name="Times New Roman" style:font-name-asian="Times New Roman" style:font-name-complex="Times New Roman"/>
    </style:style>
    <style:style style:name="T9_162" style:family="text">
      <style:text-properties style:font-name="Times New Roman" style:font-name-asian="Times New Roman" style:font-name-complex="Times New Roman"/>
    </style:style>
    <style:style style:name="T9_163" style:family="text">
      <style:text-properties style:font-name="Times New Roman" style:font-name-asian="Times New Roman" style:font-name-complex="Times New Roman"/>
    </style:style>
    <style:style style:name="T9_164" style:family="text">
      <style:text-properties style:font-name="Times New Roman" style:font-name-asian="Times New Roman" style:font-name-complex="Times New Roman"/>
    </style:style>
    <style:style style:name="T9_165" style:family="text">
      <style:text-properties style:font-name="Times New Roman" style:font-name-asian="Times New Roman" style:font-name-complex="Times New Roman"/>
    </style:style>
    <style:style style:name="T9_166" style:family="text">
      <style:text-properties style:font-name="Times New Roman" style:font-name-asian="Times New Roman" style:font-name-complex="Times New Roman"/>
    </style:style>
    <style:style style:name="T9_167" style:family="text">
      <style:text-properties style:font-name="Times New Roman" style:font-name-asian="Times New Roman" style:font-name-complex="Times New Roman"/>
    </style:style>
    <style:style style:name="T9_168" style:family="text">
      <style:text-properties style:font-name="Times New Roman" style:font-name-asian="Times New Roman" style:font-name-complex="Times New Roman"/>
    </style:style>
    <style:style style:name="T9_169" style:family="text">
      <style:text-properties style:font-name="Times New Roman" style:font-name-asian="Times New Roman" style:font-name-complex="Times New Roman"/>
    </style:style>
    <style:style style:name="T9_170" style:family="text">
      <style:text-properties style:font-name="Times New Roman" style:font-name-asian="Times New Roman" style:font-name-complex="Times New Roman"/>
    </style:style>
    <style:style style:name="T9_171" style:family="text">
      <style:text-properties style:font-name="Times New Roman" style:font-name-asian="Times New Roman" style:font-name-complex="Times New Roman"/>
    </style:style>
    <style:style style:name="T9_172" style:family="text">
      <style:text-properties style:font-name="Times New Roman" style:font-name-asian="Times New Roman" style:font-name-complex="Times New Roman"/>
    </style:style>
    <style:style style:name="T9_173" style:family="text">
      <style:text-properties style:font-name="Times New Roman" style:font-name-asian="Times New Roman" style:font-name-complex="Times New Roman"/>
    </style:style>
    <style:style style:name="T9_174" style:family="text">
      <style:text-properties style:font-name="Times New Roman" style:font-name-asian="Times New Roman" style:font-name-complex="Times New Roman"/>
    </style:style>
    <style:style style:name="T9_175" style:family="text">
      <style:text-properties style:font-name="Times New Roman" style:font-name-asian="Times New Roman" style:font-name-complex="Times New Roman"/>
    </style:style>
    <style:style style:name="T9_176" style:family="text">
      <style:text-properties style:font-name="Times New Roman" style:font-name-asian="Times New Roman" style:font-name-complex="Times New Roman"/>
    </style:style>
    <style:style style:name="T9_177" style:family="text">
      <style:text-properties style:font-name="Times New Roman" style:font-name-asian="Times New Roman" style:font-name-complex="Times New Roman"/>
    </style:style>
    <style:style style:name="T9_178" style:family="text">
      <style:text-properties style:font-name="Times New Roman" style:font-name-asian="Times New Roman" style:font-name-complex="Times New Roman"/>
    </style:style>
    <style:style style:name="T9_179" style:family="text">
      <style:text-properties style:font-name="Times New Roman" style:font-name-asian="Times New Roman" style:font-name-complex="Times New Roman"/>
    </style:style>
    <style:style style:name="T9_180" style:family="text">
      <style:text-properties style:font-name="Times New Roman" style:font-name-asian="Times New Roman" style:font-name-complex="Times New Roman"/>
    </style:style>
    <style:style style:name="T9_181" style:family="text">
      <style:text-properties style:font-name="Times New Roman" style:font-name-asian="Times New Roman" style:font-name-complex="Times New Roman"/>
    </style:style>
    <style:style style:name="T9_182" style:family="text">
      <style:text-properties style:font-name="Times New Roman" style:font-name-asian="Times New Roman" style:font-name-complex="Times New Roman"/>
    </style:style>
    <style:style style:name="T9_183" style:family="text">
      <style:text-properties style:font-name="Times New Roman" style:font-name-asian="Times New Roman" style:font-name-complex="Times New Roman"/>
    </style:style>
    <style:style style:name="T9_184" style:family="text">
      <style:text-properties style:font-name="Times New Roman" style:font-name-asian="Times New Roman" style:font-name-complex="Times New Roman"/>
    </style:style>
    <style:style style:name="T9_185" style:family="text">
      <style:text-properties style:font-name="Times New Roman" style:font-name-asian="Times New Roman" style:font-name-complex="Times New Roman"/>
    </style:style>
    <style:style style:name="T9_186" style:family="text">
      <style:text-properties style:font-name="Times New Roman" style:font-name-asian="Times New Roman" style:font-name-complex="Times New Roman"/>
    </style:style>
    <style:style style:name="T9_187" style:family="text">
      <style:text-properties style:font-name="Times New Roman" style:font-name-asian="Times New Roman" style:font-name-complex="Times New Roman"/>
    </style:style>
    <style:style style:name="T9_188" style:family="text">
      <style:text-properties style:font-name="Times New Roman" style:font-name-asian="Times New Roman" style:font-name-complex="Times New Roman"/>
    </style:style>
    <style:style style:name="T9_189" style:family="text">
      <style:text-properties style:font-name="Times New Roman" style:font-name-asian="Times New Roman" style:font-name-complex="Times New Roman"/>
    </style:style>
    <style:style style:name="T9_190" style:family="text">
      <style:text-properties style:font-name="Times New Roman" style:font-name-asian="Times New Roman" style:font-name-complex="Times New Roman"/>
    </style:style>
    <style:style style:name="T9_191" style:family="text">
      <style:text-properties style:font-name="Times New Roman" style:font-name-asian="Times New Roman" style:font-name-complex="Times New Roman"/>
    </style:style>
    <style:style style:name="T9_192" style:family="text">
      <style:text-properties style:font-name="Times New Roman" style:font-name-asian="Times New Roman" style:font-name-complex="Times New Roman"/>
    </style:style>
    <style:style style:name="T9_193" style:family="text">
      <style:text-properties style:font-name="Times New Roman" style:font-name-asian="Times New Roman" style:font-name-complex="Times New Roman"/>
    </style:style>
    <style:style style:name="T9_194" style:family="text">
      <style:text-properties style:font-name="Times New Roman" style:font-name-asian="Times New Roman" style:font-name-complex="Times New Roman"/>
    </style:style>
    <style:style style:name="T9_195" style:family="text">
      <style:text-properties style:font-name="Times New Roman" style:font-name-asian="Times New Roman" style:font-name-complex="Times New Roman"/>
    </style:style>
    <style:style style:name="T9_196" style:family="text">
      <style:text-properties style:font-name="Times New Roman" style:font-name-asian="Times New Roman" style:font-name-complex="Times New Roman"/>
    </style:style>
    <style:style style:name="T9_197" style:family="text">
      <style:text-properties style:font-name="Times New Roman" style:font-name-asian="Times New Roman" style:font-name-complex="Times New Roman"/>
    </style:style>
    <style:style style:name="T9_198" style:family="text">
      <style:text-properties style:font-name="Times New Roman" style:font-name-asian="Times New Roman" style:font-name-complex="Times New Roman"/>
    </style:style>
    <style:style style:name="T9_199" style:family="text">
      <style:text-properties style:font-name="Times New Roman" style:font-name-asian="Times New Roman" style:font-name-complex="Times New Roman"/>
    </style:style>
    <style:style style:name="T9_200" style:family="text">
      <style:text-properties style:font-name="Times New Roman" style:font-name-asian="Times New Roman" style:font-name-complex="Times New Roman"/>
    </style:style>
    <style:style style:name="T9_201" style:family="text">
      <style:text-properties style:font-name="Times New Roman" style:font-name-asian="Times New Roman" style:font-name-complex="Times New Roman"/>
    </style:style>
    <style:style style:name="T9_202" style:family="text">
      <style:text-properties style:font-name="Times New Roman" style:font-name-asian="Times New Roman" style:font-name-complex="Times New Roman"/>
    </style:style>
    <style:style style:name="T9_203" style:family="text">
      <style:text-properties style:font-name="Times New Roman" style:font-name-asian="Times New Roman" style:font-name-complex="Times New Roman"/>
    </style:style>
    <style:style style:name="T9_204" style:family="text">
      <style:text-properties style:font-name="Times New Roman" style:font-name-asian="Times New Roman" style:font-name-complex="Times New Roman"/>
    </style:style>
    <style:style style:name="T9_205" style:family="text">
      <style:text-properties style:font-name="Times New Roman" style:font-name-asian="Times New Roman" style:font-name-complex="Times New Roman"/>
    </style:style>
    <style:style style:name="T9_206" style:family="text">
      <style:text-properties style:font-name="Times New Roman" style:font-name-asian="Times New Roman" style:font-name-complex="Times New Roman"/>
    </style:style>
    <style:style style:name="T9_207" style:family="text">
      <style:text-properties style:font-name="Times New Roman" style:font-name-asian="Times New Roman" style:font-name-complex="Times New Roman"/>
    </style:style>
    <style:style style:name="T9_208" style:family="text">
      <style:text-properties style:font-name="Times New Roman" style:font-name-asian="Times New Roman" style:font-name-complex="Times New Roman"/>
    </style:style>
    <style:style style:name="T9_209" style:family="text">
      <style:text-properties style:font-name="Times New Roman" style:font-name-asian="Times New Roman" style:font-name-complex="Times New Roman"/>
    </style:style>
    <style:style style:name="T9_210" style:family="text">
      <style:text-properties style:font-name="Times New Roman" style:font-name-asian="Times New Roman" style:font-name-complex="Times New Roman"/>
    </style:style>
    <style:style style:name="T9_211" style:family="text">
      <style:text-properties style:font-name="Times New Roman" style:font-name-asian="Times New Roman" style:font-name-complex="Times New Roman"/>
    </style:style>
    <style:style style:name="T9_212" style:family="text">
      <style:text-properties style:font-name="Times New Roman" style:font-name-asian="Times New Roman" style:font-name-complex="Times New Roman"/>
    </style:style>
    <style:style style:name="T9_213" style:family="text">
      <style:text-properties style:font-name="Times New Roman" style:font-name-asian="Times New Roman" style:font-name-complex="Times New Roman"/>
    </style:style>
    <style:style style:name="T9_214" style:family="text">
      <style:text-properties style:font-name="Times New Roman" style:font-name-asian="Times New Roman" style:font-name-complex="Times New Roman"/>
    </style:style>
    <style:style style:name="T9_215" style:family="text">
      <style:text-properties style:font-name="Times New Roman" style:font-name-asian="Times New Roman" style:font-name-complex="Times New Roman"/>
    </style:style>
    <style:style style:name="T9_216" style:family="text">
      <style:text-properties style:font-name="Times New Roman" style:font-name-asian="Times New Roman" style:font-name-complex="Times New Roman"/>
    </style:style>
    <style:style style:name="T9_217" style:family="text">
      <style:text-properties style:font-name="Times New Roman" style:font-name-asian="Times New Roman" style:font-name-complex="Times New Roman"/>
    </style:style>
    <style:style style:name="T9_218" style:family="text">
      <style:text-properties style:font-name="Times New Roman" style:font-name-asian="Times New Roman" style:font-name-complex="Times New Roman"/>
    </style:style>
    <style:style style:name="T9_219" style:family="text">
      <style:text-properties style:font-name="Times New Roman" style:font-name-asian="Times New Roman" style:font-name-complex="Times New Roman"/>
    </style:style>
    <style:style style:name="T9_220" style:family="text">
      <style:text-properties style:font-name="Times New Roman" style:font-name-asian="Times New Roman" style:font-name-complex="Times New Roman"/>
    </style:style>
    <style:style style:name="T9_221" style:family="text">
      <style:text-properties style:font-name="Times New Roman" style:font-name-asian="Times New Roman" style:font-name-complex="Times New Roman"/>
    </style:style>
    <style:style style:name="T9_222" style:family="text">
      <style:text-properties style:font-name="Times New Roman" style:font-name-asian="Times New Roman" style:font-name-complex="Times New Roman"/>
    </style:style>
    <style:style style:name="T9_223" style:family="text">
      <style:text-properties style:font-name="Times New Roman" style:font-name-asian="Times New Roman" style:font-name-complex="Times New Roman"/>
    </style:style>
    <style:style style:name="T9_224" style:family="text">
      <style:text-properties style:font-name="Times New Roman" style:font-name-asian="Times New Roman" style:font-name-complex="Times New Roman"/>
    </style:style>
    <style:style style:name="T9_225" style:family="text">
      <style:text-properties style:font-name="Times New Roman" style:font-name-asian="Times New Roman" style:font-name-complex="Times New Roman"/>
    </style:style>
    <style:style style:name="T9_226" style:family="text">
      <style:text-properties style:font-name="Times New Roman" style:font-name-asian="Times New Roman" style:font-name-complex="Times New Roman"/>
    </style:style>
    <style:style style:name="T9_227" style:family="text">
      <style:text-properties style:font-name="Times New Roman" style:font-name-asian="Times New Roman" style:font-name-complex="Times New Roman"/>
    </style:style>
    <style:style style:name="T9_228" style:family="text">
      <style:text-properties style:font-name="Times New Roman" style:font-name-asian="Times New Roman" style:font-name-complex="Times New Roman"/>
    </style:style>
    <style:style style:name="T9_229" style:family="text">
      <style:text-properties style:font-name="Times New Roman" style:font-name-asian="Times New Roman" style:font-name-complex="Times New Roman"/>
    </style:style>
    <style:style style:name="T9_230" style:family="text">
      <style:text-properties style:font-name="Times New Roman" style:font-name-asian="Times New Roman" style:font-name-complex="Times New Roman"/>
    </style:style>
    <style:style style:name="T9_231" style:family="text">
      <style:text-properties style:font-name="Times New Roman" style:font-name-asian="Times New Roman" style:font-name-complex="Times New Roman"/>
    </style:style>
    <style:style style:name="T9_232" style:family="text">
      <style:text-properties style:font-name="Times New Roman" style:font-name-asian="Times New Roman" style:font-name-complex="Times New Roman"/>
    </style:style>
    <style:style style:name="T9_233" style:family="text">
      <style:text-properties style:font-name="Times New Roman" style:font-name-asian="Times New Roman" style:font-name-complex="Times New Roman"/>
    </style:style>
    <style:style style:name="T9_234" style:family="text">
      <style:text-properties style:font-name="Times New Roman" style:font-name-asian="Times New Roman" style:font-name-complex="Times New Roman"/>
    </style:style>
    <style:style style:name="T9_235" style:family="text">
      <style:text-properties style:font-name="Times New Roman" style:font-name-asian="Times New Roman" style:font-name-complex="Times New Roman"/>
    </style:style>
    <style:style style:name="T9_236" style:family="text">
      <style:text-properties style:font-name="Times New Roman" style:font-name-asian="Times New Roman" style:font-name-complex="Times New Roman"/>
    </style:style>
    <style:style style:name="T9_237" style:family="text">
      <style:text-properties style:font-name="Times New Roman" style:font-name-asian="Times New Roman" style:font-name-complex="Times New Roman"/>
    </style:style>
    <style:style style:name="T9_238" style:family="text">
      <style:text-properties style:font-name="Times New Roman" style:font-name-asian="Times New Roman" style:font-name-complex="Times New Roman"/>
    </style:style>
    <style:style style:name="T9_239" style:family="text">
      <style:text-properties style:font-name="Times New Roman" style:font-name-asian="Times New Roman" style:font-name-complex="Times New Roman"/>
    </style:style>
    <style:style style:name="T9_240" style:family="text">
      <style:text-properties style:font-name="Times New Roman" style:font-name-asian="Times New Roman" style:font-name-complex="Times New Roman"/>
    </style:style>
    <style:style style:name="T9_241" style:family="text">
      <style:text-properties style:font-name="Times New Roman" style:font-name-asian="Times New Roman" style:font-name-complex="Times New Roman"/>
    </style:style>
    <style:style style:name="T9_242" style:family="text">
      <style:text-properties style:font-name="Times New Roman" style:font-name-asian="Times New Roman" style:font-name-complex="Times New Roman"/>
    </style:style>
    <style:style style:name="T9_243" style:family="text">
      <style:text-properties style:font-name="Times New Roman" style:font-name-asian="Times New Roman" style:font-name-complex="Times New Roman"/>
    </style:style>
    <style:style style:name="T9_244" style:family="text">
      <style:text-properties style:font-name="Times New Roman" style:font-name-asian="Times New Roman" style:font-name-complex="Times New Roman"/>
    </style:style>
    <style:style style:name="T9_245" style:family="text">
      <style:text-properties style:font-name="Times New Roman" style:font-name-asian="Times New Roman" style:font-name-complex="Times New Roman"/>
    </style:style>
    <style:style style:name="T9_246" style:family="text">
      <style:text-properties style:font-name="Times New Roman" style:font-name-asian="Times New Roman" style:font-name-complex="Times New Roman"/>
    </style:style>
    <style:style style:name="T9_247" style:family="text">
      <style:text-properties style:font-name="Times New Roman" style:font-name-asian="Times New Roman" style:font-name-complex="Times New Roman"/>
    </style:style>
    <style:style style:name="T9_248" style:family="text">
      <style:text-properties style:font-name="Times New Roman" style:font-name-asian="Times New Roman" style:font-name-complex="Times New Roman"/>
    </style:style>
    <style:style style:name="T9_249" style:family="text">
      <style:text-properties style:font-name="Times New Roman" style:font-name-asian="Times New Roman" style:font-name-complex="Times New Roman"/>
    </style:style>
    <style:style style:name="T9_250" style:family="text">
      <style:text-properties style:font-name="Times New Roman" style:font-name-asian="Times New Roman" style:font-name-complex="Times New Roman"/>
    </style:style>
    <style:style style:name="T9_251" style:family="text">
      <style:text-properties style:font-name="Times New Roman" style:font-name-asian="Times New Roman" style:font-name-complex="Times New Roman"/>
    </style:style>
    <style:style style:name="T9_252" style:family="text">
      <style:text-properties style:font-name="Times New Roman" style:font-name-asian="Times New Roman" style:font-name-complex="Times New Roman"/>
    </style:style>
    <style:style style:name="T9_253" style:family="text">
      <style:text-properties style:font-name="Times New Roman" style:font-name-asian="Times New Roman" style:font-name-complex="Times New Roman"/>
    </style:style>
    <style:style style:name="T9_254" style:family="text">
      <style:text-properties style:font-name="Times New Roman" style:font-name-asian="Times New Roman" style:font-name-complex="Times New Roman"/>
    </style:style>
    <style:style style:name="T9_255" style:family="text">
      <style:text-properties style:font-name="Times New Roman" style:font-name-asian="Times New Roman" style:font-name-complex="Times New Roman"/>
    </style:style>
    <style:style style:name="T9_256" style:family="text">
      <style:text-properties style:font-name="Times New Roman" style:font-name-asian="Times New Roman" style:font-name-complex="Times New Roman"/>
    </style:style>
    <style:style style:name="T9_257" style:family="text">
      <style:text-properties style:font-name="Times New Roman" style:font-name-asian="Times New Roman" style:font-name-complex="Times New Roman"/>
    </style:style>
    <style:style style:name="T9_258" style:family="text">
      <style:text-properties style:font-name="Times New Roman" style:font-name-asian="Times New Roman" style:font-name-complex="Times New Roman"/>
    </style:style>
    <style:style style:name="T9_259" style:family="text">
      <style:text-properties style:font-name="Times New Roman" style:font-name-asian="Times New Roman" style:font-name-complex="Times New Roman"/>
    </style:style>
    <style:style style:name="T9_260" style:family="text">
      <style:text-properties style:font-name="Times New Roman" style:font-name-asian="Times New Roman" style:font-name-complex="Times New Roman"/>
    </style:style>
    <style:style style:name="T9_261" style:family="text">
      <style:text-properties style:font-name="Times New Roman" style:font-name-asian="Times New Roman" style:font-name-complex="Times New Roman"/>
    </style:style>
    <style:style style:name="T9_262" style:family="text">
      <style:text-properties style:font-name="Times New Roman" style:font-name-asian="Times New Roman" style:font-name-complex="Times New Roman"/>
    </style:style>
    <style:style style:name="T9_263" style:family="text">
      <style:text-properties style:font-name="Times New Roman" style:font-name-asian="Times New Roman" style:font-name-complex="Times New Roman"/>
    </style:style>
    <style:style style:name="T9_264" style:family="text">
      <style:text-properties style:font-name="Times New Roman" style:font-name-asian="Times New Roman" style:font-name-complex="Times New Roman"/>
    </style:style>
    <style:style style:name="T9_265" style:family="text">
      <style:text-properties style:font-name="Times New Roman" style:font-name-asian="Times New Roman" style:font-name-complex="Times New Roman"/>
    </style:style>
    <style:style style:name="T9_266" style:family="text">
      <style:text-properties style:font-name="Times New Roman" style:font-name-asian="Times New Roman" style:font-name-complex="Times New Roman"/>
    </style:style>
    <style:style style:name="T9_267" style:family="text">
      <style:text-properties style:font-name="Times New Roman" style:font-name-asian="Times New Roman" style:font-name-complex="Times New Roman"/>
    </style:style>
    <style:style style:name="T9_268" style:family="text">
      <style:text-properties style:font-name="Times New Roman" style:font-name-asian="Times New Roman" style:font-name-complex="Times New Roman"/>
    </style:style>
    <style:style style:name="T9_269" style:family="text">
      <style:text-properties style:font-name="Times New Roman" style:font-name-asian="Times New Roman" style:font-name-complex="Times New Roman"/>
    </style:style>
    <style:style style:name="T9_270" style:family="text">
      <style:text-properties style:font-name="Times New Roman" style:font-name-asian="Times New Roman" style:font-name-complex="Times New Roman"/>
    </style:style>
    <style:style style:name="T9_271" style:family="text">
      <style:text-properties style:font-name="Times New Roman" style:font-name-asian="Times New Roman" style:font-name-complex="Times New Roman"/>
    </style:style>
    <style:style style:name="T9_272" style:family="text">
      <style:text-properties style:font-name="Times New Roman" style:font-name-asian="Times New Roman" style:font-name-complex="Times New Roman"/>
    </style:style>
    <style:style style:name="T9_273" style:family="text">
      <style:text-properties style:font-name="Times New Roman" style:font-name-asian="Times New Roman" style:font-name-complex="Times New Roman"/>
    </style:style>
    <style:style style:name="T9_274" style:family="text">
      <style:text-properties style:font-name="Times New Roman" style:font-name-asian="Times New Roman" style:font-name-complex="Times New Roman"/>
    </style:style>
    <style:style style:name="T9_275" style:family="text">
      <style:text-properties style:font-name="Times New Roman" style:font-name-asian="Times New Roman" style:font-name-complex="Times New Roman"/>
    </style:style>
    <style:style style:name="T9_276" style:family="text">
      <style:text-properties style:font-name="Times New Roman" style:font-name-asian="Times New Roman" style:font-name-complex="Times New Roman"/>
    </style:style>
    <style:style style:name="T9_277" style:family="text">
      <style:text-properties style:font-name="Times New Roman" style:font-name-asian="Times New Roman" style:font-name-complex="Times New Roman"/>
    </style:style>
    <style:style style:name="T9_278" style:family="text">
      <style:text-properties style:font-name="Times New Roman" style:font-name-asian="Times New Roman" style:font-name-complex="Times New Roman"/>
    </style:style>
    <style:style style:name="T9_279" style:family="text">
      <style:text-properties style:font-name="Times New Roman" style:font-name-asian="Times New Roman" style:font-name-complex="Times New Roman"/>
    </style:style>
    <style:style style:name="T9_280" style:family="text">
      <style:text-properties style:font-name="Times New Roman" style:font-name-asian="Times New Roman" style:font-name-complex="Times New Roman"/>
    </style:style>
    <style:style style:name="T9_281" style:family="text">
      <style:text-properties style:font-name="Times New Roman" style:font-name-asian="Times New Roman" style:font-name-complex="Times New Roman"/>
    </style:style>
    <style:style style:name="T9_282" style:family="text">
      <style:text-properties style:font-name="Times New Roman" style:font-name-asian="Times New Roman" style:font-name-complex="Times New Roman"/>
    </style:style>
    <style:style style:name="T9_283" style:family="text">
      <style:text-properties style:font-name="Times New Roman" style:font-name-asian="Times New Roman" style:font-name-complex="Times New Roman"/>
    </style:style>
    <style:style style:name="T9_284" style:family="text">
      <style:text-properties style:font-name="Times New Roman" style:font-name-asian="Times New Roman" style:font-name-complex="Times New Roman"/>
    </style:style>
    <style:style style:name="T9_285" style:family="text">
      <style:text-properties style:font-name="Times New Roman" style:font-name-asian="Times New Roman" style:font-name-complex="Times New Roman"/>
    </style:style>
    <style:style style:name="T9_286" style:family="text">
      <style:text-properties style:font-name="Times New Roman" style:font-name-asian="Times New Roman" style:font-name-complex="Times New Roman"/>
    </style:style>
    <style:style style:name="T9_287" style:family="text">
      <style:text-properties style:font-name="Times New Roman" style:font-name-asian="Times New Roman" style:font-name-complex="Times New Roman"/>
    </style:style>
    <style:style style:name="T9_288" style:family="text">
      <style:text-properties style:font-name="Times New Roman" style:font-name-asian="Times New Roman" style:font-name-complex="Times New Roman"/>
    </style:style>
    <style:style style:name="T9_289" style:family="text">
      <style:text-properties style:font-name="Times New Roman" style:font-name-asian="Times New Roman" style:font-name-complex="Times New Roman"/>
    </style:style>
    <style:style style:name="T9_290" style:family="text">
      <style:text-properties style:font-name="Times New Roman" style:font-name-asian="Times New Roman" style:font-name-complex="Times New Roman"/>
    </style:style>
    <style:style style:name="T9_291" style:family="text">
      <style:text-properties style:font-name="Times New Roman" style:font-name-asian="Times New Roman" style:font-name-complex="Times New Roman"/>
    </style:style>
    <style:style style:name="T9_292" style:family="text">
      <style:text-properties style:font-name="Times New Roman" style:font-name-asian="Times New Roman" style:font-name-complex="Times New Roman"/>
    </style:style>
    <style:style style:name="T9_293" style:family="text">
      <style:text-properties style:font-name="Times New Roman" style:font-name-asian="Times New Roman" style:font-name-complex="Times New Roman"/>
    </style:style>
    <style:style style:name="T9_294" style:family="text">
      <style:text-properties style:font-name="Times New Roman" style:font-name-asian="Times New Roman" style:font-name-complex="Times New Roman"/>
    </style:style>
    <style:style style:name="T9_295" style:family="text">
      <style:text-properties style:font-name="Times New Roman" style:font-name-asian="Times New Roman" style:font-name-complex="Times New Roman"/>
    </style:style>
    <style:style style:name="T9_296" style:family="text">
      <style:text-properties style:font-name="Times New Roman" style:font-name-asian="Times New Roman" style:font-name-complex="Times New Roman"/>
    </style:style>
    <style:style style:name="T9_297" style:family="text">
      <style:text-properties style:font-name="Times New Roman" style:font-name-asian="Times New Roman" style:font-name-complex="Times New Roman"/>
    </style:style>
    <style:style style:name="T9_298" style:family="text">
      <style:text-properties style:font-name="Times New Roman" style:font-name-asian="Times New Roman" style:font-name-complex="Times New Roman"/>
    </style:style>
    <style:style style:name="T9_299" style:family="text">
      <style:text-properties style:font-name="Times New Roman" style:font-name-asian="Times New Roman" style:font-name-complex="Times New Roman"/>
    </style:style>
    <style:style style:name="T9_300" style:family="text">
      <style:text-properties style:font-name="Times New Roman" style:font-name-asian="Times New Roman" style:font-name-complex="Times New Roman"/>
    </style:style>
    <style:style style:name="T9_301" style:family="text">
      <style:text-properties style:font-name="Times New Roman" style:font-name-asian="Times New Roman" style:font-name-complex="Times New Roman"/>
    </style:style>
    <style:style style:name="T9_302" style:family="text">
      <style:text-properties style:font-name="Times New Roman" style:font-name-asian="Times New Roman" style:font-name-complex="Times New Roman"/>
    </style:style>
    <style:style style:name="T9_303" style:family="text">
      <style:text-properties style:font-name="Times New Roman" style:font-name-asian="Times New Roman" style:font-name-complex="Times New Roman"/>
    </style:style>
    <style:style style:name="T9_304" style:family="text">
      <style:text-properties style:font-name="Times New Roman" style:font-name-asian="Times New Roman" style:font-name-complex="Times New Roman"/>
    </style:style>
    <style:style style:name="T9_305" style:family="text">
      <style:text-properties style:font-name="Times New Roman" style:font-name-asian="Times New Roman" style:font-name-complex="Times New Roman"/>
    </style:style>
    <style:style style:name="T9_306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T10_139" style:family="text">
      <style:text-properties style:font-name="Times New Roman" style:font-name-asian="Times New Roman" style:font-name-complex="Times New Roman"/>
    </style:style>
    <style:style style:name="T10_140" style:family="text">
      <style:text-properties style:font-name="Times New Roman" style:font-name-asian="Times New Roman" style:font-name-complex="Times New Roman"/>
    </style:style>
    <style:style style:name="T10_141" style:family="text">
      <style:text-properties style:font-name="Times New Roman" style:font-name-asian="Times New Roman" style:font-name-complex="Times New Roman"/>
    </style:style>
    <style:style style:name="T10_142" style:family="text">
      <style:text-properties style:font-name="Times New Roman" style:font-name-asian="Times New Roman" style:font-name-complex="Times New Roman"/>
    </style:style>
    <style:style style:name="T10_143" style:family="text">
      <style:text-properties style:font-name="Times New Roman" style:font-name-asian="Times New Roman" style:font-name-complex="Times New Roman"/>
    </style:style>
    <style:style style:name="T10_144" style:family="text">
      <style:text-properties style:font-name="Times New Roman" style:font-name-asian="Times New Roman" style:font-name-complex="Times New Roman"/>
    </style:style>
    <style:style style:name="T10_145" style:family="text">
      <style:text-properties style:font-name="Times New Roman" style:font-name-asian="Times New Roman" style:font-name-complex="Times New Roman"/>
    </style:style>
    <style:style style:name="T10_146" style:family="text">
      <style:text-properties style:font-name="Times New Roman" style:font-name-asian="Times New Roman" style:font-name-complex="Times New Roman"/>
    </style:style>
    <style:style style:name="T10_147" style:family="text">
      <style:text-properties style:font-name="Times New Roman" style:font-name-asian="Times New Roman" style:font-name-complex="Times New Roman"/>
    </style:style>
    <style:style style:name="T10_148" style:family="text">
      <style:text-properties style:font-name="Times New Roman" style:font-name-asian="Times New Roman" style:font-name-complex="Times New Roman"/>
    </style:style>
    <style:style style:name="T10_149" style:family="text">
      <style:text-properties style:font-name="Times New Roman" style:font-name-asian="Times New Roman" style:font-name-complex="Times New Roman"/>
    </style:style>
    <style:style style:name="T10_150" style:family="text">
      <style:text-properties style:font-name="Times New Roman" style:font-name-asian="Times New Roman" style:font-name-complex="Times New Roman"/>
    </style:style>
    <style:style style:name="T10_151" style:family="text">
      <style:text-properties style:font-name="Times New Roman" style:font-name-asian="Times New Roman" style:font-name-complex="Times New Roman"/>
    </style:style>
    <style:style style:name="T10_152" style:family="text">
      <style:text-properties style:font-name="Times New Roman" style:font-name-asian="Times New Roman" style:font-name-complex="Times New Roman"/>
    </style:style>
    <style:style style:name="T10_153" style:family="text">
      <style:text-properties style:font-name="Times New Roman" style:font-name-asian="Times New Roman" style:font-name-complex="Times New Roman"/>
    </style:style>
    <style:style style:name="T10_154" style:family="text">
      <style:text-properties style:font-name="Times New Roman" style:font-name-asian="Times New Roman" style:font-name-complex="Times New Roman"/>
    </style:style>
    <style:style style:name="T10_155" style:family="text">
      <style:text-properties style:font-name="Times New Roman" style:font-name-asian="Times New Roman" style:font-name-complex="Times New Roman"/>
    </style:style>
    <style:style style:name="T10_156" style:family="text">
      <style:text-properties style:font-name="Times New Roman" style:font-name-asian="Times New Roman" style:font-name-complex="Times New Roman"/>
    </style:style>
    <style:style style:name="T10_157" style:family="text">
      <style:text-properties style:font-name="Times New Roman" style:font-name-asian="Times New Roman" style:font-name-complex="Times New Roman"/>
    </style:style>
    <style:style style:name="T10_158" style:family="text">
      <style:text-properties style:font-name="Times New Roman" style:font-name-asian="Times New Roman" style:font-name-complex="Times New Roman"/>
    </style:style>
    <style:style style:name="T10_159" style:family="text">
      <style:text-properties style:font-name="Times New Roman" style:font-name-asian="Times New Roman" style:font-name-complex="Times New Roman"/>
    </style:style>
    <style:style style:name="T10_160" style:family="text">
      <style:text-properties style:font-name="Times New Roman" style:font-name-asian="Times New Roman" style:font-name-complex="Times New Roman"/>
    </style:style>
    <style:style style:name="T10_161" style:family="text">
      <style:text-properties style:font-name="Times New Roman" style:font-name-asian="Times New Roman" style:font-name-complex="Times New Roman"/>
    </style:style>
    <style:style style:name="T10_162" style:family="text">
      <style:text-properties style:font-name="Times New Roman" style:font-name-asian="Times New Roman" style:font-name-complex="Times New Roman"/>
    </style:style>
    <style:style style:name="T10_163" style:family="text">
      <style:text-properties style:font-name="Times New Roman" style:font-name-asian="Times New Roman" style:font-name-complex="Times New Roman"/>
    </style:style>
    <style:style style:name="T10_164" style:family="text">
      <style:text-properties style:font-name="Times New Roman" style:font-name-asian="Times New Roman" style:font-name-complex="Times New Roman"/>
    </style:style>
    <style:style style:name="T10_165" style:family="text">
      <style:text-properties style:font-name="Times New Roman" style:font-name-asian="Times New Roman" style:font-name-complex="Times New Roman"/>
    </style:style>
    <style:style style:name="T10_166" style:family="text">
      <style:text-properties style:font-name="Times New Roman" style:font-name-asian="Times New Roman" style:font-name-complex="Times New Roman"/>
    </style:style>
    <style:style style:name="T10_167" style:family="text">
      <style:text-properties style:font-name="Times New Roman" style:font-name-asian="Times New Roman" style:font-name-complex="Times New Roman"/>
    </style:style>
    <style:style style:name="T10_168" style:family="text">
      <style:text-properties style:font-name="Times New Roman" style:font-name-asian="Times New Roman" style:font-name-complex="Times New Roman"/>
    </style:style>
    <style:style style:name="T10_169" style:family="text">
      <style:text-properties style:font-name="Times New Roman" style:font-name-asian="Times New Roman" style:font-name-complex="Times New Roman"/>
    </style:style>
    <style:style style:name="T10_170" style:family="text">
      <style:text-properties style:font-name="Times New Roman" style:font-name-asian="Times New Roman" style:font-name-complex="Times New Roman"/>
    </style:style>
    <style:style style:name="T10_171" style:family="text">
      <style:text-properties style:font-name="Times New Roman" style:font-name-asian="Times New Roman" style:font-name-complex="Times New Roman"/>
    </style:style>
    <style:style style:name="T10_172" style:family="text">
      <style:text-properties style:font-name="Times New Roman" style:font-name-asian="Times New Roman" style:font-name-complex="Times New Roman"/>
    </style:style>
    <style:style style:name="T10_173" style:family="text">
      <style:text-properties style:font-name="Times New Roman" style:font-name-asian="Times New Roman" style:font-name-complex="Times New Roman"/>
    </style:style>
    <style:style style:name="T10_174" style:family="text">
      <style:text-properties style:font-name="Times New Roman" style:font-name-asian="Times New Roman" style:font-name-complex="Times New Roman"/>
    </style:style>
    <style:style style:name="T10_175" style:family="text">
      <style:text-properties style:font-name="Times New Roman" style:font-name-asian="Times New Roman" style:font-name-complex="Times New Roman"/>
    </style:style>
    <style:style style:name="T10_176" style:family="text">
      <style:text-properties style:font-name="Times New Roman" style:font-name-asian="Times New Roman" style:font-name-complex="Times New Roman"/>
    </style:style>
    <style:style style:name="T10_177" style:family="text">
      <style:text-properties style:font-name="Times New Roman" style:font-name-asian="Times New Roman" style:font-name-complex="Times New Roman"/>
    </style:style>
    <style:style style:name="T10_178" style:family="text">
      <style:text-properties style:font-name="Times New Roman" style:font-name-asian="Times New Roman" style:font-name-complex="Times New Roman"/>
    </style:style>
    <style:style style:name="T10_179" style:family="text">
      <style:text-properties style:font-name="Times New Roman" style:font-name-asian="Times New Roman" style:font-name-complex="Times New Roman"/>
    </style:style>
    <style:style style:name="T10_180" style:family="text">
      <style:text-properties style:font-name="Times New Roman" style:font-name-asian="Times New Roman" style:font-name-complex="Times New Roman"/>
    </style:style>
    <style:style style:name="T10_181" style:family="text">
      <style:text-properties style:font-name="Times New Roman" style:font-name-asian="Times New Roman" style:font-name-complex="Times New Roman"/>
    </style:style>
    <style:style style:name="T10_182" style:family="text">
      <style:text-properties style:font-name="Times New Roman" style:font-name-asian="Times New Roman" style:font-name-complex="Times New Roman"/>
    </style:style>
    <style:style style:name="T10_183" style:family="text">
      <style:text-properties style:font-name="Times New Roman" style:font-name-asian="Times New Roman" style:font-name-complex="Times New Roman"/>
    </style:style>
    <style:style style:name="T10_184" style:family="text">
      <style:text-properties style:font-name="Times New Roman" style:font-name-asian="Times New Roman" style:font-name-complex="Times New Roman"/>
    </style:style>
    <style:style style:name="T10_185" style:family="text">
      <style:text-properties style:font-name="Times New Roman" style:font-name-asian="Times New Roman" style:font-name-complex="Times New Roman"/>
    </style:style>
    <style:style style:name="T10_186" style:family="text">
      <style:text-properties style:font-name="Times New Roman" style:font-name-asian="Times New Roman" style:font-name-complex="Times New Roman"/>
    </style:style>
    <style:style style:name="T10_187" style:family="text">
      <style:text-properties style:font-name="Times New Roman" style:font-name-asian="Times New Roman" style:font-name-complex="Times New Roman"/>
    </style:style>
    <style:style style:name="T10_188" style:family="text">
      <style:text-properties style:font-name="Times New Roman" style:font-name-asian="Times New Roman" style:font-name-complex="Times New Roman"/>
    </style:style>
    <style:style style:name="T10_189" style:family="text">
      <style:text-properties style:font-name="Times New Roman" style:font-name-asian="Times New Roman" style:font-name-complex="Times New Roman"/>
    </style:style>
    <style:style style:name="T10_190" style:family="text">
      <style:text-properties style:font-name="Times New Roman" style:font-name-asian="Times New Roman" style:font-name-complex="Times New Roman"/>
    </style:style>
    <style:style style:name="T10_191" style:family="text">
      <style:text-properties style:font-name="Times New Roman" style:font-name-asian="Times New Roman" style:font-name-complex="Times New Roman"/>
    </style:style>
    <style:style style:name="T10_192" style:family="text">
      <style:text-properties style:font-name="Times New Roman" style:font-name-asian="Times New Roman" style:font-name-complex="Times New Roman"/>
    </style:style>
    <style:style style:name="T10_193" style:family="text">
      <style:text-properties style:font-name="Times New Roman" style:font-name-asian="Times New Roman" style:font-name-complex="Times New Roman"/>
    </style:style>
    <style:style style:name="T10_194" style:family="text">
      <style:text-properties style:font-name="Times New Roman" style:font-name-asian="Times New Roman" style:font-name-complex="Times New Roman"/>
    </style:style>
    <style:style style:name="T10_195" style:family="text">
      <style:text-properties style:font-name="Times New Roman" style:font-name-asian="Times New Roman" style:font-name-complex="Times New Roman"/>
    </style:style>
    <style:style style:name="T10_196" style:family="text">
      <style:text-properties style:font-name="Times New Roman" style:font-name-asian="Times New Roman" style:font-name-complex="Times New Roman"/>
    </style:style>
    <style:style style:name="T10_197" style:family="text">
      <style:text-properties style:font-name="Times New Roman" style:font-name-asian="Times New Roman" style:font-name-complex="Times New Roman"/>
    </style:style>
    <style:style style:name="T10_198" style:family="text">
      <style:text-properties style:font-name="Times New Roman" style:font-name-asian="Times New Roman" style:font-name-complex="Times New Roman"/>
    </style:style>
    <style:style style:name="T10_199" style:family="text">
      <style:text-properties style:font-name="Times New Roman" style:font-name-asian="Times New Roman" style:font-name-complex="Times New Roman"/>
    </style:style>
    <style:style style:name="T10_200" style:family="text">
      <style:text-properties style:font-name="Times New Roman" style:font-name-asian="Times New Roman" style:font-name-complex="Times New Roman"/>
    </style:style>
    <style:style style:name="T10_201" style:family="text">
      <style:text-properties style:font-name="Times New Roman" style:font-name-asian="Times New Roman" style:font-name-complex="Times New Roman"/>
    </style:style>
    <style:style style:name="T10_202" style:family="text">
      <style:text-properties style:font-name="Times New Roman" style:font-name-asian="Times New Roman" style:font-name-complex="Times New Roman"/>
    </style:style>
    <style:style style:name="T10_203" style:family="text">
      <style:text-properties style:font-name="Times New Roman" style:font-name-asian="Times New Roman" style:font-name-complex="Times New Roman"/>
    </style:style>
    <style:style style:name="T10_204" style:family="text">
      <style:text-properties style:font-name="Times New Roman" style:font-name-asian="Times New Roman" style:font-name-complex="Times New Roman"/>
    </style:style>
    <style:style style:name="T10_205" style:family="text">
      <style:text-properties style:font-name="Times New Roman" style:font-name-asian="Times New Roman" style:font-name-complex="Times New Roman"/>
    </style:style>
    <style:style style:name="T10_206" style:family="text">
      <style:text-properties style:font-name="Times New Roman" style:font-name-asian="Times New Roman" style:font-name-complex="Times New Roman"/>
    </style:style>
    <style:style style:name="T10_207" style:family="text">
      <style:text-properties style:font-name="Times New Roman" style:font-name-asian="Times New Roman" style:font-name-complex="Times New Roman"/>
    </style:style>
    <style:style style:name="T10_208" style:family="text">
      <style:text-properties style:font-name="Times New Roman" style:font-name-asian="Times New Roman" style:font-name-complex="Times New Roman"/>
    </style:style>
    <style:style style:name="T10_209" style:family="text">
      <style:text-properties style:font-name="Times New Roman" style:font-name-asian="Times New Roman" style:font-name-complex="Times New Roman"/>
    </style:style>
    <style:style style:name="T10_210" style:family="text">
      <style:text-properties style:font-name="Times New Roman" style:font-name-asian="Times New Roman" style:font-name-complex="Times New Roman"/>
    </style:style>
    <style:style style:name="T10_211" style:family="text">
      <style:text-properties style:font-name="Times New Roman" style:font-name-asian="Times New Roman" style:font-name-complex="Times New Roman"/>
    </style:style>
    <style:style style:name="T10_212" style:family="text">
      <style:text-properties style:font-name="Times New Roman" style:font-name-asian="Times New Roman" style:font-name-complex="Times New Roman"/>
    </style:style>
    <style:style style:name="T10_213" style:family="text">
      <style:text-properties style:font-name="Times New Roman" style:font-name-asian="Times New Roman" style:font-name-complex="Times New Roman"/>
    </style:style>
    <style:style style:name="T10_214" style:family="text">
      <style:text-properties style:font-name="Times New Roman" style:font-name-asian="Times New Roman" style:font-name-complex="Times New Roman"/>
    </style:style>
    <style:style style:name="T10_215" style:family="text">
      <style:text-properties style:font-name="Times New Roman" style:font-name-asian="Times New Roman" style:font-name-complex="Times New Roman"/>
    </style:style>
    <style:style style:name="T10_216" style:family="text">
      <style:text-properties style:font-name="Times New Roman" style:font-name-asian="Times New Roman" style:font-name-complex="Times New Roman"/>
    </style:style>
    <style:style style:name="T10_217" style:family="text">
      <style:text-properties style:font-name="Times New Roman" style:font-name-asian="Times New Roman" style:font-name-complex="Times New Roman"/>
    </style:style>
    <style:style style:name="T10_218" style:family="text">
      <style:text-properties style:font-name="Times New Roman" style:font-name-asian="Times New Roman" style:font-name-complex="Times New Roman"/>
    </style:style>
    <style:style style:name="T10_219" style:family="text">
      <style:text-properties style:font-name="Times New Roman" style:font-name-asian="Times New Roman" style:font-name-complex="Times New Roman"/>
    </style:style>
    <style:style style:name="T10_220" style:family="text">
      <style:text-properties style:font-name="Times New Roman" style:font-name-asian="Times New Roman" style:font-name-complex="Times New Roman"/>
    </style:style>
    <style:style style:name="T10_221" style:family="text">
      <style:text-properties style:font-name="Times New Roman" style:font-name-asian="Times New Roman" style:font-name-complex="Times New Roman"/>
    </style:style>
    <style:style style:name="T10_222" style:family="text">
      <style:text-properties style:font-name="Times New Roman" style:font-name-asian="Times New Roman" style:font-name-complex="Times New Roman"/>
    </style:style>
    <style:style style:name="T10_223" style:family="text">
      <style:text-properties style:font-name="Times New Roman" style:font-name-asian="Times New Roman" style:font-name-complex="Times New Roman"/>
    </style:style>
    <style:style style:name="T10_224" style:family="text">
      <style:text-properties style:font-name="Times New Roman" style:font-name-asian="Times New Roman" style:font-name-complex="Times New Roman"/>
    </style:style>
    <style:style style:name="T10_225" style:family="text">
      <style:text-properties style:font-name="Times New Roman" style:font-name-asian="Times New Roman" style:font-name-complex="Times New Roman"/>
    </style:style>
    <style:style style:name="T10_226" style:family="text">
      <style:text-properties style:font-name="Times New Roman" style:font-name-asian="Times New Roman" style:font-name-complex="Times New Roman"/>
    </style:style>
    <style:style style:name="T10_227" style:family="text">
      <style:text-properties style:font-name="Times New Roman" style:font-name-asian="Times New Roman" style:font-name-complex="Times New Roman"/>
    </style:style>
    <style:style style:name="T10_228" style:family="text">
      <style:text-properties style:font-name="Times New Roman" style:font-name-asian="Times New Roman" style:font-name-complex="Times New Roman"/>
    </style:style>
    <style:style style:name="T10_229" style:family="text">
      <style:text-properties style:font-name="Times New Roman" style:font-name-asian="Times New Roman" style:font-name-complex="Times New Roman"/>
    </style:style>
    <style:style style:name="T10_230" style:family="text">
      <style:text-properties style:font-name="Times New Roman" style:font-name-asian="Times New Roman" style:font-name-complex="Times New Roman"/>
    </style:style>
    <style:style style:name="T10_231" style:family="text">
      <style:text-properties style:font-name="Times New Roman" style:font-name-asian="Times New Roman" style:font-name-complex="Times New Roman"/>
    </style:style>
    <style:style style:name="T10_232" style:family="text">
      <style:text-properties style:font-name="Times New Roman" style:font-name-asian="Times New Roman" style:font-name-complex="Times New Roman"/>
    </style:style>
    <style:style style:name="T10_233" style:family="text">
      <style:text-properties style:font-name="Times New Roman" style:font-name-asian="Times New Roman" style:font-name-complex="Times New Roman"/>
    </style:style>
    <style:style style:name="T10_234" style:family="text">
      <style:text-properties style:font-name="Times New Roman" style:font-name-asian="Times New Roman" style:font-name-complex="Times New Roman"/>
    </style:style>
    <style:style style:name="T10_235" style:family="text">
      <style:text-properties style:font-name="Times New Roman" style:font-name-asian="Times New Roman" style:font-name-complex="Times New Roman"/>
    </style:style>
    <style:style style:name="T10_236" style:family="text">
      <style:text-properties style:font-name="Times New Roman" style:font-name-asian="Times New Roman" style:font-name-complex="Times New Roman"/>
    </style:style>
    <style:style style:name="T10_237" style:family="text">
      <style:text-properties style:font-name="Times New Roman" style:font-name-asian="Times New Roman" style:font-name-complex="Times New Roman"/>
    </style:style>
    <style:style style:name="T10_238" style:family="text">
      <style:text-properties style:font-name="Times New Roman" style:font-name-asian="Times New Roman" style:font-name-complex="Times New Roman"/>
    </style:style>
    <style:style style:name="T10_239" style:family="text">
      <style:text-properties style:font-name="Times New Roman" style:font-name-asian="Times New Roman" style:font-name-complex="Times New Roman"/>
    </style:style>
    <style:style style:name="T10_240" style:family="text">
      <style:text-properties style:font-name="Times New Roman" style:font-name-asian="Times New Roman" style:font-name-complex="Times New Roman"/>
    </style:style>
    <style:style style:name="T10_241" style:family="text">
      <style:text-properties style:font-name="Times New Roman" style:font-name-asian="Times New Roman" style:font-name-complex="Times New Roman"/>
    </style:style>
    <style:style style:name="T10_242" style:family="text">
      <style:text-properties style:font-name="Times New Roman" style:font-name-asian="Times New Roman" style:font-name-complex="Times New Roman"/>
    </style:style>
    <style:style style:name="T10_243" style:family="text">
      <style:text-properties style:font-name="Times New Roman" style:font-name-asian="Times New Roman" style:font-name-complex="Times New Roman"/>
    </style:style>
    <style:style style:name="T10_244" style:family="text">
      <style:text-properties style:font-name="Times New Roman" style:font-name-asian="Times New Roman" style:font-name-complex="Times New Roman"/>
    </style:style>
    <style:style style:name="T10_245" style:family="text">
      <style:text-properties style:font-name="Times New Roman" style:font-name-asian="Times New Roman" style:font-name-complex="Times New Roman"/>
    </style:style>
    <style:style style:name="T10_246" style:family="text">
      <style:text-properties style:font-name="Times New Roman" style:font-name-asian="Times New Roman" style:font-name-complex="Times New Roman"/>
    </style:style>
    <style:style style:name="T10_247" style:family="text">
      <style:text-properties style:font-name="Times New Roman" style:font-name-asian="Times New Roman" style:font-name-complex="Times New Roman"/>
    </style:style>
    <style:style style:name="T10_248" style:family="text">
      <style:text-properties style:font-name="Times New Roman" style:font-name-asian="Times New Roman" style:font-name-complex="Times New Roman"/>
    </style:style>
    <style:style style:name="T10_249" style:family="text">
      <style:text-properties style:font-name="Times New Roman" style:font-name-asian="Times New Roman" style:font-name-complex="Times New Roman"/>
    </style:style>
    <style:style style:name="T10_250" style:family="text">
      <style:text-properties style:font-name="Times New Roman" style:font-name-asian="Times New Roman" style:font-name-complex="Times New Roman"/>
    </style:style>
    <style:style style:name="T10_251" style:family="text">
      <style:text-properties style:font-name="Times New Roman" style:font-name-asian="Times New Roman" style:font-name-complex="Times New Roman"/>
    </style:style>
    <style:style style:name="T10_252" style:family="text">
      <style:text-properties style:font-name="Times New Roman" style:font-name-asian="Times New Roman" style:font-name-complex="Times New Roman"/>
    </style:style>
    <style:style style:name="T10_253" style:family="text">
      <style:text-properties style:font-name="Times New Roman" style:font-name-asian="Times New Roman" style:font-name-complex="Times New Roman"/>
    </style:style>
    <style:style style:name="T10_254" style:family="text">
      <style:text-properties style:font-name="Times New Roman" style:font-name-asian="Times New Roman" style:font-name-complex="Times New Roman"/>
    </style:style>
    <style:style style:name="T10_255" style:family="text">
      <style:text-properties style:font-name="Times New Roman" style:font-name-asian="Times New Roman" style:font-name-complex="Times New Roman"/>
    </style:style>
    <style:style style:name="T10_256" style:family="text">
      <style:text-properties style:font-name="Times New Roman" style:font-name-asian="Times New Roman" style:font-name-complex="Times New Roman"/>
    </style:style>
    <style:style style:name="T10_257" style:family="text">
      <style:text-properties style:font-name="Times New Roman" style:font-name-asian="Times New Roman" style:font-name-complex="Times New Roman"/>
    </style:style>
    <style:style style:name="T10_258" style:family="text">
      <style:text-properties style:font-name="Times New Roman" style:font-name-asian="Times New Roman" style:font-name-complex="Times New Roman"/>
    </style:style>
    <style:style style:name="T10_259" style:family="text">
      <style:text-properties style:font-name="Times New Roman" style:font-name-asian="Times New Roman" style:font-name-complex="Times New Roman"/>
    </style:style>
    <style:style style:name="T10_260" style:family="text">
      <style:text-properties style:font-name="Times New Roman" style:font-name-asian="Times New Roman" style:font-name-complex="Times New Roman"/>
    </style:style>
    <style:style style:name="T10_261" style:family="text">
      <style:text-properties style:font-name="Times New Roman" style:font-name-asian="Times New Roman" style:font-name-complex="Times New Roman"/>
    </style:style>
    <style:style style:name="T10_262" style:family="text">
      <style:text-properties style:font-name="Times New Roman" style:font-name-asian="Times New Roman" style:font-name-complex="Times New Roman"/>
    </style:style>
    <style:style style:name="T10_263" style:family="text">
      <style:text-properties style:font-name="Times New Roman" style:font-name-asian="Times New Roman" style:font-name-complex="Times New Roman"/>
    </style:style>
    <style:style style:name="T10_264" style:family="text">
      <style:text-properties style:font-name="Times New Roman" style:font-name-asian="Times New Roman" style:font-name-complex="Times New Roman"/>
    </style:style>
    <style:style style:name="T10_265" style:family="text">
      <style:text-properties style:font-name="Times New Roman" style:font-name-asian="Times New Roman" style:font-name-complex="Times New Roman"/>
    </style:style>
    <style:style style:name="T10_266" style:family="text">
      <style:text-properties style:font-name="Times New Roman" style:font-name-asian="Times New Roman" style:font-name-complex="Times New Roman"/>
    </style:style>
    <style:style style:name="T10_267" style:family="text">
      <style:text-properties style:font-name="Times New Roman" style:font-name-asian="Times New Roman" style:font-name-complex="Times New Roman"/>
    </style:style>
    <style:style style:name="T10_268" style:family="text">
      <style:text-properties style:font-name="Times New Roman" style:font-name-asian="Times New Roman" style:font-name-complex="Times New Roman"/>
    </style:style>
    <style:style style:name="T10_269" style:family="text">
      <style:text-properties style:font-name="Times New Roman" style:font-name-asian="Times New Roman" style:font-name-complex="Times New Roman"/>
    </style:style>
    <style:style style:name="T10_270" style:family="text">
      <style:text-properties style:font-name="Times New Roman" style:font-name-asian="Times New Roman" style:font-name-complex="Times New Roman"/>
    </style:style>
    <style:style style:name="T10_271" style:family="text">
      <style:text-properties style:font-name="Times New Roman" style:font-name-asian="Times New Roman" style:font-name-complex="Times New Roman"/>
    </style:style>
    <style:style style:name="T10_272" style:family="text">
      <style:text-properties style:font-name="Times New Roman" style:font-name-asian="Times New Roman" style:font-name-complex="Times New Roman"/>
    </style:style>
    <style:style style:name="T10_273" style:family="text">
      <style:text-properties style:font-name="Times New Roman" style:font-name-asian="Times New Roman" style:font-name-complex="Times New Roman"/>
    </style:style>
    <style:style style:name="T10_274" style:family="text">
      <style:text-properties style:font-name="Times New Roman" style:font-name-asian="Times New Roman" style:font-name-complex="Times New Roman"/>
    </style:style>
    <style:style style:name="T10_275" style:family="text">
      <style:text-properties style:font-name="Times New Roman" style:font-name-asian="Times New Roman" style:font-name-complex="Times New Roman"/>
    </style:style>
    <style:style style:name="T10_276" style:family="text">
      <style:text-properties style:font-name="Times New Roman" style:font-name-asian="Times New Roman" style:font-name-complex="Times New Roman"/>
    </style:style>
    <style:style style:name="T10_277" style:family="text">
      <style:text-properties style:font-name="Times New Roman" style:font-name-asian="Times New Roman" style:font-name-complex="Times New Roman"/>
    </style:style>
    <style:style style:name="T10_278" style:family="text">
      <style:text-properties style:font-name="Times New Roman" style:font-name-asian="Times New Roman" style:font-name-complex="Times New Roman"/>
    </style:style>
    <style:style style:name="T10_279" style:family="text">
      <style:text-properties style:font-name="Times New Roman" style:font-name-asian="Times New Roman" style:font-name-complex="Times New Roman"/>
    </style:style>
    <style:style style:name="T10_280" style:family="text">
      <style:text-properties style:font-name="Times New Roman" style:font-name-asian="Times New Roman" style:font-name-complex="Times New Roman"/>
    </style:style>
    <style:style style:name="T10_281" style:family="text">
      <style:text-properties style:font-name="Times New Roman" style:font-name-asian="Times New Roman" style:font-name-complex="Times New Roman"/>
    </style:style>
    <style:style style:name="T10_282" style:family="text">
      <style:text-properties style:font-name="Times New Roman" style:font-name-asian="Times New Roman" style:font-name-complex="Times New Roman"/>
    </style:style>
    <style:style style:name="T10_283" style:family="text">
      <style:text-properties style:font-name="Times New Roman" style:font-name-asian="Times New Roman" style:font-name-complex="Times New Roman"/>
    </style:style>
    <style:style style:name="T10_284" style:family="text">
      <style:text-properties style:font-name="Times New Roman" style:font-name-asian="Times New Roman" style:font-name-complex="Times New Roman"/>
    </style:style>
    <style:style style:name="T10_285" style:family="text">
      <style:text-properties style:font-name="Times New Roman" style:font-name-asian="Times New Roman" style:font-name-complex="Times New Roman"/>
    </style:style>
    <style:style style:name="T10_286" style:family="text">
      <style:text-properties style:font-name="Times New Roman" style:font-name-asian="Times New Roman" style:font-name-complex="Times New Roman"/>
    </style:style>
    <style:style style:name="T10_287" style:family="text">
      <style:text-properties style:font-name="Times New Roman" style:font-name-asian="Times New Roman" style:font-name-complex="Times New Roman"/>
    </style:style>
    <style:style style:name="T10_288" style:family="text">
      <style:text-properties style:font-name="Times New Roman" style:font-name-asian="Times New Roman" style:font-name-complex="Times New Roman"/>
    </style:style>
    <style:style style:name="T10_289" style:family="text">
      <style:text-properties style:font-name="Times New Roman" style:font-name-asian="Times New Roman" style:font-name-complex="Times New Roman"/>
    </style:style>
    <style:style style:name="T10_290" style:family="text">
      <style:text-properties style:font-name="Times New Roman" style:font-name-asian="Times New Roman" style:font-name-complex="Times New Roman"/>
    </style:style>
    <style:style style:name="T10_291" style:family="text">
      <style:text-properties style:font-name="Times New Roman" style:font-name-asian="Times New Roman" style:font-name-complex="Times New Roman"/>
    </style:style>
    <style:style style:name="T10_292" style:family="text">
      <style:text-properties style:font-name="Times New Roman" style:font-name-asian="Times New Roman" style:font-name-complex="Times New Roman"/>
    </style:style>
    <style:style style:name="T10_293" style:family="text">
      <style:text-properties style:font-name="Times New Roman" style:font-name-asian="Times New Roman" style:font-name-complex="Times New Roman"/>
    </style:style>
    <style:style style:name="T10_294" style:family="text">
      <style:text-properties style:font-name="Times New Roman" style:font-name-asian="Times New Roman" style:font-name-complex="Times New Roman"/>
    </style:style>
    <style:style style:name="T10_295" style:family="text">
      <style:text-properties style:font-name="Times New Roman" style:font-name-asian="Times New Roman" style:font-name-complex="Times New Roman"/>
    </style:style>
    <style:style style:name="T10_296" style:family="text">
      <style:text-properties style:font-name="Times New Roman" style:font-name-asian="Times New Roman" style:font-name-complex="Times New Roman"/>
    </style:style>
    <style:style style:name="T10_297" style:family="text">
      <style:text-properties style:font-name="Times New Roman" style:font-name-asian="Times New Roman" style:font-name-complex="Times New Roman"/>
    </style:style>
    <style:style style:name="T10_298" style:family="text">
      <style:text-properties style:font-name="Times New Roman" style:font-name-asian="Times New Roman" style:font-name-complex="Times New Roman"/>
    </style:style>
    <style:style style:name="T10_299" style:family="text">
      <style:text-properties style:font-name="Times New Roman" style:font-name-asian="Times New Roman" style:font-name-complex="Times New Roman"/>
    </style:style>
    <style:style style:name="T10_300" style:family="text">
      <style:text-properties style:font-name="Times New Roman" style:font-name-asian="Times New Roman" style:font-name-complex="Times New Roman"/>
    </style:style>
    <style:style style:name="T10_301" style:family="text">
      <style:text-properties style:font-name="Times New Roman" style:font-name-asian="Times New Roman" style:font-name-complex="Times New Roman"/>
    </style:style>
    <style:style style:name="T10_302" style:family="text">
      <style:text-properties style:font-name="Times New Roman" style:font-name-asian="Times New Roman" style:font-name-complex="Times New Roman"/>
    </style:style>
    <style:style style:name="T10_303" style:family="text">
      <style:text-properties style:font-name="Times New Roman" style:font-name-asian="Times New Roman" style:font-name-complex="Times New Roman"/>
    </style:style>
    <style:style style:name="T10_304" style:family="text">
      <style:text-properties style:font-name="Times New Roman" style:font-name-asian="Times New Roman" style:font-name-complex="Times New Roman"/>
    </style:style>
    <style:style style:name="T10_305" style:family="text">
      <style:text-properties style:font-name="Times New Roman" style:font-name-asian="Times New Roman" style:font-name-complex="Times New Roman"/>
    </style:style>
    <style:style style:name="T10_306" style:family="text">
      <style:text-properties style:font-name="Times New Roman" style:font-name-asian="Times New Roman" style:font-name-complex="Times New Roman"/>
    </style:style>
    <style:style style:name="T10_307" style:family="text">
      <style:text-properties style:font-name="Times New Roman" style:font-name-asian="Times New Roman" style:font-name-complex="Times New Roman"/>
    </style:style>
    <style:style style:name="T10_308" style:family="text">
      <style:text-properties style:font-name="Times New Roman" style:font-name-asian="Times New Roman" style:font-name-complex="Times New Roman"/>
    </style:style>
    <style:style style:name="T10_309" style:family="text">
      <style:text-properties style:font-name="Times New Roman" style:font-name-asian="Times New Roman" style:font-name-complex="Times New Roman"/>
    </style:style>
    <style:style style:name="T10_310" style:family="text">
      <style:text-properties style:font-name="Times New Roman" style:font-name-asian="Times New Roman" style:font-name-complex="Times New Roman"/>
    </style:style>
    <style:style style:name="T10_311" style:family="text">
      <style:text-properties style:font-name="Times New Roman" style:font-name-asian="Times New Roman" style:font-name-complex="Times New Roman"/>
    </style:style>
    <style:style style:name="T10_312" style:family="text">
      <style:text-properties style:font-name="Times New Roman" style:font-name-asian="Times New Roman" style:font-name-complex="Times New Roman"/>
    </style:style>
    <style:style style:name="T10_313" style:family="text">
      <style:text-properties style:font-name="Times New Roman" style:font-name-asian="Times New Roman" style:font-name-complex="Times New Roman"/>
    </style:style>
    <style:style style:name="T10_314" style:family="text">
      <style:text-properties style:font-name="Times New Roman" style:font-name-asian="Times New Roman" style:font-name-complex="Times New Roman"/>
    </style:style>
    <style:style style:name="T10_315" style:family="text">
      <style:text-properties style:font-name="Times New Roman" style:font-name-asian="Times New Roman" style:font-name-complex="Times New Roman"/>
    </style:style>
    <style:style style:name="T10_316" style:family="text">
      <style:text-properties style:font-name="Times New Roman" style:font-name-asian="Times New Roman" style:font-name-complex="Times New Roman"/>
    </style:style>
    <style:style style:name="T10_317" style:family="text">
      <style:text-properties style:font-name="Times New Roman" style:font-name-asian="Times New Roman" style:font-name-complex="Times New Roman"/>
    </style:style>
    <style:style style:name="T10_318" style:family="text">
      <style:text-properties style:font-name="Times New Roman" style:font-name-asian="Times New Roman" style:font-name-complex="Times New Roman"/>
    </style:style>
    <style:style style:name="T10_319" style:family="text">
      <style:text-properties style:font-name="Times New Roman" style:font-name-asian="Times New Roman" style:font-name-complex="Times New Roman"/>
    </style:style>
    <style:style style:name="T10_320" style:family="text">
      <style:text-properties style:font-name="Times New Roman" style:font-name-asian="Times New Roman" style:font-name-complex="Times New Roman"/>
    </style:style>
    <style:style style:name="T10_321" style:family="text">
      <style:text-properties style:font-name="Times New Roman" style:font-name-asian="Times New Roman" style:font-name-complex="Times New Roman"/>
    </style:style>
    <style:style style:name="T10_322" style:family="text">
      <style:text-properties style:font-name="Times New Roman" style:font-name-asian="Times New Roman" style:font-name-complex="Times New Roman"/>
    </style:style>
    <style:style style:name="T10_323" style:family="text">
      <style:text-properties style:font-name="Times New Roman" style:font-name-asian="Times New Roman" style:font-name-complex="Times New Roman"/>
    </style:style>
    <style:style style:name="T10_324" style:family="text">
      <style:text-properties style:font-name="Times New Roman" style:font-name-asian="Times New Roman" style:font-name-complex="Times New Roman"/>
    </style:style>
    <style:style style:name="T10_325" style:family="text">
      <style:text-properties style:font-name="Times New Roman" style:font-name-asian="Times New Roman" style:font-name-complex="Times New Roman"/>
    </style:style>
    <style:style style:name="T10_326" style:family="text">
      <style:text-properties style:font-name="Times New Roman" style:font-name-asian="Times New Roman" style:font-name-complex="Times New Roman"/>
    </style:style>
    <style:style style:name="T10_327" style:family="text">
      <style:text-properties style:font-name="Times New Roman" style:font-name-asian="Times New Roman" style:font-name-complex="Times New Roman"/>
    </style:style>
    <style:style style:name="T10_328" style:family="text">
      <style:text-properties style:font-name="Times New Roman" style:font-name-asian="Times New Roman" style:font-name-complex="Times New Roman"/>
    </style:style>
    <style:style style:name="T10_329" style:family="text">
      <style:text-properties style:font-name="Times New Roman" style:font-name-asian="Times New Roman" style:font-name-complex="Times New Roman"/>
    </style:style>
    <style:style style:name="T10_330" style:family="text">
      <style:text-properties style:font-name="Times New Roman" style:font-name-asian="Times New Roman" style:font-name-complex="Times New Roman"/>
    </style:style>
    <style:style style:name="T10_331" style:family="text">
      <style:text-properties style:font-name="Times New Roman" style:font-name-asian="Times New Roman" style:font-name-complex="Times New Roman"/>
    </style:style>
    <style:style style:name="T10_332" style:family="text">
      <style:text-properties style:font-name="Times New Roman" style:font-name-asian="Times New Roman" style:font-name-complex="Times New Roman"/>
    </style:style>
    <style:style style:name="T10_333" style:family="text">
      <style:text-properties style:font-name="Times New Roman" style:font-name-asian="Times New Roman" style:font-name-complex="Times New Roman"/>
    </style:style>
    <style:style style:name="T10_334" style:family="text">
      <style:text-properties style:font-name="Times New Roman" style:font-name-asian="Times New Roman" style:font-name-complex="Times New Roman"/>
    </style:style>
    <style:style style:name="T10_335" style:family="text">
      <style:text-properties style:font-name="Times New Roman" style:font-name-asian="Times New Roman" style:font-name-complex="Times New Roman"/>
    </style:style>
    <style:style style:name="T10_336" style:family="text">
      <style:text-properties style:font-name="Times New Roman" style:font-name-asian="Times New Roman" style:font-name-complex="Times New Roman"/>
    </style:style>
    <style:style style:name="T10_337" style:family="text">
      <style:text-properties style:font-name="Times New Roman" style:font-name-asian="Times New Roman" style:font-name-complex="Times New Roman"/>
    </style:style>
    <style:style style:name="T10_338" style:family="text">
      <style:text-properties style:font-name="Times New Roman" style:font-name-asian="Times New Roman" style:font-name-complex="Times New Roman"/>
    </style:style>
    <style:style style:name="T10_339" style:family="text">
      <style:text-properties style:font-name="Times New Roman" style:font-name-asian="Times New Roman" style:font-name-complex="Times New Roman"/>
    </style:style>
    <style:style style:name="T10_340" style:family="text">
      <style:text-properties style:font-name="Times New Roman" style:font-name-asian="Times New Roman" style:font-name-complex="Times New Roman"/>
    </style:style>
    <style:style style:name="T10_341" style:family="text">
      <style:text-properties style:font-name="Times New Roman" style:font-name-asian="Times New Roman" style:font-name-complex="Times New Roman"/>
    </style:style>
    <style:style style:name="T10_342" style:family="text">
      <style:text-properties style:font-name="Times New Roman" style:font-name-asian="Times New Roman" style:font-name-complex="Times New Roman"/>
    </style:style>
    <style:style style:name="T10_343" style:family="text">
      <style:text-properties style:font-name="Times New Roman" style:font-name-asian="Times New Roman" style:font-name-complex="Times New Roman"/>
    </style:style>
    <style:style style:name="T10_344" style:family="text">
      <style:text-properties style:font-name="Times New Roman" style:font-name-asian="Times New Roman" style:font-name-complex="Times New Roman"/>
    </style:style>
    <style:style style:name="T10_345" style:family="text">
      <style:text-properties style:font-name="Times New Roman" style:font-name-asian="Times New Roman" style:font-name-complex="Times New Roman"/>
    </style:style>
    <style:style style:name="T10_346" style:family="text">
      <style:text-properties style:font-name="Times New Roman" style:font-name-asian="Times New Roman" style:font-name-complex="Times New Roman"/>
    </style:style>
    <style:style style:name="T10_347" style:family="text">
      <style:text-properties style:font-name="Times New Roman" style:font-name-asian="Times New Roman" style:font-name-complex="Times New Roman"/>
    </style:style>
    <style:style style:name="T10_348" style:family="text">
      <style:text-properties style:font-name="Times New Roman" style:font-name-asian="Times New Roman" style:font-name-complex="Times New Roman"/>
    </style:style>
    <style:style style:name="T10_349" style:family="text">
      <style:text-properties style:font-name="Times New Roman" style:font-name-asian="Times New Roman" style:font-name-complex="Times New Roman"/>
    </style:style>
    <style:style style:name="T10_350" style:family="text">
      <style:text-properties style:font-name="Times New Roman" style:font-name-asian="Times New Roman" style:font-name-complex="Times New Roman"/>
    </style:style>
    <style:style style:name="T10_351" style:family="text">
      <style:text-properties style:font-name="Times New Roman" style:font-name-asian="Times New Roman" style:font-name-complex="Times New Roman"/>
    </style:style>
    <style:style style:name="T10_352" style:family="text">
      <style:text-properties style:font-name="Times New Roman" style:font-name-asian="Times New Roman" style:font-name-complex="Times New Roman"/>
    </style:style>
    <style:style style:name="T10_353" style:family="text">
      <style:text-properties style:font-name="Times New Roman" style:font-name-asian="Times New Roman" style:font-name-complex="Times New Roman"/>
    </style:style>
    <style:style style:name="T10_354" style:family="text">
      <style:text-properties style:font-name="Times New Roman" style:font-name-asian="Times New Roman" style:font-name-complex="Times New Roman"/>
    </style:style>
    <style:style style:name="T10_355" style:family="text">
      <style:text-properties style:font-name="Times New Roman" style:font-name-asian="Times New Roman" style:font-name-complex="Times New Roman"/>
    </style:style>
    <style:style style:name="T10_356" style:family="text">
      <style:text-properties style:font-name="Times New Roman" style:font-name-asian="Times New Roman" style:font-name-complex="Times New Roman"/>
    </style:style>
    <style:style style:name="T10_357" style:family="text">
      <style:text-properties style:font-name="Times New Roman" style:font-name-asian="Times New Roman" style:font-name-complex="Times New Roman"/>
    </style:style>
    <style:style style:name="T10_358" style:family="text">
      <style:text-properties style:font-name="Times New Roman" style:font-name-asian="Times New Roman" style:font-name-complex="Times New Roman"/>
    </style:style>
    <style:style style:name="T10_359" style:family="text">
      <style:text-properties style:font-name="Times New Roman" style:font-name-asian="Times New Roman" style:font-name-complex="Times New Roman"/>
    </style:style>
    <style:style style:name="T10_360" style:family="text">
      <style:text-properties style:font-name="Times New Roman" style:font-name-asian="Times New Roman" style:font-name-complex="Times New Roman"/>
    </style:style>
    <style:style style:name="T10_361" style:family="text">
      <style:text-properties style:font-name="Times New Roman" style:font-name-asian="Times New Roman" style:font-name-complex="Times New Roman"/>
    </style:style>
    <style:style style:name="T10_362" style:family="text">
      <style:text-properties style:font-name="Times New Roman" style:font-name-asian="Times New Roman" style:font-name-complex="Times New Roman"/>
    </style:style>
    <style:style style:name="T10_363" style:family="text">
      <style:text-properties style:font-name="Times New Roman" style:font-name-asian="Times New Roman" style:font-name-complex="Times New Roman"/>
    </style:style>
    <style:style style:name="T10_364" style:family="text">
      <style:text-properties style:font-name="Times New Roman" style:font-name-asian="Times New Roman" style:font-name-complex="Times New Roman"/>
    </style:style>
    <style:style style:name="T10_365" style:family="text">
      <style:text-properties style:font-name="Times New Roman" style:font-name-asian="Times New Roman" style:font-name-complex="Times New Roman"/>
    </style:style>
    <style:style style:name="T10_366" style:family="text">
      <style:text-properties style:font-name="Times New Roman" style:font-name-asian="Times New Roman" style:font-name-complex="Times New Roman"/>
    </style:style>
    <style:style style:name="T10_367" style:family="text">
      <style:text-properties style:font-name="Times New Roman" style:font-name-asian="Times New Roman" style:font-name-complex="Times New Roman"/>
    </style:style>
    <style:style style:name="T10_368" style:family="text">
      <style:text-properties style:font-name="Times New Roman" style:font-name-asian="Times New Roman" style:font-name-complex="Times New Roman"/>
    </style:style>
    <style:style style:name="T10_369" style:family="text">
      <style:text-properties style:font-name="Times New Roman" style:font-name-asian="Times New Roman" style:font-name-complex="Times New Roman"/>
    </style:style>
    <style:style style:name="T10_370" style:family="text">
      <style:text-properties style:font-name="Times New Roman" style:font-name-asian="Times New Roman" style:font-name-complex="Times New Roman"/>
    </style:style>
    <style:style style:name="T10_371" style:family="text">
      <style:text-properties style:font-name="Times New Roman" style:font-name-asian="Times New Roman" style:font-name-complex="Times New Roman"/>
    </style:style>
    <style:style style:name="T10_372" style:family="text">
      <style:text-properties style:font-name="Times New Roman" style:font-name-asian="Times New Roman" style:font-name-complex="Times New Roman"/>
    </style:style>
    <style:style style:name="T10_373" style:family="text">
      <style:text-properties style:font-name="Times New Roman" style:font-name-asian="Times New Roman" style:font-name-complex="Times New Roman"/>
    </style:style>
    <style:style style:name="T10_374" style:family="text">
      <style:text-properties style:font-name="Times New Roman" style:font-name-asian="Times New Roman" style:font-name-complex="Times New Roman"/>
    </style:style>
    <style:style style:name="T10_375" style:family="text">
      <style:text-properties style:font-name="Times New Roman" style:font-name-asian="Times New Roman" style:font-name-complex="Times New Roman"/>
    </style:style>
    <style:style style:name="T10_376" style:family="text">
      <style:text-properties style:font-name="Times New Roman" style:font-name-asian="Times New Roman" style:font-name-complex="Times New Roman"/>
    </style:style>
    <style:style style:name="T10_377" style:family="text">
      <style:text-properties style:font-name="Times New Roman" style:font-name-asian="Times New Roman" style:font-name-complex="Times New Roman"/>
    </style:style>
    <style:style style:name="T10_378" style:family="text">
      <style:text-properties style:font-name="Times New Roman" style:font-name-asian="Times New Roman" style:font-name-complex="Times New Roman"/>
    </style:style>
    <style:style style:name="T10_379" style:family="text">
      <style:text-properties style:font-name="Times New Roman" style:font-name-asian="Times New Roman" style:font-name-complex="Times New Roman"/>
    </style:style>
    <style:style style:name="T10_380" style:family="text">
      <style:text-properties style:font-name="Times New Roman" style:font-name-asian="Times New Roman" style:font-name-complex="Times New Roman"/>
    </style:style>
    <style:style style:name="T10_381" style:family="text">
      <style:text-properties style:font-name="Times New Roman" style:font-name-asian="Times New Roman" style:font-name-complex="Times New Roman"/>
    </style:style>
    <style:style style:name="T10_382" style:family="text">
      <style:text-properties style:font-name="Times New Roman" style:font-name-asian="Times New Roman" style:font-name-complex="Times New Roman"/>
    </style:style>
    <style:style style:name="T10_383" style:family="text">
      <style:text-properties style:font-name="Times New Roman" style:font-name-asian="Times New Roman" style:font-name-complex="Times New Roman"/>
    </style:style>
    <style:style style:name="T10_384" style:family="text">
      <style:text-properties style:font-name="Times New Roman" style:font-name-asian="Times New Roman" style:font-name-complex="Times New Roman"/>
    </style:style>
    <style:style style:name="T10_385" style:family="text">
      <style:text-properties style:font-name="Times New Roman" style:font-name-asian="Times New Roman" style:font-name-complex="Times New Roman"/>
    </style:style>
    <style:style style:name="T10_386" style:family="text">
      <style:text-properties style:font-name="Times New Roman" style:font-name-asian="Times New Roman" style:font-name-complex="Times New Roman"/>
    </style:style>
    <style:style style:name="T10_387" style:family="text">
      <style:text-properties style:font-name="Times New Roman" style:font-name-asian="Times New Roman" style:font-name-complex="Times New Roman"/>
    </style:style>
    <style:style style:name="T10_388" style:family="text">
      <style:text-properties style:font-name="Times New Roman" style:font-name-asian="Times New Roman" style:font-name-complex="Times New Roman"/>
    </style:style>
    <style:style style:name="T10_389" style:family="text">
      <style:text-properties style:font-name="Times New Roman" style:font-name-asian="Times New Roman" style:font-name-complex="Times New Roman"/>
    </style:style>
    <style:style style:name="T10_390" style:family="text">
      <style:text-properties style:font-name="Times New Roman" style:font-name-asian="Times New Roman" style:font-name-complex="Times New Roman"/>
    </style:style>
    <style:style style:name="T10_391" style:family="text">
      <style:text-properties style:font-name="Times New Roman" style:font-name-asian="Times New Roman" style:font-name-complex="Times New Roman"/>
    </style:style>
    <style:style style:name="T10_392" style:family="text">
      <style:text-properties style:font-name="Times New Roman" style:font-name-asian="Times New Roman" style:font-name-complex="Times New Roman"/>
    </style:style>
    <style:style style:name="T10_393" style:family="text">
      <style:text-properties style:font-name="Times New Roman" style:font-name-asian="Times New Roman" style:font-name-complex="Times New Roman"/>
    </style:style>
    <style:style style:name="T10_394" style:family="text">
      <style:text-properties style:font-name="Times New Roman" style:font-name-asian="Times New Roman" style:font-name-complex="Times New Roman"/>
    </style:style>
    <style:style style:name="T10_395" style:family="text">
      <style:text-properties style:font-name="Times New Roman" style:font-name-asian="Times New Roman" style:font-name-complex="Times New Roman"/>
    </style:style>
    <style:style style:name="T10_396" style:family="text">
      <style:text-properties style:font-name="Times New Roman" style:font-name-asian="Times New Roman" style:font-name-complex="Times New Roman"/>
    </style:style>
    <style:style style:name="T10_397" style:family="text">
      <style:text-properties style:font-name="Times New Roman" style:font-name-asian="Times New Roman" style:font-name-complex="Times New Roman"/>
    </style:style>
    <style:style style:name="T10_398" style:family="text">
      <style:text-properties style:font-name="Times New Roman" style:font-name-asian="Times New Roman" style:font-name-complex="Times New Roman"/>
    </style:style>
    <style:style style:name="T10_399" style:family="text">
      <style:text-properties style:font-name="Times New Roman" style:font-name-asian="Times New Roman" style:font-name-complex="Times New Roman"/>
    </style:style>
    <style:style style:name="T10_400" style:family="text">
      <style:text-properties style:font-name="Times New Roman" style:font-name-asian="Times New Roman" style:font-name-complex="Times New Roman"/>
    </style:style>
    <style:style style:name="T10_401" style:family="text">
      <style:text-properties style:font-name="Times New Roman" style:font-name-asian="Times New Roman" style:font-name-complex="Times New Roman"/>
    </style:style>
    <style:style style:name="T10_402" style:family="text">
      <style:text-properties style:font-name="Times New Roman" style:font-name-asian="Times New Roman" style:font-name-complex="Times New Roman"/>
    </style:style>
    <style:style style:name="T10_403" style:family="text">
      <style:text-properties style:font-name="Times New Roman" style:font-name-asian="Times New Roman" style:font-name-complex="Times New Roman"/>
    </style:style>
    <style:style style:name="T10_404" style:family="text">
      <style:text-properties style:font-name="Times New Roman" style:font-name-asian="Times New Roman" style:font-name-complex="Times New Roman"/>
    </style:style>
    <style:style style:name="T10_405" style:family="text">
      <style:text-properties style:font-name="Times New Roman" style:font-name-asian="Times New Roman" style:font-name-complex="Times New Roman"/>
    </style:style>
    <style:style style:name="T10_406" style:family="text">
      <style:text-properties style:font-name="Times New Roman" style:font-name-asian="Times New Roman" style:font-name-complex="Times New Roman"/>
    </style:style>
    <style:style style:name="T10_407" style:family="text">
      <style:text-properties style:font-name="Times New Roman" style:font-name-asian="Times New Roman" style:font-name-complex="Times New Roman"/>
    </style:style>
    <style:style style:name="T10_408" style:family="text">
      <style:text-properties style:font-name="Times New Roman" style:font-name-asian="Times New Roman" style:font-name-complex="Times New Roman"/>
    </style:style>
    <style:style style:name="T10_409" style:family="text">
      <style:text-properties style:font-name="Times New Roman" style:font-name-asian="Times New Roman" style:font-name-complex="Times New Roman"/>
    </style:style>
    <style:style style:name="T10_410" style:family="text">
      <style:text-properties style:font-name="Times New Roman" style:font-name-asian="Times New Roman" style:font-name-complex="Times New Roman"/>
    </style:style>
    <style:style style:name="T10_411" style:family="text">
      <style:text-properties style:font-name="Times New Roman" style:font-name-asian="Times New Roman" style:font-name-complex="Times New Roman"/>
    </style:style>
    <style:style style:name="T10_412" style:family="text">
      <style:text-properties style:font-name="Times New Roman" style:font-name-asian="Times New Roman" style:font-name-complex="Times New Roman"/>
    </style:style>
    <style:style style:name="T10_413" style:family="text">
      <style:text-properties style:font-name="Times New Roman" style:font-name-asian="Times New Roman" style:font-name-complex="Times New Roman"/>
    </style:style>
    <style:style style:name="T10_414" style:family="text">
      <style:text-properties style:font-name="Times New Roman" style:font-name-asian="Times New Roman" style:font-name-complex="Times New Roman"/>
    </style:style>
    <style:style style:name="T10_415" style:family="text">
      <style:text-properties style:font-name="Times New Roman" style:font-name-asian="Times New Roman" style:font-name-complex="Times New Roman"/>
    </style:style>
    <style:style style:name="T10_416" style:family="text">
      <style:text-properties style:font-name="Times New Roman" style:font-name-asian="Times New Roman" style:font-name-complex="Times New Roman"/>
    </style:style>
    <style:style style:name="T10_417" style:family="text">
      <style:text-properties style:font-name="Times New Roman" style:font-name-asian="Times New Roman" style:font-name-complex="Times New Roman"/>
    </style:style>
    <style:style style:name="T10_418" style:family="text">
      <style:text-properties style:font-name="Times New Roman" style:font-name-asian="Times New Roman" style:font-name-complex="Times New Roman"/>
    </style:style>
    <style:style style:name="T10_419" style:family="text">
      <style:text-properties style:font-name="Times New Roman" style:font-name-asian="Times New Roman" style:font-name-complex="Times New Roman"/>
    </style:style>
    <style:style style:name="T10_420" style:family="text">
      <style:text-properties style:font-name="Times New Roman" style:font-name-asian="Times New Roman" style:font-name-complex="Times New Roman"/>
    </style:style>
    <style:style style:name="T10_421" style:family="text">
      <style:text-properties style:font-name="Times New Roman" style:font-name-asian="Times New Roman" style:font-name-complex="Times New Roman"/>
    </style:style>
    <style:style style:name="T10_422" style:family="text">
      <style:text-properties style:font-name="Times New Roman" style:font-name-asian="Times New Roman" style:font-name-complex="Times New Roman"/>
    </style:style>
    <style:style style:name="T10_423" style:family="text">
      <style:text-properties style:font-name="Times New Roman" style:font-name-asian="Times New Roman" style:font-name-complex="Times New Roman"/>
    </style:style>
    <style:style style:name="T10_424" style:family="text">
      <style:text-properties style:font-name="Times New Roman" style:font-name-asian="Times New Roman" style:font-name-complex="Times New Roman"/>
    </style:style>
    <style:style style:name="T10_425" style:family="text">
      <style:text-properties style:font-name="Times New Roman" style:font-name-asian="Times New Roman" style:font-name-complex="Times New Roman"/>
    </style:style>
    <style:style style:name="T10_426" style:family="text">
      <style:text-properties style:font-name="Times New Roman" style:font-name-asian="Times New Roman" style:font-name-complex="Times New Roman"/>
    </style:style>
    <style:style style:name="T10_427" style:family="text">
      <style:text-properties style:font-name="Times New Roman" style:font-name-asian="Times New Roman" style:font-name-complex="Times New Roman"/>
    </style:style>
    <style:style style:name="T10_428" style:family="text">
      <style:text-properties style:font-name="Times New Roman" style:font-name-asian="Times New Roman" style:font-name-complex="Times New Roman"/>
    </style:style>
    <style:style style:name="T10_429" style:family="text">
      <style:text-properties style:font-name="Times New Roman" style:font-name-asian="Times New Roman" style:font-name-complex="Times New Roman"/>
    </style:style>
    <style:style style:name="T10_430" style:family="text">
      <style:text-properties style:font-name="Times New Roman" style:font-name-asian="Times New Roman" style:font-name-complex="Times New Roman"/>
    </style:style>
    <style:style style:name="T10_431" style:family="text">
      <style:text-properties style:font-name="Times New Roman" style:font-name-asian="Times New Roman" style:font-name-complex="Times New Roman"/>
    </style:style>
    <style:style style:name="T10_432" style:family="text">
      <style:text-properties style:font-name="Times New Roman" style:font-name-asian="Times New Roman" style:font-name-complex="Times New Roman"/>
    </style:style>
    <style:style style:name="T10_433" style:family="text">
      <style:text-properties style:font-name="Times New Roman" style:font-name-asian="Times New Roman" style:font-name-complex="Times New Roman"/>
    </style:style>
    <style:style style:name="T10_434" style:family="text">
      <style:text-properties style:font-name="Times New Roman" style:font-name-asian="Times New Roman" style:font-name-complex="Times New Roman"/>
    </style:style>
    <style:style style:name="T10_435" style:family="text">
      <style:text-properties style:font-name="Times New Roman" style:font-name-asian="Times New Roman" style:font-name-complex="Times New Roman"/>
    </style:style>
    <style:style style:name="T10_436" style:family="text">
      <style:text-properties style:font-name="Times New Roman" style:font-name-asian="Times New Roman" style:font-name-complex="Times New Roman"/>
    </style:style>
    <style:style style:name="T10_437" style:family="text">
      <style:text-properties style:font-name="Times New Roman" style:font-name-asian="Times New Roman" style:font-name-complex="Times New Roman"/>
    </style:style>
    <style:style style:name="T10_438" style:family="text">
      <style:text-properties style:font-name="Times New Roman" style:font-name-asian="Times New Roman" style:font-name-complex="Times New Roman"/>
    </style:style>
    <style:style style:name="T10_439" style:family="text">
      <style:text-properties style:font-name="Times New Roman" style:font-name-asian="Times New Roman" style:font-name-complex="Times New Roman"/>
    </style:style>
    <style:style style:name="T10_440" style:family="text">
      <style:text-properties style:font-name="Times New Roman" style:font-name-asian="Times New Roman" style:font-name-complex="Times New Roman"/>
    </style:style>
    <style:style style:name="T10_441" style:family="text">
      <style:text-properties style:font-name="Times New Roman" style:font-name-asian="Times New Roman" style:font-name-complex="Times New Roman"/>
    </style:style>
    <style:style style:name="T10_442" style:family="text">
      <style:text-properties style:font-name="Times New Roman" style:font-name-asian="Times New Roman" style:font-name-complex="Times New Roman"/>
    </style:style>
    <style:style style:name="T10_443" style:family="text">
      <style:text-properties style:font-name="Times New Roman" style:font-name-asian="Times New Roman" style:font-name-complex="Times New Roman"/>
    </style:style>
    <style:style style:name="T10_444" style:family="text">
      <style:text-properties style:font-name="Times New Roman" style:font-name-asian="Times New Roman" style:font-name-complex="Times New Roman"/>
    </style:style>
    <style:style style:name="T10_445" style:family="text">
      <style:text-properties style:font-name="Times New Roman" style:font-name-asian="Times New Roman" style:font-name-complex="Times New Roman"/>
    </style:style>
    <style:style style:name="T10_446" style:family="text">
      <style:text-properties style:font-name="Times New Roman" style:font-name-asian="Times New Roman" style:font-name-complex="Times New Roman"/>
    </style:style>
    <style:style style:name="T10_447" style:family="text">
      <style:text-properties style:font-name="Times New Roman" style:font-name-asian="Times New Roman" style:font-name-complex="Times New Roman"/>
    </style:style>
    <style:style style:name="T10_448" style:family="text">
      <style:text-properties style:font-name="Times New Roman" style:font-name-asian="Times New Roman" style:font-name-complex="Times New Roman"/>
    </style:style>
    <style:style style:name="T10_449" style:family="text">
      <style:text-properties style:font-name="Times New Roman" style:font-name-asian="Times New Roman" style:font-name-complex="Times New Roman"/>
    </style:style>
    <style:style style:name="T10_450" style:family="text">
      <style:text-properties style:font-name="Times New Roman" style:font-name-asian="Times New Roman" style:font-name-complex="Times New Roman"/>
    </style:style>
    <style:style style:name="T10_451" style:family="text">
      <style:text-properties style:font-name="Times New Roman" style:font-name-asian="Times New Roman" style:font-name-complex="Times New Roman"/>
    </style:style>
    <style:style style:name="T10_452" style:family="text">
      <style:text-properties style:font-name="Times New Roman" style:font-name-asian="Times New Roman" style:font-name-complex="Times New Roman"/>
    </style:style>
    <style:style style:name="T10_453" style:family="text">
      <style:text-properties style:font-name="Times New Roman" style:font-name-asian="Times New Roman" style:font-name-complex="Times New Roman"/>
    </style:style>
    <style:style style:name="T10_454" style:family="text">
      <style:text-properties style:font-name="Times New Roman" style:font-name-asian="Times New Roman" style:font-name-complex="Times New Roman"/>
    </style:style>
    <style:style style:name="T10_455" style:family="text">
      <style:text-properties style:font-name="Times New Roman" style:font-name-asian="Times New Roman" style:font-name-complex="Times New Roman"/>
    </style:style>
    <style:style style:name="T10_456" style:family="text">
      <style:text-properties style:font-name="Times New Roman" style:font-name-asian="Times New Roman" style:font-name-complex="Times New Roman"/>
    </style:style>
    <style:style style:name="T10_457" style:family="text">
      <style:text-properties style:font-name="Times New Roman" style:font-name-asian="Times New Roman" style:font-name-complex="Times New Roman"/>
    </style:style>
    <style:style style:name="T10_458" style:family="text">
      <style:text-properties style:font-name="Times New Roman" style:font-name-asian="Times New Roman" style:font-name-complex="Times New Roman"/>
    </style:style>
    <style:style style:name="T10_459" style:family="text">
      <style:text-properties style:font-name="Times New Roman" style:font-name-asian="Times New Roman" style:font-name-complex="Times New Roman"/>
    </style:style>
    <style:style style:name="T10_460" style:family="text">
      <style:text-properties style:font-name="Times New Roman" style:font-name-asian="Times New Roman" style:font-name-complex="Times New Roman"/>
    </style:style>
    <style:style style:name="T10_461" style:family="text">
      <style:text-properties style:font-name="Times New Roman" style:font-name-asian="Times New Roman" style:font-name-complex="Times New Roman"/>
    </style:style>
    <style:style style:name="T10_462" style:family="text">
      <style:text-properties style:font-name="Times New Roman" style:font-name-asian="Times New Roman" style:font-name-complex="Times New Roman"/>
    </style:style>
    <style:style style:name="T10_463" style:family="text">
      <style:text-properties style:font-name="Times New Roman" style:font-name-asian="Times New Roman" style:font-name-complex="Times New Roman"/>
    </style:style>
    <style:style style:name="T10_464" style:family="text">
      <style:text-properties style:font-name="Times New Roman" style:font-name-asian="Times New Roman" style:font-name-complex="Times New Roman"/>
    </style:style>
    <style:style style:name="T10_465" style:family="text">
      <style:text-properties style:font-name="Times New Roman" style:font-name-asian="Times New Roman" style:font-name-complex="Times New Roman"/>
    </style:style>
    <style:style style:name="T10_466" style:family="text">
      <style:text-properties style:font-name="Times New Roman" style:font-name-asian="Times New Roman" style:font-name-complex="Times New Roman"/>
    </style:style>
    <style:style style:name="T10_467" style:family="text">
      <style:text-properties style:font-name="Times New Roman" style:font-name-asian="Times New Roman" style:font-name-complex="Times New Roman"/>
    </style:style>
    <style:style style:name="T10_468" style:family="text">
      <style:text-properties style:font-name="Times New Roman" style:font-name-asian="Times New Roman" style:font-name-complex="Times New Roman"/>
    </style:style>
    <style:style style:name="T10_469" style:family="text">
      <style:text-properties style:font-name="Times New Roman" style:font-name-asian="Times New Roman" style:font-name-complex="Times New Roman"/>
    </style:style>
    <style:style style:name="T10_470" style:family="text">
      <style:text-properties style:font-name="Times New Roman" style:font-name-asian="Times New Roman" style:font-name-complex="Times New Roman"/>
    </style:style>
    <style:style style:name="T10_471" style:family="text">
      <style:text-properties style:font-name="Times New Roman" style:font-name-asian="Times New Roman" style:font-name-complex="Times New Roman"/>
    </style:style>
    <style:style style:name="T10_472" style:family="text">
      <style:text-properties style:font-name="Times New Roman" style:font-name-asian="Times New Roman" style:font-name-complex="Times New Roman"/>
    </style:style>
    <style:style style:name="T10_473" style:family="text">
      <style:text-properties style:font-name="Times New Roman" style:font-name-asian="Times New Roman" style:font-name-complex="Times New Roman"/>
    </style:style>
    <style:style style:name="T10_474" style:family="text">
      <style:text-properties style:font-name="Times New Roman" style:font-name-asian="Times New Roman" style:font-name-complex="Times New Roman"/>
    </style:style>
    <style:style style:name="T10_475" style:family="text">
      <style:text-properties style:font-name="Times New Roman" style:font-name-asian="Times New Roman" style:font-name-complex="Times New Roman"/>
    </style:style>
    <style:style style:name="T10_476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T11_155" style:family="text">
      <style:text-properties style:font-name="Times New Roman" style:font-name-asian="Times New Roman" style:font-name-complex="Times New Roman"/>
    </style:style>
    <style:style style:name="T11_156" style:family="text">
      <style:text-properties style:font-name="Times New Roman" style:font-name-asian="Times New Roman" style:font-name-complex="Times New Roman"/>
    </style:style>
    <style:style style:name="T11_157" style:family="text">
      <style:text-properties style:font-name="Times New Roman" style:font-name-asian="Times New Roman" style:font-name-complex="Times New Roman"/>
    </style:style>
    <style:style style:name="T11_158" style:family="text">
      <style:text-properties style:font-name="Times New Roman" style:font-name-asian="Times New Roman" style:font-name-complex="Times New Roman"/>
    </style:style>
    <style:style style:name="T11_159" style:family="text">
      <style:text-properties style:font-name="Times New Roman" style:font-name-asian="Times New Roman" style:font-name-complex="Times New Roman"/>
    </style:style>
    <style:style style:name="T11_160" style:family="text">
      <style:text-properties style:font-name="Times New Roman" style:font-name-asian="Times New Roman" style:font-name-complex="Times New Roman"/>
    </style:style>
    <style:style style:name="T11_161" style:family="text">
      <style:text-properties style:font-name="Times New Roman" style:font-name-asian="Times New Roman" style:font-name-complex="Times New Roman"/>
    </style:style>
    <style:style style:name="T11_162" style:family="text">
      <style:text-properties style:font-name="Times New Roman" style:font-name-asian="Times New Roman" style:font-name-complex="Times New Roman"/>
    </style:style>
    <style:style style:name="T11_163" style:family="text">
      <style:text-properties style:font-name="Times New Roman" style:font-name-asian="Times New Roman" style:font-name-complex="Times New Roman"/>
    </style:style>
    <style:style style:name="T11_164" style:family="text">
      <style:text-properties style:font-name="Times New Roman" style:font-name-asian="Times New Roman" style:font-name-complex="Times New Roman"/>
    </style:style>
    <style:style style:name="T11_165" style:family="text">
      <style:text-properties style:font-name="Times New Roman" style:font-name-asian="Times New Roman" style:font-name-complex="Times New Roman"/>
    </style:style>
    <style:style style:name="T11_166" style:family="text">
      <style:text-properties style:font-name="Times New Roman" style:font-name-asian="Times New Roman" style:font-name-complex="Times New Roman"/>
    </style:style>
    <style:style style:name="T11_167" style:family="text">
      <style:text-properties style:font-name="Times New Roman" style:font-name-asian="Times New Roman" style:font-name-complex="Times New Roman"/>
    </style:style>
    <style:style style:name="T11_168" style:family="text">
      <style:text-properties style:font-name="Times New Roman" style:font-name-asian="Times New Roman" style:font-name-complex="Times New Roman"/>
    </style:style>
    <style:style style:name="T11_169" style:family="text">
      <style:text-properties style:font-name="Times New Roman" style:font-name-asian="Times New Roman" style:font-name-complex="Times New Roman"/>
    </style:style>
    <style:style style:name="T11_170" style:family="text">
      <style:text-properties style:font-name="Times New Roman" style:font-name-asian="Times New Roman" style:font-name-complex="Times New Roman"/>
    </style:style>
    <style:style style:name="T11_171" style:family="text">
      <style:text-properties style:font-name="Times New Roman" style:font-name-asian="Times New Roman" style:font-name-complex="Times New Roman"/>
    </style:style>
    <style:style style:name="T11_172" style:family="text">
      <style:text-properties style:font-name="Times New Roman" style:font-name-asian="Times New Roman" style:font-name-complex="Times New Roman"/>
    </style:style>
    <style:style style:name="T11_173" style:family="text">
      <style:text-properties style:font-name="Times New Roman" style:font-name-asian="Times New Roman" style:font-name-complex="Times New Roman"/>
    </style:style>
    <style:style style:name="T11_174" style:family="text">
      <style:text-properties style:font-name="Times New Roman" style:font-name-asian="Times New Roman" style:font-name-complex="Times New Roman"/>
    </style:style>
    <style:style style:name="T11_175" style:family="text">
      <style:text-properties style:font-name="Times New Roman" style:font-name-asian="Times New Roman" style:font-name-complex="Times New Roman"/>
    </style:style>
    <style:style style:name="T11_176" style:family="text">
      <style:text-properties style:font-name="Times New Roman" style:font-name-asian="Times New Roman" style:font-name-complex="Times New Roman"/>
    </style:style>
    <style:style style:name="T11_177" style:family="text">
      <style:text-properties style:font-name="Times New Roman" style:font-name-asian="Times New Roman" style:font-name-complex="Times New Roman"/>
    </style:style>
    <style:style style:name="T11_178" style:family="text">
      <style:text-properties style:font-name="Times New Roman" style:font-name-asian="Times New Roman" style:font-name-complex="Times New Roman"/>
    </style:style>
    <style:style style:name="T11_179" style:family="text">
      <style:text-properties style:font-name="Times New Roman" style:font-name-asian="Times New Roman" style:font-name-complex="Times New Roman"/>
    </style:style>
    <style:style style:name="T11_180" style:family="text">
      <style:text-properties style:font-name="Times New Roman" style:font-name-asian="Times New Roman" style:font-name-complex="Times New Roman"/>
    </style:style>
    <style:style style:name="T11_181" style:family="text">
      <style:text-properties style:font-name="Times New Roman" style:font-name-asian="Times New Roman" style:font-name-complex="Times New Roman"/>
    </style:style>
    <style:style style:name="T11_182" style:family="text">
      <style:text-properties style:font-name="Times New Roman" style:font-name-asian="Times New Roman" style:font-name-complex="Times New Roman"/>
    </style:style>
    <style:style style:name="T11_183" style:family="text">
      <style:text-properties style:font-name="Times New Roman" style:font-name-asian="Times New Roman" style:font-name-complex="Times New Roman"/>
    </style:style>
    <style:style style:name="T11_184" style:family="text">
      <style:text-properties style:font-name="Times New Roman" style:font-name-asian="Times New Roman" style:font-name-complex="Times New Roman"/>
    </style:style>
    <style:style style:name="T11_185" style:family="text">
      <style:text-properties style:font-name="Times New Roman" style:font-name-asian="Times New Roman" style:font-name-complex="Times New Roman"/>
    </style:style>
    <style:style style:name="T11_186" style:family="text">
      <style:text-properties style:font-name="Times New Roman" style:font-name-asian="Times New Roman" style:font-name-complex="Times New Roman"/>
    </style:style>
    <style:style style:name="T11_187" style:family="text">
      <style:text-properties style:font-name="Times New Roman" style:font-name-asian="Times New Roman" style:font-name-complex="Times New Roman"/>
    </style:style>
    <style:style style:name="T11_188" style:family="text">
      <style:text-properties style:font-name="Times New Roman" style:font-name-asian="Times New Roman" style:font-name-complex="Times New Roman"/>
    </style:style>
    <style:style style:name="T11_189" style:family="text">
      <style:text-properties style:font-name="Times New Roman" style:font-name-asian="Times New Roman" style:font-name-complex="Times New Roman"/>
    </style:style>
    <style:style style:name="T11_190" style:family="text">
      <style:text-properties style:font-name="Times New Roman" style:font-name-asian="Times New Roman" style:font-name-complex="Times New Roman"/>
    </style:style>
    <style:style style:name="T11_191" style:family="text">
      <style:text-properties style:font-name="Times New Roman" style:font-name-asian="Times New Roman" style:font-name-complex="Times New Roman"/>
    </style:style>
    <style:style style:name="T11_192" style:family="text">
      <style:text-properties style:font-name="Times New Roman" style:font-name-asian="Times New Roman" style:font-name-complex="Times New Roman"/>
    </style:style>
    <style:style style:name="T11_193" style:family="text">
      <style:text-properties style:font-name="Times New Roman" style:font-name-asian="Times New Roman" style:font-name-complex="Times New Roman"/>
    </style:style>
    <style:style style:name="T11_194" style:family="text">
      <style:text-properties style:font-name="Times New Roman" style:font-name-asian="Times New Roman" style:font-name-complex="Times New Roman"/>
    </style:style>
    <style:style style:name="T11_195" style:family="text">
      <style:text-properties style:font-name="Times New Roman" style:font-name-asian="Times New Roman" style:font-name-complex="Times New Roman"/>
    </style:style>
    <style:style style:name="T11_196" style:family="text">
      <style:text-properties style:font-name="Times New Roman" style:font-name-asian="Times New Roman" style:font-name-complex="Times New Roman"/>
    </style:style>
    <style:style style:name="T11_197" style:family="text">
      <style:text-properties style:font-name="Times New Roman" style:font-name-asian="Times New Roman" style:font-name-complex="Times New Roman"/>
    </style:style>
    <style:style style:name="T11_198" style:family="text">
      <style:text-properties style:font-name="Times New Roman" style:font-name-asian="Times New Roman" style:font-name-complex="Times New Roman"/>
    </style:style>
    <style:style style:name="T11_199" style:family="text">
      <style:text-properties style:font-name="Times New Roman" style:font-name-asian="Times New Roman" style:font-name-complex="Times New Roman"/>
    </style:style>
    <style:style style:name="T11_200" style:family="text">
      <style:text-properties style:font-name="Times New Roman" style:font-name-asian="Times New Roman" style:font-name-complex="Times New Roman"/>
    </style:style>
    <style:style style:name="T11_201" style:family="text">
      <style:text-properties style:font-name="Times New Roman" style:font-name-asian="Times New Roman" style:font-name-complex="Times New Roman"/>
    </style:style>
    <style:style style:name="T11_202" style:family="text">
      <style:text-properties style:font-name="Times New Roman" style:font-name-asian="Times New Roman" style:font-name-complex="Times New Roman"/>
    </style:style>
    <style:style style:name="T11_203" style:family="text">
      <style:text-properties style:font-name="Times New Roman" style:font-name-asian="Times New Roman" style:font-name-complex="Times New Roman"/>
    </style:style>
    <style:style style:name="T11_204" style:family="text">
      <style:text-properties style:font-name="Times New Roman" style:font-name-asian="Times New Roman" style:font-name-complex="Times New Roman"/>
    </style:style>
    <style:style style:name="T11_205" style:family="text">
      <style:text-properties style:font-name="Times New Roman" style:font-name-asian="Times New Roman" style:font-name-complex="Times New Roman"/>
    </style:style>
    <style:style style:name="T11_206" style:family="text">
      <style:text-properties style:font-name="Times New Roman" style:font-name-asian="Times New Roman" style:font-name-complex="Times New Roman"/>
    </style:style>
    <style:style style:name="T11_207" style:family="text">
      <style:text-properties style:font-name="Times New Roman" style:font-name-asian="Times New Roman" style:font-name-complex="Times New Roman"/>
    </style:style>
    <style:style style:name="T11_208" style:family="text">
      <style:text-properties style:font-name="Times New Roman" style:font-name-asian="Times New Roman" style:font-name-complex="Times New Roman"/>
    </style:style>
    <style:style style:name="T11_209" style:family="text">
      <style:text-properties style:font-name="Times New Roman" style:font-name-asian="Times New Roman" style:font-name-complex="Times New Roman"/>
    </style:style>
    <style:style style:name="T11_210" style:family="text">
      <style:text-properties style:font-name="Times New Roman" style:font-name-asian="Times New Roman" style:font-name-complex="Times New Roman"/>
    </style:style>
    <style:style style:name="T11_211" style:family="text">
      <style:text-properties style:font-name="Times New Roman" style:font-name-asian="Times New Roman" style:font-name-complex="Times New Roman"/>
    </style:style>
    <style:style style:name="T11_212" style:family="text">
      <style:text-properties style:font-name="Times New Roman" style:font-name-asian="Times New Roman" style:font-name-complex="Times New Roman"/>
    </style:style>
    <style:style style:name="T11_213" style:family="text">
      <style:text-properties style:font-name="Times New Roman" style:font-name-asian="Times New Roman" style:font-name-complex="Times New Roman"/>
    </style:style>
    <style:style style:name="T11_214" style:family="text">
      <style:text-properties style:font-name="Times New Roman" style:font-name-asian="Times New Roman" style:font-name-complex="Times New Roman"/>
    </style:style>
    <style:style style:name="T11_215" style:family="text">
      <style:text-properties style:font-name="Times New Roman" style:font-name-asian="Times New Roman" style:font-name-complex="Times New Roman"/>
    </style:style>
    <style:style style:name="T11_216" style:family="text">
      <style:text-properties style:font-name="Times New Roman" style:font-name-asian="Times New Roman" style:font-name-complex="Times New Roman"/>
    </style:style>
    <style:style style:name="T11_217" style:family="text">
      <style:text-properties style:font-name="Times New Roman" style:font-name-asian="Times New Roman" style:font-name-complex="Times New Roman"/>
    </style:style>
    <style:style style:name="T11_218" style:family="text">
      <style:text-properties style:font-name="Times New Roman" style:font-name-asian="Times New Roman" style:font-name-complex="Times New Roman"/>
    </style:style>
    <style:style style:name="T11_219" style:family="text">
      <style:text-properties style:font-name="Times New Roman" style:font-name-asian="Times New Roman" style:font-name-complex="Times New Roman"/>
    </style:style>
    <style:style style:name="T11_220" style:family="text">
      <style:text-properties style:font-name="Times New Roman" style:font-name-asian="Times New Roman" style:font-name-complex="Times New Roman"/>
    </style:style>
    <style:style style:name="T11_221" style:family="text">
      <style:text-properties style:font-name="Times New Roman" style:font-name-asian="Times New Roman" style:font-name-complex="Times New Roman"/>
    </style:style>
    <style:style style:name="T11_222" style:family="text">
      <style:text-properties style:font-name="Times New Roman" style:font-name-asian="Times New Roman" style:font-name-complex="Times New Roman"/>
    </style:style>
    <style:style style:name="T11_223" style:family="text">
      <style:text-properties style:font-name="Times New Roman" style:font-name-asian="Times New Roman" style:font-name-complex="Times New Roman"/>
    </style:style>
    <style:style style:name="T11_224" style:family="text">
      <style:text-properties style:font-name="Times New Roman" style:font-name-asian="Times New Roman" style:font-name-complex="Times New Roman"/>
    </style:style>
    <style:style style:name="T11_225" style:family="text">
      <style:text-properties style:font-name="Times New Roman" style:font-name-asian="Times New Roman" style:font-name-complex="Times New Roman"/>
    </style:style>
    <style:style style:name="T11_226" style:family="text">
      <style:text-properties style:font-name="Times New Roman" style:font-name-asian="Times New Roman" style:font-name-complex="Times New Roman"/>
    </style:style>
    <style:style style:name="T11_227" style:family="text">
      <style:text-properties style:font-name="Times New Roman" style:font-name-asian="Times New Roman" style:font-name-complex="Times New Roman"/>
    </style:style>
    <style:style style:name="T11_228" style:family="text">
      <style:text-properties style:font-name="Times New Roman" style:font-name-asian="Times New Roman" style:font-name-complex="Times New Roman"/>
    </style:style>
    <style:style style:name="T11_229" style:family="text">
      <style:text-properties style:font-name="Times New Roman" style:font-name-asian="Times New Roman" style:font-name-complex="Times New Roman"/>
    </style:style>
    <style:style style:name="T11_230" style:family="text">
      <style:text-properties style:font-name="Times New Roman" style:font-name-asian="Times New Roman" style:font-name-complex="Times New Roman"/>
    </style:style>
    <style:style style:name="T11_231" style:family="text">
      <style:text-properties style:font-name="Times New Roman" style:font-name-asian="Times New Roman" style:font-name-complex="Times New Roman"/>
    </style:style>
    <style:style style:name="T11_232" style:family="text">
      <style:text-properties style:font-name="Times New Roman" style:font-name-asian="Times New Roman" style:font-name-complex="Times New Roman"/>
    </style:style>
    <style:style style:name="T11_233" style:family="text">
      <style:text-properties style:font-name="Times New Roman" style:font-name-asian="Times New Roman" style:font-name-complex="Times New Roman"/>
    </style:style>
    <style:style style:name="T11_234" style:family="text">
      <style:text-properties style:font-name="Times New Roman" style:font-name-asian="Times New Roman" style:font-name-complex="Times New Roman"/>
    </style:style>
    <style:style style:name="T11_235" style:family="text">
      <style:text-properties style:font-name="Times New Roman" style:font-name-asian="Times New Roman" style:font-name-complex="Times New Roman"/>
    </style:style>
    <style:style style:name="T11_236" style:family="text">
      <style:text-properties style:font-name="Times New Roman" style:font-name-asian="Times New Roman" style:font-name-complex="Times New Roman"/>
    </style:style>
    <style:style style:name="T11_237" style:family="text">
      <style:text-properties style:font-name="Times New Roman" style:font-name-asian="Times New Roman" style:font-name-complex="Times New Roman"/>
    </style:style>
    <style:style style:name="T11_238" style:family="text">
      <style:text-properties style:font-name="Times New Roman" style:font-name-asian="Times New Roman" style:font-name-complex="Times New Roman"/>
    </style:style>
    <style:style style:name="T11_239" style:family="text">
      <style:text-properties style:font-name="Times New Roman" style:font-name-asian="Times New Roman" style:font-name-complex="Times New Roman"/>
    </style:style>
    <style:style style:name="T11_240" style:family="text">
      <style:text-properties style:font-name="Times New Roman" style:font-name-asian="Times New Roman" style:font-name-complex="Times New Roman"/>
    </style:style>
    <style:style style:name="T11_241" style:family="text">
      <style:text-properties style:font-name="Times New Roman" style:font-name-asian="Times New Roman" style:font-name-complex="Times New Roman"/>
    </style:style>
    <style:style style:name="T11_242" style:family="text">
      <style:text-properties style:font-name="Times New Roman" style:font-name-asian="Times New Roman" style:font-name-complex="Times New Roman"/>
    </style:style>
    <style:style style:name="T11_243" style:family="text">
      <style:text-properties style:font-name="Times New Roman" style:font-name-asian="Times New Roman" style:font-name-complex="Times New Roman"/>
    </style:style>
    <style:style style:name="T11_244" style:family="text">
      <style:text-properties style:font-name="Times New Roman" style:font-name-asian="Times New Roman" style:font-name-complex="Times New Roman"/>
    </style:style>
    <style:style style:name="T11_245" style:family="text">
      <style:text-properties style:font-name="Times New Roman" style:font-name-asian="Times New Roman" style:font-name-complex="Times New Roman"/>
    </style:style>
    <style:style style:name="T11_246" style:family="text">
      <style:text-properties style:font-name="Times New Roman" style:font-name-asian="Times New Roman" style:font-name-complex="Times New Roman"/>
    </style:style>
    <style:style style:name="T11_247" style:family="text">
      <style:text-properties style:font-name="Times New Roman" style:font-name-asian="Times New Roman" style:font-name-complex="Times New Roman"/>
    </style:style>
    <style:style style:name="T11_248" style:family="text">
      <style:text-properties style:font-name="Times New Roman" style:font-name-asian="Times New Roman" style:font-name-complex="Times New Roman"/>
    </style:style>
    <style:style style:name="T11_249" style:family="text">
      <style:text-properties style:font-name="Times New Roman" style:font-name-asian="Times New Roman" style:font-name-complex="Times New Roman"/>
    </style:style>
    <style:style style:name="T11_250" style:family="text">
      <style:text-properties style:font-name="Times New Roman" style:font-name-asian="Times New Roman" style:font-name-complex="Times New Roman"/>
    </style:style>
    <style:style style:name="T11_251" style:family="text">
      <style:text-properties style:font-name="Times New Roman" style:font-name-asian="Times New Roman" style:font-name-complex="Times New Roman"/>
    </style:style>
    <style:style style:name="T11_252" style:family="text">
      <style:text-properties style:font-name="Times New Roman" style:font-name-asian="Times New Roman" style:font-name-complex="Times New Roman"/>
    </style:style>
    <style:style style:name="T11_253" style:family="text">
      <style:text-properties style:font-name="Times New Roman" style:font-name-asian="Times New Roman" style:font-name-complex="Times New Roman"/>
    </style:style>
    <style:style style:name="T11_254" style:family="text">
      <style:text-properties style:font-name="Times New Roman" style:font-name-asian="Times New Roman" style:font-name-complex="Times New Roman"/>
    </style:style>
    <style:style style:name="T11_255" style:family="text">
      <style:text-properties style:font-name="Times New Roman" style:font-name-asian="Times New Roman" style:font-name-complex="Times New Roman"/>
    </style:style>
    <style:style style:name="T11_256" style:family="text">
      <style:text-properties style:font-name="Times New Roman" style:font-name-asian="Times New Roman" style:font-name-complex="Times New Roman"/>
    </style:style>
    <style:style style:name="T11_257" style:family="text">
      <style:text-properties style:font-name="Times New Roman" style:font-name-asian="Times New Roman" style:font-name-complex="Times New Roman"/>
    </style:style>
    <style:style style:name="T11_258" style:family="text">
      <style:text-properties style:font-name="Times New Roman" style:font-name-asian="Times New Roman" style:font-name-complex="Times New Roman"/>
    </style:style>
    <style:style style:name="T11_259" style:family="text">
      <style:text-properties style:font-name="Times New Roman" style:font-name-asian="Times New Roman" style:font-name-complex="Times New Roman"/>
    </style:style>
    <style:style style:name="T11_260" style:family="text">
      <style:text-properties style:font-name="Times New Roman" style:font-name-asian="Times New Roman" style:font-name-complex="Times New Roman"/>
    </style:style>
    <style:style style:name="T11_261" style:family="text">
      <style:text-properties style:font-name="Times New Roman" style:font-name-asian="Times New Roman" style:font-name-complex="Times New Roman"/>
    </style:style>
    <style:style style:name="T11_262" style:family="text">
      <style:text-properties style:font-name="Times New Roman" style:font-name-asian="Times New Roman" style:font-name-complex="Times New Roman"/>
    </style:style>
    <style:style style:name="T11_263" style:family="text">
      <style:text-properties style:font-name="Times New Roman" style:font-name-asian="Times New Roman" style:font-name-complex="Times New Roman"/>
    </style:style>
    <style:style style:name="T11_264" style:family="text">
      <style:text-properties style:font-name="Times New Roman" style:font-name-asian="Times New Roman" style:font-name-complex="Times New Roman"/>
    </style:style>
    <style:style style:name="T11_265" style:family="text">
      <style:text-properties style:font-name="Times New Roman" style:font-name-asian="Times New Roman" style:font-name-complex="Times New Roman"/>
    </style:style>
    <style:style style:name="T11_266" style:family="text">
      <style:text-properties style:font-name="Times New Roman" style:font-name-asian="Times New Roman" style:font-name-complex="Times New Roman"/>
    </style:style>
    <style:style style:name="T11_267" style:family="text">
      <style:text-properties style:font-name="Times New Roman" style:font-name-asian="Times New Roman" style:font-name-complex="Times New Roman"/>
    </style:style>
    <style:style style:name="T11_268" style:family="text">
      <style:text-properties style:font-name="Times New Roman" style:font-name-asian="Times New Roman" style:font-name-complex="Times New Roman"/>
    </style:style>
    <style:style style:name="T11_269" style:family="text">
      <style:text-properties style:font-name="Times New Roman" style:font-name-asian="Times New Roman" style:font-name-complex="Times New Roman"/>
    </style:style>
    <style:style style:name="T11_270" style:family="text">
      <style:text-properties style:font-name="Times New Roman" style:font-name-asian="Times New Roman" style:font-name-complex="Times New Roman"/>
    </style:style>
    <style:style style:name="T11_271" style:family="text">
      <style:text-properties style:font-name="Times New Roman" style:font-name-asian="Times New Roman" style:font-name-complex="Times New Roman"/>
    </style:style>
    <style:style style:name="T11_272" style:family="text">
      <style:text-properties style:font-name="Times New Roman" style:font-name-asian="Times New Roman" style:font-name-complex="Times New Roman"/>
    </style:style>
    <style:style style:name="T11_273" style:family="text">
      <style:text-properties style:font-name="Times New Roman" style:font-name-asian="Times New Roman" style:font-name-complex="Times New Roman"/>
    </style:style>
    <style:style style:name="T11_274" style:family="text">
      <style:text-properties style:font-name="Times New Roman" style:font-name-asian="Times New Roman" style:font-name-complex="Times New Roman"/>
    </style:style>
    <style:style style:name="T11_275" style:family="text">
      <style:text-properties style:font-name="Times New Roman" style:font-name-asian="Times New Roman" style:font-name-complex="Times New Roman"/>
    </style:style>
    <style:style style:name="T11_276" style:family="text">
      <style:text-properties style:font-name="Times New Roman" style:font-name-asian="Times New Roman" style:font-name-complex="Times New Roman"/>
    </style:style>
    <style:style style:name="T11_277" style:family="text">
      <style:text-properties style:font-name="Times New Roman" style:font-name-asian="Times New Roman" style:font-name-complex="Times New Roman"/>
    </style:style>
    <style:style style:name="T11_278" style:family="text">
      <style:text-properties style:font-name="Times New Roman" style:font-name-asian="Times New Roman" style:font-name-complex="Times New Roman"/>
    </style:style>
    <style:style style:name="T11_279" style:family="text">
      <style:text-properties style:font-name="Times New Roman" style:font-name-asian="Times New Roman" style:font-name-complex="Times New Roman"/>
    </style:style>
    <style:style style:name="T11_280" style:family="text">
      <style:text-properties style:font-name="Times New Roman" style:font-name-asian="Times New Roman" style:font-name-complex="Times New Roman"/>
    </style:style>
    <style:style style:name="T11_281" style:family="text">
      <style:text-properties style:font-name="Times New Roman" style:font-name-asian="Times New Roman" style:font-name-complex="Times New Roman"/>
    </style:style>
    <style:style style:name="T11_282" style:family="text">
      <style:text-properties style:font-name="Times New Roman" style:font-name-asian="Times New Roman" style:font-name-complex="Times New Roman"/>
    </style:style>
    <style:style style:name="T11_283" style:family="text">
      <style:text-properties style:font-name="Times New Roman" style:font-name-asian="Times New Roman" style:font-name-complex="Times New Roman"/>
    </style:style>
    <style:style style:name="T11_284" style:family="text">
      <style:text-properties style:font-name="Times New Roman" style:font-name-asian="Times New Roman" style:font-name-complex="Times New Roman"/>
    </style:style>
    <style:style style:name="T11_285" style:family="text">
      <style:text-properties style:font-name="Times New Roman" style:font-name-asian="Times New Roman" style:font-name-complex="Times New Roman"/>
    </style:style>
    <style:style style:name="T11_286" style:family="text">
      <style:text-properties style:font-name="Times New Roman" style:font-name-asian="Times New Roman" style:font-name-complex="Times New Roman"/>
    </style:style>
    <style:style style:name="T11_287" style:family="text">
      <style:text-properties style:font-name="Times New Roman" style:font-name-asian="Times New Roman" style:font-name-complex="Times New Roman"/>
    </style:style>
    <style:style style:name="T11_288" style:family="text">
      <style:text-properties style:font-name="Times New Roman" style:font-name-asian="Times New Roman" style:font-name-complex="Times New Roman"/>
    </style:style>
    <style:style style:name="T11_289" style:family="text">
      <style:text-properties style:font-name="Times New Roman" style:font-name-asian="Times New Roman" style:font-name-complex="Times New Roman"/>
    </style:style>
    <style:style style:name="T11_290" style:family="text">
      <style:text-properties style:font-name="Times New Roman" style:font-name-asian="Times New Roman" style:font-name-complex="Times New Roman"/>
    </style:style>
    <style:style style:name="T11_291" style:family="text">
      <style:text-properties style:font-name="Times New Roman" style:font-name-asian="Times New Roman" style:font-name-complex="Times New Roman"/>
    </style:style>
    <style:style style:name="T11_292" style:family="text">
      <style:text-properties style:font-name="Times New Roman" style:font-name-asian="Times New Roman" style:font-name-complex="Times New Roman"/>
    </style:style>
    <style:style style:name="T11_293" style:family="text">
      <style:text-properties style:font-name="Times New Roman" style:font-name-asian="Times New Roman" style:font-name-complex="Times New Roman"/>
    </style:style>
    <style:style style:name="T11_294" style:family="text">
      <style:text-properties style:font-name="Times New Roman" style:font-name-asian="Times New Roman" style:font-name-complex="Times New Roman"/>
    </style:style>
    <style:style style:name="T11_295" style:family="text">
      <style:text-properties style:font-name="Times New Roman" style:font-name-asian="Times New Roman" style:font-name-complex="Times New Roman"/>
    </style:style>
    <style:style style:name="T11_296" style:family="text">
      <style:text-properties style:font-name="Times New Roman" style:font-name-asian="Times New Roman" style:font-name-complex="Times New Roman"/>
    </style:style>
    <style:style style:name="T11_297" style:family="text">
      <style:text-properties style:font-name="Times New Roman" style:font-name-asian="Times New Roman" style:font-name-complex="Times New Roman"/>
    </style:style>
    <style:style style:name="T11_298" style:family="text">
      <style:text-properties style:font-name="Times New Roman" style:font-name-asian="Times New Roman" style:font-name-complex="Times New Roman"/>
    </style:style>
    <style:style style:name="T11_299" style:family="text">
      <style:text-properties style:font-name="Times New Roman" style:font-name-asian="Times New Roman" style:font-name-complex="Times New Roman"/>
    </style:style>
    <style:style style:name="T11_300" style:family="text">
      <style:text-properties style:font-name="Times New Roman" style:font-name-asian="Times New Roman" style:font-name-complex="Times New Roman"/>
    </style:style>
    <style:style style:name="T11_301" style:family="text">
      <style:text-properties style:font-name="Times New Roman" style:font-name-asian="Times New Roman" style:font-name-complex="Times New Roman"/>
    </style:style>
    <style:style style:name="T11_302" style:family="text">
      <style:text-properties style:font-name="Times New Roman" style:font-name-asian="Times New Roman" style:font-name-complex="Times New Roman"/>
    </style:style>
    <style:style style:name="T11_303" style:family="text">
      <style:text-properties style:font-name="Times New Roman" style:font-name-asian="Times New Roman" style:font-name-complex="Times New Roman"/>
    </style:style>
    <style:style style:name="T11_304" style:family="text">
      <style:text-properties style:font-name="Times New Roman" style:font-name-asian="Times New Roman" style:font-name-complex="Times New Roman"/>
    </style:style>
    <style:style style:name="T11_305" style:family="text">
      <style:text-properties style:font-name="Times New Roman" style:font-name-asian="Times New Roman" style:font-name-complex="Times New Roman"/>
    </style:style>
    <style:style style:name="T11_306" style:family="text">
      <style:text-properties style:font-name="Times New Roman" style:font-name-asian="Times New Roman" style:font-name-complex="Times New Roman"/>
    </style:style>
    <style:style style:name="T11_307" style:family="text">
      <style:text-properties style:font-name="Times New Roman" style:font-name-asian="Times New Roman" style:font-name-complex="Times New Roman"/>
    </style:style>
    <style:style style:name="T11_308" style:family="text">
      <style:text-properties style:font-name="Times New Roman" style:font-name-asian="Times New Roman" style:font-name-complex="Times New Roman"/>
    </style:style>
    <style:style style:name="T11_309" style:family="text">
      <style:text-properties style:font-name="Times New Roman" style:font-name-asian="Times New Roman" style:font-name-complex="Times New Roman"/>
    </style:style>
    <style:style style:name="T11_310" style:family="text">
      <style:text-properties style:font-name="Times New Roman" style:font-name-asian="Times New Roman" style:font-name-complex="Times New Roman"/>
    </style:style>
    <style:style style:name="T11_311" style:family="text">
      <style:text-properties style:font-name="Times New Roman" style:font-name-asian="Times New Roman" style:font-name-complex="Times New Roman"/>
    </style:style>
    <style:style style:name="T11_312" style:family="text">
      <style:text-properties style:font-name="Times New Roman" style:font-name-asian="Times New Roman" style:font-name-complex="Times New Roman"/>
    </style:style>
    <style:style style:name="T11_313" style:family="text">
      <style:text-properties style:font-name="Times New Roman" style:font-name-asian="Times New Roman" style:font-name-complex="Times New Roman"/>
    </style:style>
    <style:style style:name="T11_314" style:family="text">
      <style:text-properties style:font-name="Times New Roman" style:font-name-asian="Times New Roman" style:font-name-complex="Times New Roman"/>
    </style:style>
    <style:style style:name="T11_315" style:family="text">
      <style:text-properties style:font-name="Times New Roman" style:font-name-asian="Times New Roman" style:font-name-complex="Times New Roman"/>
    </style:style>
    <style:style style:name="T11_316" style:family="text">
      <style:text-properties style:font-name="Times New Roman" style:font-name-asian="Times New Roman" style:font-name-complex="Times New Roman"/>
    </style:style>
    <style:style style:name="T11_317" style:family="text">
      <style:text-properties style:font-name="Times New Roman" style:font-name-asian="Times New Roman" style:font-name-complex="Times New Roman"/>
    </style:style>
    <style:style style:name="T11_318" style:family="text">
      <style:text-properties style:font-name="Times New Roman" style:font-name-asian="Times New Roman" style:font-name-complex="Times New Roman"/>
    </style:style>
    <style:style style:name="T11_319" style:family="text">
      <style:text-properties style:font-name="Times New Roman" style:font-name-asian="Times New Roman" style:font-name-complex="Times New Roman"/>
    </style:style>
    <style:style style:name="T11_320" style:family="text">
      <style:text-properties style:font-name="Times New Roman" style:font-name-asian="Times New Roman" style:font-name-complex="Times New Roman"/>
    </style:style>
    <style:style style:name="T11_321" style:family="text">
      <style:text-properties style:font-name="Times New Roman" style:font-name-asian="Times New Roman" style:font-name-complex="Times New Roman"/>
    </style:style>
    <style:style style:name="T11_322" style:family="text">
      <style:text-properties style:font-name="Times New Roman" style:font-name-asian="Times New Roman" style:font-name-complex="Times New Roman"/>
    </style:style>
    <style:style style:name="T11_323" style:family="text">
      <style:text-properties style:font-name="Times New Roman" style:font-name-asian="Times New Roman" style:font-name-complex="Times New Roman"/>
    </style:style>
    <style:style style:name="T11_324" style:family="text">
      <style:text-properties style:font-name="Times New Roman" style:font-name-asian="Times New Roman" style:font-name-complex="Times New Roman"/>
    </style:style>
    <style:style style:name="T11_325" style:family="text">
      <style:text-properties style:font-name="Times New Roman" style:font-name-asian="Times New Roman" style:font-name-complex="Times New Roman"/>
    </style:style>
    <style:style style:name="T11_326" style:family="text">
      <style:text-properties style:font-name="Times New Roman" style:font-name-asian="Times New Roman" style:font-name-complex="Times New Roman"/>
    </style:style>
    <style:style style:name="T11_327" style:family="text">
      <style:text-properties style:font-name="Times New Roman" style:font-name-asian="Times New Roman" style:font-name-complex="Times New Roman"/>
    </style:style>
    <style:style style:name="T11_328" style:family="text">
      <style:text-properties style:font-name="Times New Roman" style:font-name-asian="Times New Roman" style:font-name-complex="Times New Roman"/>
    </style:style>
    <style:style style:name="T11_329" style:family="text">
      <style:text-properties style:font-name="Times New Roman" style:font-name-asian="Times New Roman" style:font-name-complex="Times New Roman"/>
    </style:style>
    <style:style style:name="T11_330" style:family="text">
      <style:text-properties style:font-name="Times New Roman" style:font-name-asian="Times New Roman" style:font-name-complex="Times New Roman"/>
    </style:style>
    <style:style style:name="T11_331" style:family="text">
      <style:text-properties style:font-name="Times New Roman" style:font-name-asian="Times New Roman" style:font-name-complex="Times New Roman"/>
    </style:style>
    <style:style style:name="T11_332" style:family="text">
      <style:text-properties style:font-name="Times New Roman" style:font-name-asian="Times New Roman" style:font-name-complex="Times New Roman"/>
    </style:style>
    <style:style style:name="T11_333" style:family="text">
      <style:text-properties style:font-name="Times New Roman" style:font-name-asian="Times New Roman" style:font-name-complex="Times New Roman"/>
    </style:style>
    <style:style style:name="T11_334" style:family="text">
      <style:text-properties style:font-name="Times New Roman" style:font-name-asian="Times New Roman" style:font-name-complex="Times New Roman"/>
    </style:style>
    <style:style style:name="T11_335" style:family="text">
      <style:text-properties style:font-name="Times New Roman" style:font-name-asian="Times New Roman" style:font-name-complex="Times New Roman"/>
    </style:style>
    <style:style style:name="T11_336" style:family="text">
      <style:text-properties style:font-name="Times New Roman" style:font-name-asian="Times New Roman" style:font-name-complex="Times New Roman"/>
    </style:style>
    <style:style style:name="T11_337" style:family="text">
      <style:text-properties style:font-name="Times New Roman" style:font-name-asian="Times New Roman" style:font-name-complex="Times New Roman"/>
    </style:style>
    <style:style style:name="T11_338" style:family="text">
      <style:text-properties style:font-name="Times New Roman" style:font-name-asian="Times New Roman" style:font-name-complex="Times New Roman"/>
    </style:style>
    <style:style style:name="T11_339" style:family="text">
      <style:text-properties style:font-name="Times New Roman" style:font-name-asian="Times New Roman" style:font-name-complex="Times New Roman"/>
    </style:style>
    <style:style style:name="T11_340" style:family="text">
      <style:text-properties style:font-name="Times New Roman" style:font-name-asian="Times New Roman" style:font-name-complex="Times New Roman"/>
    </style:style>
    <style:style style:name="T11_341" style:family="text">
      <style:text-properties style:font-name="Times New Roman" style:font-name-asian="Times New Roman" style:font-name-complex="Times New Roman"/>
    </style:style>
    <style:style style:name="T11_342" style:family="text">
      <style:text-properties style:font-name="Times New Roman" style:font-name-asian="Times New Roman" style:font-name-complex="Times New Roman"/>
    </style:style>
    <style:style style:name="T11_343" style:family="text">
      <style:text-properties style:font-name="Times New Roman" style:font-name-asian="Times New Roman" style:font-name-complex="Times New Roman"/>
    </style:style>
    <style:style style:name="T11_344" style:family="text">
      <style:text-properties style:font-name="Times New Roman" style:font-name-asian="Times New Roman" style:font-name-complex="Times New Roman"/>
    </style:style>
    <style:style style:name="T11_345" style:family="text">
      <style:text-properties style:font-name="Times New Roman" style:font-name-asian="Times New Roman" style:font-name-complex="Times New Roman"/>
    </style:style>
    <style:style style:name="T11_346" style:family="text">
      <style:text-properties style:font-name="Times New Roman" style:font-name-asian="Times New Roman" style:font-name-complex="Times New Roman"/>
    </style:style>
    <style:style style:name="T11_347" style:family="text">
      <style:text-properties style:font-name="Times New Roman" style:font-name-asian="Times New Roman" style:font-name-complex="Times New Roman"/>
    </style:style>
    <style:style style:name="T11_348" style:family="text">
      <style:text-properties style:font-name="Times New Roman" style:font-name-asian="Times New Roman" style:font-name-complex="Times New Roman"/>
    </style:style>
    <style:style style:name="T11_349" style:family="text">
      <style:text-properties style:font-name="Times New Roman" style:font-name-asian="Times New Roman" style:font-name-complex="Times New Roman"/>
    </style:style>
    <style:style style:name="T11_350" style:family="text">
      <style:text-properties style:font-name="Times New Roman" style:font-name-asian="Times New Roman" style:font-name-complex="Times New Roman"/>
    </style:style>
    <style:style style:name="T11_351" style:family="text">
      <style:text-properties style:font-name="Times New Roman" style:font-name-asian="Times New Roman" style:font-name-complex="Times New Roman"/>
    </style:style>
    <style:style style:name="T11_352" style:family="text">
      <style:text-properties style:font-name="Times New Roman" style:font-name-asian="Times New Roman" style:font-name-complex="Times New Roman"/>
    </style:style>
    <style:style style:name="T11_353" style:family="text">
      <style:text-properties style:font-name="Times New Roman" style:font-name-asian="Times New Roman" style:font-name-complex="Times New Roman"/>
    </style:style>
    <style:style style:name="T11_354" style:family="text">
      <style:text-properties style:font-name="Times New Roman" style:font-name-asian="Times New Roman" style:font-name-complex="Times New Roman"/>
    </style:style>
    <style:style style:name="T11_355" style:family="text">
      <style:text-properties style:font-name="Times New Roman" style:font-name-asian="Times New Roman" style:font-name-complex="Times New Roman"/>
    </style:style>
    <style:style style:name="T11_356" style:family="text">
      <style:text-properties style:font-name="Times New Roman" style:font-name-asian="Times New Roman" style:font-name-complex="Times New Roman"/>
    </style:style>
    <style:style style:name="T11_357" style:family="text">
      <style:text-properties style:font-name="Times New Roman" style:font-name-asian="Times New Roman" style:font-name-complex="Times New Roman"/>
    </style:style>
    <style:style style:name="T11_358" style:family="text">
      <style:text-properties style:font-name="Times New Roman" style:font-name-asian="Times New Roman" style:font-name-complex="Times New Roman"/>
    </style:style>
    <style:style style:name="T11_359" style:family="text">
      <style:text-properties style:font-name="Times New Roman" style:font-name-asian="Times New Roman" style:font-name-complex="Times New Roman"/>
    </style:style>
    <style:style style:name="T11_360" style:family="text">
      <style:text-properties style:font-name="Times New Roman" style:font-name-asian="Times New Roman" style:font-name-complex="Times New Roman"/>
    </style:style>
    <style:style style:name="T11_361" style:family="text">
      <style:text-properties style:font-name="Times New Roman" style:font-name-asian="Times New Roman" style:font-name-complex="Times New Roman"/>
    </style:style>
    <style:style style:name="T11_362" style:family="text">
      <style:text-properties style:font-name="Times New Roman" style:font-name-asian="Times New Roman" style:font-name-complex="Times New Roman"/>
    </style:style>
    <style:style style:name="T11_363" style:family="text">
      <style:text-properties style:font-name="Times New Roman" style:font-name-asian="Times New Roman" style:font-name-complex="Times New Roman"/>
    </style:style>
    <style:style style:name="T11_364" style:family="text">
      <style:text-properties style:font-name="Times New Roman" style:font-name-asian="Times New Roman" style:font-name-complex="Times New Roman"/>
    </style:style>
    <style:style style:name="T11_365" style:family="text">
      <style:text-properties style:font-name="Times New Roman" style:font-name-asian="Times New Roman" style:font-name-complex="Times New Roman"/>
    </style:style>
    <style:style style:name="T11_366" style:family="text">
      <style:text-properties style:font-name="Times New Roman" style:font-name-asian="Times New Roman" style:font-name-complex="Times New Roman"/>
    </style:style>
    <style:style style:name="T11_367" style:family="text">
      <style:text-properties style:font-name="Times New Roman" style:font-name-asian="Times New Roman" style:font-name-complex="Times New Roman"/>
    </style:style>
    <style:style style:name="T11_368" style:family="text">
      <style:text-properties style:font-name="Times New Roman" style:font-name-asian="Times New Roman" style:font-name-complex="Times New Roman"/>
    </style:style>
    <style:style style:name="T11_369" style:family="text">
      <style:text-properties style:font-name="Times New Roman" style:font-name-asian="Times New Roman" style:font-name-complex="Times New Roman"/>
    </style:style>
    <style:style style:name="T11_370" style:family="text">
      <style:text-properties style:font-name="Times New Roman" style:font-name-asian="Times New Roman" style:font-name-complex="Times New Roman"/>
    </style:style>
    <style:style style:name="T11_371" style:family="text">
      <style:text-properties style:font-name="Times New Roman" style:font-name-asian="Times New Roman" style:font-name-complex="Times New Roman"/>
    </style:style>
    <style:style style:name="T11_372" style:family="text">
      <style:text-properties style:font-name="Times New Roman" style:font-name-asian="Times New Roman" style:font-name-complex="Times New Roman"/>
    </style:style>
    <style:style style:name="T11_373" style:family="text">
      <style:text-properties style:font-name="Times New Roman" style:font-name-asian="Times New Roman" style:font-name-complex="Times New Roman"/>
    </style:style>
    <style:style style:name="T11_374" style:family="text">
      <style:text-properties style:font-name="Times New Roman" style:font-name-asian="Times New Roman" style:font-name-complex="Times New Roman"/>
    </style:style>
    <style:style style:name="T11_375" style:family="text">
      <style:text-properties style:font-name="Times New Roman" style:font-name-asian="Times New Roman" style:font-name-complex="Times New Roman"/>
    </style:style>
    <style:style style:name="T11_376" style:family="text">
      <style:text-properties style:font-name="Times New Roman" style:font-name-asian="Times New Roman" style:font-name-complex="Times New Roman"/>
    </style:style>
    <style:style style:name="T11_377" style:family="text">
      <style:text-properties style:font-name="Times New Roman" style:font-name-asian="Times New Roman" style:font-name-complex="Times New Roman"/>
    </style:style>
    <style:style style:name="T11_378" style:family="text">
      <style:text-properties style:font-name="Times New Roman" style:font-name-asian="Times New Roman" style:font-name-complex="Times New Roman"/>
    </style:style>
    <style:style style:name="T11_379" style:family="text">
      <style:text-properties style:font-name="Times New Roman" style:font-name-asian="Times New Roman" style:font-name-complex="Times New Roman"/>
    </style:style>
    <style:style style:name="T11_380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T12_26" style:family="text">
      <style:text-properties style:font-name="Times New Roman" style:font-name-asian="Times New Roman" style:font-name-complex="Times New Roman"/>
    </style:style>
    <style:style style:name="T12_27" style:family="text">
      <style:text-properties style:font-name="Times New Roman" style:font-name-asian="Times New Roman" style:font-name-complex="Times New Roman"/>
    </style:style>
    <style:style style:name="T12_28" style:family="text">
      <style:text-properties style:font-name="Times New Roman" style:font-name-asian="Times New Roman" style:font-name-complex="Times New Roman"/>
    </style:style>
    <style:style style:name="T12_29" style:family="text">
      <style:text-properties style:font-name="Times New Roman" style:font-name-asian="Times New Roman" style:font-name-complex="Times New Roman"/>
    </style:style>
    <style:style style:name="T12_30" style:family="text">
      <style:text-properties style:font-name="Times New Roman" style:font-name-asian="Times New Roman" style:font-name-complex="Times New Roman"/>
    </style:style>
    <style:style style:name="T12_31" style:family="text">
      <style:text-properties style:font-name="Times New Roman" style:font-name-asian="Times New Roman" style:font-name-complex="Times New Roman"/>
    </style:style>
    <style:style style:name="T12_32" style:family="text">
      <style:text-properties style:font-name="Times New Roman" style:font-name-asian="Times New Roman" style:font-name-complex="Times New Roman"/>
    </style:style>
    <style:style style:name="T12_33" style:family="text">
      <style:text-properties style:font-name="Times New Roman" style:font-name-asian="Times New Roman" style:font-name-complex="Times New Roman"/>
    </style:style>
    <style:style style:name="T12_34" style:family="text">
      <style:text-properties style:font-name="Times New Roman" style:font-name-asian="Times New Roman" style:font-name-complex="Times New Roman"/>
    </style:style>
    <style:style style:name="T12_35" style:family="text">
      <style:text-properties style:font-name="Times New Roman" style:font-name-asian="Times New Roman" style:font-name-complex="Times New Roman"/>
    </style:style>
    <style:style style:name="T12_36" style:family="text">
      <style:text-properties style:font-name="Times New Roman" style:font-name-asian="Times New Roman" style:font-name-complex="Times New Roman"/>
    </style:style>
    <style:style style:name="T12_37" style:family="text">
      <style:text-properties style:font-name="Times New Roman" style:font-name-asian="Times New Roman" style:font-name-complex="Times New Roman"/>
    </style:style>
    <style:style style:name="T12_38" style:family="text">
      <style:text-properties style:font-name="Times New Roman" style:font-name-asian="Times New Roman" style:font-name-complex="Times New Roman"/>
    </style:style>
    <style:style style:name="T12_39" style:family="text">
      <style:text-properties style:font-name="Times New Roman" style:font-name-asian="Times New Roman" style:font-name-complex="Times New Roman"/>
    </style:style>
    <style:style style:name="T12_40" style:family="text">
      <style:text-properties style:font-name="Times New Roman" style:font-name-asian="Times New Roman" style:font-name-complex="Times New Roman"/>
    </style:style>
    <style:style style:name="T12_41" style:family="text">
      <style:text-properties style:font-name="Times New Roman" style:font-name-asian="Times New Roman" style:font-name-complex="Times New Roman"/>
    </style:style>
    <style:style style:name="T12_42" style:family="text">
      <style:text-properties style:font-name="Times New Roman" style:font-name-asian="Times New Roman" style:font-name-complex="Times New Roman"/>
    </style:style>
    <style:style style:name="T12_43" style:family="text">
      <style:text-properties style:font-name="Times New Roman" style:font-name-asian="Times New Roman" style:font-name-complex="Times New Roman"/>
    </style:style>
    <style:style style:name="T12_44" style:family="text">
      <style:text-properties style:font-name="Times New Roman" style:font-name-asian="Times New Roman" style:font-name-complex="Times New Roman"/>
    </style:style>
    <style:style style:name="T12_45" style:family="text">
      <style:text-properties style:font-name="Times New Roman" style:font-name-asian="Times New Roman" style:font-name-complex="Times New Roman"/>
    </style:style>
    <style:style style:name="T12_46" style:family="text">
      <style:text-properties style:font-name="Times New Roman" style:font-name-asian="Times New Roman" style:font-name-complex="Times New Roman"/>
    </style:style>
    <style:style style:name="T12_47" style:family="text">
      <style:text-properties style:font-name="Times New Roman" style:font-name-asian="Times New Roman" style:font-name-complex="Times New Roman"/>
    </style:style>
    <style:style style:name="T12_48" style:family="text">
      <style:text-properties style:font-name="Times New Roman" style:font-name-asian="Times New Roman" style:font-name-complex="Times New Roman"/>
    </style:style>
    <style:style style:name="T12_49" style:family="text">
      <style:text-properties style:font-name="Times New Roman" style:font-name-asian="Times New Roman" style:font-name-complex="Times New Roman"/>
    </style:style>
    <style:style style:name="T12_50" style:family="text">
      <style:text-properties style:font-name="Times New Roman" style:font-name-asian="Times New Roman" style:font-name-complex="Times New Roman"/>
    </style:style>
    <style:style style:name="T12_51" style:family="text">
      <style:text-properties style:font-name="Times New Roman" style:font-name-asian="Times New Roman" style:font-name-complex="Times New Roman"/>
    </style:style>
    <style:style style:name="T12_52" style:family="text">
      <style:text-properties style:font-name="Times New Roman" style:font-name-asian="Times New Roman" style:font-name-complex="Times New Roman"/>
    </style:style>
    <style:style style:name="T12_53" style:family="text">
      <style:text-properties style:font-name="Times New Roman" style:font-name-asian="Times New Roman" style:font-name-complex="Times New Roman"/>
    </style:style>
    <style:style style:name="T12_54" style:family="text">
      <style:text-properties style:font-name="Times New Roman" style:font-name-asian="Times New Roman" style:font-name-complex="Times New Roman"/>
    </style:style>
    <style:style style:name="T12_55" style:family="text">
      <style:text-properties style:font-name="Times New Roman" style:font-name-asian="Times New Roman" style:font-name-complex="Times New Roman"/>
    </style:style>
    <style:style style:name="T12_56" style:family="text">
      <style:text-properties style:font-name="Times New Roman" style:font-name-asian="Times New Roman" style:font-name-complex="Times New Roman"/>
    </style:style>
    <style:style style:name="T12_57" style:family="text">
      <style:text-properties style:font-name="Times New Roman" style:font-name-asian="Times New Roman" style:font-name-complex="Times New Roman"/>
    </style:style>
    <style:style style:name="T12_58" style:family="text">
      <style:text-properties style:font-name="Times New Roman" style:font-name-asian="Times New Roman" style:font-name-complex="Times New Roman"/>
    </style:style>
    <style:style style:name="T12_59" style:family="text">
      <style:text-properties style:font-name="Times New Roman" style:font-name-asian="Times New Roman" style:font-name-complex="Times New Roman"/>
    </style:style>
    <style:style style:name="T12_60" style:family="text">
      <style:text-properties style:font-name="Times New Roman" style:font-name-asian="Times New Roman" style:font-name-complex="Times New Roman"/>
    </style:style>
    <style:style style:name="T12_61" style:family="text">
      <style:text-properties style:font-name="Times New Roman" style:font-name-asian="Times New Roman" style:font-name-complex="Times New Roman"/>
    </style:style>
    <style:style style:name="T12_62" style:family="text">
      <style:text-properties style:font-name="Times New Roman" style:font-name-asian="Times New Roman" style:font-name-complex="Times New Roman"/>
    </style:style>
    <style:style style:name="T12_63" style:family="text">
      <style:text-properties style:font-name="Times New Roman" style:font-name-asian="Times New Roman" style:font-name-complex="Times New Roman"/>
    </style:style>
    <style:style style:name="T12_64" style:family="text">
      <style:text-properties style:font-name="Times New Roman" style:font-name-asian="Times New Roman" style:font-name-complex="Times New Roman"/>
    </style:style>
    <style:style style:name="T12_65" style:family="text">
      <style:text-properties style:font-name="Times New Roman" style:font-name-asian="Times New Roman" style:font-name-complex="Times New Roman"/>
    </style:style>
    <style:style style:name="T12_66" style:family="text">
      <style:text-properties style:font-name="Times New Roman" style:font-name-asian="Times New Roman" style:font-name-complex="Times New Roman"/>
    </style:style>
    <style:style style:name="T12_67" style:family="text">
      <style:text-properties style:font-name="Times New Roman" style:font-name-asian="Times New Roman" style:font-name-complex="Times New Roman"/>
    </style:style>
    <style:style style:name="T12_68" style:family="text">
      <style:text-properties style:font-name="Times New Roman" style:font-name-asian="Times New Roman" style:font-name-complex="Times New Roman"/>
    </style:style>
    <style:style style:name="T12_69" style:family="text">
      <style:text-properties style:font-name="Times New Roman" style:font-name-asian="Times New Roman" style:font-name-complex="Times New Roman"/>
    </style:style>
    <style:style style:name="T12_70" style:family="text">
      <style:text-properties style:font-name="Times New Roman" style:font-name-asian="Times New Roman" style:font-name-complex="Times New Roman"/>
    </style:style>
    <style:style style:name="T12_71" style:family="text">
      <style:text-properties style:font-name="Times New Roman" style:font-name-asian="Times New Roman" style:font-name-complex="Times New Roman"/>
    </style:style>
    <style:style style:name="T12_72" style:family="text">
      <style:text-properties style:font-name="Times New Roman" style:font-name-asian="Times New Roman" style:font-name-complex="Times New Roman"/>
    </style:style>
    <style:style style:name="T12_73" style:family="text">
      <style:text-properties style:font-name="Times New Roman" style:font-name-asian="Times New Roman" style:font-name-complex="Times New Roman"/>
    </style:style>
    <style:style style:name="T12_74" style:family="text">
      <style:text-properties style:font-name="Times New Roman" style:font-name-asian="Times New Roman" style:font-name-complex="Times New Roman"/>
    </style:style>
    <style:style style:name="T12_75" style:family="text">
      <style:text-properties style:font-name="Times New Roman" style:font-name-asian="Times New Roman" style:font-name-complex="Times New Roman"/>
    </style:style>
    <style:style style:name="T12_76" style:family="text">
      <style:text-properties style:font-name="Times New Roman" style:font-name-asian="Times New Roman" style:font-name-complex="Times New Roman"/>
    </style:style>
    <style:style style:name="T12_77" style:family="text">
      <style:text-properties style:font-name="Times New Roman" style:font-name-asian="Times New Roman" style:font-name-complex="Times New Roman"/>
    </style:style>
    <style:style style:name="T12_78" style:family="text">
      <style:text-properties style:font-name="Times New Roman" style:font-name-asian="Times New Roman" style:font-name-complex="Times New Roman"/>
    </style:style>
    <style:style style:name="T12_79" style:family="text">
      <style:text-properties style:font-name="Times New Roman" style:font-name-asian="Times New Roman" style:font-name-complex="Times New Roman"/>
    </style:style>
    <style:style style:name="T12_80" style:family="text">
      <style:text-properties style:font-name="Times New Roman" style:font-name-asian="Times New Roman" style:font-name-complex="Times New Roman"/>
    </style:style>
    <style:style style:name="T12_81" style:family="text">
      <style:text-properties style:font-name="Times New Roman" style:font-name-asian="Times New Roman" style:font-name-complex="Times New Roman"/>
    </style:style>
    <style:style style:name="T12_82" style:family="text">
      <style:text-properties style:font-name="Times New Roman" style:font-name-asian="Times New Roman" style:font-name-complex="Times New Roman"/>
    </style:style>
    <style:style style:name="T12_83" style:family="text">
      <style:text-properties style:font-name="Times New Roman" style:font-name-asian="Times New Roman" style:font-name-complex="Times New Roman"/>
    </style:style>
    <style:style style:name="T12_84" style:family="text">
      <style:text-properties style:font-name="Times New Roman" style:font-name-asian="Times New Roman" style:font-name-complex="Times New Roman"/>
    </style:style>
    <style:style style:name="T12_85" style:family="text">
      <style:text-properties style:font-name="Times New Roman" style:font-name-asian="Times New Roman" style:font-name-complex="Times New Roman"/>
    </style:style>
    <style:style style:name="T12_86" style:family="text">
      <style:text-properties style:font-name="Times New Roman" style:font-name-asian="Times New Roman" style:font-name-complex="Times New Roman"/>
    </style:style>
    <style:style style:name="T12_87" style:family="text">
      <style:text-properties style:font-name="Times New Roman" style:font-name-asian="Times New Roman" style:font-name-complex="Times New Roman"/>
    </style:style>
    <style:style style:name="T12_88" style:family="text">
      <style:text-properties style:font-name="Times New Roman" style:font-name-asian="Times New Roman" style:font-name-complex="Times New Roman"/>
    </style:style>
    <style:style style:name="T12_89" style:family="text">
      <style:text-properties style:font-name="Times New Roman" style:font-name-asian="Times New Roman" style:font-name-complex="Times New Roman"/>
    </style:style>
    <style:style style:name="T12_90" style:family="text">
      <style:text-properties style:font-name="Times New Roman" style:font-name-asian="Times New Roman" style:font-name-complex="Times New Roman"/>
    </style:style>
    <style:style style:name="T12_91" style:family="text">
      <style:text-properties style:font-name="Times New Roman" style:font-name-asian="Times New Roman" style:font-name-complex="Times New Roman"/>
    </style:style>
    <style:style style:name="T12_92" style:family="text">
      <style:text-properties style:font-name="Times New Roman" style:font-name-asian="Times New Roman" style:font-name-complex="Times New Roman"/>
    </style:style>
    <style:style style:name="T12_93" style:family="text">
      <style:text-properties style:font-name="Times New Roman" style:font-name-asian="Times New Roman" style:font-name-complex="Times New Roman"/>
    </style:style>
    <style:style style:name="T12_94" style:family="text">
      <style:text-properties style:font-name="Times New Roman" style:font-name-asian="Times New Roman" style:font-name-complex="Times New Roman"/>
    </style:style>
    <style:style style:name="T12_95" style:family="text">
      <style:text-properties style:font-name="Times New Roman" style:font-name-asian="Times New Roman" style:font-name-complex="Times New Roman"/>
    </style:style>
    <style:style style:name="T12_96" style:family="text">
      <style:text-properties style:font-name="Times New Roman" style:font-name-asian="Times New Roman" style:font-name-complex="Times New Roman"/>
    </style:style>
    <style:style style:name="T12_97" style:family="text">
      <style:text-properties style:font-name="Times New Roman" style:font-name-asian="Times New Roman" style:font-name-complex="Times New Roman"/>
    </style:style>
    <style:style style:name="T12_98" style:family="text">
      <style:text-properties style:font-name="Times New Roman" style:font-name-asian="Times New Roman" style:font-name-complex="Times New Roman"/>
    </style:style>
    <style:style style:name="T12_99" style:family="text">
      <style:text-properties style:font-name="Times New Roman" style:font-name-asian="Times New Roman" style:font-name-complex="Times New Roman"/>
    </style:style>
    <style:style style:name="T12_100" style:family="text">
      <style:text-properties style:font-name="Times New Roman" style:font-name-asian="Times New Roman" style:font-name-complex="Times New Roman"/>
    </style:style>
    <style:style style:name="T12_101" style:family="text">
      <style:text-properties style:font-name="Times New Roman" style:font-name-asian="Times New Roman" style:font-name-complex="Times New Roman"/>
    </style:style>
    <style:style style:name="T12_102" style:family="text">
      <style:text-properties style:font-name="Times New Roman" style:font-name-asian="Times New Roman" style:font-name-complex="Times New Roman"/>
    </style:style>
    <style:style style:name="T12_103" style:family="text">
      <style:text-properties style:font-name="Times New Roman" style:font-name-asian="Times New Roman" style:font-name-complex="Times New Roman"/>
    </style:style>
    <style:style style:name="T12_104" style:family="text">
      <style:text-properties style:font-name="Times New Roman" style:font-name-asian="Times New Roman" style:font-name-complex="Times New Roman"/>
    </style:style>
    <style:style style:name="T12_105" style:family="text">
      <style:text-properties style:font-name="Times New Roman" style:font-name-asian="Times New Roman" style:font-name-complex="Times New Roman"/>
    </style:style>
    <style:style style:name="T12_106" style:family="text">
      <style:text-properties style:font-name="Times New Roman" style:font-name-asian="Times New Roman" style:font-name-complex="Times New Roman"/>
    </style:style>
    <style:style style:name="T12_107" style:family="text">
      <style:text-properties style:font-name="Times New Roman" style:font-name-asian="Times New Roman" style:font-name-complex="Times New Roman"/>
    </style:style>
    <style:style style:name="T12_108" style:family="text">
      <style:text-properties style:font-name="Times New Roman" style:font-name-asian="Times New Roman" style:font-name-complex="Times New Roman"/>
    </style:style>
    <style:style style:name="T12_109" style:family="text">
      <style:text-properties style:font-name="Times New Roman" style:font-name-asian="Times New Roman" style:font-name-complex="Times New Roman"/>
    </style:style>
    <style:style style:name="T12_110" style:family="text">
      <style:text-properties style:font-name="Times New Roman" style:font-name-asian="Times New Roman" style:font-name-complex="Times New Roman"/>
    </style:style>
    <style:style style:name="T12_111" style:family="text">
      <style:text-properties style:font-name="Times New Roman" style:font-name-asian="Times New Roman" style:font-name-complex="Times New Roman"/>
    </style:style>
    <style:style style:name="T12_112" style:family="text">
      <style:text-properties style:font-name="Times New Roman" style:font-name-asian="Times New Roman" style:font-name-complex="Times New Roman"/>
    </style:style>
    <style:style style:name="T12_113" style:family="text">
      <style:text-properties style:font-name="Times New Roman" style:font-name-asian="Times New Roman" style:font-name-complex="Times New Roman"/>
    </style:style>
    <style:style style:name="T12_114" style:family="text">
      <style:text-properties style:font-name="Times New Roman" style:font-name-asian="Times New Roman" style:font-name-complex="Times New Roman"/>
    </style:style>
    <style:style style:name="T12_115" style:family="text">
      <style:text-properties style:font-name="Times New Roman" style:font-name-asian="Times New Roman" style:font-name-complex="Times New Roman"/>
    </style:style>
    <style:style style:name="T12_116" style:family="text">
      <style:text-properties style:font-name="Times New Roman" style:font-name-asian="Times New Roman" style:font-name-complex="Times New Roman"/>
    </style:style>
    <style:style style:name="T12_117" style:family="text">
      <style:text-properties style:font-name="Times New Roman" style:font-name-asian="Times New Roman" style:font-name-complex="Times New Roman"/>
    </style:style>
    <style:style style:name="T12_118" style:family="text">
      <style:text-properties style:font-name="Times New Roman" style:font-name-asian="Times New Roman" style:font-name-complex="Times New Roman"/>
    </style:style>
    <style:style style:name="T12_119" style:family="text">
      <style:text-properties style:font-name="Times New Roman" style:font-name-asian="Times New Roman" style:font-name-complex="Times New Roman"/>
    </style:style>
    <style:style style:name="T12_120" style:family="text">
      <style:text-properties style:font-name="Times New Roman" style:font-name-asian="Times New Roman" style:font-name-complex="Times New Roman"/>
    </style:style>
    <style:style style:name="T12_121" style:family="text">
      <style:text-properties style:font-name="Times New Roman" style:font-name-asian="Times New Roman" style:font-name-complex="Times New Roman"/>
    </style:style>
    <style:style style:name="T12_122" style:family="text">
      <style:text-properties style:font-name="Times New Roman" style:font-name-asian="Times New Roman" style:font-name-complex="Times New Roman"/>
    </style:style>
    <style:style style:name="T12_123" style:family="text">
      <style:text-properties style:font-name="Times New Roman" style:font-name-asian="Times New Roman" style:font-name-complex="Times New Roman"/>
    </style:style>
    <style:style style:name="T12_124" style:family="text">
      <style:text-properties style:font-name="Times New Roman" style:font-name-asian="Times New Roman" style:font-name-complex="Times New Roman"/>
    </style:style>
    <style:style style:name="T12_125" style:family="text">
      <style:text-properties style:font-name="Times New Roman" style:font-name-asian="Times New Roman" style:font-name-complex="Times New Roman"/>
    </style:style>
    <style:style style:name="T12_126" style:family="text">
      <style:text-properties style:font-name="Times New Roman" style:font-name-asian="Times New Roman" style:font-name-complex="Times New Roman"/>
    </style:style>
    <style:style style:name="T12_127" style:family="text">
      <style:text-properties style:font-name="Times New Roman" style:font-name-asian="Times New Roman" style:font-name-complex="Times New Roman"/>
    </style:style>
    <style:style style:name="T12_128" style:family="text">
      <style:text-properties style:font-name="Times New Roman" style:font-name-asian="Times New Roman" style:font-name-complex="Times New Roman"/>
    </style:style>
    <style:style style:name="T12_129" style:family="text">
      <style:text-properties style:font-name="Times New Roman" style:font-name-asian="Times New Roman" style:font-name-complex="Times New Roman"/>
    </style:style>
    <style:style style:name="T12_130" style:family="text">
      <style:text-properties style:font-name="Times New Roman" style:font-name-asian="Times New Roman" style:font-name-complex="Times New Roman"/>
    </style:style>
    <style:style style:name="T12_131" style:family="text">
      <style:text-properties style:font-name="Times New Roman" style:font-name-asian="Times New Roman" style:font-name-complex="Times New Roman"/>
    </style:style>
    <style:style style:name="T12_132" style:family="text">
      <style:text-properties style:font-name="Times New Roman" style:font-name-asian="Times New Roman" style:font-name-complex="Times New Roman"/>
    </style:style>
    <style:style style:name="T12_133" style:family="text">
      <style:text-properties style:font-name="Times New Roman" style:font-name-asian="Times New Roman" style:font-name-complex="Times New Roman"/>
    </style:style>
    <style:style style:name="T12_134" style:family="text">
      <style:text-properties style:font-name="Times New Roman" style:font-name-asian="Times New Roman" style:font-name-complex="Times New Roman"/>
    </style:style>
    <style:style style:name="T12_135" style:family="text">
      <style:text-properties style:font-name="Times New Roman" style:font-name-asian="Times New Roman" style:font-name-complex="Times New Roman"/>
    </style:style>
    <style:style style:name="T12_136" style:family="text">
      <style:text-properties style:font-name="Times New Roman" style:font-name-asian="Times New Roman" style:font-name-complex="Times New Roman"/>
    </style:style>
    <style:style style:name="T12_137" style:family="text">
      <style:text-properties style:font-name="Times New Roman" style:font-name-asian="Times New Roman" style:font-name-complex="Times New Roman"/>
    </style:style>
    <style:style style:name="T12_138" style:family="text">
      <style:text-properties style:font-name="Times New Roman" style:font-name-asian="Times New Roman" style:font-name-complex="Times New Roman"/>
    </style:style>
    <style:style style:name="T12_139" style:family="text">
      <style:text-properties style:font-name="Times New Roman" style:font-name-asian="Times New Roman" style:font-name-complex="Times New Roman"/>
    </style:style>
    <style:style style:name="T12_140" style:family="text">
      <style:text-properties style:font-name="Times New Roman" style:font-name-asian="Times New Roman" style:font-name-complex="Times New Roman"/>
    </style:style>
    <style:style style:name="T12_141" style:family="text">
      <style:text-properties style:font-name="Times New Roman" style:font-name-asian="Times New Roman" style:font-name-complex="Times New Roman"/>
    </style:style>
    <style:style style:name="T12_142" style:family="text">
      <style:text-properties style:font-name="Times New Roman" style:font-name-asian="Times New Roman" style:font-name-complex="Times New Roman"/>
    </style:style>
    <style:style style:name="T12_143" style:family="text">
      <style:text-properties style:font-name="Times New Roman" style:font-name-asian="Times New Roman" style:font-name-complex="Times New Roman"/>
    </style:style>
    <style:style style:name="T12_144" style:family="text">
      <style:text-properties style:font-name="Times New Roman" style:font-name-asian="Times New Roman" style:font-name-complex="Times New Roman"/>
    </style:style>
    <style:style style:name="T12_145" style:family="text">
      <style:text-properties style:font-name="Times New Roman" style:font-name-asian="Times New Roman" style:font-name-complex="Times New Roman"/>
    </style:style>
    <style:style style:name="T12_146" style:family="text">
      <style:text-properties style:font-name="Times New Roman" style:font-name-asian="Times New Roman" style:font-name-complex="Times New Roman"/>
    </style:style>
    <style:style style:name="T12_147" style:family="text">
      <style:text-properties style:font-name="Times New Roman" style:font-name-asian="Times New Roman" style:font-name-complex="Times New Roman"/>
    </style:style>
    <style:style style:name="T12_148" style:family="text">
      <style:text-properties style:font-name="Times New Roman" style:font-name-asian="Times New Roman" style:font-name-complex="Times New Roman"/>
    </style:style>
    <style:style style:name="T12_149" style:family="text">
      <style:text-properties style:font-name="Times New Roman" style:font-name-asian="Times New Roman" style:font-name-complex="Times New Roman"/>
    </style:style>
    <style:style style:name="T12_150" style:family="text">
      <style:text-properties style:font-name="Times New Roman" style:font-name-asian="Times New Roman" style:font-name-complex="Times New Roman"/>
    </style:style>
    <style:style style:name="T12_151" style:family="text">
      <style:text-properties style:font-name="Times New Roman" style:font-name-asian="Times New Roman" style:font-name-complex="Times New Roman"/>
    </style:style>
    <style:style style:name="T12_152" style:family="text">
      <style:text-properties style:font-name="Times New Roman" style:font-name-asian="Times New Roman" style:font-name-complex="Times New Roman"/>
    </style:style>
    <style:style style:name="T12_153" style:family="text">
      <style:text-properties style:font-name="Times New Roman" style:font-name-asian="Times New Roman" style:font-name-complex="Times New Roman"/>
    </style:style>
    <style:style style:name="T12_154" style:family="text">
      <style:text-properties style:font-name="Times New Roman" style:font-name-asian="Times New Roman" style:font-name-complex="Times New Roman"/>
    </style:style>
    <style:style style:name="T12_155" style:family="text">
      <style:text-properties style:font-name="Times New Roman" style:font-name-asian="Times New Roman" style:font-name-complex="Times New Roman"/>
    </style:style>
    <style:style style:name="T12_156" style:family="text">
      <style:text-properties style:font-name="Times New Roman" style:font-name-asian="Times New Roman" style:font-name-complex="Times New Roman"/>
    </style:style>
    <style:style style:name="T12_157" style:family="text">
      <style:text-properties style:font-name="Times New Roman" style:font-name-asian="Times New Roman" style:font-name-complex="Times New Roman"/>
    </style:style>
    <style:style style:name="T12_158" style:family="text">
      <style:text-properties style:font-name="Times New Roman" style:font-name-asian="Times New Roman" style:font-name-complex="Times New Roman"/>
    </style:style>
    <style:style style:name="T12_159" style:family="text">
      <style:text-properties style:font-name="Times New Roman" style:font-name-asian="Times New Roman" style:font-name-complex="Times New Roman"/>
    </style:style>
    <style:style style:name="T12_160" style:family="text">
      <style:text-properties style:font-name="Times New Roman" style:font-name-asian="Times New Roman" style:font-name-complex="Times New Roman"/>
    </style:style>
    <style:style style:name="T12_161" style:family="text">
      <style:text-properties style:font-name="Times New Roman" style:font-name-asian="Times New Roman" style:font-name-complex="Times New Roman"/>
    </style:style>
    <style:style style:name="T12_162" style:family="text">
      <style:text-properties style:font-name="Times New Roman" style:font-name-asian="Times New Roman" style:font-name-complex="Times New Roman"/>
    </style:style>
    <style:style style:name="T12_163" style:family="text">
      <style:text-properties style:font-name="Times New Roman" style:font-name-asian="Times New Roman" style:font-name-complex="Times New Roman"/>
    </style:style>
    <style:style style:name="T12_164" style:family="text">
      <style:text-properties style:font-name="Times New Roman" style:font-name-asian="Times New Roman" style:font-name-complex="Times New Roman"/>
    </style:style>
    <style:style style:name="T12_165" style:family="text">
      <style:text-properties style:font-name="Times New Roman" style:font-name-asian="Times New Roman" style:font-name-complex="Times New Roman"/>
    </style:style>
    <style:style style:name="T12_166" style:family="text">
      <style:text-properties style:font-name="Times New Roman" style:font-name-asian="Times New Roman" style:font-name-complex="Times New Roman"/>
    </style:style>
    <style:style style:name="T12_167" style:family="text">
      <style:text-properties style:font-name="Times New Roman" style:font-name-asian="Times New Roman" style:font-name-complex="Times New Roman"/>
    </style:style>
    <style:style style:name="T12_168" style:family="text">
      <style:text-properties style:font-name="Times New Roman" style:font-name-asian="Times New Roman" style:font-name-complex="Times New Roman"/>
    </style:style>
    <style:style style:name="T12_169" style:family="text">
      <style:text-properties style:font-name="Times New Roman" style:font-name-asian="Times New Roman" style:font-name-complex="Times New Roman"/>
    </style:style>
    <style:style style:name="T12_170" style:family="text">
      <style:text-properties style:font-name="Times New Roman" style:font-name-asian="Times New Roman" style:font-name-complex="Times New Roman"/>
    </style:style>
    <style:style style:name="T12_171" style:family="text">
      <style:text-properties style:font-name="Times New Roman" style:font-name-asian="Times New Roman" style:font-name-complex="Times New Roman"/>
    </style:style>
    <style:style style:name="T12_172" style:family="text">
      <style:text-properties style:font-name="Times New Roman" style:font-name-asian="Times New Roman" style:font-name-complex="Times New Roman"/>
    </style:style>
    <style:style style:name="T12_173" style:family="text">
      <style:text-properties style:font-name="Times New Roman" style:font-name-asian="Times New Roman" style:font-name-complex="Times New Roman"/>
    </style:style>
    <style:style style:name="T12_174" style:family="text">
      <style:text-properties style:font-name="Times New Roman" style:font-name-asian="Times New Roman" style:font-name-complex="Times New Roman"/>
    </style:style>
    <style:style style:name="T12_175" style:family="text">
      <style:text-properties style:font-name="Times New Roman" style:font-name-asian="Times New Roman" style:font-name-complex="Times New Roman"/>
    </style:style>
    <style:style style:name="T12_176" style:family="text">
      <style:text-properties style:font-name="Times New Roman" style:font-name-asian="Times New Roman" style:font-name-complex="Times New Roman"/>
    </style:style>
    <style:style style:name="T12_177" style:family="text">
      <style:text-properties style:font-name="Times New Roman" style:font-name-asian="Times New Roman" style:font-name-complex="Times New Roman"/>
    </style:style>
    <style:style style:name="T12_178" style:family="text">
      <style:text-properties style:font-name="Times New Roman" style:font-name-asian="Times New Roman" style:font-name-complex="Times New Roman"/>
    </style:style>
    <style:style style:name="T12_179" style:family="text">
      <style:text-properties style:font-name="Times New Roman" style:font-name-asian="Times New Roman" style:font-name-complex="Times New Roman"/>
    </style:style>
    <style:style style:name="T12_180" style:family="text">
      <style:text-properties style:font-name="Times New Roman" style:font-name-asian="Times New Roman" style:font-name-complex="Times New Roman"/>
    </style:style>
    <style:style style:name="T12_181" style:family="text">
      <style:text-properties style:font-name="Times New Roman" style:font-name-asian="Times New Roman" style:font-name-complex="Times New Roman"/>
    </style:style>
    <style:style style:name="T12_182" style:family="text">
      <style:text-properties style:font-name="Times New Roman" style:font-name-asian="Times New Roman" style:font-name-complex="Times New Roman"/>
    </style:style>
    <style:style style:name="T12_183" style:family="text">
      <style:text-properties style:font-name="Times New Roman" style:font-name-asian="Times New Roman" style:font-name-complex="Times New Roman"/>
    </style:style>
    <style:style style:name="T12_184" style:family="text">
      <style:text-properties style:font-name="Times New Roman" style:font-name-asian="Times New Roman" style:font-name-complex="Times New Roman"/>
    </style:style>
    <style:style style:name="T12_185" style:family="text">
      <style:text-properties style:font-name="Times New Roman" style:font-name-asian="Times New Roman" style:font-name-complex="Times New Roman"/>
    </style:style>
    <style:style style:name="T12_186" style:family="text">
      <style:text-properties style:font-name="Times New Roman" style:font-name-asian="Times New Roman" style:font-name-complex="Times New Roman"/>
    </style:style>
    <style:style style:name="T12_187" style:family="text">
      <style:text-properties style:font-name="Times New Roman" style:font-name-asian="Times New Roman" style:font-name-complex="Times New Roman"/>
    </style:style>
    <style:style style:name="T12_188" style:family="text">
      <style:text-properties style:font-name="Times New Roman" style:font-name-asian="Times New Roman" style:font-name-complex="Times New Roman"/>
    </style:style>
    <style:style style:name="T12_189" style:family="text">
      <style:text-properties style:font-name="Times New Roman" style:font-name-asian="Times New Roman" style:font-name-complex="Times New Roman"/>
    </style:style>
    <style:style style:name="T12_190" style:family="text">
      <style:text-properties style:font-name="Times New Roman" style:font-name-asian="Times New Roman" style:font-name-complex="Times New Roman"/>
    </style:style>
    <style:style style:name="T12_191" style:family="text">
      <style:text-properties style:font-name="Times New Roman" style:font-name-asian="Times New Roman" style:font-name-complex="Times New Roman"/>
    </style:style>
    <style:style style:name="T12_192" style:family="text">
      <style:text-properties style:font-name="Times New Roman" style:font-name-asian="Times New Roman" style:font-name-complex="Times New Roman"/>
    </style:style>
    <style:style style:name="T12_193" style:family="text">
      <style:text-properties style:font-name="Times New Roman" style:font-name-asian="Times New Roman" style:font-name-complex="Times New Roman"/>
    </style:style>
    <style:style style:name="T12_194" style:family="text">
      <style:text-properties style:font-name="Times New Roman" style:font-name-asian="Times New Roman" style:font-name-complex="Times New Roman"/>
    </style:style>
    <style:style style:name="T12_195" style:family="text">
      <style:text-properties style:font-name="Times New Roman" style:font-name-asian="Times New Roman" style:font-name-complex="Times New Roman"/>
    </style:style>
    <style:style style:name="T12_196" style:family="text">
      <style:text-properties style:font-name="Times New Roman" style:font-name-asian="Times New Roman" style:font-name-complex="Times New Roman"/>
    </style:style>
    <style:style style:name="T12_197" style:family="text">
      <style:text-properties style:font-name="Times New Roman" style:font-name-asian="Times New Roman" style:font-name-complex="Times New Roman"/>
    </style:style>
    <style:style style:name="T12_198" style:family="text">
      <style:text-properties style:font-name="Times New Roman" style:font-name-asian="Times New Roman" style:font-name-complex="Times New Roman"/>
    </style:style>
    <style:style style:name="T12_199" style:family="text">
      <style:text-properties style:font-name="Times New Roman" style:font-name-asian="Times New Roman" style:font-name-complex="Times New Roman"/>
    </style:style>
    <style:style style:name="T12_200" style:family="text">
      <style:text-properties style:font-name="Times New Roman" style:font-name-asian="Times New Roman" style:font-name-complex="Times New Roman"/>
    </style:style>
    <style:style style:name="T12_201" style:family="text">
      <style:text-properties style:font-name="Times New Roman" style:font-name-asian="Times New Roman" style:font-name-complex="Times New Roman"/>
    </style:style>
    <style:style style:name="T12_202" style:family="text">
      <style:text-properties style:font-name="Times New Roman" style:font-name-asian="Times New Roman" style:font-name-complex="Times New Roman"/>
    </style:style>
    <style:style style:name="T12_203" style:family="text">
      <style:text-properties style:font-name="Times New Roman" style:font-name-asian="Times New Roman" style:font-name-complex="Times New Roman"/>
    </style:style>
    <style:style style:name="T12_204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T13_107" style:family="text">
      <style:text-properties style:font-name="Times New Roman" style:font-name-asian="Times New Roman" style:font-name-complex="Times New Roman"/>
    </style:style>
    <style:style style:name="T13_108" style:family="text">
      <style:text-properties style:font-name="Times New Roman" style:font-name-asian="Times New Roman" style:font-name-complex="Times New Roman"/>
    </style:style>
    <style:style style:name="T13_109" style:family="text">
      <style:text-properties style:font-name="Times New Roman" style:font-name-asian="Times New Roman" style:font-name-complex="Times New Roman"/>
    </style:style>
    <style:style style:name="T13_110" style:family="text">
      <style:text-properties style:font-name="Times New Roman" style:font-name-asian="Times New Roman" style:font-name-complex="Times New Roman"/>
    </style:style>
    <style:style style:name="T13_111" style:family="text">
      <style:text-properties style:font-name="Times New Roman" style:font-name-asian="Times New Roman" style:font-name-complex="Times New Roman"/>
    </style:style>
    <style:style style:name="T13_112" style:family="text">
      <style:text-properties style:font-name="Times New Roman" style:font-name-asian="Times New Roman" style:font-name-complex="Times New Roman"/>
    </style:style>
    <style:style style:name="T13_113" style:family="text">
      <style:text-properties style:font-name="Times New Roman" style:font-name-asian="Times New Roman" style:font-name-complex="Times New Roman"/>
    </style:style>
    <style:style style:name="T13_114" style:family="text">
      <style:text-properties style:font-name="Times New Roman" style:font-name-asian="Times New Roman" style:font-name-complex="Times New Roman"/>
    </style:style>
    <style:style style:name="T13_115" style:family="text">
      <style:text-properties style:font-name="Times New Roman" style:font-name-asian="Times New Roman" style:font-name-complex="Times New Roman"/>
    </style:style>
    <style:style style:name="T13_116" style:family="text">
      <style:text-properties style:font-name="Times New Roman" style:font-name-asian="Times New Roman" style:font-name-complex="Times New Roman"/>
    </style:style>
    <style:style style:name="T13_117" style:family="text">
      <style:text-properties style:font-name="Times New Roman" style:font-name-asian="Times New Roman" style:font-name-complex="Times New Roman"/>
    </style:style>
    <style:style style:name="T13_118" style:family="text">
      <style:text-properties style:font-name="Times New Roman" style:font-name-asian="Times New Roman" style:font-name-complex="Times New Roman"/>
    </style:style>
    <style:style style:name="T13_119" style:family="text">
      <style:text-properties style:font-name="Times New Roman" style:font-name-asian="Times New Roman" style:font-name-complex="Times New Roman"/>
    </style:style>
    <style:style style:name="T13_120" style:family="text">
      <style:text-properties style:font-name="Times New Roman" style:font-name-asian="Times New Roman" style:font-name-complex="Times New Roman"/>
    </style:style>
    <style:style style:name="T13_121" style:family="text">
      <style:text-properties style:font-name="Times New Roman" style:font-name-asian="Times New Roman" style:font-name-complex="Times New Roman"/>
    </style:style>
    <style:style style:name="T13_122" style:family="text">
      <style:text-properties style:font-name="Times New Roman" style:font-name-asian="Times New Roman" style:font-name-complex="Times New Roman"/>
    </style:style>
    <style:style style:name="T13_123" style:family="text">
      <style:text-properties style:font-name="Times New Roman" style:font-name-asian="Times New Roman" style:font-name-complex="Times New Roman"/>
    </style:style>
    <style:style style:name="T13_124" style:family="text">
      <style:text-properties style:font-name="Times New Roman" style:font-name-asian="Times New Roman" style:font-name-complex="Times New Roman"/>
    </style:style>
    <style:style style:name="T13_125" style:family="text">
      <style:text-properties style:font-name="Times New Roman" style:font-name-asian="Times New Roman" style:font-name-complex="Times New Roman"/>
    </style:style>
    <style:style style:name="T13_126" style:family="text">
      <style:text-properties style:font-name="Times New Roman" style:font-name-asian="Times New Roman" style:font-name-complex="Times New Roman"/>
    </style:style>
    <style:style style:name="T13_127" style:family="text">
      <style:text-properties style:font-name="Times New Roman" style:font-name-asian="Times New Roman" style:font-name-complex="Times New Roman"/>
    </style:style>
    <style:style style:name="T13_128" style:family="text">
      <style:text-properties style:font-name="Times New Roman" style:font-name-asian="Times New Roman" style:font-name-complex="Times New Roman"/>
    </style:style>
    <style:style style:name="T13_129" style:family="text">
      <style:text-properties style:font-name="Times New Roman" style:font-name-asian="Times New Roman" style:font-name-complex="Times New Roman"/>
    </style:style>
    <style:style style:name="T13_130" style:family="text">
      <style:text-properties style:font-name="Times New Roman" style:font-name-asian="Times New Roman" style:font-name-complex="Times New Roman"/>
    </style:style>
    <style:style style:name="T13_131" style:family="text">
      <style:text-properties style:font-name="Times New Roman" style:font-name-asian="Times New Roman" style:font-name-complex="Times New Roman"/>
    </style:style>
    <style:style style:name="T13_132" style:family="text">
      <style:text-properties style:font-name="Times New Roman" style:font-name-asian="Times New Roman" style:font-name-complex="Times New Roman"/>
    </style:style>
    <style:style style:name="T13_133" style:family="text">
      <style:text-properties style:font-name="Times New Roman" style:font-name-asian="Times New Roman" style:font-name-complex="Times New Roman"/>
    </style:style>
    <style:style style:name="T13_134" style:family="text">
      <style:text-properties style:font-name="Times New Roman" style:font-name-asian="Times New Roman" style:font-name-complex="Times New Roman"/>
    </style:style>
    <style:style style:name="T13_135" style:family="text">
      <style:text-properties style:font-name="Times New Roman" style:font-name-asian="Times New Roman" style:font-name-complex="Times New Roman"/>
    </style:style>
    <style:style style:name="T13_136" style:family="text">
      <style:text-properties style:font-name="Times New Roman" style:font-name-asian="Times New Roman" style:font-name-complex="Times New Roman"/>
    </style:style>
    <style:style style:name="T13_137" style:family="text">
      <style:text-properties style:font-name="Times New Roman" style:font-name-asian="Times New Roman" style:font-name-complex="Times New Roman"/>
    </style:style>
    <style:style style:name="T13_138" style:family="text">
      <style:text-properties style:font-name="Times New Roman" style:font-name-asian="Times New Roman" style:font-name-complex="Times New Roman"/>
    </style:style>
    <style:style style:name="T13_139" style:family="text">
      <style:text-properties style:font-name="Times New Roman" style:font-name-asian="Times New Roman" style:font-name-complex="Times New Roman"/>
    </style:style>
    <style:style style:name="T13_140" style:family="text">
      <style:text-properties style:font-name="Times New Roman" style:font-name-asian="Times New Roman" style:font-name-complex="Times New Roman"/>
    </style:style>
    <style:style style:name="T13_141" style:family="text">
      <style:text-properties style:font-name="Times New Roman" style:font-name-asian="Times New Roman" style:font-name-complex="Times New Roman"/>
    </style:style>
    <style:style style:name="T13_142" style:family="text">
      <style:text-properties style:font-name="Times New Roman" style:font-name-asian="Times New Roman" style:font-name-complex="Times New Roman"/>
    </style:style>
    <style:style style:name="T13_143" style:family="text">
      <style:text-properties style:font-name="Times New Roman" style:font-name-asian="Times New Roman" style:font-name-complex="Times New Roman"/>
    </style:style>
    <style:style style:name="T13_144" style:family="text">
      <style:text-properties style:font-name="Times New Roman" style:font-name-asian="Times New Roman" style:font-name-complex="Times New Roman"/>
    </style:style>
    <style:style style:name="T13_145" style:family="text">
      <style:text-properties style:font-name="Times New Roman" style:font-name-asian="Times New Roman" style:font-name-complex="Times New Roman"/>
    </style:style>
    <style:style style:name="T13_146" style:family="text">
      <style:text-properties style:font-name="Times New Roman" style:font-name-asian="Times New Roman" style:font-name-complex="Times New Roman"/>
    </style:style>
    <style:style style:name="T13_147" style:family="text">
      <style:text-properties style:font-name="Times New Roman" style:font-name-asian="Times New Roman" style:font-name-complex="Times New Roman"/>
    </style:style>
    <style:style style:name="T13_148" style:family="text">
      <style:text-properties style:font-name="Times New Roman" style:font-name-asian="Times New Roman" style:font-name-complex="Times New Roman"/>
    </style:style>
    <style:style style:name="T13_149" style:family="text">
      <style:text-properties style:font-name="Times New Roman" style:font-name-asian="Times New Roman" style:font-name-complex="Times New Roman"/>
    </style:style>
    <style:style style:name="T13_150" style:family="text">
      <style:text-properties style:font-name="Times New Roman" style:font-name-asian="Times New Roman" style:font-name-complex="Times New Roman"/>
    </style:style>
    <style:style style:name="T13_151" style:family="text">
      <style:text-properties style:font-name="Times New Roman" style:font-name-asian="Times New Roman" style:font-name-complex="Times New Roman"/>
    </style:style>
    <style:style style:name="T13_152" style:family="text">
      <style:text-properties style:font-name="Times New Roman" style:font-name-asian="Times New Roman" style:font-name-complex="Times New Roman"/>
    </style:style>
    <style:style style:name="T13_153" style:family="text">
      <style:text-properties style:font-name="Times New Roman" style:font-name-asian="Times New Roman" style:font-name-complex="Times New Roman"/>
    </style:style>
    <style:style style:name="T13_154" style:family="text">
      <style:text-properties style:font-name="Times New Roman" style:font-name-asian="Times New Roman" style:font-name-complex="Times New Roman"/>
    </style:style>
    <style:style style:name="T13_155" style:family="text">
      <style:text-properties style:font-name="Times New Roman" style:font-name-asian="Times New Roman" style:font-name-complex="Times New Roman"/>
    </style:style>
    <style:style style:name="T13_156" style:family="text">
      <style:text-properties style:font-name="Times New Roman" style:font-name-asian="Times New Roman" style:font-name-complex="Times New Roman"/>
    </style:style>
    <style:style style:name="T13_157" style:family="text">
      <style:text-properties style:font-name="Times New Roman" style:font-name-asian="Times New Roman" style:font-name-complex="Times New Roman"/>
    </style:style>
    <style:style style:name="T13_158" style:family="text">
      <style:text-properties style:font-name="Times New Roman" style:font-name-asian="Times New Roman" style:font-name-complex="Times New Roman"/>
    </style:style>
    <style:style style:name="T13_159" style:family="text">
      <style:text-properties style:font-name="Times New Roman" style:font-name-asian="Times New Roman" style:font-name-complex="Times New Roman"/>
    </style:style>
    <style:style style:name="T13_160" style:family="text">
      <style:text-properties style:font-name="Times New Roman" style:font-name-asian="Times New Roman" style:font-name-complex="Times New Roman"/>
    </style:style>
    <style:style style:name="T13_161" style:family="text">
      <style:text-properties style:font-name="Times New Roman" style:font-name-asian="Times New Roman" style:font-name-complex="Times New Roman"/>
    </style:style>
    <style:style style:name="T13_162" style:family="text">
      <style:text-properties style:font-name="Times New Roman" style:font-name-asian="Times New Roman" style:font-name-complex="Times New Roman"/>
    </style:style>
    <style:style style:name="T13_163" style:family="text">
      <style:text-properties style:font-name="Times New Roman" style:font-name-asian="Times New Roman" style:font-name-complex="Times New Roman"/>
    </style:style>
    <style:style style:name="T13_164" style:family="text">
      <style:text-properties style:font-name="Times New Roman" style:font-name-asian="Times New Roman" style:font-name-complex="Times New Roman"/>
    </style:style>
    <style:style style:name="T13_165" style:family="text">
      <style:text-properties style:font-name="Times New Roman" style:font-name-asian="Times New Roman" style:font-name-complex="Times New Roman"/>
    </style:style>
    <style:style style:name="T13_166" style:family="text">
      <style:text-properties style:font-name="Times New Roman" style:font-name-asian="Times New Roman" style:font-name-complex="Times New Roman"/>
    </style:style>
    <style:style style:name="T13_167" style:family="text">
      <style:text-properties style:font-name="Times New Roman" style:font-name-asian="Times New Roman" style:font-name-complex="Times New Roman"/>
    </style:style>
    <style:style style:name="T13_168" style:family="text">
      <style:text-properties style:font-name="Times New Roman" style:font-name-asian="Times New Roman" style:font-name-complex="Times New Roman"/>
    </style:style>
    <style:style style:name="T13_169" style:family="text">
      <style:text-properties style:font-name="Times New Roman" style:font-name-asian="Times New Roman" style:font-name-complex="Times New Roman"/>
    </style:style>
    <style:style style:name="T13_170" style:family="text">
      <style:text-properties style:font-name="Times New Roman" style:font-name-asian="Times New Roman" style:font-name-complex="Times New Roman"/>
    </style:style>
    <style:style style:name="T13_171" style:family="text">
      <style:text-properties style:font-name="Times New Roman" style:font-name-asian="Times New Roman" style:font-name-complex="Times New Roman"/>
    </style:style>
    <style:style style:name="T13_172" style:family="text">
      <style:text-properties style:font-name="Times New Roman" style:font-name-asian="Times New Roman" style:font-name-complex="Times New Roman"/>
    </style:style>
    <style:style style:name="T13_173" style:family="text">
      <style:text-properties style:font-name="Times New Roman" style:font-name-asian="Times New Roman" style:font-name-complex="Times New Roman"/>
    </style:style>
    <style:style style:name="T13_174" style:family="text">
      <style:text-properties style:font-name="Times New Roman" style:font-name-asian="Times New Roman" style:font-name-complex="Times New Roman"/>
    </style:style>
    <style:style style:name="T13_175" style:family="text">
      <style:text-properties style:font-name="Times New Roman" style:font-name-asian="Times New Roman" style:font-name-complex="Times New Roman"/>
    </style:style>
    <style:style style:name="T13_176" style:family="text">
      <style:text-properties style:font-name="Times New Roman" style:font-name-asian="Times New Roman" style:font-name-complex="Times New Roman"/>
    </style:style>
    <style:style style:name="T13_177" style:family="text">
      <style:text-properties style:font-name="Times New Roman" style:font-name-asian="Times New Roman" style:font-name-complex="Times New Roman"/>
    </style:style>
    <style:style style:name="T13_178" style:family="text">
      <style:text-properties style:font-name="Times New Roman" style:font-name-asian="Times New Roman" style:font-name-complex="Times New Roman"/>
    </style:style>
    <style:style style:name="T13_179" style:family="text">
      <style:text-properties style:font-name="Times New Roman" style:font-name-asian="Times New Roman" style:font-name-complex="Times New Roman"/>
    </style:style>
    <style:style style:name="T13_180" style:family="text">
      <style:text-properties style:font-name="Times New Roman" style:font-name-asian="Times New Roman" style:font-name-complex="Times New Roman"/>
    </style:style>
    <style:style style:name="T13_181" style:family="text">
      <style:text-properties style:font-name="Times New Roman" style:font-name-asian="Times New Roman" style:font-name-complex="Times New Roman"/>
    </style:style>
    <style:style style:name="T13_182" style:family="text">
      <style:text-properties style:font-name="Times New Roman" style:font-name-asian="Times New Roman" style:font-name-complex="Times New Roman"/>
    </style:style>
    <style:style style:name="T13_183" style:family="text">
      <style:text-properties style:font-name="Times New Roman" style:font-name-asian="Times New Roman" style:font-name-complex="Times New Roman"/>
    </style:style>
    <style:style style:name="T13_184" style:family="text">
      <style:text-properties style:font-name="Times New Roman" style:font-name-asian="Times New Roman" style:font-name-complex="Times New Roman"/>
    </style:style>
    <style:style style:name="T13_185" style:family="text">
      <style:text-properties style:font-name="Times New Roman" style:font-name-asian="Times New Roman" style:font-name-complex="Times New Roman"/>
    </style:style>
    <style:style style:name="T13_186" style:family="text">
      <style:text-properties style:font-name="Times New Roman" style:font-name-asian="Times New Roman" style:font-name-complex="Times New Roman"/>
    </style:style>
    <style:style style:name="T13_187" style:family="text">
      <style:text-properties style:font-name="Times New Roman" style:font-name-asian="Times New Roman" style:font-name-complex="Times New Roman"/>
    </style:style>
    <style:style style:name="T13_188" style:family="text">
      <style:text-properties style:font-name="Times New Roman" style:font-name-asian="Times New Roman" style:font-name-complex="Times New Roman"/>
    </style:style>
    <style:style style:name="T13_189" style:family="text">
      <style:text-properties style:font-name="Times New Roman" style:font-name-asian="Times New Roman" style:font-name-complex="Times New Roman"/>
    </style:style>
    <style:style style:name="T13_190" style:family="text">
      <style:text-properties style:font-name="Times New Roman" style:font-name-asian="Times New Roman" style:font-name-complex="Times New Roman"/>
    </style:style>
    <style:style style:name="T13_191" style:family="text">
      <style:text-properties style:font-name="Times New Roman" style:font-name-asian="Times New Roman" style:font-name-complex="Times New Roman"/>
    </style:style>
    <style:style style:name="T13_192" style:family="text">
      <style:text-properties style:font-name="Times New Roman" style:font-name-asian="Times New Roman" style:font-name-complex="Times New Roman"/>
    </style:style>
    <style:style style:name="T13_193" style:family="text">
      <style:text-properties style:font-name="Times New Roman" style:font-name-asian="Times New Roman" style:font-name-complex="Times New Roman"/>
    </style:style>
    <style:style style:name="T13_194" style:family="text">
      <style:text-properties style:font-name="Times New Roman" style:font-name-asian="Times New Roman" style:font-name-complex="Times New Roman"/>
    </style:style>
    <style:style style:name="T13_195" style:family="text">
      <style:text-properties style:font-name="Times New Roman" style:font-name-asian="Times New Roman" style:font-name-complex="Times New Roman"/>
    </style:style>
    <style:style style:name="T13_196" style:family="text">
      <style:text-properties style:font-name="Times New Roman" style:font-name-asian="Times New Roman" style:font-name-complex="Times New Roman"/>
    </style:style>
    <style:style style:name="T13_197" style:family="text">
      <style:text-properties style:font-name="Times New Roman" style:font-name-asian="Times New Roman" style:font-name-complex="Times New Roman"/>
    </style:style>
    <style:style style:name="T13_198" style:family="text">
      <style:text-properties style:font-name="Times New Roman" style:font-name-asian="Times New Roman" style:font-name-complex="Times New Roman"/>
    </style:style>
    <style:style style:name="T13_199" style:family="text">
      <style:text-properties style:font-name="Times New Roman" style:font-name-asian="Times New Roman" style:font-name-complex="Times New Roman"/>
    </style:style>
    <style:style style:name="T13_200" style:family="text">
      <style:text-properties style:font-name="Times New Roman" style:font-name-asian="Times New Roman" style:font-name-complex="Times New Roman"/>
    </style:style>
    <style:style style:name="T13_201" style:family="text">
      <style:text-properties style:font-name="Times New Roman" style:font-name-asian="Times New Roman" style:font-name-complex="Times New Roman"/>
    </style:style>
    <style:style style:name="T13_202" style:family="text">
      <style:text-properties style:font-name="Times New Roman" style:font-name-asian="Times New Roman" style:font-name-complex="Times New Roman"/>
    </style:style>
    <style:style style:name="T13_203" style:family="text">
      <style:text-properties style:font-name="Times New Roman" style:font-name-asian="Times New Roman" style:font-name-complex="Times New Roman"/>
    </style:style>
    <style:style style:name="T13_204" style:family="text">
      <style:text-properties style:font-name="Times New Roman" style:font-name-asian="Times New Roman" style:font-name-complex="Times New Roman"/>
    </style:style>
    <style:style style:name="T13_205" style:family="text">
      <style:text-properties style:font-name="Times New Roman" style:font-name-asian="Times New Roman" style:font-name-complex="Times New Roman"/>
    </style:style>
    <style:style style:name="T13_206" style:family="text">
      <style:text-properties style:font-name="Times New Roman" style:font-name-asian="Times New Roman" style:font-name-complex="Times New Roman"/>
    </style:style>
    <style:style style:name="T13_207" style:family="text">
      <style:text-properties style:font-name="Times New Roman" style:font-name-asian="Times New Roman" style:font-name-complex="Times New Roman"/>
    </style:style>
    <style:style style:name="T13_208" style:family="text">
      <style:text-properties style:font-name="Times New Roman" style:font-name-asian="Times New Roman" style:font-name-complex="Times New Roman"/>
    </style:style>
    <style:style style:name="T13_209" style:family="text">
      <style:text-properties style:font-name="Times New Roman" style:font-name-asian="Times New Roman" style:font-name-complex="Times New Roman"/>
    </style:style>
    <style:style style:name="T13_210" style:family="text">
      <style:text-properties style:font-name="Times New Roman" style:font-name-asian="Times New Roman" style:font-name-complex="Times New Roman"/>
    </style:style>
    <style:style style:name="T13_211" style:family="text">
      <style:text-properties style:font-name="Times New Roman" style:font-name-asian="Times New Roman" style:font-name-complex="Times New Roman"/>
    </style:style>
    <style:style style:name="T13_212" style:family="text">
      <style:text-properties style:font-name="Times New Roman" style:font-name-asian="Times New Roman" style:font-name-complex="Times New Roman"/>
    </style:style>
    <style:style style:name="T13_213" style:family="text">
      <style:text-properties style:font-name="Times New Roman" style:font-name-asian="Times New Roman" style:font-name-complex="Times New Roman"/>
    </style:style>
    <style:style style:name="T13_214" style:family="text">
      <style:text-properties style:font-name="Times New Roman" style:font-name-asian="Times New Roman" style:font-name-complex="Times New Roman"/>
    </style:style>
    <style:style style:name="T13_215" style:family="text">
      <style:text-properties style:font-name="Times New Roman" style:font-name-asian="Times New Roman" style:font-name-complex="Times New Roman"/>
    </style:style>
    <style:style style:name="T13_216" style:family="text">
      <style:text-properties style:font-name="Times New Roman" style:font-name-asian="Times New Roman" style:font-name-complex="Times New Roman"/>
    </style:style>
    <style:style style:name="T13_217" style:family="text">
      <style:text-properties style:font-name="Times New Roman" style:font-name-asian="Times New Roman" style:font-name-complex="Times New Roman"/>
    </style:style>
    <style:style style:name="T13_218" style:family="text">
      <style:text-properties style:font-name="Times New Roman" style:font-name-asian="Times New Roman" style:font-name-complex="Times New Roman"/>
    </style:style>
    <style:style style:name="T13_219" style:family="text">
      <style:text-properties style:font-name="Times New Roman" style:font-name-asian="Times New Roman" style:font-name-complex="Times New Roman"/>
    </style:style>
    <style:style style:name="T13_220" style:family="text">
      <style:text-properties style:font-name="Times New Roman" style:font-name-asian="Times New Roman" style:font-name-complex="Times New Roman"/>
    </style:style>
    <style:style style:name="T13_221" style:family="text">
      <style:text-properties style:font-name="Times New Roman" style:font-name-asian="Times New Roman" style:font-name-complex="Times New Roman"/>
    </style:style>
    <style:style style:name="T13_222" style:family="text">
      <style:text-properties style:font-name="Times New Roman" style:font-name-asian="Times New Roman" style:font-name-complex="Times New Roman"/>
    </style:style>
    <style:style style:name="T13_223" style:family="text">
      <style:text-properties style:font-name="Times New Roman" style:font-name-asian="Times New Roman" style:font-name-complex="Times New Roman"/>
    </style:style>
    <style:style style:name="T13_224" style:family="text">
      <style:text-properties style:font-name="Times New Roman" style:font-name-asian="Times New Roman" style:font-name-complex="Times New Roman"/>
    </style:style>
    <style:style style:name="T13_225" style:family="text">
      <style:text-properties style:font-name="Times New Roman" style:font-name-asian="Times New Roman" style:font-name-complex="Times New Roman"/>
    </style:style>
    <style:style style:name="T13_226" style:family="text">
      <style:text-properties style:font-name="Times New Roman" style:font-name-asian="Times New Roman" style:font-name-complex="Times New Roman"/>
    </style:style>
    <style:style style:name="T13_227" style:family="text">
      <style:text-properties style:font-name="Times New Roman" style:font-name-asian="Times New Roman" style:font-name-complex="Times New Roman"/>
    </style:style>
    <style:style style:name="T13_228" style:family="text">
      <style:text-properties style:font-name="Times New Roman" style:font-name-asian="Times New Roman" style:font-name-complex="Times New Roman"/>
    </style:style>
    <style:style style:name="T13_229" style:family="text">
      <style:text-properties style:font-name="Times New Roman" style:font-name-asian="Times New Roman" style:font-name-complex="Times New Roman"/>
    </style:style>
    <style:style style:name="T13_230" style:family="text">
      <style:text-properties style:font-name="Times New Roman" style:font-name-asian="Times New Roman" style:font-name-complex="Times New Roman"/>
    </style:style>
    <style:style style:name="T13_231" style:family="text">
      <style:text-properties style:font-name="Times New Roman" style:font-name-asian="Times New Roman" style:font-name-complex="Times New Roman"/>
    </style:style>
    <style:style style:name="T13_232" style:family="text">
      <style:text-properties style:font-name="Times New Roman" style:font-name-asian="Times New Roman" style:font-name-complex="Times New Roman"/>
    </style:style>
    <style:style style:name="T13_233" style:family="text">
      <style:text-properties style:font-name="Times New Roman" style:font-name-asian="Times New Roman" style:font-name-complex="Times New Roman"/>
    </style:style>
    <style:style style:name="T13_234" style:family="text">
      <style:text-properties style:font-name="Times New Roman" style:font-name-asian="Times New Roman" style:font-name-complex="Times New Roman"/>
    </style:style>
    <style:style style:name="T13_235" style:family="text">
      <style:text-properties style:font-name="Times New Roman" style:font-name-asian="Times New Roman" style:font-name-complex="Times New Roman"/>
    </style:style>
    <style:style style:name="T13_236" style:family="text">
      <style:text-properties style:font-name="Times New Roman" style:font-name-asian="Times New Roman" style:font-name-complex="Times New Roman"/>
    </style:style>
    <style:style style:name="T13_237" style:family="text">
      <style:text-properties style:font-name="Times New Roman" style:font-name-asian="Times New Roman" style:font-name-complex="Times New Roman"/>
    </style:style>
    <style:style style:name="T13_238" style:family="text">
      <style:text-properties style:font-name="Times New Roman" style:font-name-asian="Times New Roman" style:font-name-complex="Times New Roman"/>
    </style:style>
    <style:style style:name="T13_239" style:family="text">
      <style:text-properties style:font-name="Times New Roman" style:font-name-asian="Times New Roman" style:font-name-complex="Times New Roman"/>
    </style:style>
    <style:style style:name="T13_240" style:family="text">
      <style:text-properties style:font-name="Times New Roman" style:font-name-asian="Times New Roman" style:font-name-complex="Times New Roman"/>
    </style:style>
    <style:style style:name="T13_241" style:family="text">
      <style:text-properties style:font-name="Times New Roman" style:font-name-asian="Times New Roman" style:font-name-complex="Times New Roman"/>
    </style:style>
    <style:style style:name="T13_242" style:family="text">
      <style:text-properties style:font-name="Times New Roman" style:font-name-asian="Times New Roman" style:font-name-complex="Times New Roman"/>
    </style:style>
    <style:style style:name="T13_243" style:family="text">
      <style:text-properties style:font-name="Times New Roman" style:font-name-asian="Times New Roman" style:font-name-complex="Times New Roman"/>
    </style:style>
    <style:style style:name="T13_244" style:family="text">
      <style:text-properties style:font-name="Times New Roman" style:font-name-asian="Times New Roman" style:font-name-complex="Times New Roman"/>
    </style:style>
    <style:style style:name="T13_245" style:family="text">
      <style:text-properties style:font-name="Times New Roman" style:font-name-asian="Times New Roman" style:font-name-complex="Times New Roman"/>
    </style:style>
    <style:style style:name="T13_246" style:family="text">
      <style:text-properties style:font-name="Times New Roman" style:font-name-asian="Times New Roman" style:font-name-complex="Times New Roman"/>
    </style:style>
    <style:style style:name="T13_247" style:family="text">
      <style:text-properties style:font-name="Times New Roman" style:font-name-asian="Times New Roman" style:font-name-complex="Times New Roman"/>
    </style:style>
    <style:style style:name="T13_248" style:family="text">
      <style:text-properties style:font-name="Times New Roman" style:font-name-asian="Times New Roman" style:font-name-complex="Times New Roman"/>
    </style:style>
    <style:style style:name="T13_249" style:family="text">
      <style:text-properties style:font-name="Times New Roman" style:font-name-asian="Times New Roman" style:font-name-complex="Times New Roman"/>
    </style:style>
    <style:style style:name="T13_250" style:family="text">
      <style:text-properties style:font-name="Times New Roman" style:font-name-asian="Times New Roman" style:font-name-complex="Times New Roman"/>
    </style:style>
    <style:style style:name="T13_251" style:family="text">
      <style:text-properties style:font-name="Times New Roman" style:font-name-asian="Times New Roman" style:font-name-complex="Times New Roman"/>
    </style:style>
    <style:style style:name="T13_252" style:family="text">
      <style:text-properties style:font-name="Times New Roman" style:font-name-asian="Times New Roman" style:font-name-complex="Times New Roman"/>
    </style:style>
    <style:style style:name="T13_253" style:family="text">
      <style:text-properties style:font-name="Times New Roman" style:font-name-asian="Times New Roman" style:font-name-complex="Times New Roman"/>
    </style:style>
    <style:style style:name="T13_254" style:family="text">
      <style:text-properties style:font-name="Times New Roman" style:font-name-asian="Times New Roman" style:font-name-complex="Times New Roman"/>
    </style:style>
    <style:style style:name="T13_255" style:family="text">
      <style:text-properties style:font-name="Times New Roman" style:font-name-asian="Times New Roman" style:font-name-complex="Times New Roman"/>
    </style:style>
    <style:style style:name="T13_256" style:family="text">
      <style:text-properties style:font-name="Times New Roman" style:font-name-asian="Times New Roman" style:font-name-complex="Times New Roman"/>
    </style:style>
    <style:style style:name="T13_257" style:family="text">
      <style:text-properties style:font-name="Times New Roman" style:font-name-asian="Times New Roman" style:font-name-complex="Times New Roman"/>
    </style:style>
    <style:style style:name="T13_258" style:family="text">
      <style:text-properties style:font-name="Times New Roman" style:font-name-asian="Times New Roman" style:font-name-complex="Times New Roman"/>
    </style:style>
    <style:style style:name="T13_259" style:family="text">
      <style:text-properties style:font-name="Times New Roman" style:font-name-asian="Times New Roman" style:font-name-complex="Times New Roman"/>
    </style:style>
    <style:style style:name="T13_260" style:family="text">
      <style:text-properties style:font-name="Times New Roman" style:font-name-asian="Times New Roman" style:font-name-complex="Times New Roman"/>
    </style:style>
    <style:style style:name="T13_261" style:family="text">
      <style:text-properties style:font-name="Times New Roman" style:font-name-asian="Times New Roman" style:font-name-complex="Times New Roman"/>
    </style:style>
    <style:style style:name="T13_262" style:family="text">
      <style:text-properties style:font-name="Times New Roman" style:font-name-asian="Times New Roman" style:font-name-complex="Times New Roman"/>
    </style:style>
    <style:style style:name="T13_263" style:family="text">
      <style:text-properties style:font-name="Times New Roman" style:font-name-asian="Times New Roman" style:font-name-complex="Times New Roman"/>
    </style:style>
    <style:style style:name="T13_264" style:family="text">
      <style:text-properties style:font-name="Times New Roman" style:font-name-asian="Times New Roman" style:font-name-complex="Times New Roman"/>
    </style:style>
    <style:style style:name="T13_265" style:family="text">
      <style:text-properties style:font-name="Times New Roman" style:font-name-asian="Times New Roman" style:font-name-complex="Times New Roman"/>
    </style:style>
    <style:style style:name="T13_266" style:family="text">
      <style:text-properties style:font-name="Times New Roman" style:font-name-asian="Times New Roman" style:font-name-complex="Times New Roman"/>
    </style:style>
    <style:style style:name="T13_267" style:family="text">
      <style:text-properties style:font-name="Times New Roman" style:font-name-asian="Times New Roman" style:font-name-complex="Times New Roman"/>
    </style:style>
    <style:style style:name="T13_268" style:family="text">
      <style:text-properties style:font-name="Times New Roman" style:font-name-asian="Times New Roman" style:font-name-complex="Times New Roman"/>
    </style:style>
    <style:style style:name="T13_269" style:family="text">
      <style:text-properties style:font-name="Times New Roman" style:font-name-asian="Times New Roman" style:font-name-complex="Times New Roman"/>
    </style:style>
    <style:style style:name="T13_270" style:family="text">
      <style:text-properties style:font-name="Times New Roman" style:font-name-asian="Times New Roman" style:font-name-complex="Times New Roman"/>
    </style:style>
    <style:style style:name="T13_271" style:family="text">
      <style:text-properties style:font-name="Times New Roman" style:font-name-asian="Times New Roman" style:font-name-complex="Times New Roman"/>
    </style:style>
    <style:style style:name="T13_272" style:family="text">
      <style:text-properties style:font-name="Times New Roman" style:font-name-asian="Times New Roman" style:font-name-complex="Times New Roman"/>
    </style:style>
    <style:style style:name="T13_273" style:family="text">
      <style:text-properties style:font-name="Times New Roman" style:font-name-asian="Times New Roman" style:font-name-complex="Times New Roman"/>
    </style:style>
    <style:style style:name="T13_274" style:family="text">
      <style:text-properties style:font-name="Times New Roman" style:font-name-asian="Times New Roman" style:font-name-complex="Times New Roman"/>
    </style:style>
    <style:style style:name="T13_275" style:family="text">
      <style:text-properties style:font-name="Times New Roman" style:font-name-asian="Times New Roman" style:font-name-complex="Times New Roman"/>
    </style:style>
    <style:style style:name="T13_276" style:family="text">
      <style:text-properties style:font-name="Times New Roman" style:font-name-asian="Times New Roman" style:font-name-complex="Times New Roman"/>
    </style:style>
    <style:style style:name="T13_277" style:family="text">
      <style:text-properties style:font-name="Times New Roman" style:font-name-asian="Times New Roman" style:font-name-complex="Times New Roman"/>
    </style:style>
    <style:style style:name="T13_278" style:family="text">
      <style:text-properties style:font-name="Times New Roman" style:font-name-asian="Times New Roman" style:font-name-complex="Times New Roman"/>
    </style:style>
    <style:style style:name="T13_279" style:family="text">
      <style:text-properties style:font-name="Times New Roman" style:font-name-asian="Times New Roman" style:font-name-complex="Times New Roman"/>
    </style:style>
    <style:style style:name="T13_280" style:family="text">
      <style:text-properties style:font-name="Times New Roman" style:font-name-asian="Times New Roman" style:font-name-complex="Times New Roman"/>
    </style:style>
    <style:style style:name="T13_281" style:family="text">
      <style:text-properties style:font-name="Times New Roman" style:font-name-asian="Times New Roman" style:font-name-complex="Times New Roman"/>
    </style:style>
    <style:style style:name="T13_282" style:family="text">
      <style:text-properties style:font-name="Times New Roman" style:font-name-asian="Times New Roman" style:font-name-complex="Times New Roman"/>
    </style:style>
    <style:style style:name="T13_283" style:family="text">
      <style:text-properties style:font-name="Times New Roman" style:font-name-asian="Times New Roman" style:font-name-complex="Times New Roman"/>
    </style:style>
    <style:style style:name="T13_284" style:family="text">
      <style:text-properties style:font-name="Times New Roman" style:font-name-asian="Times New Roman" style:font-name-complex="Times New Roman"/>
    </style:style>
    <style:style style:name="T13_285" style:family="text">
      <style:text-properties style:font-name="Times New Roman" style:font-name-asian="Times New Roman" style:font-name-complex="Times New Roman"/>
    </style:style>
    <style:style style:name="T13_286" style:family="text">
      <style:text-properties style:font-name="Times New Roman" style:font-name-asian="Times New Roman" style:font-name-complex="Times New Roman"/>
    </style:style>
    <style:style style:name="T13_287" style:family="text">
      <style:text-properties style:font-name="Times New Roman" style:font-name-asian="Times New Roman" style:font-name-complex="Times New Roman"/>
    </style:style>
    <style:style style:name="T13_288" style:family="text">
      <style:text-properties style:font-name="Times New Roman" style:font-name-asian="Times New Roman" style:font-name-complex="Times New Roman"/>
    </style:style>
    <style:style style:name="T13_289" style:family="text">
      <style:text-properties style:font-name="Times New Roman" style:font-name-asian="Times New Roman" style:font-name-complex="Times New Roman"/>
    </style:style>
    <style:style style:name="T13_290" style:family="text">
      <style:text-properties style:font-name="Times New Roman" style:font-name-asian="Times New Roman" style:font-name-complex="Times New Roman"/>
    </style:style>
    <style:style style:name="T13_291" style:family="text">
      <style:text-properties style:font-name="Times New Roman" style:font-name-asian="Times New Roman" style:font-name-complex="Times New Roman"/>
    </style:style>
    <style:style style:name="T13_292" style:family="text">
      <style:text-properties style:font-name="Times New Roman" style:font-name-asian="Times New Roman" style:font-name-complex="Times New Roman"/>
    </style:style>
    <style:style style:name="T13_293" style:family="text">
      <style:text-properties style:font-name="Times New Roman" style:font-name-asian="Times New Roman" style:font-name-complex="Times New Roman"/>
    </style:style>
    <style:style style:name="T13_294" style:family="text">
      <style:text-properties style:font-name="Times New Roman" style:font-name-asian="Times New Roman" style:font-name-complex="Times New Roman"/>
    </style:style>
    <style:style style:name="T13_295" style:family="text">
      <style:text-properties style:font-name="Times New Roman" style:font-name-asian="Times New Roman" style:font-name-complex="Times New Roman"/>
    </style:style>
    <style:style style:name="T13_296" style:family="text">
      <style:text-properties style:font-name="Times New Roman" style:font-name-asian="Times New Roman" style:font-name-complex="Times New Roman"/>
    </style:style>
    <style:style style:name="T13_297" style:family="text">
      <style:text-properties style:font-name="Times New Roman" style:font-name-asian="Times New Roman" style:font-name-complex="Times New Roman"/>
    </style:style>
    <style:style style:name="T13_298" style:family="text">
      <style:text-properties style:font-name="Times New Roman" style:font-name-asian="Times New Roman" style:font-name-complex="Times New Roman"/>
    </style:style>
    <style:style style:name="T13_299" style:family="text">
      <style:text-properties style:font-name="Times New Roman" style:font-name-asian="Times New Roman" style:font-name-complex="Times New Roman"/>
    </style:style>
    <style:style style:name="T13_300" style:family="text">
      <style:text-properties style:font-name="Times New Roman" style:font-name-asian="Times New Roman" style:font-name-complex="Times New Roman"/>
    </style:style>
    <style:style style:name="T13_301" style:family="text">
      <style:text-properties style:font-name="Times New Roman" style:font-name-asian="Times New Roman" style:font-name-complex="Times New Roman"/>
    </style:style>
    <style:style style:name="T13_302" style:family="text">
      <style:text-properties style:font-name="Times New Roman" style:font-name-asian="Times New Roman" style:font-name-complex="Times New Roman"/>
    </style:style>
    <style:style style:name="T13_303" style:family="text">
      <style:text-properties style:font-name="Times New Roman" style:font-name-asian="Times New Roman" style:font-name-complex="Times New Roman"/>
    </style:style>
    <style:style style:name="T13_304" style:family="text">
      <style:text-properties style:font-name="Times New Roman" style:font-name-asian="Times New Roman" style:font-name-complex="Times New Roman"/>
    </style:style>
    <style:style style:name="T13_305" style:family="text">
      <style:text-properties style:font-name="Times New Roman" style:font-name-asian="Times New Roman" style:font-name-complex="Times New Roman"/>
    </style:style>
    <style:style style:name="T13_306" style:family="text">
      <style:text-properties style:font-name="Times New Roman" style:font-name-asian="Times New Roman" style:font-name-complex="Times New Roman"/>
    </style:style>
    <style:style style:name="T13_307" style:family="text">
      <style:text-properties style:font-name="Times New Roman" style:font-name-asian="Times New Roman" style:font-name-complex="Times New Roman"/>
    </style:style>
    <style:style style:name="T13_308" style:family="text">
      <style:text-properties style:font-name="Times New Roman" style:font-name-asian="Times New Roman" style:font-name-complex="Times New Roman"/>
    </style:style>
    <style:style style:name="T13_309" style:family="text">
      <style:text-properties style:font-name="Times New Roman" style:font-name-asian="Times New Roman" style:font-name-complex="Times New Roman"/>
    </style:style>
    <style:style style:name="T13_310" style:family="text">
      <style:text-properties style:font-name="Times New Roman" style:font-name-asian="Times New Roman" style:font-name-complex="Times New Roman"/>
    </style:style>
    <style:style style:name="T13_311" style:family="text">
      <style:text-properties style:font-name="Times New Roman" style:font-name-asian="Times New Roman" style:font-name-complex="Times New Roman"/>
    </style:style>
    <style:style style:name="T13_312" style:family="text">
      <style:text-properties style:font-name="Times New Roman" style:font-name-asian="Times New Roman" style:font-name-complex="Times New Roman"/>
    </style:style>
    <style:style style:name="T13_313" style:family="text">
      <style:text-properties style:font-name="Times New Roman" style:font-name-asian="Times New Roman" style:font-name-complex="Times New Roman"/>
    </style:style>
    <style:style style:name="T13_314" style:family="text">
      <style:text-properties style:font-name="Times New Roman" style:font-name-asian="Times New Roman" style:font-name-complex="Times New Roman"/>
    </style:style>
    <style:style style:name="T13_315" style:family="text">
      <style:text-properties style:font-name="Times New Roman" style:font-name-asian="Times New Roman" style:font-name-complex="Times New Roman"/>
    </style:style>
    <style:style style:name="T13_316" style:family="text">
      <style:text-properties style:font-name="Times New Roman" style:font-name-asian="Times New Roman" style:font-name-complex="Times New Roman"/>
    </style:style>
    <style:style style:name="T13_317" style:family="text">
      <style:text-properties style:font-name="Times New Roman" style:font-name-asian="Times New Roman" style:font-name-complex="Times New Roman"/>
    </style:style>
    <style:style style:name="T13_318" style:family="text">
      <style:text-properties style:font-name="Times New Roman" style:font-name-asian="Times New Roman" style:font-name-complex="Times New Roman"/>
    </style:style>
    <style:style style:name="T13_319" style:family="text">
      <style:text-properties style:font-name="Times New Roman" style:font-name-asian="Times New Roman" style:font-name-complex="Times New Roman"/>
    </style:style>
    <style:style style:name="T13_320" style:family="text">
      <style:text-properties style:font-name="Times New Roman" style:font-name-asian="Times New Roman" style:font-name-complex="Times New Roman"/>
    </style:style>
    <style:style style:name="T13_321" style:family="text">
      <style:text-properties style:font-name="Times New Roman" style:font-name-asian="Times New Roman" style:font-name-complex="Times New Roman"/>
    </style:style>
    <style:style style:name="T13_322" style:family="text">
      <style:text-properties style:font-name="Times New Roman" style:font-name-asian="Times New Roman" style:font-name-complex="Times New Roman"/>
    </style:style>
    <style:style style:name="T13_323" style:family="text">
      <style:text-properties style:font-name="Times New Roman" style:font-name-asian="Times New Roman" style:font-name-complex="Times New Roman"/>
    </style:style>
    <style:style style:name="T13_324" style:family="text">
      <style:text-properties style:font-name="Times New Roman" style:font-name-asian="Times New Roman" style:font-name-complex="Times New Roman"/>
    </style:style>
    <style:style style:name="T13_325" style:family="text">
      <style:text-properties style:font-name="Times New Roman" style:font-name-asian="Times New Roman" style:font-name-complex="Times New Roman"/>
    </style:style>
    <style:style style:name="T13_326" style:family="text">
      <style:text-properties style:font-name="Times New Roman" style:font-name-asian="Times New Roman" style:font-name-complex="Times New Roman"/>
    </style:style>
    <style:style style:name="T13_327" style:family="text">
      <style:text-properties style:font-name="Times New Roman" style:font-name-asian="Times New Roman" style:font-name-complex="Times New Roman"/>
    </style:style>
    <style:style style:name="T13_328" style:family="text">
      <style:text-properties style:font-name="Times New Roman" style:font-name-asian="Times New Roman" style:font-name-complex="Times New Roman"/>
    </style:style>
    <style:style style:name="T13_329" style:family="text">
      <style:text-properties style:font-name="Times New Roman" style:font-name-asian="Times New Roman" style:font-name-complex="Times New Roman"/>
    </style:style>
    <style:style style:name="T13_330" style:family="text">
      <style:text-properties style:font-name="Times New Roman" style:font-name-asian="Times New Roman" style:font-name-complex="Times New Roman"/>
    </style:style>
    <style:style style:name="T13_331" style:family="text">
      <style:text-properties style:font-name="Times New Roman" style:font-name-asian="Times New Roman" style:font-name-complex="Times New Roman"/>
    </style:style>
    <style:style style:name="T13_332" style:family="text">
      <style:text-properties style:font-name="Times New Roman" style:font-name-asian="Times New Roman" style:font-name-complex="Times New Roman"/>
    </style:style>
    <style:style style:name="T13_333" style:family="text">
      <style:text-properties style:font-name="Times New Roman" style:font-name-asian="Times New Roman" style:font-name-complex="Times New Roman"/>
    </style:style>
    <style:style style:name="T13_334" style:family="text">
      <style:text-properties style:font-name="Times New Roman" style:font-name-asian="Times New Roman" style:font-name-complex="Times New Roman"/>
    </style:style>
    <style:style style:name="T13_335" style:family="text">
      <style:text-properties style:font-name="Times New Roman" style:font-name-asian="Times New Roman" style:font-name-complex="Times New Roman"/>
    </style:style>
    <style:style style:name="T13_336" style:family="text">
      <style:text-properties style:font-name="Times New Roman" style:font-name-asian="Times New Roman" style:font-name-complex="Times New Roman"/>
    </style:style>
    <style:style style:name="T13_337" style:family="text">
      <style:text-properties style:font-name="Times New Roman" style:font-name-asian="Times New Roman" style:font-name-complex="Times New Roman"/>
    </style:style>
    <style:style style:name="T13_338" style:family="text">
      <style:text-properties style:font-name="Times New Roman" style:font-name-asian="Times New Roman" style:font-name-complex="Times New Roman"/>
    </style:style>
    <style:style style:name="T13_339" style:family="text">
      <style:text-properties style:font-name="Times New Roman" style:font-name-asian="Times New Roman" style:font-name-complex="Times New Roman"/>
    </style:style>
    <style:style style:name="T13_340" style:family="text">
      <style:text-properties style:font-name="Times New Roman" style:font-name-asian="Times New Roman" style:font-name-complex="Times New Roman"/>
    </style:style>
    <style:style style:name="T13_341" style:family="text">
      <style:text-properties style:font-name="Times New Roman" style:font-name-asian="Times New Roman" style:font-name-complex="Times New Roman"/>
    </style:style>
    <style:style style:name="T13_342" style:family="text">
      <style:text-properties style:font-name="Times New Roman" style:font-name-asian="Times New Roman" style:font-name-complex="Times New Roman"/>
    </style:style>
    <style:style style:name="T13_343" style:family="text">
      <style:text-properties style:font-name="Times New Roman" style:font-name-asian="Times New Roman" style:font-name-complex="Times New Roman"/>
    </style:style>
    <style:style style:name="T13_344" style:family="text">
      <style:text-properties style:font-name="Times New Roman" style:font-name-asian="Times New Roman" style:font-name-complex="Times New Roman"/>
    </style:style>
    <style:style style:name="T13_345" style:family="text">
      <style:text-properties style:font-name="Times New Roman" style:font-name-asian="Times New Roman" style:font-name-complex="Times New Roman"/>
    </style:style>
    <style:style style:name="T13_346" style:family="text">
      <style:text-properties style:font-name="Times New Roman" style:font-name-asian="Times New Roman" style:font-name-complex="Times New Roman"/>
    </style:style>
    <style:style style:name="T13_347" style:family="text">
      <style:text-properties style:font-name="Times New Roman" style:font-name-asian="Times New Roman" style:font-name-complex="Times New Roman"/>
    </style:style>
    <style:style style:name="T13_348" style:family="text">
      <style:text-properties style:font-name="Times New Roman" style:font-name-asian="Times New Roman" style:font-name-complex="Times New Roman"/>
    </style:style>
    <style:style style:name="T13_349" style:family="text">
      <style:text-properties style:font-name="Times New Roman" style:font-name-asian="Times New Roman" style:font-name-complex="Times New Roman"/>
    </style:style>
    <style:style style:name="T13_350" style:family="text">
      <style:text-properties style:font-name="Times New Roman" style:font-name-asian="Times New Roman" style:font-name-complex="Times New Roman"/>
    </style:style>
    <style:style style:name="T13_351" style:family="text">
      <style:text-properties style:font-name="Times New Roman" style:font-name-asian="Times New Roman" style:font-name-complex="Times New Roman"/>
    </style:style>
    <style:style style:name="T13_352" style:family="text">
      <style:text-properties style:font-name="Times New Roman" style:font-name-asian="Times New Roman" style:font-name-complex="Times New Roman"/>
    </style:style>
    <style:style style:name="T13_353" style:family="text">
      <style:text-properties style:font-name="Times New Roman" style:font-name-asian="Times New Roman" style:font-name-complex="Times New Roman"/>
    </style:style>
    <style:style style:name="T13_354" style:family="text">
      <style:text-properties style:font-name="Times New Roman" style:font-name-asian="Times New Roman" style:font-name-complex="Times New Roman"/>
    </style:style>
    <style:style style:name="T13_355" style:family="text">
      <style:text-properties style:font-name="Times New Roman" style:font-name-asian="Times New Roman" style:font-name-complex="Times New Roman"/>
    </style:style>
    <style:style style:name="T13_356" style:family="text">
      <style:text-properties style:font-name="Times New Roman" style:font-name-asian="Times New Roman" style:font-name-complex="Times New Roman"/>
    </style:style>
    <style:style style:name="T13_357" style:family="text">
      <style:text-properties style:font-name="Times New Roman" style:font-name-asian="Times New Roman" style:font-name-complex="Times New Roman"/>
    </style:style>
    <style:style style:name="T13_358" style:family="text">
      <style:text-properties style:font-name="Times New Roman" style:font-name-asian="Times New Roman" style:font-name-complex="Times New Roman"/>
    </style:style>
    <style:style style:name="T13_359" style:family="text">
      <style:text-properties style:font-name="Times New Roman" style:font-name-asian="Times New Roman" style:font-name-complex="Times New Roman"/>
    </style:style>
    <style:style style:name="T13_360" style:family="text">
      <style:text-properties style:font-name="Times New Roman" style:font-name-asian="Times New Roman" style:font-name-complex="Times New Roman"/>
    </style:style>
    <style:style style:name="T13_361" style:family="text">
      <style:text-properties style:font-name="Times New Roman" style:font-name-asian="Times New Roman" style:font-name-complex="Times New Roman"/>
    </style:style>
    <style:style style:name="T13_362" style:family="text">
      <style:text-properties style:font-name="Times New Roman" style:font-name-asian="Times New Roman" style:font-name-complex="Times New Roman"/>
    </style:style>
    <style:style style:name="T13_363" style:family="text">
      <style:text-properties style:font-name="Times New Roman" style:font-name-asian="Times New Roman" style:font-name-complex="Times New Roman"/>
    </style:style>
    <style:style style:name="T13_364" style:family="text">
      <style:text-properties style:font-name="Times New Roman" style:font-name-asian="Times New Roman" style:font-name-complex="Times New Roman"/>
    </style:style>
    <style:style style:name="T13_365" style:family="text">
      <style:text-properties style:font-name="Times New Roman" style:font-name-asian="Times New Roman" style:font-name-complex="Times New Roman"/>
    </style:style>
    <style:style style:name="T13_366" style:family="text">
      <style:text-properties style:font-name="Times New Roman" style:font-name-asian="Times New Roman" style:font-name-complex="Times New Roman"/>
    </style:style>
    <style:style style:name="T13_367" style:family="text">
      <style:text-properties style:font-name="Times New Roman" style:font-name-asian="Times New Roman" style:font-name-complex="Times New Roman"/>
    </style:style>
    <style:style style:name="T13_368" style:family="text">
      <style:text-properties style:font-name="Times New Roman" style:font-name-asian="Times New Roman" style:font-name-complex="Times New Roman"/>
    </style:style>
    <style:style style:name="T13_369" style:family="text">
      <style:text-properties style:font-name="Times New Roman" style:font-name-asian="Times New Roman" style:font-name-complex="Times New Roman"/>
    </style:style>
    <style:style style:name="T13_370" style:family="text">
      <style:text-properties style:font-name="Times New Roman" style:font-name-asian="Times New Roman" style:font-name-complex="Times New Roman"/>
    </style:style>
    <style:style style:name="T13_371" style:family="text">
      <style:text-properties style:font-name="Times New Roman" style:font-name-asian="Times New Roman" style:font-name-complex="Times New Roman"/>
    </style:style>
    <style:style style:name="T13_372" style:family="text">
      <style:text-properties style:font-name="Times New Roman" style:font-name-asian="Times New Roman" style:font-name-complex="Times New Roman"/>
    </style:style>
    <style:style style:name="T13_373" style:family="text">
      <style:text-properties style:font-name="Times New Roman" style:font-name-asian="Times New Roman" style:font-name-complex="Times New Roman"/>
    </style:style>
    <style:style style:name="T13_374" style:family="text">
      <style:text-properties style:font-name="Times New Roman" style:font-name-asian="Times New Roman" style:font-name-complex="Times New Roman"/>
    </style:style>
    <style:style style:name="T13_375" style:family="text">
      <style:text-properties style:font-name="Times New Roman" style:font-name-asian="Times New Roman" style:font-name-complex="Times New Roman"/>
    </style:style>
    <style:style style:name="T13_376" style:family="text">
      <style:text-properties style:font-name="Times New Roman" style:font-name-asian="Times New Roman" style:font-name-complex="Times New Roman"/>
    </style:style>
    <style:style style:name="T13_377" style:family="text">
      <style:text-properties style:font-name="Times New Roman" style:font-name-asian="Times New Roman" style:font-name-complex="Times New Roman"/>
    </style:style>
    <style:style style:name="T13_378" style:family="text">
      <style:text-properties style:font-name="Times New Roman" style:font-name-asian="Times New Roman" style:font-name-complex="Times New Roman"/>
    </style:style>
    <style:style style:name="T13_379" style:family="text">
      <style:text-properties style:font-name="Times New Roman" style:font-name-asian="Times New Roman" style:font-name-complex="Times New Roman"/>
    </style:style>
    <style:style style:name="T13_380" style:family="text">
      <style:text-properties style:font-name="Times New Roman" style:font-name-asian="Times New Roman" style:font-name-complex="Times New Roman"/>
    </style:style>
    <style:style style:name="T13_381" style:family="text">
      <style:text-properties style:font-name="Times New Roman" style:font-name-asian="Times New Roman" style:font-name-complex="Times New Roman"/>
    </style:style>
    <style:style style:name="T13_382" style:family="text">
      <style:text-properties style:font-name="Times New Roman" style:font-name-asian="Times New Roman" style:font-name-complex="Times New Roman"/>
    </style:style>
    <style:style style:name="T13_383" style:family="text">
      <style:text-properties style:font-name="Times New Roman" style:font-name-asian="Times New Roman" style:font-name-complex="Times New Roman"/>
    </style:style>
    <style:style style:name="T13_384" style:family="text">
      <style:text-properties style:font-name="Times New Roman" style:font-name-asian="Times New Roman" style:font-name-complex="Times New Roman"/>
    </style:style>
    <style:style style:name="T13_385" style:family="text">
      <style:text-properties style:font-name="Times New Roman" style:font-name-asian="Times New Roman" style:font-name-complex="Times New Roman"/>
    </style:style>
    <style:style style:name="T13_386" style:family="text">
      <style:text-properties style:font-name="Times New Roman" style:font-name-asian="Times New Roman" style:font-name-complex="Times New Roman"/>
    </style:style>
    <style:style style:name="T13_387" style:family="text">
      <style:text-properties style:font-name="Times New Roman" style:font-name-asian="Times New Roman" style:font-name-complex="Times New Roman"/>
    </style:style>
    <style:style style:name="T13_388" style:family="text">
      <style:text-properties style:font-name="Times New Roman" style:font-name-asian="Times New Roman" style:font-name-complex="Times New Roman"/>
    </style:style>
    <style:style style:name="T13_389" style:family="text">
      <style:text-properties style:font-name="Times New Roman" style:font-name-asian="Times New Roman" style:font-name-complex="Times New Roman"/>
    </style:style>
    <style:style style:name="T13_390" style:family="text">
      <style:text-properties style:font-name="Times New Roman" style:font-name-asian="Times New Roman" style:font-name-complex="Times New Roman"/>
    </style:style>
    <style:style style:name="T13_391" style:family="text">
      <style:text-properties style:font-name="Times New Roman" style:font-name-asian="Times New Roman" style:font-name-complex="Times New Roman"/>
    </style:style>
    <style:style style:name="T13_392" style:family="text">
      <style:text-properties style:font-name="Times New Roman" style:font-name-asian="Times New Roman" style:font-name-complex="Times New Roman"/>
    </style:style>
    <style:style style:name="T13_393" style:family="text">
      <style:text-properties style:font-name="Times New Roman" style:font-name-asian="Times New Roman" style:font-name-complex="Times New Roman"/>
    </style:style>
    <style:style style:name="T13_394" style:family="text">
      <style:text-properties style:font-name="Times New Roman" style:font-name-asian="Times New Roman" style:font-name-complex="Times New Roman"/>
    </style:style>
    <style:style style:name="T13_395" style:family="text">
      <style:text-properties style:font-name="Times New Roman" style:font-name-asian="Times New Roman" style:font-name-complex="Times New Roman"/>
    </style:style>
    <style:style style:name="T13_396" style:family="text">
      <style:text-properties style:font-name="Times New Roman" style:font-name-asian="Times New Roman" style:font-name-complex="Times New Roman"/>
    </style:style>
    <style:style style:name="T13_397" style:family="text">
      <style:text-properties style:font-name="Times New Roman" style:font-name-asian="Times New Roman" style:font-name-complex="Times New Roman"/>
    </style:style>
    <style:style style:name="T13_398" style:family="text">
      <style:text-properties style:font-name="Times New Roman" style:font-name-asian="Times New Roman" style:font-name-complex="Times New Roman"/>
    </style:style>
    <style:style style:name="T13_399" style:family="text">
      <style:text-properties style:font-name="Times New Roman" style:font-name-asian="Times New Roman" style:font-name-complex="Times New Roman"/>
    </style:style>
    <style:style style:name="T13_400" style:family="text">
      <style:text-properties style:font-name="Times New Roman" style:font-name-asian="Times New Roman" style:font-name-complex="Times New Roman"/>
    </style:style>
    <style:style style:name="T13_401" style:family="text">
      <style:text-properties style:font-name="Times New Roman" style:font-name-asian="Times New Roman" style:font-name-complex="Times New Roman"/>
    </style:style>
    <style:style style:name="T13_402" style:family="text">
      <style:text-properties style:font-name="Times New Roman" style:font-name-asian="Times New Roman" style:font-name-complex="Times New Roman"/>
    </style:style>
    <style:style style:name="T13_403" style:family="text">
      <style:text-properties style:font-name="Times New Roman" style:font-name-asian="Times New Roman" style:font-name-complex="Times New Roman"/>
    </style:style>
    <style:style style:name="T13_404" style:family="text">
      <style:text-properties style:font-name="Times New Roman" style:font-name-asian="Times New Roman" style:font-name-complex="Times New Roman"/>
    </style:style>
    <style:style style:name="T13_405" style:family="text">
      <style:text-properties style:font-name="Times New Roman" style:font-name-asian="Times New Roman" style:font-name-complex="Times New Roman"/>
    </style:style>
    <style:style style:name="T13_406" style:family="text">
      <style:text-properties style:font-name="Times New Roman" style:font-name-asian="Times New Roman" style:font-name-complex="Times New Roman"/>
    </style:style>
    <style:style style:name="T13_407" style:family="text">
      <style:text-properties style:font-name="Times New Roman" style:font-name-asian="Times New Roman" style:font-name-complex="Times New Roman"/>
    </style:style>
    <style:style style:name="T13_408" style:family="text">
      <style:text-properties style:font-name="Times New Roman" style:font-name-asian="Times New Roman" style:font-name-complex="Times New Roman"/>
    </style:style>
    <style:style style:name="T13_409" style:family="text">
      <style:text-properties style:font-name="Times New Roman" style:font-name-asian="Times New Roman" style:font-name-complex="Times New Roman"/>
    </style:style>
    <style:style style:name="T13_410" style:family="text">
      <style:text-properties style:font-name="Times New Roman" style:font-name-asian="Times New Roman" style:font-name-complex="Times New Roman"/>
    </style:style>
    <style:style style:name="T13_411" style:family="text">
      <style:text-properties style:font-name="Times New Roman" style:font-name-asian="Times New Roman" style:font-name-complex="Times New Roman"/>
    </style:style>
    <style:style style:name="T13_412" style:family="text">
      <style:text-properties style:font-name="Times New Roman" style:font-name-asian="Times New Roman" style:font-name-complex="Times New Roman"/>
    </style:style>
    <style:style style:name="T13_413" style:family="text">
      <style:text-properties style:font-name="Times New Roman" style:font-name-asian="Times New Roman" style:font-name-complex="Times New Roman"/>
    </style:style>
    <style:style style:name="T13_414" style:family="text">
      <style:text-properties style:font-name="Times New Roman" style:font-name-asian="Times New Roman" style:font-name-complex="Times New Roman"/>
    </style:style>
    <style:style style:name="T13_415" style:family="text">
      <style:text-properties style:font-name="Times New Roman" style:font-name-asian="Times New Roman" style:font-name-complex="Times New Roman"/>
    </style:style>
    <style:style style:name="T13_416" style:family="text">
      <style:text-properties style:font-name="Times New Roman" style:font-name-asian="Times New Roman" style:font-name-complex="Times New Roman"/>
    </style:style>
    <style:style style:name="T13_417" style:family="text">
      <style:text-properties style:font-name="Times New Roman" style:font-name-asian="Times New Roman" style:font-name-complex="Times New Roman"/>
    </style:style>
    <style:style style:name="T13_418" style:family="text">
      <style:text-properties style:font-name="Times New Roman" style:font-name-asian="Times New Roman" style:font-name-complex="Times New Roman"/>
    </style:style>
    <style:style style:name="T13_419" style:family="text">
      <style:text-properties style:font-name="Times New Roman" style:font-name-asian="Times New Roman" style:font-name-complex="Times New Roman"/>
    </style:style>
    <style:style style:name="T13_420" style:family="text">
      <style:text-properties style:font-name="Times New Roman" style:font-name-asian="Times New Roman" style:font-name-complex="Times New Roman"/>
    </style:style>
    <style:style style:name="T13_421" style:family="text">
      <style:text-properties style:font-name="Times New Roman" style:font-name-asian="Times New Roman" style:font-name-complex="Times New Roman"/>
    </style:style>
    <style:style style:name="T13_422" style:family="text">
      <style:text-properties style:font-name="Times New Roman" style:font-name-asian="Times New Roman" style:font-name-complex="Times New Roman"/>
    </style:style>
    <style:style style:name="T13_423" style:family="text">
      <style:text-properties style:font-name="Times New Roman" style:font-name-asian="Times New Roman" style:font-name-complex="Times New Roman"/>
    </style:style>
    <style:style style:name="T13_424" style:family="text">
      <style:text-properties style:font-name="Times New Roman" style:font-name-asian="Times New Roman" style:font-name-complex="Times New Roman"/>
    </style:style>
    <style:style style:name="T13_425" style:family="text">
      <style:text-properties style:font-name="Times New Roman" style:font-name-asian="Times New Roman" style:font-name-complex="Times New Roman"/>
    </style:style>
    <style:style style:name="T13_426" style:family="text">
      <style:text-properties style:font-name="Times New Roman" style:font-name-asian="Times New Roman" style:font-name-complex="Times New Roman"/>
    </style:style>
    <style:style style:name="T13_427" style:family="text">
      <style:text-properties style:font-name="Times New Roman" style:font-name-asian="Times New Roman" style:font-name-complex="Times New Roman"/>
    </style:style>
    <style:style style:name="T13_428" style:family="text">
      <style:text-properties style:font-name="Times New Roman" style:font-name-asian="Times New Roman" style:font-name-complex="Times New Roman"/>
    </style:style>
    <style:style style:name="T13_429" style:family="text">
      <style:text-properties style:font-name="Times New Roman" style:font-name-asian="Times New Roman" style:font-name-complex="Times New Roman"/>
    </style:style>
    <style:style style:name="T13_430" style:family="text">
      <style:text-properties style:font-name="Times New Roman" style:font-name-asian="Times New Roman" style:font-name-complex="Times New Roman"/>
    </style:style>
    <style:style style:name="T13_431" style:family="text">
      <style:text-properties style:font-name="Times New Roman" style:font-name-asian="Times New Roman" style:font-name-complex="Times New Roman"/>
    </style:style>
    <style:style style:name="T13_432" style:family="text">
      <style:text-properties style:font-name="Times New Roman" style:font-name-asian="Times New Roman" style:font-name-complex="Times New Roman"/>
    </style:style>
    <style:style style:name="T13_433" style:family="text">
      <style:text-properties style:font-name="Times New Roman" style:font-name-asian="Times New Roman" style:font-name-complex="Times New Roman"/>
    </style:style>
    <style:style style:name="T13_434" style:family="text">
      <style:text-properties style:font-name="Times New Roman" style:font-name-asian="Times New Roman" style:font-name-complex="Times New Roman"/>
    </style:style>
    <style:style style:name="T13_435" style:family="text">
      <style:text-properties style:font-name="Times New Roman" style:font-name-asian="Times New Roman" style:font-name-complex="Times New Roman"/>
    </style:style>
    <style:style style:name="T13_436" style:family="text">
      <style:text-properties style:font-name="Times New Roman" style:font-name-asian="Times New Roman" style:font-name-complex="Times New Roman"/>
    </style:style>
    <style:style style:name="T13_437" style:family="text">
      <style:text-properties style:font-name="Times New Roman" style:font-name-asian="Times New Roman" style:font-name-complex="Times New Roman"/>
    </style:style>
    <style:style style:name="T13_438" style:family="text">
      <style:text-properties style:font-name="Times New Roman" style:font-name-asian="Times New Roman" style:font-name-complex="Times New Roman"/>
    </style:style>
    <style:style style:name="T13_439" style:family="text">
      <style:text-properties style:font-name="Times New Roman" style:font-name-asian="Times New Roman" style:font-name-complex="Times New Roman"/>
    </style:style>
    <style:style style:name="T13_440" style:family="text">
      <style:text-properties style:font-name="Times New Roman" style:font-name-asian="Times New Roman" style:font-name-complex="Times New Roman"/>
    </style:style>
    <style:style style:name="T13_441" style:family="text">
      <style:text-properties style:font-name="Times New Roman" style:font-name-asian="Times New Roman" style:font-name-complex="Times New Roman"/>
    </style:style>
    <style:style style:name="T13_442" style:family="text">
      <style:text-properties style:font-name="Times New Roman" style:font-name-asian="Times New Roman" style:font-name-complex="Times New Roman"/>
    </style:style>
    <style:style style:name="T13_443" style:family="text">
      <style:text-properties style:font-name="Times New Roman" style:font-name-asian="Times New Roman" style:font-name-complex="Times New Roman"/>
    </style:style>
    <style:style style:name="T13_444" style:family="text">
      <style:text-properties style:font-name="Times New Roman" style:font-name-asian="Times New Roman" style:font-name-complex="Times New Roman"/>
    </style:style>
    <style:style style:name="T13_445" style:family="text">
      <style:text-properties style:font-name="Times New Roman" style:font-name-asian="Times New Roman" style:font-name-complex="Times New Roman"/>
    </style:style>
    <style:style style:name="T13_446" style:family="text">
      <style:text-properties style:font-name="Times New Roman" style:font-name-asian="Times New Roman" style:font-name-complex="Times New Roman"/>
    </style:style>
    <style:style style:name="T13_447" style:family="text">
      <style:text-properties style:font-name="Times New Roman" style:font-name-asian="Times New Roman" style:font-name-complex="Times New Roman"/>
    </style:style>
    <style:style style:name="T13_448" style:family="text">
      <style:text-properties style:font-name="Times New Roman" style:font-name-asian="Times New Roman" style:font-name-complex="Times New Roman"/>
    </style:style>
    <style:style style:name="T13_449" style:family="text">
      <style:text-properties style:font-name="Times New Roman" style:font-name-asian="Times New Roman" style:font-name-complex="Times New Roman"/>
    </style:style>
    <style:style style:name="T13_450" style:family="text">
      <style:text-properties style:font-name="Times New Roman" style:font-name-asian="Times New Roman" style:font-name-complex="Times New Roman"/>
    </style:style>
    <style:style style:name="T13_451" style:family="text">
      <style:text-properties style:font-name="Times New Roman" style:font-name-asian="Times New Roman" style:font-name-complex="Times New Roman"/>
    </style:style>
    <style:style style:name="T13_452" style:family="text">
      <style:text-properties style:font-name="Times New Roman" style:font-name-asian="Times New Roman" style:font-name-complex="Times New Roman"/>
    </style:style>
    <style:style style:name="T13_453" style:family="text">
      <style:text-properties style:font-name="Times New Roman" style:font-name-asian="Times New Roman" style:font-name-complex="Times New Roman"/>
    </style:style>
    <style:style style:name="T13_454" style:family="text">
      <style:text-properties style:font-name="Times New Roman" style:font-name-asian="Times New Roman" style:font-name-complex="Times New Roman"/>
    </style:style>
    <style:style style:name="T13_455" style:family="text">
      <style:text-properties style:font-name="Times New Roman" style:font-name-asian="Times New Roman" style:font-name-complex="Times New Roman"/>
    </style:style>
    <style:style style:name="T13_456" style:family="text">
      <style:text-properties style:font-name="Times New Roman" style:font-name-asian="Times New Roman" style:font-name-complex="Times New Roman"/>
    </style:style>
    <style:style style:name="T13_457" style:family="text">
      <style:text-properties style:font-name="Times New Roman" style:font-name-asian="Times New Roman" style:font-name-complex="Times New Roman"/>
    </style:style>
    <style:style style:name="T13_458" style:family="text">
      <style:text-properties style:font-name="Times New Roman" style:font-name-asian="Times New Roman" style:font-name-complex="Times New Roman"/>
    </style:style>
    <style:style style:name="T13_459" style:family="text">
      <style:text-properties style:font-name="Times New Roman" style:font-name-asian="Times New Roman" style:font-name-complex="Times New Roman"/>
    </style:style>
    <style:style style:name="T13_460" style:family="text">
      <style:text-properties style:font-name="Times New Roman" style:font-name-asian="Times New Roman" style:font-name-complex="Times New Roman"/>
    </style:style>
    <style:style style:name="T13_461" style:family="text">
      <style:text-properties style:font-name="Times New Roman" style:font-name-asian="Times New Roman" style:font-name-complex="Times New Roman"/>
    </style:style>
    <style:style style:name="T13_462" style:family="text">
      <style:text-properties style:font-name="Times New Roman" style:font-name-asian="Times New Roman" style:font-name-complex="Times New Roman"/>
    </style:style>
    <style:style style:name="T13_463" style:family="text">
      <style:text-properties style:font-name="Times New Roman" style:font-name-asian="Times New Roman" style:font-name-complex="Times New Roman"/>
    </style:style>
    <style:style style:name="T13_464" style:family="text">
      <style:text-properties style:font-name="Times New Roman" style:font-name-asian="Times New Roman" style:font-name-complex="Times New Roman"/>
    </style:style>
    <style:style style:name="T13_465" style:family="text">
      <style:text-properties style:font-name="Times New Roman" style:font-name-asian="Times New Roman" style:font-name-complex="Times New Roman"/>
    </style:style>
    <style:style style:name="T13_466" style:family="text">
      <style:text-properties style:font-name="Times New Roman" style:font-name-asian="Times New Roman" style:font-name-complex="Times New Roman"/>
    </style:style>
    <style:style style:name="T13_467" style:family="text">
      <style:text-properties style:font-name="Times New Roman" style:font-name-asian="Times New Roman" style:font-name-complex="Times New Roman"/>
    </style:style>
    <style:style style:name="T13_468" style:family="text">
      <style:text-properties style:font-name="Times New Roman" style:font-name-asian="Times New Roman" style:font-name-complex="Times New Roman"/>
    </style:style>
    <style:style style:name="T13_469" style:family="text">
      <style:text-properties style:font-name="Times New Roman" style:font-name-asian="Times New Roman" style:font-name-complex="Times New Roman"/>
    </style:style>
    <style:style style:name="T13_470" style:family="text">
      <style:text-properties style:font-name="Times New Roman" style:font-name-asian="Times New Roman" style:font-name-complex="Times New Roman"/>
    </style:style>
    <style:style style:name="T13_471" style:family="text">
      <style:text-properties style:font-name="Times New Roman" style:font-name-asian="Times New Roman" style:font-name-complex="Times New Roman"/>
    </style:style>
    <style:style style:name="T13_472" style:family="text">
      <style:text-properties style:font-name="Times New Roman" style:font-name-asian="Times New Roman" style:font-name-complex="Times New Roman"/>
    </style:style>
    <style:style style:name="T13_473" style:family="text">
      <style:text-properties style:font-name="Times New Roman" style:font-name-asian="Times New Roman" style:font-name-complex="Times New Roman"/>
    </style:style>
    <style:style style:name="T13_474" style:family="text">
      <style:text-properties style:font-name="Times New Roman" style:font-name-asian="Times New Roman" style:font-name-complex="Times New Roman"/>
    </style:style>
    <style:style style:name="T13_475" style:family="text">
      <style:text-properties style:font-name="Times New Roman" style:font-name-asian="Times New Roman" style:font-name-complex="Times New Roman"/>
    </style:style>
    <style:style style:name="T13_476" style:family="text">
      <style:text-properties style:font-name="Times New Roman" style:font-name-asian="Times New Roman" style:font-name-complex="Times New Roman"/>
    </style:style>
    <style:style style:name="T13_477" style:family="text">
      <style:text-properties style:font-name="Times New Roman" style:font-name-asian="Times New Roman" style:font-name-complex="Times New Roman"/>
    </style:style>
    <style:style style:name="T13_478" style:family="text">
      <style:text-properties style:font-name="Times New Roman" style:font-name-asian="Times New Roman" style:font-name-complex="Times New Roman"/>
    </style:style>
    <style:style style:name="T13_479" style:family="text">
      <style:text-properties style:font-name="Times New Roman" style:font-name-asian="Times New Roman" style:font-name-complex="Times New Roman"/>
    </style:style>
    <style:style style:name="T13_480" style:family="text">
      <style:text-properties style:font-name="Times New Roman" style:font-name-asian="Times New Roman" style:font-name-complex="Times New Roman"/>
    </style:style>
    <style:style style:name="T13_481" style:family="text">
      <style:text-properties style:font-name="Times New Roman" style:font-name-asian="Times New Roman" style:font-name-complex="Times New Roman"/>
    </style:style>
    <style:style style:name="T13_482" style:family="text">
      <style:text-properties style:font-name="Times New Roman" style:font-name-asian="Times New Roman" style:font-name-complex="Times New Roman"/>
    </style:style>
    <style:style style:name="T13_483" style:family="text">
      <style:text-properties style:font-name="Times New Roman" style:font-name-asian="Times New Roman" style:font-name-complex="Times New Roman"/>
    </style:style>
    <style:style style:name="T13_484" style:family="text">
      <style:text-properties style:font-name="Times New Roman" style:font-name-asian="Times New Roman" style:font-name-complex="Times New Roman"/>
    </style:style>
    <style:style style:name="T13_485" style:family="text">
      <style:text-properties style:font-name="Times New Roman" style:font-name-asian="Times New Roman" style:font-name-complex="Times New Roman"/>
    </style:style>
    <style:style style:name="T13_486" style:family="text">
      <style:text-properties style:font-name="Times New Roman" style:font-name-asian="Times New Roman" style:font-name-complex="Times New Roman"/>
    </style:style>
    <style:style style:name="T13_487" style:family="text">
      <style:text-properties style:font-name="Times New Roman" style:font-name-asian="Times New Roman" style:font-name-complex="Times New Roman"/>
    </style:style>
    <style:style style:name="T13_488" style:family="text">
      <style:text-properties style:font-name="Times New Roman" style:font-name-asian="Times New Roman" style:font-name-complex="Times New Roman"/>
    </style:style>
    <style:style style:name="T13_489" style:family="text">
      <style:text-properties style:font-name="Times New Roman" style:font-name-asian="Times New Roman" style:font-name-complex="Times New Roman"/>
    </style:style>
    <style:style style:name="T13_490" style:family="text">
      <style:text-properties style:font-name="Times New Roman" style:font-name-asian="Times New Roman" style:font-name-complex="Times New Roman"/>
    </style:style>
    <style:style style:name="T13_491" style:family="text">
      <style:text-properties style:font-name="Times New Roman" style:font-name-asian="Times New Roman" style:font-name-complex="Times New Roman"/>
    </style:style>
    <style:style style:name="T13_492" style:family="text">
      <style:text-properties style:font-name="Times New Roman" style:font-name-asian="Times New Roman" style:font-name-complex="Times New Roman"/>
    </style:style>
    <style:style style:name="T13_493" style:family="text">
      <style:text-properties style:font-name="Times New Roman" style:font-name-asian="Times New Roman" style:font-name-complex="Times New Roman"/>
    </style:style>
    <style:style style:name="T13_494" style:family="text">
      <style:text-properties style:font-name="Times New Roman" style:font-name-asian="Times New Roman" style:font-name-complex="Times New Roman"/>
    </style:style>
    <style:style style:name="T13_495" style:family="text">
      <style:text-properties style:font-name="Times New Roman" style:font-name-asian="Times New Roman" style:font-name-complex="Times New Roman"/>
    </style:style>
    <style:style style:name="T13_496" style:family="text">
      <style:text-properties style:font-name="Times New Roman" style:font-name-asian="Times New Roman" style:font-name-complex="Times New Roman"/>
    </style:style>
    <style:style style:name="T13_497" style:family="text">
      <style:text-properties style:font-name="Times New Roman" style:font-name-asian="Times New Roman" style:font-name-complex="Times New Roman"/>
    </style:style>
    <style:style style:name="T13_498" style:family="text">
      <style:text-properties style:font-name="Times New Roman" style:font-name-asian="Times New Roman" style:font-name-complex="Times New Roman"/>
    </style:style>
    <style:style style:name="T13_499" style:family="text">
      <style:text-properties style:font-name="Times New Roman" style:font-name-asian="Times New Roman" style:font-name-complex="Times New Roman"/>
    </style:style>
    <style:style style:name="T13_500" style:family="text">
      <style:text-properties style:font-name="Times New Roman" style:font-name-asian="Times New Roman" style:font-name-complex="Times New Roman"/>
    </style:style>
    <style:style style:name="T13_501" style:family="text">
      <style:text-properties style:font-name="Times New Roman" style:font-name-asian="Times New Roman" style:font-name-complex="Times New Roman"/>
    </style:style>
    <style:style style:name="T13_502" style:family="text">
      <style:text-properties style:font-name="Times New Roman" style:font-name-asian="Times New Roman" style:font-name-complex="Times New Roman"/>
    </style:style>
    <style:style style:name="T13_503" style:family="text">
      <style:text-properties style:font-name="Times New Roman" style:font-name-asian="Times New Roman" style:font-name-complex="Times New Roman"/>
    </style:style>
    <style:style style:name="T13_504" style:family="text">
      <style:text-properties style:font-name="Times New Roman" style:font-name-asian="Times New Roman" style:font-name-complex="Times New Roman"/>
    </style:style>
    <style:style style:name="T13_505" style:family="text">
      <style:text-properties style:font-name="Times New Roman" style:font-name-asian="Times New Roman" style:font-name-complex="Times New Roman"/>
    </style:style>
    <style:style style:name="T13_506" style:family="text">
      <style:text-properties style:font-name="Times New Roman" style:font-name-asian="Times New Roman" style:font-name-complex="Times New Roman"/>
    </style:style>
    <style:style style:name="T13_507" style:family="text">
      <style:text-properties style:font-name="Times New Roman" style:font-name-asian="Times New Roman" style:font-name-complex="Times New Roman"/>
    </style:style>
    <style:style style:name="T13_508" style:family="text">
      <style:text-properties style:font-name="Times New Roman" style:font-name-asian="Times New Roman" style:font-name-complex="Times New Roman"/>
    </style:style>
    <style:style style:name="T13_509" style:family="text">
      <style:text-properties style:font-name="Times New Roman" style:font-name-asian="Times New Roman" style:font-name-complex="Times New Roman"/>
    </style:style>
    <style:style style:name="T13_510" style:family="text">
      <style:text-properties style:font-name="Times New Roman" style:font-name-asian="Times New Roman" style:font-name-complex="Times New Roman"/>
    </style:style>
    <style:style style:name="T13_511" style:family="text">
      <style:text-properties style:font-name="Times New Roman" style:font-name-asian="Times New Roman" style:font-name-complex="Times New Roman"/>
    </style:style>
    <style:style style:name="T13_512" style:family="text">
      <style:text-properties style:font-name="Times New Roman" style:font-name-asian="Times New Roman" style:font-name-complex="Times New Roman"/>
    </style:style>
    <style:style style:name="T13_513" style:family="text">
      <style:text-properties style:font-name="Times New Roman" style:font-name-asian="Times New Roman" style:font-name-complex="Times New Roman"/>
    </style:style>
    <style:style style:name="T13_514" style:family="text">
      <style:text-properties style:font-name="Times New Roman" style:font-name-asian="Times New Roman" style:font-name-complex="Times New Roman"/>
    </style:style>
    <style:style style:name="T13_515" style:family="text">
      <style:text-properties style:font-name="Times New Roman" style:font-name-asian="Times New Roman" style:font-name-complex="Times New Roman"/>
    </style:style>
    <style:style style:name="T13_516" style:family="text">
      <style:text-properties style:font-name="Times New Roman" style:font-name-asian="Times New Roman" style:font-name-complex="Times New Roman"/>
    </style:style>
    <style:style style:name="T13_517" style:family="text">
      <style:text-properties style:font-name="Times New Roman" style:font-name-asian="Times New Roman" style:font-name-complex="Times New Roman"/>
    </style:style>
    <style:style style:name="T13_518" style:family="text">
      <style:text-properties style:font-name="Times New Roman" style:font-name-asian="Times New Roman" style:font-name-complex="Times New Roman"/>
    </style:style>
    <style:style style:name="T13_519" style:family="text">
      <style:text-properties style:font-name="Times New Roman" style:font-name-asian="Times New Roman" style:font-name-complex="Times New Roman"/>
    </style:style>
    <style:style style:name="T13_520" style:family="text">
      <style:text-properties style:font-name="Times New Roman" style:font-name-asian="Times New Roman" style:font-name-complex="Times New Roman"/>
    </style:style>
    <style:style style:name="T13_521" style:family="text">
      <style:text-properties style:font-name="Times New Roman" style:font-name-asian="Times New Roman" style:font-name-complex="Times New Roman"/>
    </style:style>
    <style:style style:name="T13_522" style:family="text">
      <style:text-properties style:font-name="Times New Roman" style:font-name-asian="Times New Roman" style:font-name-complex="Times New Roman"/>
    </style:style>
    <style:style style:name="T13_523" style:family="text">
      <style:text-properties style:font-name="Times New Roman" style:font-name-asian="Times New Roman" style:font-name-complex="Times New Roman"/>
    </style:style>
    <style:style style:name="T13_524" style:family="text">
      <style:text-properties style:font-name="Times New Roman" style:font-name-asian="Times New Roman" style:font-name-complex="Times New Roman"/>
    </style:style>
    <style:style style:name="T13_525" style:family="text">
      <style:text-properties style:font-name="Times New Roman" style:font-name-asian="Times New Roman" style:font-name-complex="Times New Roman"/>
    </style:style>
    <style:style style:name="T13_526" style:family="text">
      <style:text-properties style:font-name="Times New Roman" style:font-name-asian="Times New Roman" style:font-name-complex="Times New Roman"/>
    </style:style>
    <style:style style:name="T13_527" style:family="text">
      <style:text-properties style:font-name="Times New Roman" style:font-name-asian="Times New Roman" style:font-name-complex="Times New Roman"/>
    </style:style>
    <style:style style:name="T13_528" style:family="text">
      <style:text-properties style:font-name="Times New Roman" style:font-name-asian="Times New Roman" style:font-name-complex="Times New Roman"/>
    </style:style>
    <style:style style:name="T13_529" style:family="text">
      <style:text-properties style:font-name="Times New Roman" style:font-name-asian="Times New Roman" style:font-name-complex="Times New Roman"/>
    </style:style>
    <style:style style:name="T13_530" style:family="text">
      <style:text-properties style:font-name="Times New Roman" style:font-name-asian="Times New Roman" style:font-name-complex="Times New Roman"/>
    </style:style>
    <style:style style:name="T13_531" style:family="text">
      <style:text-properties style:font-name="Times New Roman" style:font-name-asian="Times New Roman" style:font-name-complex="Times New Roman"/>
    </style:style>
    <style:style style:name="T13_532" style:family="text">
      <style:text-properties style:font-name="Times New Roman" style:font-name-asian="Times New Roman" style:font-name-complex="Times New Roman"/>
    </style:style>
    <style:style style:name="T13_533" style:family="text">
      <style:text-properties style:font-name="Times New Roman" style:font-name-asian="Times New Roman" style:font-name-complex="Times New Roman"/>
    </style:style>
    <style:style style:name="T13_534" style:family="text">
      <style:text-properties style:font-name="Times New Roman" style:font-name-asian="Times New Roman" style:font-name-complex="Times New Roman"/>
    </style:style>
    <style:style style:name="T13_535" style:family="text">
      <style:text-properties style:font-name="Times New Roman" style:font-name-asian="Times New Roman" style:font-name-complex="Times New Roman"/>
    </style:style>
    <style:style style:name="T13_536" style:family="text">
      <style:text-properties style:font-name="Times New Roman" style:font-name-asian="Times New Roman" style:font-name-complex="Times New Roman"/>
    </style:style>
    <style:style style:name="T13_537" style:family="text">
      <style:text-properties style:font-name="Times New Roman" style:font-name-asian="Times New Roman" style:font-name-complex="Times New Roman"/>
    </style:style>
    <style:style style:name="T13_538" style:family="text">
      <style:text-properties style:font-name="Times New Roman" style:font-name-asian="Times New Roman" style:font-name-complex="Times New Roman"/>
    </style:style>
    <style:style style:name="T13_539" style:family="text">
      <style:text-properties style:font-name="Times New Roman" style:font-name-asian="Times New Roman" style:font-name-complex="Times New Roman"/>
    </style:style>
    <style:style style:name="T13_540" style:family="text">
      <style:text-properties style:font-name="Times New Roman" style:font-name-asian="Times New Roman" style:font-name-complex="Times New Roman"/>
    </style:style>
    <style:style style:name="T13_541" style:family="text">
      <style:text-properties style:font-name="Times New Roman" style:font-name-asian="Times New Roman" style:font-name-complex="Times New Roman"/>
    </style:style>
    <style:style style:name="T13_542" style:family="text">
      <style:text-properties style:font-name="Times New Roman" style:font-name-asian="Times New Roman" style:font-name-complex="Times New Roman"/>
    </style:style>
    <style:style style:name="T13_543" style:family="text">
      <style:text-properties style:font-name="Times New Roman" style:font-name-asian="Times New Roman" style:font-name-complex="Times New Roman"/>
    </style:style>
    <style:style style:name="T13_544" style:family="text">
      <style:text-properties style:font-name="Times New Roman" style:font-name-asian="Times New Roman" style:font-name-complex="Times New Roman"/>
    </style:style>
    <style:style style:name="T13_545" style:family="text">
      <style:text-properties style:font-name="Times New Roman" style:font-name-asian="Times New Roman" style:font-name-complex="Times New Roman"/>
    </style:style>
    <style:style style:name="T13_546" style:family="text">
      <style:text-properties style:font-name="Times New Roman" style:font-name-asian="Times New Roman" style:font-name-complex="Times New Roman"/>
    </style:style>
    <style:style style:name="T13_547" style:family="text">
      <style:text-properties style:font-name="Times New Roman" style:font-name-asian="Times New Roman" style:font-name-complex="Times New Roman"/>
    </style:style>
    <style:style style:name="T13_548" style:family="text">
      <style:text-properties style:font-name="Times New Roman" style:font-name-asian="Times New Roman" style:font-name-complex="Times New Roman"/>
    </style:style>
    <style:style style:name="T13_549" style:family="text">
      <style:text-properties style:font-name="Times New Roman" style:font-name-asian="Times New Roman" style:font-name-complex="Times New Roman"/>
    </style:style>
    <style:style style:name="T13_550" style:family="text">
      <style:text-properties style:font-name="Times New Roman" style:font-name-asian="Times New Roman" style:font-name-complex="Times New Roman"/>
    </style:style>
    <style:style style:name="T13_551" style:family="text">
      <style:text-properties style:font-name="Times New Roman" style:font-name-asian="Times New Roman" style:font-name-complex="Times New Roman"/>
    </style:style>
    <style:style style:name="T13_552" style:family="text">
      <style:text-properties style:font-name="Times New Roman" style:font-name-asian="Times New Roman" style:font-name-complex="Times New Roman"/>
    </style:style>
    <style:style style:name="T13_553" style:family="text">
      <style:text-properties style:font-name="Times New Roman" style:font-name-asian="Times New Roman" style:font-name-complex="Times New Roman"/>
    </style:style>
    <style:style style:name="T13_554" style:family="text">
      <style:text-properties style:font-name="Times New Roman" style:font-name-asian="Times New Roman" style:font-name-complex="Times New Roman"/>
    </style:style>
    <style:style style:name="T13_555" style:family="text">
      <style:text-properties style:font-name="Times New Roman" style:font-name-asian="Times New Roman" style:font-name-complex="Times New Roman"/>
    </style:style>
    <style:style style:name="T13_556" style:family="text">
      <style:text-properties style:font-name="Times New Roman" style:font-name-asian="Times New Roman" style:font-name-complex="Times New Roman"/>
    </style:style>
    <style:style style:name="T13_557" style:family="text">
      <style:text-properties style:font-name="Times New Roman" style:font-name-asian="Times New Roman" style:font-name-complex="Times New Roman"/>
    </style:style>
    <style:style style:name="T13_558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T14_39" style:family="text">
      <style:text-properties style:font-name="Times New Roman" style:font-name-asian="Times New Roman" style:font-name-complex="Times New Roman"/>
    </style:style>
    <style:style style:name="T14_40" style:family="text">
      <style:text-properties style:font-name="Times New Roman" style:font-name-asian="Times New Roman" style:font-name-complex="Times New Roman"/>
    </style:style>
    <style:style style:name="T14_41" style:family="text">
      <style:text-properties style:font-name="Times New Roman" style:font-name-asian="Times New Roman" style:font-name-complex="Times New Roman"/>
    </style:style>
    <style:style style:name="T14_42" style:family="text">
      <style:text-properties style:font-name="Times New Roman" style:font-name-asian="Times New Roman" style:font-name-complex="Times New Roman"/>
    </style:style>
    <style:style style:name="T14_43" style:family="text">
      <style:text-properties style:font-name="Times New Roman" style:font-name-asian="Times New Roman" style:font-name-complex="Times New Roman"/>
    </style:style>
    <style:style style:name="T14_44" style:family="text">
      <style:text-properties style:font-name="Times New Roman" style:font-name-asian="Times New Roman" style:font-name-complex="Times New Roman"/>
    </style:style>
    <style:style style:name="T14_45" style:family="text">
      <style:text-properties style:font-name="Times New Roman" style:font-name-asian="Times New Roman" style:font-name-complex="Times New Roman"/>
    </style:style>
    <style:style style:name="T14_46" style:family="text">
      <style:text-properties style:font-name="Times New Roman" style:font-name-asian="Times New Roman" style:font-name-complex="Times New Roman"/>
    </style:style>
    <style:style style:name="T14_47" style:family="text">
      <style:text-properties style:font-name="Times New Roman" style:font-name-asian="Times New Roman" style:font-name-complex="Times New Roman"/>
    </style:style>
    <style:style style:name="T14_48" style:family="text">
      <style:text-properties style:font-name="Times New Roman" style:font-name-asian="Times New Roman" style:font-name-complex="Times New Roman"/>
    </style:style>
    <style:style style:name="T14_49" style:family="text">
      <style:text-properties style:font-name="Times New Roman" style:font-name-asian="Times New Roman" style:font-name-complex="Times New Roman"/>
    </style:style>
    <style:style style:name="T14_50" style:family="text">
      <style:text-properties style:font-name="Times New Roman" style:font-name-asian="Times New Roman" style:font-name-complex="Times New Roman"/>
    </style:style>
    <style:style style:name="T14_51" style:family="text">
      <style:text-properties style:font-name="Times New Roman" style:font-name-asian="Times New Roman" style:font-name-complex="Times New Roman"/>
    </style:style>
    <style:style style:name="T14_52" style:family="text">
      <style:text-properties style:font-name="Times New Roman" style:font-name-asian="Times New Roman" style:font-name-complex="Times New Roman"/>
    </style:style>
    <style:style style:name="T14_53" style:family="text">
      <style:text-properties style:font-name="Times New Roman" style:font-name-asian="Times New Roman" style:font-name-complex="Times New Roman"/>
    </style:style>
    <style:style style:name="T14_54" style:family="text">
      <style:text-properties style:font-name="Times New Roman" style:font-name-asian="Times New Roman" style:font-name-complex="Times New Roman"/>
    </style:style>
    <style:style style:name="T14_55" style:family="text">
      <style:text-properties style:font-name="Times New Roman" style:font-name-asian="Times New Roman" style:font-name-complex="Times New Roman"/>
    </style:style>
    <style:style style:name="T14_56" style:family="text">
      <style:text-properties style:font-name="Times New Roman" style:font-name-asian="Times New Roman" style:font-name-complex="Times New Roman"/>
    </style:style>
    <style:style style:name="T14_57" style:family="text">
      <style:text-properties style:font-name="Times New Roman" style:font-name-asian="Times New Roman" style:font-name-complex="Times New Roman"/>
    </style:style>
    <style:style style:name="T14_58" style:family="text">
      <style:text-properties style:font-name="Times New Roman" style:font-name-asian="Times New Roman" style:font-name-complex="Times New Roman"/>
    </style:style>
    <style:style style:name="T14_59" style:family="text">
      <style:text-properties style:font-name="Times New Roman" style:font-name-asian="Times New Roman" style:font-name-complex="Times New Roman"/>
    </style:style>
    <style:style style:name="T14_60" style:family="text">
      <style:text-properties style:font-name="Times New Roman" style:font-name-asian="Times New Roman" style:font-name-complex="Times New Roman"/>
    </style:style>
    <style:style style:name="T14_61" style:family="text">
      <style:text-properties style:font-name="Times New Roman" style:font-name-asian="Times New Roman" style:font-name-complex="Times New Roman"/>
    </style:style>
    <style:style style:name="T14_62" style:family="text">
      <style:text-properties style:font-name="Times New Roman" style:font-name-asian="Times New Roman" style:font-name-complex="Times New Roman"/>
    </style:style>
    <style:style style:name="T14_63" style:family="text">
      <style:text-properties style:font-name="Times New Roman" style:font-name-asian="Times New Roman" style:font-name-complex="Times New Roman"/>
    </style:style>
    <style:style style:name="T14_64" style:family="text">
      <style:text-properties style:font-name="Times New Roman" style:font-name-asian="Times New Roman" style:font-name-complex="Times New Roman"/>
    </style:style>
    <style:style style:name="T14_65" style:family="text">
      <style:text-properties style:font-name="Times New Roman" style:font-name-asian="Times New Roman" style:font-name-complex="Times New Roman"/>
    </style:style>
    <style:style style:name="T14_66" style:family="text">
      <style:text-properties style:font-name="Times New Roman" style:font-name-asian="Times New Roman" style:font-name-complex="Times New Roman"/>
    </style:style>
    <style:style style:name="T14_67" style:family="text">
      <style:text-properties style:font-name="Times New Roman" style:font-name-asian="Times New Roman" style:font-name-complex="Times New Roman"/>
    </style:style>
    <style:style style:name="T14_68" style:family="text">
      <style:text-properties style:font-name="Times New Roman" style:font-name-asian="Times New Roman" style:font-name-complex="Times New Roman"/>
    </style:style>
    <style:style style:name="T14_69" style:family="text">
      <style:text-properties style:font-name="Times New Roman" style:font-name-asian="Times New Roman" style:font-name-complex="Times New Roman"/>
    </style:style>
    <style:style style:name="T14_70" style:family="text">
      <style:text-properties style:font-name="Times New Roman" style:font-name-asian="Times New Roman" style:font-name-complex="Times New Roman"/>
    </style:style>
    <style:style style:name="T14_71" style:family="text">
      <style:text-properties style:font-name="Times New Roman" style:font-name-asian="Times New Roman" style:font-name-complex="Times New Roman"/>
    </style:style>
    <style:style style:name="T14_72" style:family="text">
      <style:text-properties style:font-name="Times New Roman" style:font-name-asian="Times New Roman" style:font-name-complex="Times New Roman"/>
    </style:style>
    <style:style style:name="T14_73" style:family="text">
      <style:text-properties style:font-name="Times New Roman" style:font-name-asian="Times New Roman" style:font-name-complex="Times New Roman"/>
    </style:style>
    <style:style style:name="T14_74" style:family="text">
      <style:text-properties style:font-name="Times New Roman" style:font-name-asian="Times New Roman" style:font-name-complex="Times New Roman"/>
    </style:style>
    <style:style style:name="T14_75" style:family="text">
      <style:text-properties style:font-name="Times New Roman" style:font-name-asian="Times New Roman" style:font-name-complex="Times New Roman"/>
    </style:style>
    <style:style style:name="T14_76" style:family="text">
      <style:text-properties style:font-name="Times New Roman" style:font-name-asian="Times New Roman" style:font-name-complex="Times New Roman"/>
    </style:style>
    <style:style style:name="T14_77" style:family="text">
      <style:text-properties style:font-name="Times New Roman" style:font-name-asian="Times New Roman" style:font-name-complex="Times New Roman"/>
    </style:style>
    <style:style style:name="T14_78" style:family="text">
      <style:text-properties style:font-name="Times New Roman" style:font-name-asian="Times New Roman" style:font-name-complex="Times New Roman"/>
    </style:style>
    <style:style style:name="T14_79" style:family="text">
      <style:text-properties style:font-name="Times New Roman" style:font-name-asian="Times New Roman" style:font-name-complex="Times New Roman"/>
    </style:style>
    <style:style style:name="T14_80" style:family="text">
      <style:text-properties style:font-name="Times New Roman" style:font-name-asian="Times New Roman" style:font-name-complex="Times New Roman"/>
    </style:style>
    <style:style style:name="T14_81" style:family="text">
      <style:text-properties style:font-name="Times New Roman" style:font-name-asian="Times New Roman" style:font-name-complex="Times New Roman"/>
    </style:style>
    <style:style style:name="T14_82" style:family="text">
      <style:text-properties style:font-name="Times New Roman" style:font-name-asian="Times New Roman" style:font-name-complex="Times New Roman"/>
    </style:style>
    <style:style style:name="T14_83" style:family="text">
      <style:text-properties style:font-name="Times New Roman" style:font-name-asian="Times New Roman" style:font-name-complex="Times New Roman"/>
    </style:style>
    <style:style style:name="T14_84" style:family="text">
      <style:text-properties style:font-name="Times New Roman" style:font-name-asian="Times New Roman" style:font-name-complex="Times New Roman"/>
    </style:style>
    <style:style style:name="T14_85" style:family="text">
      <style:text-properties style:font-name="Times New Roman" style:font-name-asian="Times New Roman" style:font-name-complex="Times New Roman"/>
    </style:style>
    <style:style style:name="T14_86" style:family="text">
      <style:text-properties style:font-name="Times New Roman" style:font-name-asian="Times New Roman" style:font-name-complex="Times New Roman"/>
    </style:style>
    <style:style style:name="T14_87" style:family="text">
      <style:text-properties style:font-name="Times New Roman" style:font-name-asian="Times New Roman" style:font-name-complex="Times New Roman"/>
    </style:style>
    <style:style style:name="T14_88" style:family="text">
      <style:text-properties style:font-name="Times New Roman" style:font-name-asian="Times New Roman" style:font-name-complex="Times New Roman"/>
    </style:style>
    <style:style style:name="T14_89" style:family="text">
      <style:text-properties style:font-name="Times New Roman" style:font-name-asian="Times New Roman" style:font-name-complex="Times New Roman"/>
    </style:style>
    <style:style style:name="T14_90" style:family="text">
      <style:text-properties style:font-name="Times New Roman" style:font-name-asian="Times New Roman" style:font-name-complex="Times New Roman"/>
    </style:style>
    <style:style style:name="T14_91" style:family="text">
      <style:text-properties style:font-name="Times New Roman" style:font-name-asian="Times New Roman" style:font-name-complex="Times New Roman"/>
    </style:style>
    <style:style style:name="T14_92" style:family="text">
      <style:text-properties style:font-name="Times New Roman" style:font-name-asian="Times New Roman" style:font-name-complex="Times New Roman"/>
    </style:style>
    <style:style style:name="T14_93" style:family="text">
      <style:text-properties style:font-name="Times New Roman" style:font-name-asian="Times New Roman" style:font-name-complex="Times New Roman"/>
    </style:style>
    <style:style style:name="T14_94" style:family="text">
      <style:text-properties style:font-name="Times New Roman" style:font-name-asian="Times New Roman" style:font-name-complex="Times New Roman"/>
    </style:style>
    <style:style style:name="T14_95" style:family="text">
      <style:text-properties style:font-name="Times New Roman" style:font-name-asian="Times New Roman" style:font-name-complex="Times New Roman"/>
    </style:style>
    <style:style style:name="T14_96" style:family="text">
      <style:text-properties style:font-name="Times New Roman" style:font-name-asian="Times New Roman" style:font-name-complex="Times New Roman"/>
    </style:style>
    <style:style style:name="T14_97" style:family="text">
      <style:text-properties style:font-name="Times New Roman" style:font-name-asian="Times New Roman" style:font-name-complex="Times New Roman"/>
    </style:style>
    <style:style style:name="T14_98" style:family="text">
      <style:text-properties style:font-name="Times New Roman" style:font-name-asian="Times New Roman" style:font-name-complex="Times New Roman"/>
    </style:style>
    <style:style style:name="T14_99" style:family="text">
      <style:text-properties style:font-name="Times New Roman" style:font-name-asian="Times New Roman" style:font-name-complex="Times New Roman"/>
    </style:style>
    <style:style style:name="T14_100" style:family="text">
      <style:text-properties style:font-name="Times New Roman" style:font-name-asian="Times New Roman" style:font-name-complex="Times New Roman"/>
    </style:style>
    <style:style style:name="T14_101" style:family="text">
      <style:text-properties style:font-name="Times New Roman" style:font-name-asian="Times New Roman" style:font-name-complex="Times New Roman"/>
    </style:style>
    <style:style style:name="T14_102" style:family="text">
      <style:text-properties style:font-name="Times New Roman" style:font-name-asian="Times New Roman" style:font-name-complex="Times New Roman"/>
    </style:style>
    <style:style style:name="T14_103" style:family="text">
      <style:text-properties style:font-name="Times New Roman" style:font-name-asian="Times New Roman" style:font-name-complex="Times New Roman"/>
    </style:style>
    <style:style style:name="T14_104" style:family="text">
      <style:text-properties style:font-name="Times New Roman" style:font-name-asian="Times New Roman" style:font-name-complex="Times New Roman"/>
    </style:style>
    <style:style style:name="T14_105" style:family="text">
      <style:text-properties style:font-name="Times New Roman" style:font-name-asian="Times New Roman" style:font-name-complex="Times New Roman"/>
    </style:style>
    <style:style style:name="T14_106" style:family="text">
      <style:text-properties style:font-name="Times New Roman" style:font-name-asian="Times New Roman" style:font-name-complex="Times New Roman"/>
    </style:style>
    <style:style style:name="T14_107" style:family="text">
      <style:text-properties style:font-name="Times New Roman" style:font-name-asian="Times New Roman" style:font-name-complex="Times New Roman"/>
    </style:style>
    <style:style style:name="T14_108" style:family="text">
      <style:text-properties style:font-name="Times New Roman" style:font-name-asian="Times New Roman" style:font-name-complex="Times New Roman"/>
    </style:style>
    <style:style style:name="T14_109" style:family="text">
      <style:text-properties style:font-name="Times New Roman" style:font-name-asian="Times New Roman" style:font-name-complex="Times New Roman"/>
    </style:style>
    <style:style style:name="T14_110" style:family="text">
      <style:text-properties style:font-name="Times New Roman" style:font-name-asian="Times New Roman" style:font-name-complex="Times New Roman"/>
    </style:style>
    <style:style style:name="T14_111" style:family="text">
      <style:text-properties style:font-name="Times New Roman" style:font-name-asian="Times New Roman" style:font-name-complex="Times New Roman"/>
    </style:style>
    <style:style style:name="T14_112" style:family="text">
      <style:text-properties style:font-name="Times New Roman" style:font-name-asian="Times New Roman" style:font-name-complex="Times New Roman"/>
    </style:style>
    <style:style style:name="T14_113" style:family="text">
      <style:text-properties style:font-name="Times New Roman" style:font-name-asian="Times New Roman" style:font-name-complex="Times New Roman"/>
    </style:style>
    <style:style style:name="T14_114" style:family="text">
      <style:text-properties style:font-name="Times New Roman" style:font-name-asian="Times New Roman" style:font-name-complex="Times New Roman"/>
    </style:style>
    <style:style style:name="T14_115" style:family="text">
      <style:text-properties style:font-name="Times New Roman" style:font-name-asian="Times New Roman" style:font-name-complex="Times New Roman"/>
    </style:style>
    <style:style style:name="T14_116" style:family="text">
      <style:text-properties style:font-name="Times New Roman" style:font-name-asian="Times New Roman" style:font-name-complex="Times New Roman"/>
    </style:style>
    <style:style style:name="T14_117" style:family="text">
      <style:text-properties style:font-name="Times New Roman" style:font-name-asian="Times New Roman" style:font-name-complex="Times New Roman"/>
    </style:style>
    <style:style style:name="T14_118" style:family="text">
      <style:text-properties style:font-name="Times New Roman" style:font-name-asian="Times New Roman" style:font-name-complex="Times New Roman"/>
    </style:style>
    <style:style style:name="T14_119" style:family="text">
      <style:text-properties style:font-name="Times New Roman" style:font-name-asian="Times New Roman" style:font-name-complex="Times New Roman"/>
    </style:style>
    <style:style style:name="T14_120" style:family="text">
      <style:text-properties style:font-name="Times New Roman" style:font-name-asian="Times New Roman" style:font-name-complex="Times New Roman"/>
    </style:style>
    <style:style style:name="T14_121" style:family="text">
      <style:text-properties style:font-name="Times New Roman" style:font-name-asian="Times New Roman" style:font-name-complex="Times New Roman"/>
    </style:style>
    <style:style style:name="T14_122" style:family="text">
      <style:text-properties style:font-name="Times New Roman" style:font-name-asian="Times New Roman" style:font-name-complex="Times New Roman"/>
    </style:style>
    <style:style style:name="T14_123" style:family="text">
      <style:text-properties style:font-name="Times New Roman" style:font-name-asian="Times New Roman" style:font-name-complex="Times New Roman"/>
    </style:style>
    <style:style style:name="T14_124" style:family="text">
      <style:text-properties style:font-name="Times New Roman" style:font-name-asian="Times New Roman" style:font-name-complex="Times New Roman"/>
    </style:style>
    <style:style style:name="T14_125" style:family="text">
      <style:text-properties style:font-name="Times New Roman" style:font-name-asian="Times New Roman" style:font-name-complex="Times New Roman"/>
    </style:style>
    <style:style style:name="T14_126" style:family="text">
      <style:text-properties style:font-name="Times New Roman" style:font-name-asian="Times New Roman" style:font-name-complex="Times New Roman"/>
    </style:style>
    <style:style style:name="T14_127" style:family="text">
      <style:text-properties style:font-name="Times New Roman" style:font-name-asian="Times New Roman" style:font-name-complex="Times New Roman"/>
    </style:style>
    <style:style style:name="T14_128" style:family="text">
      <style:text-properties style:font-name="Times New Roman" style:font-name-asian="Times New Roman" style:font-name-complex="Times New Roman"/>
    </style:style>
    <style:style style:name="T14_129" style:family="text">
      <style:text-properties style:font-name="Times New Roman" style:font-name-asian="Times New Roman" style:font-name-complex="Times New Roman"/>
    </style:style>
    <style:style style:name="T14_130" style:family="text">
      <style:text-properties style:font-name="Times New Roman" style:font-name-asian="Times New Roman" style:font-name-complex="Times New Roman"/>
    </style:style>
    <style:style style:name="T14_131" style:family="text">
      <style:text-properties style:font-name="Times New Roman" style:font-name-asian="Times New Roman" style:font-name-complex="Times New Roman"/>
    </style:style>
    <style:style style:name="T14_132" style:family="text">
      <style:text-properties style:font-name="Times New Roman" style:font-name-asian="Times New Roman" style:font-name-complex="Times New Roman"/>
    </style:style>
    <style:style style:name="T14_133" style:family="text">
      <style:text-properties style:font-name="Times New Roman" style:font-name-asian="Times New Roman" style:font-name-complex="Times New Roman"/>
    </style:style>
    <style:style style:name="T14_134" style:family="text">
      <style:text-properties style:font-name="Times New Roman" style:font-name-asian="Times New Roman" style:font-name-complex="Times New Roman"/>
    </style:style>
    <style:style style:name="T14_135" style:family="text">
      <style:text-properties style:font-name="Times New Roman" style:font-name-asian="Times New Roman" style:font-name-complex="Times New Roman"/>
    </style:style>
    <style:style style:name="T14_136" style:family="text">
      <style:text-properties style:font-name="Times New Roman" style:font-name-asian="Times New Roman" style:font-name-complex="Times New Roman"/>
    </style:style>
    <style:style style:name="T14_137" style:family="text">
      <style:text-properties style:font-name="Times New Roman" style:font-name-asian="Times New Roman" style:font-name-complex="Times New Roman"/>
    </style:style>
    <style:style style:name="T14_138" style:family="text">
      <style:text-properties style:font-name="Times New Roman" style:font-name-asian="Times New Roman" style:font-name-complex="Times New Roman"/>
    </style:style>
    <style:style style:name="T14_139" style:family="text">
      <style:text-properties style:font-name="Times New Roman" style:font-name-asian="Times New Roman" style:font-name-complex="Times New Roman"/>
    </style:style>
    <style:style style:name="T14_140" style:family="text">
      <style:text-properties style:font-name="Times New Roman" style:font-name-asian="Times New Roman" style:font-name-complex="Times New Roman"/>
    </style:style>
    <style:style style:name="T14_141" style:family="text">
      <style:text-properties style:font-name="Times New Roman" style:font-name-asian="Times New Roman" style:font-name-complex="Times New Roman"/>
    </style:style>
    <style:style style:name="T14_142" style:family="text">
      <style:text-properties style:font-name="Times New Roman" style:font-name-asian="Times New Roman" style:font-name-complex="Times New Roman"/>
    </style:style>
    <style:style style:name="T14_143" style:family="text">
      <style:text-properties style:font-name="Times New Roman" style:font-name-asian="Times New Roman" style:font-name-complex="Times New Roman"/>
    </style:style>
    <style:style style:name="T14_144" style:family="text">
      <style:text-properties style:font-name="Times New Roman" style:font-name-asian="Times New Roman" style:font-name-complex="Times New Roman"/>
    </style:style>
    <style:style style:name="T14_145" style:family="text">
      <style:text-properties style:font-name="Times New Roman" style:font-name-asian="Times New Roman" style:font-name-complex="Times New Roman"/>
    </style:style>
    <style:style style:name="T14_146" style:family="text">
      <style:text-properties style:font-name="Times New Roman" style:font-name-asian="Times New Roman" style:font-name-complex="Times New Roman"/>
    </style:style>
    <style:style style:name="T14_147" style:family="text">
      <style:text-properties style:font-name="Times New Roman" style:font-name-asian="Times New Roman" style:font-name-complex="Times New Roman"/>
    </style:style>
    <style:style style:name="T14_148" style:family="text">
      <style:text-properties style:font-name="Times New Roman" style:font-name-asian="Times New Roman" style:font-name-complex="Times New Roman"/>
    </style:style>
    <style:style style:name="T14_149" style:family="text">
      <style:text-properties style:font-name="Times New Roman" style:font-name-asian="Times New Roman" style:font-name-complex="Times New Roman"/>
    </style:style>
    <style:style style:name="T14_150" style:family="text">
      <style:text-properties style:font-name="Times New Roman" style:font-name-asian="Times New Roman" style:font-name-complex="Times New Roman"/>
    </style:style>
    <style:style style:name="T14_151" style:family="text">
      <style:text-properties style:font-name="Times New Roman" style:font-name-asian="Times New Roman" style:font-name-complex="Times New Roman"/>
    </style:style>
    <style:style style:name="T14_152" style:family="text">
      <style:text-properties style:font-name="Times New Roman" style:font-name-asian="Times New Roman" style:font-name-complex="Times New Roman"/>
    </style:style>
    <style:style style:name="T14_153" style:family="text">
      <style:text-properties style:font-name="Times New Roman" style:font-name-asian="Times New Roman" style:font-name-complex="Times New Roman"/>
    </style:style>
    <style:style style:name="T14_154" style:family="text">
      <style:text-properties style:font-name="Times New Roman" style:font-name-asian="Times New Roman" style:font-name-complex="Times New Roman"/>
    </style:style>
    <style:style style:name="T14_155" style:family="text">
      <style:text-properties style:font-name="Times New Roman" style:font-name-asian="Times New Roman" style:font-name-complex="Times New Roman"/>
    </style:style>
    <style:style style:name="T14_156" style:family="text">
      <style:text-properties style:font-name="Times New Roman" style:font-name-asian="Times New Roman" style:font-name-complex="Times New Roman"/>
    </style:style>
    <style:style style:name="T14_157" style:family="text">
      <style:text-properties style:font-name="Times New Roman" style:font-name-asian="Times New Roman" style:font-name-complex="Times New Roman"/>
    </style:style>
    <style:style style:name="T14_158" style:family="text">
      <style:text-properties style:font-name="Times New Roman" style:font-name-asian="Times New Roman" style:font-name-complex="Times New Roman"/>
    </style:style>
    <style:style style:name="T14_159" style:family="text">
      <style:text-properties style:font-name="Times New Roman" style:font-name-asian="Times New Roman" style:font-name-complex="Times New Roman"/>
    </style:style>
    <style:style style:name="T14_160" style:family="text">
      <style:text-properties style:font-name="Times New Roman" style:font-name-asian="Times New Roman" style:font-name-complex="Times New Roman"/>
    </style:style>
    <style:style style:name="T14_161" style:family="text">
      <style:text-properties style:font-name="Times New Roman" style:font-name-asian="Times New Roman" style:font-name-complex="Times New Roman"/>
    </style:style>
    <style:style style:name="T14_162" style:family="text">
      <style:text-properties style:font-name="Times New Roman" style:font-name-asian="Times New Roman" style:font-name-complex="Times New Roman"/>
    </style:style>
    <style:style style:name="T14_163" style:family="text">
      <style:text-properties style:font-name="Times New Roman" style:font-name-asian="Times New Roman" style:font-name-complex="Times New Roman"/>
    </style:style>
    <style:style style:name="T14_164" style:family="text">
      <style:text-properties style:font-name="Times New Roman" style:font-name-asian="Times New Roman" style:font-name-complex="Times New Roman"/>
    </style:style>
    <style:style style:name="T14_165" style:family="text">
      <style:text-properties style:font-name="Times New Roman" style:font-name-asian="Times New Roman" style:font-name-complex="Times New Roman"/>
    </style:style>
    <style:style style:name="T14_166" style:family="text">
      <style:text-properties style:font-name="Times New Roman" style:font-name-asian="Times New Roman" style:font-name-complex="Times New Roman"/>
    </style:style>
    <style:style style:name="T14_167" style:family="text">
      <style:text-properties style:font-name="Times New Roman" style:font-name-asian="Times New Roman" style:font-name-complex="Times New Roman"/>
    </style:style>
    <style:style style:name="T14_168" style:family="text">
      <style:text-properties style:font-name="Times New Roman" style:font-name-asian="Times New Roman" style:font-name-complex="Times New Roman"/>
    </style:style>
    <style:style style:name="T14_169" style:family="text">
      <style:text-properties style:font-name="Times New Roman" style:font-name-asian="Times New Roman" style:font-name-complex="Times New Roman"/>
    </style:style>
    <style:style style:name="T14_170" style:family="text">
      <style:text-properties style:font-name="Times New Roman" style:font-name-asian="Times New Roman" style:font-name-complex="Times New Roman"/>
    </style:style>
    <style:style style:name="T14_171" style:family="text">
      <style:text-properties style:font-name="Times New Roman" style:font-name-asian="Times New Roman" style:font-name-complex="Times New Roman"/>
    </style:style>
    <style:style style:name="T14_172" style:family="text">
      <style:text-properties style:font-name="Times New Roman" style:font-name-asian="Times New Roman" style:font-name-complex="Times New Roman"/>
    </style:style>
    <style:style style:name="T14_173" style:family="text">
      <style:text-properties style:font-name="Times New Roman" style:font-name-asian="Times New Roman" style:font-name-complex="Times New Roman"/>
    </style:style>
    <style:style style:name="T14_174" style:family="text">
      <style:text-properties style:font-name="Times New Roman" style:font-name-asian="Times New Roman" style:font-name-complex="Times New Roman"/>
    </style:style>
    <style:style style:name="T14_175" style:family="text">
      <style:text-properties style:font-name="Times New Roman" style:font-name-asian="Times New Roman" style:font-name-complex="Times New Roman"/>
    </style:style>
    <style:style style:name="T14_176" style:family="text">
      <style:text-properties style:font-name="Times New Roman" style:font-name-asian="Times New Roman" style:font-name-complex="Times New Roman"/>
    </style:style>
    <style:style style:name="T14_177" style:family="text">
      <style:text-properties style:font-name="Times New Roman" style:font-name-asian="Times New Roman" style:font-name-complex="Times New Roman"/>
    </style:style>
    <style:style style:name="T14_178" style:family="text">
      <style:text-properties style:font-name="Times New Roman" style:font-name-asian="Times New Roman" style:font-name-complex="Times New Roman"/>
    </style:style>
    <style:style style:name="T14_179" style:family="text">
      <style:text-properties style:font-name="Times New Roman" style:font-name-asian="Times New Roman" style:font-name-complex="Times New Roman"/>
    </style:style>
    <style:style style:name="T14_180" style:family="text">
      <style:text-properties style:font-name="Times New Roman" style:font-name-asian="Times New Roman" style:font-name-complex="Times New Roman"/>
    </style:style>
    <style:style style:name="T14_181" style:family="text">
      <style:text-properties style:font-name="Times New Roman" style:font-name-asian="Times New Roman" style:font-name-complex="Times New Roman"/>
    </style:style>
    <style:style style:name="T14_182" style:family="text">
      <style:text-properties style:font-name="Times New Roman" style:font-name-asian="Times New Roman" style:font-name-complex="Times New Roman"/>
    </style:style>
    <style:style style:name="T14_183" style:family="text">
      <style:text-properties style:font-name="Times New Roman" style:font-name-asian="Times New Roman" style:font-name-complex="Times New Roman"/>
    </style:style>
    <style:style style:name="T14_184" style:family="text">
      <style:text-properties style:font-name="Times New Roman" style:font-name-asian="Times New Roman" style:font-name-complex="Times New Roman"/>
    </style:style>
    <style:style style:name="T14_185" style:family="text">
      <style:text-properties style:font-name="Times New Roman" style:font-name-asian="Times New Roman" style:font-name-complex="Times New Roman"/>
    </style:style>
    <style:style style:name="T14_186" style:family="text">
      <style:text-properties style:font-name="Times New Roman" style:font-name-asian="Times New Roman" style:font-name-complex="Times New Roman"/>
    </style:style>
    <style:style style:name="T14_187" style:family="text">
      <style:text-properties style:font-name="Times New Roman" style:font-name-asian="Times New Roman" style:font-name-complex="Times New Roman"/>
    </style:style>
    <style:style style:name="T14_188" style:family="text">
      <style:text-properties style:font-name="Times New Roman" style:font-name-asian="Times New Roman" style:font-name-complex="Times New Roman"/>
    </style:style>
    <style:style style:name="T14_189" style:family="text">
      <style:text-properties style:font-name="Times New Roman" style:font-name-asian="Times New Roman" style:font-name-complex="Times New Roman"/>
    </style:style>
    <style:style style:name="T14_190" style:family="text">
      <style:text-properties style:font-name="Times New Roman" style:font-name-asian="Times New Roman" style:font-name-complex="Times New Roman"/>
    </style:style>
    <style:style style:name="T14_191" style:family="text">
      <style:text-properties style:font-name="Times New Roman" style:font-name-asian="Times New Roman" style:font-name-complex="Times New Roman"/>
    </style:style>
    <style:style style:name="T14_192" style:family="text">
      <style:text-properties style:font-name="Times New Roman" style:font-name-asian="Times New Roman" style:font-name-complex="Times New Roman"/>
    </style:style>
    <style:style style:name="T14_193" style:family="text">
      <style:text-properties style:font-name="Times New Roman" style:font-name-asian="Times New Roman" style:font-name-complex="Times New Roman"/>
    </style:style>
    <style:style style:name="T14_194" style:family="text">
      <style:text-properties style:font-name="Times New Roman" style:font-name-asian="Times New Roman" style:font-name-complex="Times New Roman"/>
    </style:style>
    <style:style style:name="T14_195" style:family="text">
      <style:text-properties style:font-name="Times New Roman" style:font-name-asian="Times New Roman" style:font-name-complex="Times New Roman"/>
    </style:style>
    <style:style style:name="T14_196" style:family="text">
      <style:text-properties style:font-name="Times New Roman" style:font-name-asian="Times New Roman" style:font-name-complex="Times New Roman"/>
    </style:style>
    <style:style style:name="T14_197" style:family="text">
      <style:text-properties style:font-name="Times New Roman" style:font-name-asian="Times New Roman" style:font-name-complex="Times New Roman"/>
    </style:style>
    <style:style style:name="T14_198" style:family="text">
      <style:text-properties style:font-name="Times New Roman" style:font-name-asian="Times New Roman" style:font-name-complex="Times New Roman"/>
    </style:style>
    <style:style style:name="T14_199" style:family="text">
      <style:text-properties style:font-name="Times New Roman" style:font-name-asian="Times New Roman" style:font-name-complex="Times New Roman"/>
    </style:style>
    <style:style style:name="T14_200" style:family="text">
      <style:text-properties style:font-name="Times New Roman" style:font-name-asian="Times New Roman" style:font-name-complex="Times New Roman"/>
    </style:style>
    <style:style style:name="T14_201" style:family="text">
      <style:text-properties style:font-name="Times New Roman" style:font-name-asian="Times New Roman" style:font-name-complex="Times New Roman"/>
    </style:style>
    <style:style style:name="T14_202" style:family="text">
      <style:text-properties style:font-name="Times New Roman" style:font-name-asian="Times New Roman" style:font-name-complex="Times New Roman"/>
    </style:style>
    <style:style style:name="T14_203" style:family="text">
      <style:text-properties style:font-name="Times New Roman" style:font-name-asian="Times New Roman" style:font-name-complex="Times New Roman"/>
    </style:style>
    <style:style style:name="T14_204" style:family="text">
      <style:text-properties style:font-name="Times New Roman" style:font-name-asian="Times New Roman" style:font-name-complex="Times New Roman"/>
    </style:style>
    <style:style style:name="T14_205" style:family="text">
      <style:text-properties style:font-name="Times New Roman" style:font-name-asian="Times New Roman" style:font-name-complex="Times New Roman"/>
    </style:style>
    <style:style style:name="T14_206" style:family="text">
      <style:text-properties style:font-name="Times New Roman" style:font-name-asian="Times New Roman" style:font-name-complex="Times New Roman"/>
    </style:style>
    <style:style style:name="T14_207" style:family="text">
      <style:text-properties style:font-name="Times New Roman" style:font-name-asian="Times New Roman" style:font-name-complex="Times New Roman"/>
    </style:style>
    <style:style style:name="T14_208" style:family="text">
      <style:text-properties style:font-name="Times New Roman" style:font-name-asian="Times New Roman" style:font-name-complex="Times New Roman"/>
    </style:style>
    <style:style style:name="T14_209" style:family="text">
      <style:text-properties style:font-name="Times New Roman" style:font-name-asian="Times New Roman" style:font-name-complex="Times New Roman"/>
    </style:style>
    <style:style style:name="T14_210" style:family="text">
      <style:text-properties style:font-name="Times New Roman" style:font-name-asian="Times New Roman" style:font-name-complex="Times New Roman"/>
    </style:style>
    <style:style style:name="T14_211" style:family="text">
      <style:text-properties style:font-name="Times New Roman" style:font-name-asian="Times New Roman" style:font-name-complex="Times New Roman"/>
    </style:style>
    <style:style style:name="T14_212" style:family="text">
      <style:text-properties style:font-name="Times New Roman" style:font-name-asian="Times New Roman" style:font-name-complex="Times New Roman"/>
    </style:style>
    <style:style style:name="T14_213" style:family="text">
      <style:text-properties style:font-name="Times New Roman" style:font-name-asian="Times New Roman" style:font-name-complex="Times New Roman"/>
    </style:style>
    <style:style style:name="T14_214" style:family="text">
      <style:text-properties style:font-name="Times New Roman" style:font-name-asian="Times New Roman" style:font-name-complex="Times New Roman"/>
    </style:style>
    <style:style style:name="T14_215" style:family="text">
      <style:text-properties style:font-name="Times New Roman" style:font-name-asian="Times New Roman" style:font-name-complex="Times New Roman"/>
    </style:style>
    <style:style style:name="T14_216" style:family="text">
      <style:text-properties style:font-name="Times New Roman" style:font-name-asian="Times New Roman" style:font-name-complex="Times New Roman"/>
    </style:style>
    <style:style style:name="T14_217" style:family="text">
      <style:text-properties style:font-name="Times New Roman" style:font-name-asian="Times New Roman" style:font-name-complex="Times New Roman"/>
    </style:style>
    <style:style style:name="T14_218" style:family="text">
      <style:text-properties style:font-name="Times New Roman" style:font-name-asian="Times New Roman" style:font-name-complex="Times New Roman"/>
    </style:style>
    <style:style style:name="T14_219" style:family="text">
      <style:text-properties style:font-name="Times New Roman" style:font-name-asian="Times New Roman" style:font-name-complex="Times New Roman"/>
    </style:style>
    <style:style style:name="T14_220" style:family="text">
      <style:text-properties style:font-name="Times New Roman" style:font-name-asian="Times New Roman" style:font-name-complex="Times New Roman"/>
    </style:style>
    <style:style style:name="T14_221" style:family="text">
      <style:text-properties style:font-name="Times New Roman" style:font-name-asian="Times New Roman" style:font-name-complex="Times New Roman"/>
    </style:style>
    <style:style style:name="T14_222" style:family="text">
      <style:text-properties style:font-name="Times New Roman" style:font-name-asian="Times New Roman" style:font-name-complex="Times New Roman"/>
    </style:style>
    <style:style style:name="T14_223" style:family="text">
      <style:text-properties style:font-name="Times New Roman" style:font-name-asian="Times New Roman" style:font-name-complex="Times New Roman"/>
    </style:style>
    <style:style style:name="T14_224" style:family="text">
      <style:text-properties style:font-name="Times New Roman" style:font-name-asian="Times New Roman" style:font-name-complex="Times New Roman"/>
    </style:style>
    <style:style style:name="T14_225" style:family="text">
      <style:text-properties style:font-name="Times New Roman" style:font-name-asian="Times New Roman" style:font-name-complex="Times New Roman"/>
    </style:style>
    <style:style style:name="T14_226" style:family="text">
      <style:text-properties style:font-name="Times New Roman" style:font-name-asian="Times New Roman" style:font-name-complex="Times New Roman"/>
    </style:style>
    <style:style style:name="T14_227" style:family="text">
      <style:text-properties style:font-name="Times New Roman" style:font-name-asian="Times New Roman" style:font-name-complex="Times New Roman"/>
    </style:style>
    <style:style style:name="T14_228" style:family="text">
      <style:text-properties style:font-name="Times New Roman" style:font-name-asian="Times New Roman" style:font-name-complex="Times New Roman"/>
    </style:style>
    <style:style style:name="T14_229" style:family="text">
      <style:text-properties style:font-name="Times New Roman" style:font-name-asian="Times New Roman" style:font-name-complex="Times New Roman"/>
    </style:style>
    <style:style style:name="T14_230" style:family="text">
      <style:text-properties style:font-name="Times New Roman" style:font-name-asian="Times New Roman" style:font-name-complex="Times New Roman"/>
    </style:style>
    <style:style style:name="T14_231" style:family="text">
      <style:text-properties style:font-name="Times New Roman" style:font-name-asian="Times New Roman" style:font-name-complex="Times New Roman"/>
    </style:style>
    <style:style style:name="T14_232" style:family="text">
      <style:text-properties style:font-name="Times New Roman" style:font-name-asian="Times New Roman" style:font-name-complex="Times New Roman"/>
    </style:style>
    <style:style style:name="T14_233" style:family="text">
      <style:text-properties style:font-name="Times New Roman" style:font-name-asian="Times New Roman" style:font-name-complex="Times New Roman"/>
    </style:style>
    <style:style style:name="T14_234" style:family="text">
      <style:text-properties style:font-name="Times New Roman" style:font-name-asian="Times New Roman" style:font-name-complex="Times New Roman"/>
    </style:style>
    <style:style style:name="T14_235" style:family="text">
      <style:text-properties style:font-name="Times New Roman" style:font-name-asian="Times New Roman" style:font-name-complex="Times New Roman"/>
    </style:style>
    <style:style style:name="T14_236" style:family="text">
      <style:text-properties style:font-name="Times New Roman" style:font-name-asian="Times New Roman" style:font-name-complex="Times New Roman"/>
    </style:style>
    <style:style style:name="T14_237" style:family="text">
      <style:text-properties style:font-name="Times New Roman" style:font-name-asian="Times New Roman" style:font-name-complex="Times New Roman"/>
    </style:style>
    <style:style style:name="T14_238" style:family="text">
      <style:text-properties style:font-name="Times New Roman" style:font-name-asian="Times New Roman" style:font-name-complex="Times New Roman"/>
    </style:style>
    <style:style style:name="T14_239" style:family="text">
      <style:text-properties style:font-name="Times New Roman" style:font-name-asian="Times New Roman" style:font-name-complex="Times New Roman"/>
    </style:style>
    <style:style style:name="T14_240" style:family="text">
      <style:text-properties style:font-name="Times New Roman" style:font-name-asian="Times New Roman" style:font-name-complex="Times New Roman"/>
    </style:style>
    <style:style style:name="T14_241" style:family="text">
      <style:text-properties style:font-name="Times New Roman" style:font-name-asian="Times New Roman" style:font-name-complex="Times New Roman"/>
    </style:style>
    <style:style style:name="T14_242" style:family="text">
      <style:text-properties style:font-name="Times New Roman" style:font-name-asian="Times New Roman" style:font-name-complex="Times New Roman"/>
    </style:style>
    <style:style style:name="T14_243" style:family="text">
      <style:text-properties style:font-name="Times New Roman" style:font-name-asian="Times New Roman" style:font-name-complex="Times New Roman"/>
    </style:style>
    <style:style style:name="T14_244" style:family="text">
      <style:text-properties style:font-name="Times New Roman" style:font-name-asian="Times New Roman" style:font-name-complex="Times New Roman"/>
    </style:style>
    <style:style style:name="T14_245" style:family="text">
      <style:text-properties style:font-name="Times New Roman" style:font-name-asian="Times New Roman" style:font-name-complex="Times New Roman"/>
    </style:style>
    <style:style style:name="T14_246" style:family="text">
      <style:text-properties style:font-name="Times New Roman" style:font-name-asian="Times New Roman" style:font-name-complex="Times New Roman"/>
    </style:style>
    <style:style style:name="T14_247" style:family="text">
      <style:text-properties style:font-name="Times New Roman" style:font-name-asian="Times New Roman" style:font-name-complex="Times New Roman"/>
    </style:style>
    <style:style style:name="T14_248" style:family="text">
      <style:text-properties style:font-name="Times New Roman" style:font-name-asian="Times New Roman" style:font-name-complex="Times New Roman"/>
    </style:style>
    <style:style style:name="T14_249" style:family="text">
      <style:text-properties style:font-name="Times New Roman" style:font-name-asian="Times New Roman" style:font-name-complex="Times New Roman"/>
    </style:style>
    <style:style style:name="T14_250" style:family="text">
      <style:text-properties style:font-name="Times New Roman" style:font-name-asian="Times New Roman" style:font-name-complex="Times New Roman"/>
    </style:style>
    <style:style style:name="T14_251" style:family="text">
      <style:text-properties style:font-name="Times New Roman" style:font-name-asian="Times New Roman" style:font-name-complex="Times New Roman"/>
    </style:style>
    <style:style style:name="T14_252" style:family="text">
      <style:text-properties style:font-name="Times New Roman" style:font-name-asian="Times New Roman" style:font-name-complex="Times New Roman"/>
    </style:style>
    <style:style style:name="T14_253" style:family="text">
      <style:text-properties style:font-name="Times New Roman" style:font-name-asian="Times New Roman" style:font-name-complex="Times New Roman"/>
    </style:style>
    <style:style style:name="T14_254" style:family="text">
      <style:text-properties style:font-name="Times New Roman" style:font-name-asian="Times New Roman" style:font-name-complex="Times New Roman"/>
    </style:style>
    <style:style style:name="T14_255" style:family="text">
      <style:text-properties style:font-name="Times New Roman" style:font-name-asian="Times New Roman" style:font-name-complex="Times New Roman"/>
    </style:style>
    <style:style style:name="T14_256" style:family="text">
      <style:text-properties style:font-name="Times New Roman" style:font-name-asian="Times New Roman" style:font-name-complex="Times New Roman"/>
    </style:style>
    <style:style style:name="T14_257" style:family="text">
      <style:text-properties style:font-name="Times New Roman" style:font-name-asian="Times New Roman" style:font-name-complex="Times New Roman"/>
    </style:style>
    <style:style style:name="T14_258" style:family="text">
      <style:text-properties style:font-name="Times New Roman" style:font-name-asian="Times New Roman" style:font-name-complex="Times New Roman"/>
    </style:style>
    <style:style style:name="T14_259" style:family="text">
      <style:text-properties style:font-name="Times New Roman" style:font-name-asian="Times New Roman" style:font-name-complex="Times New Roman"/>
    </style:style>
    <style:style style:name="T14_260" style:family="text">
      <style:text-properties style:font-name="Times New Roman" style:font-name-asian="Times New Roman" style:font-name-complex="Times New Roman"/>
    </style:style>
    <style:style style:name="T14_261" style:family="text">
      <style:text-properties style:font-name="Times New Roman" style:font-name-asian="Times New Roman" style:font-name-complex="Times New Roman"/>
    </style:style>
    <style:style style:name="T14_262" style:family="text">
      <style:text-properties style:font-name="Times New Roman" style:font-name-asian="Times New Roman" style:font-name-complex="Times New Roman"/>
    </style:style>
    <style:style style:name="T14_263" style:family="text">
      <style:text-properties style:font-name="Times New Roman" style:font-name-asian="Times New Roman" style:font-name-complex="Times New Roman"/>
    </style:style>
    <style:style style:name="T14_264" style:family="text">
      <style:text-properties style:font-name="Times New Roman" style:font-name-asian="Times New Roman" style:font-name-complex="Times New Roman"/>
    </style:style>
    <style:style style:name="T14_265" style:family="text">
      <style:text-properties style:font-name="Times New Roman" style:font-name-asian="Times New Roman" style:font-name-complex="Times New Roman"/>
    </style:style>
    <style:style style:name="T14_266" style:family="text">
      <style:text-properties style:font-name="Times New Roman" style:font-name-asian="Times New Roman" style:font-name-complex="Times New Roman"/>
    </style:style>
    <style:style style:name="T14_267" style:family="text">
      <style:text-properties style:font-name="Times New Roman" style:font-name-asian="Times New Roman" style:font-name-complex="Times New Roman"/>
    </style:style>
    <style:style style:name="T14_268" style:family="text">
      <style:text-properties style:font-name="Times New Roman" style:font-name-asian="Times New Roman" style:font-name-complex="Times New Roman"/>
    </style:style>
    <style:style style:name="T14_269" style:family="text">
      <style:text-properties style:font-name="Times New Roman" style:font-name-asian="Times New Roman" style:font-name-complex="Times New Roman"/>
    </style:style>
    <style:style style:name="T14_270" style:family="text">
      <style:text-properties style:font-name="Times New Roman" style:font-name-asian="Times New Roman" style:font-name-complex="Times New Roman"/>
    </style:style>
    <style:style style:name="T14_271" style:family="text">
      <style:text-properties style:font-name="Times New Roman" style:font-name-asian="Times New Roman" style:font-name-complex="Times New Roman"/>
    </style:style>
    <style:style style:name="T14_272" style:family="text">
      <style:text-properties style:font-name="Times New Roman" style:font-name-asian="Times New Roman" style:font-name-complex="Times New Roman"/>
    </style:style>
    <style:style style:name="T14_273" style:family="text">
      <style:text-properties style:font-name="Times New Roman" style:font-name-asian="Times New Roman" style:font-name-complex="Times New Roman"/>
    </style:style>
    <style:style style:name="T14_274" style:family="text">
      <style:text-properties style:font-name="Times New Roman" style:font-name-asian="Times New Roman" style:font-name-complex="Times New Roman"/>
    </style:style>
    <style:style style:name="T14_275" style:family="text">
      <style:text-properties style:font-name="Times New Roman" style:font-name-asian="Times New Roman" style:font-name-complex="Times New Roman"/>
    </style:style>
    <style:style style:name="T14_276" style:family="text">
      <style:text-properties style:font-name="Times New Roman" style:font-name-asian="Times New Roman" style:font-name-complex="Times New Roman"/>
    </style:style>
    <style:style style:name="T14_277" style:family="text">
      <style:text-properties style:font-name="Times New Roman" style:font-name-asian="Times New Roman" style:font-name-complex="Times New Roman"/>
    </style:style>
    <style:style style:name="T14_278" style:family="text">
      <style:text-properties style:font-name="Times New Roman" style:font-name-asian="Times New Roman" style:font-name-complex="Times New Roman"/>
    </style:style>
    <style:style style:name="T14_279" style:family="text">
      <style:text-properties style:font-name="Times New Roman" style:font-name-asian="Times New Roman" style:font-name-complex="Times New Roman"/>
    </style:style>
    <style:style style:name="T14_280" style:family="text">
      <style:text-properties style:font-name="Times New Roman" style:font-name-asian="Times New Roman" style:font-name-complex="Times New Roman"/>
    </style:style>
    <style:style style:name="T14_281" style:family="text">
      <style:text-properties style:font-name="Times New Roman" style:font-name-asian="Times New Roman" style:font-name-complex="Times New Roman"/>
    </style:style>
    <style:style style:name="T14_282" style:family="text">
      <style:text-properties style:font-name="Times New Roman" style:font-name-asian="Times New Roman" style:font-name-complex="Times New Roman"/>
    </style:style>
    <style:style style:name="T14_283" style:family="text">
      <style:text-properties style:font-name="Times New Roman" style:font-name-asian="Times New Roman" style:font-name-complex="Times New Roman"/>
    </style:style>
    <style:style style:name="T14_284" style:family="text">
      <style:text-properties style:font-name="Times New Roman" style:font-name-asian="Times New Roman" style:font-name-complex="Times New Roman"/>
    </style:style>
    <style:style style:name="T14_285" style:family="text">
      <style:text-properties style:font-name="Times New Roman" style:font-name-asian="Times New Roman" style:font-name-complex="Times New Roman"/>
    </style:style>
    <style:style style:name="T14_286" style:family="text">
      <style:text-properties style:font-name="Times New Roman" style:font-name-asian="Times New Roman" style:font-name-complex="Times New Roman"/>
    </style:style>
    <style:style style:name="T14_287" style:family="text">
      <style:text-properties style:font-name="Times New Roman" style:font-name-asian="Times New Roman" style:font-name-complex="Times New Roman"/>
    </style:style>
    <style:style style:name="T14_288" style:family="text">
      <style:text-properties style:font-name="Times New Roman" style:font-name-asian="Times New Roman" style:font-name-complex="Times New Roman"/>
    </style:style>
    <style:style style:name="T14_289" style:family="text">
      <style:text-properties style:font-name="Times New Roman" style:font-name-asian="Times New Roman" style:font-name-complex="Times New Roman"/>
    </style:style>
    <style:style style:name="T14_290" style:family="text">
      <style:text-properties style:font-name="Times New Roman" style:font-name-asian="Times New Roman" style:font-name-complex="Times New Roman"/>
    </style:style>
    <style:style style:name="T14_291" style:family="text">
      <style:text-properties style:font-name="Times New Roman" style:font-name-asian="Times New Roman" style:font-name-complex="Times New Roman"/>
    </style:style>
    <style:style style:name="T14_292" style:family="text">
      <style:text-properties style:font-name="Times New Roman" style:font-name-asian="Times New Roman" style:font-name-complex="Times New Roman"/>
    </style:style>
    <style:style style:name="T14_293" style:family="text">
      <style:text-properties style:font-name="Times New Roman" style:font-name-asian="Times New Roman" style:font-name-complex="Times New Roman"/>
    </style:style>
    <style:style style:name="T14_294" style:family="text">
      <style:text-properties style:font-name="Times New Roman" style:font-name-asian="Times New Roman" style:font-name-complex="Times New Roman"/>
    </style:style>
    <style:style style:name="T14_295" style:family="text">
      <style:text-properties style:font-name="Times New Roman" style:font-name-asian="Times New Roman" style:font-name-complex="Times New Roman"/>
    </style:style>
    <style:style style:name="T14_296" style:family="text">
      <style:text-properties style:font-name="Times New Roman" style:font-name-asian="Times New Roman" style:font-name-complex="Times New Roman"/>
    </style:style>
    <style:style style:name="T14_297" style:family="text">
      <style:text-properties style:font-name="Times New Roman" style:font-name-asian="Times New Roman" style:font-name-complex="Times New Roman"/>
    </style:style>
    <style:style style:name="T14_298" style:family="text">
      <style:text-properties style:font-name="Times New Roman" style:font-name-asian="Times New Roman" style:font-name-complex="Times New Roman"/>
    </style:style>
    <style:style style:name="T14_299" style:family="text">
      <style:text-properties style:font-name="Times New Roman" style:font-name-asian="Times New Roman" style:font-name-complex="Times New Roman"/>
    </style:style>
    <style:style style:name="T14_300" style:family="text">
      <style:text-properties style:font-name="Times New Roman" style:font-name-asian="Times New Roman" style:font-name-complex="Times New Roman"/>
    </style:style>
    <style:style style:name="T14_301" style:family="text">
      <style:text-properties style:font-name="Times New Roman" style:font-name-asian="Times New Roman" style:font-name-complex="Times New Roman"/>
    </style:style>
    <style:style style:name="T14_302" style:family="text">
      <style:text-properties style:font-name="Times New Roman" style:font-name-asian="Times New Roman" style:font-name-complex="Times New Roman"/>
    </style:style>
    <style:style style:name="T14_303" style:family="text">
      <style:text-properties style:font-name="Times New Roman" style:font-name-asian="Times New Roman" style:font-name-complex="Times New Roman"/>
    </style:style>
    <style:style style:name="T14_304" style:family="text">
      <style:text-properties style:font-name="Times New Roman" style:font-name-asian="Times New Roman" style:font-name-complex="Times New Roman"/>
    </style:style>
    <style:style style:name="T14_305" style:family="text">
      <style:text-properties style:font-name="Times New Roman" style:font-name-asian="Times New Roman" style:font-name-complex="Times New Roman"/>
    </style:style>
    <style:style style:name="T14_306" style:family="text">
      <style:text-properties style:font-name="Times New Roman" style:font-name-asian="Times New Roman" style:font-name-complex="Times New Roman"/>
    </style:style>
    <style:style style:name="T14_307" style:family="text">
      <style:text-properties style:font-name="Times New Roman" style:font-name-asian="Times New Roman" style:font-name-complex="Times New Roman"/>
    </style:style>
    <style:style style:name="T14_308" style:family="text">
      <style:text-properties style:font-name="Times New Roman" style:font-name-asian="Times New Roman" style:font-name-complex="Times New Roman"/>
    </style:style>
    <style:style style:name="T14_309" style:family="text">
      <style:text-properties style:font-name="Times New Roman" style:font-name-asian="Times New Roman" style:font-name-complex="Times New Roman"/>
    </style:style>
    <style:style style:name="T14_310" style:family="text">
      <style:text-properties style:font-name="Times New Roman" style:font-name-asian="Times New Roman" style:font-name-complex="Times New Roman"/>
    </style:style>
    <style:style style:name="T14_311" style:family="text">
      <style:text-properties style:font-name="Times New Roman" style:font-name-asian="Times New Roman" style:font-name-complex="Times New Roman"/>
    </style:style>
    <style:style style:name="T14_312" style:family="text">
      <style:text-properties style:font-name="Times New Roman" style:font-name-asian="Times New Roman" style:font-name-complex="Times New Roman"/>
    </style:style>
    <style:style style:name="T14_313" style:family="text">
      <style:text-properties style:font-name="Times New Roman" style:font-name-asian="Times New Roman" style:font-name-complex="Times New Roman"/>
    </style:style>
    <style:style style:name="T14_314" style:family="text">
      <style:text-properties style:font-name="Times New Roman" style:font-name-asian="Times New Roman" style:font-name-complex="Times New Roman"/>
    </style:style>
    <style:style style:name="T14_315" style:family="text">
      <style:text-properties style:font-name="Times New Roman" style:font-name-asian="Times New Roman" style:font-name-complex="Times New Roman"/>
    </style:style>
    <style:style style:name="T14_316" style:family="text">
      <style:text-properties style:font-name="Times New Roman" style:font-name-asian="Times New Roman" style:font-name-complex="Times New Roman"/>
    </style:style>
    <style:style style:name="T14_317" style:family="text">
      <style:text-properties style:font-name="Times New Roman" style:font-name-asian="Times New Roman" style:font-name-complex="Times New Roman"/>
    </style:style>
    <style:style style:name="T14_318" style:family="text">
      <style:text-properties style:font-name="Times New Roman" style:font-name-asian="Times New Roman" style:font-name-complex="Times New Roman"/>
    </style:style>
    <style:style style:name="T14_319" style:family="text">
      <style:text-properties style:font-name="Times New Roman" style:font-name-asian="Times New Roman" style:font-name-complex="Times New Roman"/>
    </style:style>
    <style:style style:name="T14_320" style:family="text">
      <style:text-properties style:font-name="Times New Roman" style:font-name-asian="Times New Roman" style:font-name-complex="Times New Roman"/>
    </style:style>
    <style:style style:name="T14_321" style:family="text">
      <style:text-properties style:font-name="Times New Roman" style:font-name-asian="Times New Roman" style:font-name-complex="Times New Roman"/>
    </style:style>
    <style:style style:name="T14_322" style:family="text">
      <style:text-properties style:font-name="Times New Roman" style:font-name-asian="Times New Roman" style:font-name-complex="Times New Roman"/>
    </style:style>
    <style:style style:name="T14_323" style:family="text">
      <style:text-properties style:font-name="Times New Roman" style:font-name-asian="Times New Roman" style:font-name-complex="Times New Roman"/>
    </style:style>
    <style:style style:name="T14_324" style:family="text">
      <style:text-properties style:font-name="Times New Roman" style:font-name-asian="Times New Roman" style:font-name-complex="Times New Roman"/>
    </style:style>
    <style:style style:name="T14_325" style:family="text">
      <style:text-properties style:font-name="Times New Roman" style:font-name-asian="Times New Roman" style:font-name-complex="Times New Roman"/>
    </style:style>
    <style:style style:name="T14_326" style:family="text">
      <style:text-properties style:font-name="Times New Roman" style:font-name-asian="Times New Roman" style:font-name-complex="Times New Roman"/>
    </style:style>
    <style:style style:name="T14_327" style:family="text">
      <style:text-properties style:font-name="Times New Roman" style:font-name-asian="Times New Roman" style:font-name-complex="Times New Roman"/>
    </style:style>
    <style:style style:name="T14_328" style:family="text">
      <style:text-properties style:font-name="Times New Roman" style:font-name-asian="Times New Roman" style:font-name-complex="Times New Roman"/>
    </style:style>
    <style:style style:name="T14_329" style:family="text">
      <style:text-properties style:font-name="Times New Roman" style:font-name-asian="Times New Roman" style:font-name-complex="Times New Roman"/>
    </style:style>
    <style:style style:name="T14_330" style:family="text">
      <style:text-properties style:font-name="Times New Roman" style:font-name-asian="Times New Roman" style:font-name-complex="Times New Roman"/>
    </style:style>
    <style:style style:name="T14_331" style:family="text">
      <style:text-properties style:font-name="Times New Roman" style:font-name-asian="Times New Roman" style:font-name-complex="Times New Roman"/>
    </style:style>
    <style:style style:name="T14_332" style:family="text">
      <style:text-properties style:font-name="Times New Roman" style:font-name-asian="Times New Roman" style:font-name-complex="Times New Roman"/>
    </style:style>
    <style:style style:name="T14_333" style:family="text">
      <style:text-properties style:font-name="Times New Roman" style:font-name-asian="Times New Roman" style:font-name-complex="Times New Roman"/>
    </style:style>
    <style:style style:name="T14_334" style:family="text">
      <style:text-properties style:font-name="Times New Roman" style:font-name-asian="Times New Roman" style:font-name-complex="Times New Roman"/>
    </style:style>
    <style:style style:name="T14_335" style:family="text">
      <style:text-properties style:font-name="Times New Roman" style:font-name-asian="Times New Roman" style:font-name-complex="Times New Roman"/>
    </style:style>
    <style:style style:name="T14_336" style:family="text">
      <style:text-properties style:font-name="Times New Roman" style:font-name-asian="Times New Roman" style:font-name-complex="Times New Roman"/>
    </style:style>
    <style:style style:name="T14_337" style:family="text">
      <style:text-properties style:font-name="Times New Roman" style:font-name-asian="Times New Roman" style:font-name-complex="Times New Roman"/>
    </style:style>
    <style:style style:name="T14_338" style:family="text">
      <style:text-properties style:font-name="Times New Roman" style:font-name-asian="Times New Roman" style:font-name-complex="Times New Roman"/>
    </style:style>
    <style:style style:name="T14_339" style:family="text">
      <style:text-properties style:font-name="Times New Roman" style:font-name-asian="Times New Roman" style:font-name-complex="Times New Roman"/>
    </style:style>
    <style:style style:name="T14_340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T15_53" style:family="text">
      <style:text-properties style:font-name="Times New Roman" style:font-name-asian="Times New Roman" style:font-name-complex="Times New Roman"/>
    </style:style>
    <style:style style:name="T15_54" style:family="text">
      <style:text-properties style:font-name="Times New Roman" style:font-name-asian="Times New Roman" style:font-name-complex="Times New Roman"/>
    </style:style>
    <style:style style:name="T15_55" style:family="text">
      <style:text-properties style:font-name="Times New Roman" style:font-name-asian="Times New Roman" style:font-name-complex="Times New Roman"/>
    </style:style>
    <style:style style:name="T15_56" style:family="text">
      <style:text-properties style:font-name="Times New Roman" style:font-name-asian="Times New Roman" style:font-name-complex="Times New Roman"/>
    </style:style>
    <style:style style:name="T15_57" style:family="text">
      <style:text-properties style:font-name="Times New Roman" style:font-name-asian="Times New Roman" style:font-name-complex="Times New Roman"/>
    </style:style>
    <style:style style:name="T15_58" style:family="text">
      <style:text-properties style:font-name="Times New Roman" style:font-name-asian="Times New Roman" style:font-name-complex="Times New Roman"/>
    </style:style>
    <style:style style:name="T15_59" style:family="text">
      <style:text-properties style:font-name="Times New Roman" style:font-name-asian="Times New Roman" style:font-name-complex="Times New Roman"/>
    </style:style>
    <style:style style:name="T15_60" style:family="text">
      <style:text-properties style:font-name="Times New Roman" style:font-name-asian="Times New Roman" style:font-name-complex="Times New Roman"/>
    </style:style>
    <style:style style:name="T15_61" style:family="text">
      <style:text-properties style:font-name="Times New Roman" style:font-name-asian="Times New Roman" style:font-name-complex="Times New Roman"/>
    </style:style>
    <style:style style:name="T15_62" style:family="text">
      <style:text-properties style:font-name="Times New Roman" style:font-name-asian="Times New Roman" style:font-name-complex="Times New Roman"/>
    </style:style>
    <style:style style:name="T15_63" style:family="text">
      <style:text-properties style:font-name="Times New Roman" style:font-name-asian="Times New Roman" style:font-name-complex="Times New Roman"/>
    </style:style>
    <style:style style:name="T15_64" style:family="text">
      <style:text-properties style:font-name="Times New Roman" style:font-name-asian="Times New Roman" style:font-name-complex="Times New Roman"/>
    </style:style>
    <style:style style:name="T15_65" style:family="text">
      <style:text-properties style:font-name="Times New Roman" style:font-name-asian="Times New Roman" style:font-name-complex="Times New Roman"/>
    </style:style>
    <style:style style:name="T15_66" style:family="text">
      <style:text-properties style:font-name="Times New Roman" style:font-name-asian="Times New Roman" style:font-name-complex="Times New Roman"/>
    </style:style>
    <style:style style:name="T15_67" style:family="text">
      <style:text-properties style:font-name="Times New Roman" style:font-name-asian="Times New Roman" style:font-name-complex="Times New Roman"/>
    </style:style>
    <style:style style:name="T15_68" style:family="text">
      <style:text-properties style:font-name="Times New Roman" style:font-name-asian="Times New Roman" style:font-name-complex="Times New Roman"/>
    </style:style>
    <style:style style:name="T15_69" style:family="text">
      <style:text-properties style:font-name="Times New Roman" style:font-name-asian="Times New Roman" style:font-name-complex="Times New Roman"/>
    </style:style>
    <style:style style:name="T15_70" style:family="text">
      <style:text-properties style:font-name="Times New Roman" style:font-name-asian="Times New Roman" style:font-name-complex="Times New Roman"/>
    </style:style>
    <style:style style:name="T15_71" style:family="text">
      <style:text-properties style:font-name="Times New Roman" style:font-name-asian="Times New Roman" style:font-name-complex="Times New Roman"/>
    </style:style>
    <style:style style:name="T15_72" style:family="text">
      <style:text-properties style:font-name="Times New Roman" style:font-name-asian="Times New Roman" style:font-name-complex="Times New Roman"/>
    </style:style>
    <style:style style:name="T15_73" style:family="text">
      <style:text-properties style:font-name="Times New Roman" style:font-name-asian="Times New Roman" style:font-name-complex="Times New Roman"/>
    </style:style>
    <style:style style:name="T15_74" style:family="text">
      <style:text-properties style:font-name="Times New Roman" style:font-name-asian="Times New Roman" style:font-name-complex="Times New Roman"/>
    </style:style>
    <style:style style:name="T15_75" style:family="text">
      <style:text-properties style:font-name="Times New Roman" style:font-name-asian="Times New Roman" style:font-name-complex="Times New Roman"/>
    </style:style>
    <style:style style:name="T15_76" style:family="text">
      <style:text-properties style:font-name="Times New Roman" style:font-name-asian="Times New Roman" style:font-name-complex="Times New Roman"/>
    </style:style>
    <style:style style:name="T15_77" style:family="text">
      <style:text-properties style:font-name="Times New Roman" style:font-name-asian="Times New Roman" style:font-name-complex="Times New Roman"/>
    </style:style>
    <style:style style:name="T15_78" style:family="text">
      <style:text-properties style:font-name="Times New Roman" style:font-name-asian="Times New Roman" style:font-name-complex="Times New Roman"/>
    </style:style>
    <style:style style:name="T15_79" style:family="text">
      <style:text-properties style:font-name="Times New Roman" style:font-name-asian="Times New Roman" style:font-name-complex="Times New Roman"/>
    </style:style>
    <style:style style:name="T15_80" style:family="text">
      <style:text-properties style:font-name="Times New Roman" style:font-name-asian="Times New Roman" style:font-name-complex="Times New Roman"/>
    </style:style>
    <style:style style:name="T15_81" style:family="text">
      <style:text-properties style:font-name="Times New Roman" style:font-name-asian="Times New Roman" style:font-name-complex="Times New Roman"/>
    </style:style>
    <style:style style:name="T15_82" style:family="text">
      <style:text-properties style:font-name="Times New Roman" style:font-name-asian="Times New Roman" style:font-name-complex="Times New Roman"/>
    </style:style>
    <style:style style:name="T15_83" style:family="text">
      <style:text-properties style:font-name="Times New Roman" style:font-name-asian="Times New Roman" style:font-name-complex="Times New Roman"/>
    </style:style>
    <style:style style:name="T15_84" style:family="text">
      <style:text-properties style:font-name="Times New Roman" style:font-name-asian="Times New Roman" style:font-name-complex="Times New Roman"/>
    </style:style>
    <style:style style:name="T15_85" style:family="text">
      <style:text-properties style:font-name="Times New Roman" style:font-name-asian="Times New Roman" style:font-name-complex="Times New Roman"/>
    </style:style>
    <style:style style:name="T15_86" style:family="text">
      <style:text-properties style:font-name="Times New Roman" style:font-name-asian="Times New Roman" style:font-name-complex="Times New Roman"/>
    </style:style>
    <style:style style:name="T15_87" style:family="text">
      <style:text-properties style:font-name="Times New Roman" style:font-name-asian="Times New Roman" style:font-name-complex="Times New Roman"/>
    </style:style>
    <style:style style:name="T15_88" style:family="text">
      <style:text-properties style:font-name="Times New Roman" style:font-name-asian="Times New Roman" style:font-name-complex="Times New Roman"/>
    </style:style>
    <style:style style:name="T15_89" style:family="text">
      <style:text-properties style:font-name="Times New Roman" style:font-name-asian="Times New Roman" style:font-name-complex="Times New Roman"/>
    </style:style>
    <style:style style:name="T15_90" style:family="text">
      <style:text-properties style:font-name="Times New Roman" style:font-name-asian="Times New Roman" style:font-name-complex="Times New Roman"/>
    </style:style>
    <style:style style:name="T15_91" style:family="text">
      <style:text-properties style:font-name="Times New Roman" style:font-name-asian="Times New Roman" style:font-name-complex="Times New Roman"/>
    </style:style>
    <style:style style:name="T15_92" style:family="text">
      <style:text-properties style:font-name="Times New Roman" style:font-name-asian="Times New Roman" style:font-name-complex="Times New Roman"/>
    </style:style>
    <style:style style:name="T15_93" style:family="text">
      <style:text-properties style:font-name="Times New Roman" style:font-name-asian="Times New Roman" style:font-name-complex="Times New Roman"/>
    </style:style>
    <style:style style:name="T15_94" style:family="text">
      <style:text-properties style:font-name="Times New Roman" style:font-name-asian="Times New Roman" style:font-name-complex="Times New Roman"/>
    </style:style>
    <style:style style:name="T15_95" style:family="text">
      <style:text-properties style:font-name="Times New Roman" style:font-name-asian="Times New Roman" style:font-name-complex="Times New Roman"/>
    </style:style>
    <style:style style:name="T15_96" style:family="text">
      <style:text-properties style:font-name="Times New Roman" style:font-name-asian="Times New Roman" style:font-name-complex="Times New Roman"/>
    </style:style>
    <style:style style:name="T15_97" style:family="text">
      <style:text-properties style:font-name="Times New Roman" style:font-name-asian="Times New Roman" style:font-name-complex="Times New Roman"/>
    </style:style>
    <style:style style:name="T15_98" style:family="text">
      <style:text-properties style:font-name="Times New Roman" style:font-name-asian="Times New Roman" style:font-name-complex="Times New Roman"/>
    </style:style>
    <style:style style:name="T15_99" style:family="text">
      <style:text-properties style:font-name="Times New Roman" style:font-name-asian="Times New Roman" style:font-name-complex="Times New Roman"/>
    </style:style>
    <style:style style:name="T15_100" style:family="text">
      <style:text-properties style:font-name="Times New Roman" style:font-name-asian="Times New Roman" style:font-name-complex="Times New Roman"/>
    </style:style>
    <style:style style:name="T15_101" style:family="text">
      <style:text-properties style:font-name="Times New Roman" style:font-name-asian="Times New Roman" style:font-name-complex="Times New Roman"/>
    </style:style>
    <style:style style:name="T15_102" style:family="text">
      <style:text-properties style:font-name="Times New Roman" style:font-name-asian="Times New Roman" style:font-name-complex="Times New Roman"/>
    </style:style>
    <style:style style:name="T15_103" style:family="text">
      <style:text-properties style:font-name="Times New Roman" style:font-name-asian="Times New Roman" style:font-name-complex="Times New Roman"/>
    </style:style>
    <style:style style:name="T15_104" style:family="text">
      <style:text-properties style:font-name="Times New Roman" style:font-name-asian="Times New Roman" style:font-name-complex="Times New Roman"/>
    </style:style>
    <style:style style:name="T15_105" style:family="text">
      <style:text-properties style:font-name="Times New Roman" style:font-name-asian="Times New Roman" style:font-name-complex="Times New Roman"/>
    </style:style>
    <style:style style:name="T15_106" style:family="text">
      <style:text-properties style:font-name="Times New Roman" style:font-name-asian="Times New Roman" style:font-name-complex="Times New Roman"/>
    </style:style>
    <style:style style:name="T15_107" style:family="text">
      <style:text-properties style:font-name="Times New Roman" style:font-name-asian="Times New Roman" style:font-name-complex="Times New Roman"/>
    </style:style>
    <style:style style:name="T15_108" style:family="text">
      <style:text-properties style:font-name="Times New Roman" style:font-name-asian="Times New Roman" style:font-name-complex="Times New Roman"/>
    </style:style>
    <style:style style:name="T15_109" style:family="text">
      <style:text-properties style:font-name="Times New Roman" style:font-name-asian="Times New Roman" style:font-name-complex="Times New Roman"/>
    </style:style>
    <style:style style:name="T15_110" style:family="text">
      <style:text-properties style:font-name="Times New Roman" style:font-name-asian="Times New Roman" style:font-name-complex="Times New Roman"/>
    </style:style>
    <style:style style:name="T15_111" style:family="text">
      <style:text-properties style:font-name="Times New Roman" style:font-name-asian="Times New Roman" style:font-name-complex="Times New Roman"/>
    </style:style>
    <style:style style:name="T15_112" style:family="text">
      <style:text-properties style:font-name="Times New Roman" style:font-name-asian="Times New Roman" style:font-name-complex="Times New Roman"/>
    </style:style>
    <style:style style:name="T15_113" style:family="text">
      <style:text-properties style:font-name="Times New Roman" style:font-name-asian="Times New Roman" style:font-name-complex="Times New Roman"/>
    </style:style>
    <style:style style:name="T15_114" style:family="text">
      <style:text-properties style:font-name="Times New Roman" style:font-name-asian="Times New Roman" style:font-name-complex="Times New Roman"/>
    </style:style>
    <style:style style:name="T15_115" style:family="text">
      <style:text-properties style:font-name="Times New Roman" style:font-name-asian="Times New Roman" style:font-name-complex="Times New Roman"/>
    </style:style>
    <style:style style:name="T15_116" style:family="text">
      <style:text-properties style:font-name="Times New Roman" style:font-name-asian="Times New Roman" style:font-name-complex="Times New Roman"/>
    </style:style>
    <style:style style:name="T15_117" style:family="text">
      <style:text-properties style:font-name="Times New Roman" style:font-name-asian="Times New Roman" style:font-name-complex="Times New Roman"/>
    </style:style>
    <style:style style:name="T15_118" style:family="text">
      <style:text-properties style:font-name="Times New Roman" style:font-name-asian="Times New Roman" style:font-name-complex="Times New Roman"/>
    </style:style>
    <style:style style:name="T15_119" style:family="text">
      <style:text-properties style:font-name="Times New Roman" style:font-name-asian="Times New Roman" style:font-name-complex="Times New Roman"/>
    </style:style>
    <style:style style:name="T15_120" style:family="text">
      <style:text-properties style:font-name="Times New Roman" style:font-name-asian="Times New Roman" style:font-name-complex="Times New Roman"/>
    </style:style>
    <style:style style:name="T15_121" style:family="text">
      <style:text-properties style:font-name="Times New Roman" style:font-name-asian="Times New Roman" style:font-name-complex="Times New Roman"/>
    </style:style>
    <style:style style:name="T15_122" style:family="text">
      <style:text-properties style:font-name="Times New Roman" style:font-name-asian="Times New Roman" style:font-name-complex="Times New Roman"/>
    </style:style>
    <style:style style:name="T15_123" style:family="text">
      <style:text-properties style:font-name="Times New Roman" style:font-name-asian="Times New Roman" style:font-name-complex="Times New Roman"/>
    </style:style>
    <style:style style:name="T15_124" style:family="text">
      <style:text-properties style:font-name="Times New Roman" style:font-name-asian="Times New Roman" style:font-name-complex="Times New Roman"/>
    </style:style>
    <style:style style:name="T15_125" style:family="text">
      <style:text-properties style:font-name="Times New Roman" style:font-name-asian="Times New Roman" style:font-name-complex="Times New Roman"/>
    </style:style>
    <style:style style:name="T15_126" style:family="text">
      <style:text-properties style:font-name="Times New Roman" style:font-name-asian="Times New Roman" style:font-name-complex="Times New Roman"/>
    </style:style>
    <style:style style:name="T15_127" style:family="text">
      <style:text-properties style:font-name="Times New Roman" style:font-name-asian="Times New Roman" style:font-name-complex="Times New Roman"/>
    </style:style>
    <style:style style:name="T15_128" style:family="text">
      <style:text-properties style:font-name="Times New Roman" style:font-name-asian="Times New Roman" style:font-name-complex="Times New Roman"/>
    </style:style>
    <style:style style:name="T15_129" style:family="text">
      <style:text-properties style:font-name="Times New Roman" style:font-name-asian="Times New Roman" style:font-name-complex="Times New Roman"/>
    </style:style>
    <style:style style:name="T15_130" style:family="text">
      <style:text-properties style:font-name="Times New Roman" style:font-name-asian="Times New Roman" style:font-name-complex="Times New Roman"/>
    </style:style>
    <style:style style:name="T15_131" style:family="text">
      <style:text-properties style:font-name="Times New Roman" style:font-name-asian="Times New Roman" style:font-name-complex="Times New Roman"/>
    </style:style>
    <style:style style:name="T15_132" style:family="text">
      <style:text-properties style:font-name="Times New Roman" style:font-name-asian="Times New Roman" style:font-name-complex="Times New Roman"/>
    </style:style>
    <style:style style:name="T15_133" style:family="text">
      <style:text-properties style:font-name="Times New Roman" style:font-name-asian="Times New Roman" style:font-name-complex="Times New Roman"/>
    </style:style>
    <style:style style:name="T15_134" style:family="text">
      <style:text-properties style:font-name="Times New Roman" style:font-name-asian="Times New Roman" style:font-name-complex="Times New Roman"/>
    </style:style>
    <style:style style:name="T15_135" style:family="text">
      <style:text-properties style:font-name="Times New Roman" style:font-name-asian="Times New Roman" style:font-name-complex="Times New Roman"/>
    </style:style>
    <style:style style:name="T15_136" style:family="text">
      <style:text-properties style:font-name="Times New Roman" style:font-name-asian="Times New Roman" style:font-name-complex="Times New Roman"/>
    </style:style>
    <style:style style:name="T15_137" style:family="text">
      <style:text-properties style:font-name="Times New Roman" style:font-name-asian="Times New Roman" style:font-name-complex="Times New Roman"/>
    </style:style>
    <style:style style:name="T15_138" style:family="text">
      <style:text-properties style:font-name="Times New Roman" style:font-name-asian="Times New Roman" style:font-name-complex="Times New Roman"/>
    </style:style>
    <style:style style:name="T15_139" style:family="text">
      <style:text-properties style:font-name="Times New Roman" style:font-name-asian="Times New Roman" style:font-name-complex="Times New Roman"/>
    </style:style>
    <style:style style:name="T15_140" style:family="text">
      <style:text-properties style:font-name="Times New Roman" style:font-name-asian="Times New Roman" style:font-name-complex="Times New Roman"/>
    </style:style>
    <style:style style:name="T15_141" style:family="text">
      <style:text-properties style:font-name="Times New Roman" style:font-name-asian="Times New Roman" style:font-name-complex="Times New Roman"/>
    </style:style>
    <style:style style:name="T15_142" style:family="text">
      <style:text-properties style:font-name="Times New Roman" style:font-name-asian="Times New Roman" style:font-name-complex="Times New Roman"/>
    </style:style>
    <style:style style:name="T15_143" style:family="text">
      <style:text-properties style:font-name="Times New Roman" style:font-name-asian="Times New Roman" style:font-name-complex="Times New Roman"/>
    </style:style>
    <style:style style:name="T15_144" style:family="text">
      <style:text-properties style:font-name="Times New Roman" style:font-name-asian="Times New Roman" style:font-name-complex="Times New Roman"/>
    </style:style>
    <style:style style:name="T15_145" style:family="text">
      <style:text-properties style:font-name="Times New Roman" style:font-name-asian="Times New Roman" style:font-name-complex="Times New Roman"/>
    </style:style>
    <style:style style:name="T15_146" style:family="text">
      <style:text-properties style:font-name="Times New Roman" style:font-name-asian="Times New Roman" style:font-name-complex="Times New Roman"/>
    </style:style>
    <style:style style:name="T15_147" style:family="text">
      <style:text-properties style:font-name="Times New Roman" style:font-name-asian="Times New Roman" style:font-name-complex="Times New Roman"/>
    </style:style>
    <style:style style:name="T15_148" style:family="text">
      <style:text-properties style:font-name="Times New Roman" style:font-name-asian="Times New Roman" style:font-name-complex="Times New Roman"/>
    </style:style>
    <style:style style:name="T15_149" style:family="text">
      <style:text-properties style:font-name="Times New Roman" style:font-name-asian="Times New Roman" style:font-name-complex="Times New Roman"/>
    </style:style>
    <style:style style:name="T15_150" style:family="text">
      <style:text-properties style:font-name="Times New Roman" style:font-name-asian="Times New Roman" style:font-name-complex="Times New Roman"/>
    </style:style>
    <style:style style:name="T15_151" style:family="text">
      <style:text-properties style:font-name="Times New Roman" style:font-name-asian="Times New Roman" style:font-name-complex="Times New Roman"/>
    </style:style>
    <style:style style:name="T15_152" style:family="text">
      <style:text-properties style:font-name="Times New Roman" style:font-name-asian="Times New Roman" style:font-name-complex="Times New Roman"/>
    </style:style>
    <style:style style:name="T15_153" style:family="text">
      <style:text-properties style:font-name="Times New Roman" style:font-name-asian="Times New Roman" style:font-name-complex="Times New Roman"/>
    </style:style>
    <style:style style:name="T15_154" style:family="text">
      <style:text-properties style:font-name="Times New Roman" style:font-name-asian="Times New Roman" style:font-name-complex="Times New Roman"/>
    </style:style>
    <style:style style:name="T15_155" style:family="text">
      <style:text-properties style:font-name="Times New Roman" style:font-name-asian="Times New Roman" style:font-name-complex="Times New Roman"/>
    </style:style>
    <style:style style:name="T15_156" style:family="text">
      <style:text-properties style:font-name="Times New Roman" style:font-name-asian="Times New Roman" style:font-name-complex="Times New Roman"/>
    </style:style>
    <style:style style:name="T15_157" style:family="text">
      <style:text-properties style:font-name="Times New Roman" style:font-name-asian="Times New Roman" style:font-name-complex="Times New Roman"/>
    </style:style>
    <style:style style:name="T15_158" style:family="text">
      <style:text-properties style:font-name="Times New Roman" style:font-name-asian="Times New Roman" style:font-name-complex="Times New Roman"/>
    </style:style>
    <style:style style:name="T15_159" style:family="text">
      <style:text-properties style:font-name="Times New Roman" style:font-name-asian="Times New Roman" style:font-name-complex="Times New Roman"/>
    </style:style>
    <style:style style:name="T15_160" style:family="text">
      <style:text-properties style:font-name="Times New Roman" style:font-name-asian="Times New Roman" style:font-name-complex="Times New Roman"/>
    </style:style>
    <style:style style:name="T15_161" style:family="text">
      <style:text-properties style:font-name="Times New Roman" style:font-name-asian="Times New Roman" style:font-name-complex="Times New Roman"/>
    </style:style>
    <style:style style:name="T15_162" style:family="text">
      <style:text-properties style:font-name="Times New Roman" style:font-name-asian="Times New Roman" style:font-name-complex="Times New Roman"/>
    </style:style>
    <style:style style:name="T15_163" style:family="text">
      <style:text-properties style:font-name="Times New Roman" style:font-name-asian="Times New Roman" style:font-name-complex="Times New Roman"/>
    </style:style>
    <style:style style:name="T15_164" style:family="text">
      <style:text-properties style:font-name="Times New Roman" style:font-name-asian="Times New Roman" style:font-name-complex="Times New Roman"/>
    </style:style>
    <style:style style:name="T15_165" style:family="text">
      <style:text-properties style:font-name="Times New Roman" style:font-name-asian="Times New Roman" style:font-name-complex="Times New Roman"/>
    </style:style>
    <style:style style:name="T15_166" style:family="text">
      <style:text-properties style:font-name="Times New Roman" style:font-name-asian="Times New Roman" style:font-name-complex="Times New Roman"/>
    </style:style>
    <style:style style:name="T15_167" style:family="text">
      <style:text-properties style:font-name="Times New Roman" style:font-name-asian="Times New Roman" style:font-name-complex="Times New Roman"/>
    </style:style>
    <style:style style:name="T15_168" style:family="text">
      <style:text-properties style:font-name="Times New Roman" style:font-name-asian="Times New Roman" style:font-name-complex="Times New Roman"/>
    </style:style>
    <style:style style:name="T15_169" style:family="text">
      <style:text-properties style:font-name="Times New Roman" style:font-name-asian="Times New Roman" style:font-name-complex="Times New Roman"/>
    </style:style>
    <style:style style:name="T15_170" style:family="text">
      <style:text-properties style:font-name="Times New Roman" style:font-name-asian="Times New Roman" style:font-name-complex="Times New Roman"/>
    </style:style>
    <style:style style:name="T15_171" style:family="text">
      <style:text-properties style:font-name="Times New Roman" style:font-name-asian="Times New Roman" style:font-name-complex="Times New Roman"/>
    </style:style>
    <style:style style:name="T15_172" style:family="text">
      <style:text-properties style:font-name="Times New Roman" style:font-name-asian="Times New Roman" style:font-name-complex="Times New Roman"/>
    </style:style>
    <style:style style:name="T15_173" style:family="text">
      <style:text-properties style:font-name="Times New Roman" style:font-name-asian="Times New Roman" style:font-name-complex="Times New Roman"/>
    </style:style>
    <style:style style:name="T15_174" style:family="text">
      <style:text-properties style:font-name="Times New Roman" style:font-name-asian="Times New Roman" style:font-name-complex="Times New Roman"/>
    </style:style>
    <style:style style:name="T15_175" style:family="text">
      <style:text-properties style:font-name="Times New Roman" style:font-name-asian="Times New Roman" style:font-name-complex="Times New Roman"/>
    </style:style>
    <style:style style:name="T15_176" style:family="text">
      <style:text-properties style:font-name="Times New Roman" style:font-name-asian="Times New Roman" style:font-name-complex="Times New Roman"/>
    </style:style>
    <style:style style:name="T15_177" style:family="text">
      <style:text-properties style:font-name="Times New Roman" style:font-name-asian="Times New Roman" style:font-name-complex="Times New Roman"/>
    </style:style>
    <style:style style:name="T15_178" style:family="text">
      <style:text-properties style:font-name="Times New Roman" style:font-name-asian="Times New Roman" style:font-name-complex="Times New Roman"/>
    </style:style>
    <style:style style:name="T15_179" style:family="text">
      <style:text-properties style:font-name="Times New Roman" style:font-name-asian="Times New Roman" style:font-name-complex="Times New Roman"/>
    </style:style>
    <style:style style:name="T15_180" style:family="text">
      <style:text-properties style:font-name="Times New Roman" style:font-name-asian="Times New Roman" style:font-name-complex="Times New Roman"/>
    </style:style>
    <style:style style:name="T15_181" style:family="text">
      <style:text-properties style:font-name="Times New Roman" style:font-name-asian="Times New Roman" style:font-name-complex="Times New Roman"/>
    </style:style>
    <style:style style:name="T15_182" style:family="text">
      <style:text-properties style:font-name="Times New Roman" style:font-name-asian="Times New Roman" style:font-name-complex="Times New Roman"/>
    </style:style>
    <style:style style:name="T15_183" style:family="text">
      <style:text-properties style:font-name="Times New Roman" style:font-name-asian="Times New Roman" style:font-name-complex="Times New Roman"/>
    </style:style>
    <style:style style:name="T15_184" style:family="text">
      <style:text-properties style:font-name="Times New Roman" style:font-name-asian="Times New Roman" style:font-name-complex="Times New Roman"/>
    </style:style>
    <style:style style:name="T15_185" style:family="text">
      <style:text-properties style:font-name="Times New Roman" style:font-name-asian="Times New Roman" style:font-name-complex="Times New Roman"/>
    </style:style>
    <style:style style:name="T15_186" style:family="text">
      <style:text-properties style:font-name="Times New Roman" style:font-name-asian="Times New Roman" style:font-name-complex="Times New Roman"/>
    </style:style>
    <style:style style:name="T15_187" style:family="text">
      <style:text-properties style:font-name="Times New Roman" style:font-name-asian="Times New Roman" style:font-name-complex="Times New Roman"/>
    </style:style>
    <style:style style:name="T15_188" style:family="text">
      <style:text-properties style:font-name="Times New Roman" style:font-name-asian="Times New Roman" style:font-name-complex="Times New Roman"/>
    </style:style>
    <style:style style:name="T15_189" style:family="text">
      <style:text-properties style:font-name="Times New Roman" style:font-name-asian="Times New Roman" style:font-name-complex="Times New Roman"/>
    </style:style>
    <style:style style:name="T15_190" style:family="text">
      <style:text-properties style:font-name="Times New Roman" style:font-name-asian="Times New Roman" style:font-name-complex="Times New Roman"/>
    </style:style>
    <style:style style:name="T15_191" style:family="text">
      <style:text-properties style:font-name="Times New Roman" style:font-name-asian="Times New Roman" style:font-name-complex="Times New Roman"/>
    </style:style>
    <style:style style:name="T15_192" style:family="text">
      <style:text-properties style:font-name="Times New Roman" style:font-name-asian="Times New Roman" style:font-name-complex="Times New Roman"/>
    </style:style>
    <style:style style:name="T15_193" style:family="text">
      <style:text-properties style:font-name="Times New Roman" style:font-name-asian="Times New Roman" style:font-name-complex="Times New Roman"/>
    </style:style>
    <style:style style:name="T15_194" style:family="text">
      <style:text-properties style:font-name="Times New Roman" style:font-name-asian="Times New Roman" style:font-name-complex="Times New Roman"/>
    </style:style>
    <style:style style:name="T15_195" style:family="text">
      <style:text-properties style:font-name="Times New Roman" style:font-name-asian="Times New Roman" style:font-name-complex="Times New Roman"/>
    </style:style>
    <style:style style:name="T15_196" style:family="text">
      <style:text-properties style:font-name="Times New Roman" style:font-name-asian="Times New Roman" style:font-name-complex="Times New Roman"/>
    </style:style>
    <style:style style:name="T15_197" style:family="text">
      <style:text-properties style:font-name="Times New Roman" style:font-name-asian="Times New Roman" style:font-name-complex="Times New Roman"/>
    </style:style>
    <style:style style:name="T15_198" style:family="text">
      <style:text-properties style:font-name="Times New Roman" style:font-name-asian="Times New Roman" style:font-name-complex="Times New Roman"/>
    </style:style>
    <style:style style:name="T15_199" style:family="text">
      <style:text-properties style:font-name="Times New Roman" style:font-name-asian="Times New Roman" style:font-name-complex="Times New Roman"/>
    </style:style>
    <style:style style:name="T15_200" style:family="text">
      <style:text-properties style:font-name="Times New Roman" style:font-name-asian="Times New Roman" style:font-name-complex="Times New Roman"/>
    </style:style>
    <style:style style:name="T15_201" style:family="text">
      <style:text-properties style:font-name="Times New Roman" style:font-name-asian="Times New Roman" style:font-name-complex="Times New Roman"/>
    </style:style>
    <style:style style:name="T15_202" style:family="text">
      <style:text-properties style:font-name="Times New Roman" style:font-name-asian="Times New Roman" style:font-name-complex="Times New Roman"/>
    </style:style>
    <style:style style:name="T15_203" style:family="text">
      <style:text-properties style:font-name="Times New Roman" style:font-name-asian="Times New Roman" style:font-name-complex="Times New Roman"/>
    </style:style>
    <style:style style:name="T15_204" style:family="text">
      <style:text-properties style:font-name="Times New Roman" style:font-name-asian="Times New Roman" style:font-name-complex="Times New Roman"/>
    </style:style>
    <style:style style:name="T15_205" style:family="text">
      <style:text-properties style:font-name="Times New Roman" style:font-name-asian="Times New Roman" style:font-name-complex="Times New Roman"/>
    </style:style>
    <style:style style:name="T15_206" style:family="text">
      <style:text-properties style:font-name="Times New Roman" style:font-name-asian="Times New Roman" style:font-name-complex="Times New Roman"/>
    </style:style>
    <style:style style:name="T15_207" style:family="text">
      <style:text-properties style:font-name="Times New Roman" style:font-name-asian="Times New Roman" style:font-name-complex="Times New Roman"/>
    </style:style>
    <style:style style:name="T15_208" style:family="text">
      <style:text-properties style:font-name="Times New Roman" style:font-name-asian="Times New Roman" style:font-name-complex="Times New Roman"/>
    </style:style>
    <style:style style:name="T15_209" style:family="text">
      <style:text-properties style:font-name="Times New Roman" style:font-name-asian="Times New Roman" style:font-name-complex="Times New Roman"/>
    </style:style>
    <style:style style:name="T15_210" style:family="text">
      <style:text-properties style:font-name="Times New Roman" style:font-name-asian="Times New Roman" style:font-name-complex="Times New Roman"/>
    </style:style>
    <style:style style:name="T15_211" style:family="text">
      <style:text-properties style:font-name="Times New Roman" style:font-name-asian="Times New Roman" style:font-name-complex="Times New Roman"/>
    </style:style>
    <style:style style:name="T15_212" style:family="text">
      <style:text-properties style:font-name="Times New Roman" style:font-name-asian="Times New Roman" style:font-name-complex="Times New Roman"/>
    </style:style>
    <style:style style:name="T15_213" style:family="text">
      <style:text-properties style:font-name="Times New Roman" style:font-name-asian="Times New Roman" style:font-name-complex="Times New Roman"/>
    </style:style>
    <style:style style:name="T15_214" style:family="text">
      <style:text-properties style:font-name="Times New Roman" style:font-name-asian="Times New Roman" style:font-name-complex="Times New Roman"/>
    </style:style>
    <style:style style:name="T15_215" style:family="text">
      <style:text-properties style:font-name="Times New Roman" style:font-name-asian="Times New Roman" style:font-name-complex="Times New Roman"/>
    </style:style>
    <style:style style:name="T15_216" style:family="text">
      <style:text-properties style:font-name="Times New Roman" style:font-name-asian="Times New Roman" style:font-name-complex="Times New Roman"/>
    </style:style>
    <style:style style:name="T15_217" style:family="text">
      <style:text-properties style:font-name="Times New Roman" style:font-name-asian="Times New Roman" style:font-name-complex="Times New Roman"/>
    </style:style>
    <style:style style:name="T15_218" style:family="text">
      <style:text-properties style:font-name="Times New Roman" style:font-name-asian="Times New Roman" style:font-name-complex="Times New Roman"/>
    </style:style>
    <style:style style:name="T15_219" style:family="text">
      <style:text-properties style:font-name="Times New Roman" style:font-name-asian="Times New Roman" style:font-name-complex="Times New Roman"/>
    </style:style>
    <style:style style:name="T15_220" style:family="text">
      <style:text-properties style:font-name="Times New Roman" style:font-name-asian="Times New Roman" style:font-name-complex="Times New Roman"/>
    </style:style>
    <style:style style:name="T15_221" style:family="text">
      <style:text-properties style:font-name="Times New Roman" style:font-name-asian="Times New Roman" style:font-name-complex="Times New Roman"/>
    </style:style>
    <style:style style:name="T15_222" style:family="text">
      <style:text-properties style:font-name="Times New Roman" style:font-name-asian="Times New Roman" style:font-name-complex="Times New Roman"/>
    </style:style>
    <style:style style:name="T15_223" style:family="text">
      <style:text-properties style:font-name="Times New Roman" style:font-name-asian="Times New Roman" style:font-name-complex="Times New Roman"/>
    </style:style>
    <style:style style:name="T15_224" style:family="text">
      <style:text-properties style:font-name="Times New Roman" style:font-name-asian="Times New Roman" style:font-name-complex="Times New Roman"/>
    </style:style>
    <style:style style:name="T15_225" style:family="text">
      <style:text-properties style:font-name="Times New Roman" style:font-name-asian="Times New Roman" style:font-name-complex="Times New Roman"/>
    </style:style>
    <style:style style:name="T15_226" style:family="text">
      <style:text-properties style:font-name="Times New Roman" style:font-name-asian="Times New Roman" style:font-name-complex="Times New Roman"/>
    </style:style>
    <style:style style:name="T15_227" style:family="text">
      <style:text-properties style:font-name="Times New Roman" style:font-name-asian="Times New Roman" style:font-name-complex="Times New Roman"/>
    </style:style>
    <style:style style:name="T15_228" style:family="text">
      <style:text-properties style:font-name="Times New Roman" style:font-name-asian="Times New Roman" style:font-name-complex="Times New Roman"/>
    </style:style>
    <style:style style:name="T15_229" style:family="text">
      <style:text-properties style:font-name="Times New Roman" style:font-name-asian="Times New Roman" style:font-name-complex="Times New Roman"/>
    </style:style>
    <style:style style:name="T15_230" style:family="text">
      <style:text-properties style:font-name="Times New Roman" style:font-name-asian="Times New Roman" style:font-name-complex="Times New Roman"/>
    </style:style>
    <style:style style:name="T15_231" style:family="text">
      <style:text-properties style:font-name="Times New Roman" style:font-name-asian="Times New Roman" style:font-name-complex="Times New Roman"/>
    </style:style>
    <style:style style:name="T15_232" style:family="text">
      <style:text-properties style:font-name="Times New Roman" style:font-name-asian="Times New Roman" style:font-name-complex="Times New Roman"/>
    </style:style>
    <style:style style:name="T15_233" style:family="text">
      <style:text-properties style:font-name="Times New Roman" style:font-name-asian="Times New Roman" style:font-name-complex="Times New Roman"/>
    </style:style>
    <style:style style:name="T15_234" style:family="text">
      <style:text-properties style:font-name="Times New Roman" style:font-name-asian="Times New Roman" style:font-name-complex="Times New Roman"/>
    </style:style>
    <style:style style:name="T15_235" style:family="text">
      <style:text-properties style:font-name="Times New Roman" style:font-name-asian="Times New Roman" style:font-name-complex="Times New Roman"/>
    </style:style>
    <style:style style:name="T15_236" style:family="text">
      <style:text-properties style:font-name="Times New Roman" style:font-name-asian="Times New Roman" style:font-name-complex="Times New Roman"/>
    </style:style>
    <style:style style:name="T15_237" style:family="text">
      <style:text-properties style:font-name="Times New Roman" style:font-name-asian="Times New Roman" style:font-name-complex="Times New Roman"/>
    </style:style>
    <style:style style:name="T15_238" style:family="text">
      <style:text-properties style:font-name="Times New Roman" style:font-name-asian="Times New Roman" style:font-name-complex="Times New Roman"/>
    </style:style>
    <style:style style:name="T15_239" style:family="text">
      <style:text-properties style:font-name="Times New Roman" style:font-name-asian="Times New Roman" style:font-name-complex="Times New Roman"/>
    </style:style>
    <style:style style:name="T15_240" style:family="text">
      <style:text-properties style:font-name="Times New Roman" style:font-name-asian="Times New Roman" style:font-name-complex="Times New Roman"/>
    </style:style>
    <style:style style:name="T15_241" style:family="text">
      <style:text-properties style:font-name="Times New Roman" style:font-name-asian="Times New Roman" style:font-name-complex="Times New Roman"/>
    </style:style>
    <style:style style:name="T15_242" style:family="text">
      <style:text-properties style:font-name="Times New Roman" style:font-name-asian="Times New Roman" style:font-name-complex="Times New Roman"/>
    </style:style>
    <style:style style:name="T15_243" style:family="text">
      <style:text-properties style:font-name="Times New Roman" style:font-name-asian="Times New Roman" style:font-name-complex="Times New Roman"/>
    </style:style>
    <style:style style:name="T15_244" style:family="text">
      <style:text-properties style:font-name="Times New Roman" style:font-name-asian="Times New Roman" style:font-name-complex="Times New Roman"/>
    </style:style>
    <style:style style:name="T15_245" style:family="text">
      <style:text-properties style:font-name="Times New Roman" style:font-name-asian="Times New Roman" style:font-name-complex="Times New Roman"/>
    </style:style>
    <style:style style:name="T15_246" style:family="text">
      <style:text-properties style:font-name="Times New Roman" style:font-name-asian="Times New Roman" style:font-name-complex="Times New Roman"/>
    </style:style>
    <style:style style:name="T15_247" style:family="text">
      <style:text-properties style:font-name="Times New Roman" style:font-name-asian="Times New Roman" style:font-name-complex="Times New Roman"/>
    </style:style>
    <style:style style:name="T15_248" style:family="text">
      <style:text-properties style:font-name="Times New Roman" style:font-name-asian="Times New Roman" style:font-name-complex="Times New Roman"/>
    </style:style>
    <style:style style:name="T15_249" style:family="text">
      <style:text-properties style:font-name="Times New Roman" style:font-name-asian="Times New Roman" style:font-name-complex="Times New Roman"/>
    </style:style>
    <style:style style:name="T15_250" style:family="text">
      <style:text-properties style:font-name="Times New Roman" style:font-name-asian="Times New Roman" style:font-name-complex="Times New Roman"/>
    </style:style>
    <style:style style:name="T15_251" style:family="text">
      <style:text-properties style:font-name="Times New Roman" style:font-name-asian="Times New Roman" style:font-name-complex="Times New Roman"/>
    </style:style>
    <style:style style:name="T15_252" style:family="text">
      <style:text-properties style:font-name="Times New Roman" style:font-name-asian="Times New Roman" style:font-name-complex="Times New Roman"/>
    </style:style>
    <style:style style:name="T15_253" style:family="text">
      <style:text-properties style:font-name="Times New Roman" style:font-name-asian="Times New Roman" style:font-name-complex="Times New Roman"/>
    </style:style>
    <style:style style:name="T15_254" style:family="text">
      <style:text-properties style:font-name="Times New Roman" style:font-name-asian="Times New Roman" style:font-name-complex="Times New Roman"/>
    </style:style>
    <style:style style:name="T15_255" style:family="text">
      <style:text-properties style:font-name="Times New Roman" style:font-name-asian="Times New Roman" style:font-name-complex="Times New Roman"/>
    </style:style>
    <style:style style:name="T15_256" style:family="text">
      <style:text-properties style:font-name="Times New Roman" style:font-name-asian="Times New Roman" style:font-name-complex="Times New Roman"/>
    </style:style>
    <style:style style:name="T15_257" style:family="text">
      <style:text-properties style:font-name="Times New Roman" style:font-name-asian="Times New Roman" style:font-name-complex="Times New Roman"/>
    </style:style>
    <style:style style:name="T15_258" style:family="text">
      <style:text-properties style:font-name="Times New Roman" style:font-name-asian="Times New Roman" style:font-name-complex="Times New Roman"/>
    </style:style>
    <style:style style:name="T15_259" style:family="text">
      <style:text-properties style:font-name="Times New Roman" style:font-name-asian="Times New Roman" style:font-name-complex="Times New Roman"/>
    </style:style>
    <style:style style:name="T15_260" style:family="text">
      <style:text-properties style:font-name="Times New Roman" style:font-name-asian="Times New Roman" style:font-name-complex="Times New Roman"/>
    </style:style>
    <style:style style:name="T15_261" style:family="text">
      <style:text-properties style:font-name="Times New Roman" style:font-name-asian="Times New Roman" style:font-name-complex="Times New Roman"/>
    </style:style>
    <style:style style:name="T15_262" style:family="text">
      <style:text-properties style:font-name="Times New Roman" style:font-name-asian="Times New Roman" style:font-name-complex="Times New Roman"/>
    </style:style>
    <style:style style:name="T15_263" style:family="text">
      <style:text-properties style:font-name="Times New Roman" style:font-name-asian="Times New Roman" style:font-name-complex="Times New Roman"/>
    </style:style>
    <style:style style:name="T15_264" style:family="text">
      <style:text-properties style:font-name="Times New Roman" style:font-name-asian="Times New Roman" style:font-name-complex="Times New Roman"/>
    </style:style>
    <style:style style:name="T15_265" style:family="text">
      <style:text-properties style:font-name="Times New Roman" style:font-name-asian="Times New Roman" style:font-name-complex="Times New Roman"/>
    </style:style>
    <style:style style:name="T15_266" style:family="text">
      <style:text-properties style:font-name="Times New Roman" style:font-name-asian="Times New Roman" style:font-name-complex="Times New Roman"/>
    </style:style>
    <style:style style:name="T15_267" style:family="text">
      <style:text-properties style:font-name="Times New Roman" style:font-name-asian="Times New Roman" style:font-name-complex="Times New Roman"/>
    </style:style>
    <style:style style:name="T15_268" style:family="text">
      <style:text-properties style:font-name="Times New Roman" style:font-name-asian="Times New Roman" style:font-name-complex="Times New Roman"/>
    </style:style>
    <style:style style:name="T15_269" style:family="text">
      <style:text-properties style:font-name="Times New Roman" style:font-name-asian="Times New Roman" style:font-name-complex="Times New Roman"/>
    </style:style>
    <style:style style:name="T15_270" style:family="text">
      <style:text-properties style:font-name="Times New Roman" style:font-name-asian="Times New Roman" style:font-name-complex="Times New Roman"/>
    </style:style>
    <style:style style:name="T15_271" style:family="text">
      <style:text-properties style:font-name="Times New Roman" style:font-name-asian="Times New Roman" style:font-name-complex="Times New Roman"/>
    </style:style>
    <style:style style:name="T15_272" style:family="text">
      <style:text-properties style:font-name="Times New Roman" style:font-name-asian="Times New Roman" style:font-name-complex="Times New Roman"/>
    </style:style>
    <style:style style:name="T15_273" style:family="text">
      <style:text-properties style:font-name="Times New Roman" style:font-name-asian="Times New Roman" style:font-name-complex="Times New Roman"/>
    </style:style>
    <style:style style:name="T15_274" style:family="text">
      <style:text-properties style:font-name="Times New Roman" style:font-name-asian="Times New Roman" style:font-name-complex="Times New Roman"/>
    </style:style>
    <style:style style:name="T15_275" style:family="text">
      <style:text-properties style:font-name="Times New Roman" style:font-name-asian="Times New Roman" style:font-name-complex="Times New Roman"/>
    </style:style>
    <style:style style:name="T15_276" style:family="text">
      <style:text-properties style:font-name="Times New Roman" style:font-name-asian="Times New Roman" style:font-name-complex="Times New Roman"/>
    </style:style>
    <style:style style:name="T15_277" style:family="text">
      <style:text-properties style:font-name="Times New Roman" style:font-name-asian="Times New Roman" style:font-name-complex="Times New Roman"/>
    </style:style>
    <style:style style:name="T15_278" style:family="text">
      <style:text-properties style:font-name="Times New Roman" style:font-name-asian="Times New Roman" style:font-name-complex="Times New Roman"/>
    </style:style>
    <style:style style:name="T15_279" style:family="text">
      <style:text-properties style:font-name="Times New Roman" style:font-name-asian="Times New Roman" style:font-name-complex="Times New Roman"/>
    </style:style>
    <style:style style:name="T15_280" style:family="text">
      <style:text-properties style:font-name="Times New Roman" style:font-name-asian="Times New Roman" style:font-name-complex="Times New Roman"/>
    </style:style>
    <style:style style:name="T15_281" style:family="text">
      <style:text-properties style:font-name="Times New Roman" style:font-name-asian="Times New Roman" style:font-name-complex="Times New Roman"/>
    </style:style>
    <style:style style:name="T15_282" style:family="text">
      <style:text-properties style:font-name="Times New Roman" style:font-name-asian="Times New Roman" style:font-name-complex="Times New Roman"/>
    </style:style>
    <style:style style:name="T15_283" style:family="text">
      <style:text-properties style:font-name="Times New Roman" style:font-name-asian="Times New Roman" style:font-name-complex="Times New Roman"/>
    </style:style>
    <style:style style:name="T15_284" style:family="text">
      <style:text-properties style:font-name="Times New Roman" style:font-name-asian="Times New Roman" style:font-name-complex="Times New Roman"/>
    </style:style>
    <style:style style:name="T15_285" style:family="text">
      <style:text-properties style:font-name="Times New Roman" style:font-name-asian="Times New Roman" style:font-name-complex="Times New Roman"/>
    </style:style>
    <style:style style:name="T15_286" style:family="text">
      <style:text-properties style:font-name="Times New Roman" style:font-name-asian="Times New Roman" style:font-name-complex="Times New Roman"/>
    </style:style>
    <style:style style:name="T15_287" style:family="text">
      <style:text-properties style:font-name="Times New Roman" style:font-name-asian="Times New Roman" style:font-name-complex="Times New Roman"/>
    </style:style>
    <style:style style:name="T15_288" style:family="text">
      <style:text-properties style:font-name="Times New Roman" style:font-name-asian="Times New Roman" style:font-name-complex="Times New Roman"/>
    </style:style>
    <style:style style:name="T15_289" style:family="text">
      <style:text-properties style:font-name="Times New Roman" style:font-name-asian="Times New Roman" style:font-name-complex="Times New Roman"/>
    </style:style>
    <style:style style:name="T15_290" style:family="text">
      <style:text-properties style:font-name="Times New Roman" style:font-name-asian="Times New Roman" style:font-name-complex="Times New Roman"/>
    </style:style>
    <style:style style:name="T15_291" style:family="text">
      <style:text-properties style:font-name="Times New Roman" style:font-name-asian="Times New Roman" style:font-name-complex="Times New Roman"/>
    </style:style>
    <style:style style:name="T15_292" style:family="text">
      <style:text-properties style:font-name="Times New Roman" style:font-name-asian="Times New Roman" style:font-name-complex="Times New Roman"/>
    </style:style>
    <style:style style:name="T15_293" style:family="text">
      <style:text-properties style:font-name="Times New Roman" style:font-name-asian="Times New Roman" style:font-name-complex="Times New Roman"/>
    </style:style>
    <style:style style:name="T15_294" style:family="text">
      <style:text-properties style:font-name="Times New Roman" style:font-name-asian="Times New Roman" style:font-name-complex="Times New Roman"/>
    </style:style>
    <style:style style:name="T15_295" style:family="text">
      <style:text-properties style:font-name="Times New Roman" style:font-name-asian="Times New Roman" style:font-name-complex="Times New Roman"/>
    </style:style>
    <style:style style:name="T15_296" style:family="text">
      <style:text-properties style:font-name="Times New Roman" style:font-name-asian="Times New Roman" style:font-name-complex="Times New Roman"/>
    </style:style>
    <style:style style:name="T15_297" style:family="text">
      <style:text-properties style:font-name="Times New Roman" style:font-name-asian="Times New Roman" style:font-name-complex="Times New Roman"/>
    </style:style>
    <style:style style:name="T15_298" style:family="text">
      <style:text-properties style:font-name="Times New Roman" style:font-name-asian="Times New Roman" style:font-name-complex="Times New Roman"/>
    </style:style>
    <style:style style:name="T15_299" style:family="text">
      <style:text-properties style:font-name="Times New Roman" style:font-name-asian="Times New Roman" style:font-name-complex="Times New Roman"/>
    </style:style>
    <style:style style:name="T15_300" style:family="text">
      <style:text-properties style:font-name="Times New Roman" style:font-name-asian="Times New Roman" style:font-name-complex="Times New Roman"/>
    </style:style>
    <style:style style:name="T15_301" style:family="text">
      <style:text-properties style:font-name="Times New Roman" style:font-name-asian="Times New Roman" style:font-name-complex="Times New Roman"/>
    </style:style>
    <style:style style:name="T15_302" style:family="text">
      <style:text-properties style:font-name="Times New Roman" style:font-name-asian="Times New Roman" style:font-name-complex="Times New Roman"/>
    </style:style>
    <style:style style:name="T15_303" style:family="text">
      <style:text-properties style:font-name="Times New Roman" style:font-name-asian="Times New Roman" style:font-name-complex="Times New Roman"/>
    </style:style>
    <style:style style:name="T15_304" style:family="text">
      <style:text-properties style:font-name="Times New Roman" style:font-name-asian="Times New Roman" style:font-name-complex="Times New Roman"/>
    </style:style>
    <style:style style:name="T15_305" style:family="text">
      <style:text-properties style:font-name="Times New Roman" style:font-name-asian="Times New Roman" style:font-name-complex="Times New Roman"/>
    </style:style>
    <style:style style:name="T15_306" style:family="text">
      <style:text-properties style:font-name="Times New Roman" style:font-name-asian="Times New Roman" style:font-name-complex="Times New Roman"/>
    </style:style>
    <style:style style:name="T15_307" style:family="text">
      <style:text-properties style:font-name="Times New Roman" style:font-name-asian="Times New Roman" style:font-name-complex="Times New Roman"/>
    </style:style>
    <style:style style:name="T15_308" style:family="text">
      <style:text-properties style:font-name="Times New Roman" style:font-name-asian="Times New Roman" style:font-name-complex="Times New Roman"/>
    </style:style>
    <style:style style:name="T15_309" style:family="text">
      <style:text-properties style:font-name="Times New Roman" style:font-name-asian="Times New Roman" style:font-name-complex="Times New Roman"/>
    </style:style>
    <style:style style:name="T15_310" style:family="text">
      <style:text-properties style:font-name="Times New Roman" style:font-name-asian="Times New Roman" style:font-name-complex="Times New Roman"/>
    </style:style>
    <style:style style:name="T15_311" style:family="text">
      <style:text-properties style:font-name="Times New Roman" style:font-name-asian="Times New Roman" style:font-name-complex="Times New Roman"/>
    </style:style>
    <style:style style:name="T15_312" style:family="text">
      <style:text-properties style:font-name="Times New Roman" style:font-name-asian="Times New Roman" style:font-name-complex="Times New Roman"/>
    </style:style>
    <style:style style:name="T15_313" style:family="text">
      <style:text-properties style:font-name="Times New Roman" style:font-name-asian="Times New Roman" style:font-name-complex="Times New Roman"/>
    </style:style>
    <style:style style:name="T15_314" style:family="text">
      <style:text-properties style:font-name="Times New Roman" style:font-name-asian="Times New Roman" style:font-name-complex="Times New Roman"/>
    </style:style>
    <style:style style:name="T15_315" style:family="text">
      <style:text-properties style:font-name="Times New Roman" style:font-name-asian="Times New Roman" style:font-name-complex="Times New Roman"/>
    </style:style>
    <style:style style:name="T15_316" style:family="text">
      <style:text-properties style:font-name="Times New Roman" style:font-name-asian="Times New Roman" style:font-name-complex="Times New Roman"/>
    </style:style>
    <style:style style:name="T15_317" style:family="text">
      <style:text-properties style:font-name="Times New Roman" style:font-name-asian="Times New Roman" style:font-name-complex="Times New Roman"/>
    </style:style>
    <style:style style:name="T15_318" style:family="text">
      <style:text-properties style:font-name="Times New Roman" style:font-name-asian="Times New Roman" style:font-name-complex="Times New Roman"/>
    </style:style>
    <style:style style:name="T15_319" style:family="text">
      <style:text-properties style:font-name="Times New Roman" style:font-name-asian="Times New Roman" style:font-name-complex="Times New Roman"/>
    </style:style>
    <style:style style:name="T15_320" style:family="text">
      <style:text-properties style:font-name="Times New Roman" style:font-name-asian="Times New Roman" style:font-name-complex="Times New Roman"/>
    </style:style>
    <style:style style:name="T15_321" style:family="text">
      <style:text-properties style:font-name="Times New Roman" style:font-name-asian="Times New Roman" style:font-name-complex="Times New Roman"/>
    </style:style>
    <style:style style:name="T15_322" style:family="text">
      <style:text-properties style:font-name="Times New Roman" style:font-name-asian="Times New Roman" style:font-name-complex="Times New Roman"/>
    </style:style>
    <style:style style:name="T15_323" style:family="text">
      <style:text-properties style:font-name="Times New Roman" style:font-name-asian="Times New Roman" style:font-name-complex="Times New Roman"/>
    </style:style>
    <style:style style:name="T15_324" style:family="text">
      <style:text-properties style:font-name="Times New Roman" style:font-name-asian="Times New Roman" style:font-name-complex="Times New Roman"/>
    </style:style>
    <style:style style:name="T15_325" style:family="text">
      <style:text-properties style:font-name="Times New Roman" style:font-name-asian="Times New Roman" style:font-name-complex="Times New Roman"/>
    </style:style>
    <style:style style:name="T15_326" style:family="text">
      <style:text-properties style:font-name="Times New Roman" style:font-name-asian="Times New Roman" style:font-name-complex="Times New Roman"/>
    </style:style>
    <style:style style:name="T15_327" style:family="text">
      <style:text-properties style:font-name="Times New Roman" style:font-name-asian="Times New Roman" style:font-name-complex="Times New Roman"/>
    </style:style>
    <style:style style:name="T15_328" style:family="text">
      <style:text-properties style:font-name="Times New Roman" style:font-name-asian="Times New Roman" style:font-name-complex="Times New Roman"/>
    </style:style>
    <style:style style:name="T15_329" style:family="text">
      <style:text-properties style:font-name="Times New Roman" style:font-name-asian="Times New Roman" style:font-name-complex="Times New Roman"/>
    </style:style>
    <style:style style:name="T15_330" style:family="text">
      <style:text-properties style:font-name="Times New Roman" style:font-name-asian="Times New Roman" style:font-name-complex="Times New Roman"/>
    </style:style>
    <style:style style:name="T15_331" style:family="text">
      <style:text-properties style:font-name="Times New Roman" style:font-name-asian="Times New Roman" style:font-name-complex="Times New Roman"/>
    </style:style>
    <style:style style:name="T15_332" style:family="text">
      <style:text-properties style:font-name="Times New Roman" style:font-name-asian="Times New Roman" style:font-name-complex="Times New Roman"/>
    </style:style>
    <style:style style:name="T15_333" style:family="text">
      <style:text-properties style:font-name="Times New Roman" style:font-name-asian="Times New Roman" style:font-name-complex="Times New Roman"/>
    </style:style>
    <style:style style:name="T15_334" style:family="text">
      <style:text-properties style:font-name="Times New Roman" style:font-name-asian="Times New Roman" style:font-name-complex="Times New Roman"/>
    </style:style>
    <style:style style:name="T15_335" style:family="text">
      <style:text-properties style:font-name="Times New Roman" style:font-name-asian="Times New Roman" style:font-name-complex="Times New Roman"/>
    </style:style>
    <style:style style:name="T15_336" style:family="text">
      <style:text-properties style:font-name="Times New Roman" style:font-name-asian="Times New Roman" style:font-name-complex="Times New Roman"/>
    </style:style>
    <style:style style:name="T15_337" style:family="text">
      <style:text-properties style:font-name="Times New Roman" style:font-name-asian="Times New Roman" style:font-name-complex="Times New Roman"/>
    </style:style>
    <style:style style:name="T15_338" style:family="text">
      <style:text-properties style:font-name="Times New Roman" style:font-name-asian="Times New Roman" style:font-name-complex="Times New Roman"/>
    </style:style>
    <style:style style:name="T15_339" style:family="text">
      <style:text-properties style:font-name="Times New Roman" style:font-name-asian="Times New Roman" style:font-name-complex="Times New Roman"/>
    </style:style>
    <style:style style:name="T15_340" style:family="text">
      <style:text-properties style:font-name="Times New Roman" style:font-name-asian="Times New Roman" style:font-name-complex="Times New Roman"/>
    </style:style>
    <style:style style:name="T15_341" style:family="text">
      <style:text-properties style:font-name="Times New Roman" style:font-name-asian="Times New Roman" style:font-name-complex="Times New Roman"/>
    </style:style>
    <style:style style:name="T15_342" style:family="text">
      <style:text-properties style:font-name="Times New Roman" style:font-name-asian="Times New Roman" style:font-name-complex="Times New Roman"/>
    </style:style>
    <style:style style:name="T15_343" style:family="text">
      <style:text-properties style:font-name="Times New Roman" style:font-name-asian="Times New Roman" style:font-name-complex="Times New Roman"/>
    </style:style>
    <style:style style:name="T15_344" style:family="text">
      <style:text-properties style:font-name="Times New Roman" style:font-name-asian="Times New Roman" style:font-name-complex="Times New Roman"/>
    </style:style>
    <style:style style:name="T15_345" style:family="text">
      <style:text-properties style:font-name="Times New Roman" style:font-name-asian="Times New Roman" style:font-name-complex="Times New Roman"/>
    </style:style>
    <style:style style:name="T15_346" style:family="text">
      <style:text-properties style:font-name="Times New Roman" style:font-name-asian="Times New Roman" style:font-name-complex="Times New Roman"/>
    </style:style>
    <style:style style:name="T15_347" style:family="text">
      <style:text-properties style:font-name="Times New Roman" style:font-name-asian="Times New Roman" style:font-name-complex="Times New Roman"/>
    </style:style>
    <style:style style:name="T15_348" style:family="text">
      <style:text-properties style:font-name="Times New Roman" style:font-name-asian="Times New Roman" style:font-name-complex="Times New Roman"/>
    </style:style>
    <style:style style:name="T15_349" style:family="text">
      <style:text-properties style:font-name="Times New Roman" style:font-name-asian="Times New Roman" style:font-name-complex="Times New Roman"/>
    </style:style>
    <style:style style:name="T15_350" style:family="text">
      <style:text-properties style:font-name="Times New Roman" style:font-name-asian="Times New Roman" style:font-name-complex="Times New Roman"/>
    </style:style>
    <style:style style:name="T15_351" style:family="text">
      <style:text-properties style:font-name="Times New Roman" style:font-name-asian="Times New Roman" style:font-name-complex="Times New Roman"/>
    </style:style>
    <style:style style:name="T15_352" style:family="text">
      <style:text-properties style:font-name="Times New Roman" style:font-name-asian="Times New Roman" style:font-name-complex="Times New Roman"/>
    </style:style>
    <style:style style:name="T15_353" style:family="text">
      <style:text-properties style:font-name="Times New Roman" style:font-name-asian="Times New Roman" style:font-name-complex="Times New Roman"/>
    </style:style>
    <style:style style:name="T15_354" style:family="text">
      <style:text-properties style:font-name="Times New Roman" style:font-name-asian="Times New Roman" style:font-name-complex="Times New Roman"/>
    </style:style>
    <style:style style:name="T15_355" style:family="text">
      <style:text-properties style:font-name="Times New Roman" style:font-name-asian="Times New Roman" style:font-name-complex="Times New Roman"/>
    </style:style>
    <style:style style:name="T15_356" style:family="text">
      <style:text-properties style:font-name="Times New Roman" style:font-name-asian="Times New Roman" style:font-name-complex="Times New Roman"/>
    </style:style>
    <style:style style:name="T15_357" style:family="text">
      <style:text-properties style:font-name="Times New Roman" style:font-name-asian="Times New Roman" style:font-name-complex="Times New Roman"/>
    </style:style>
    <style:style style:name="T15_358" style:family="text">
      <style:text-properties style:font-name="Times New Roman" style:font-name-asian="Times New Roman" style:font-name-complex="Times New Roman"/>
    </style:style>
    <style:style style:name="T15_359" style:family="text">
      <style:text-properties style:font-name="Times New Roman" style:font-name-asian="Times New Roman" style:font-name-complex="Times New Roman"/>
    </style:style>
    <style:style style:name="T15_360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style:font-name="Times New Roman" style:font-name-asian="Times New Roman" style:font-name-complex="Times New Roman"/>
    </style:style>
    <style:style style:name="T16_25" style:family="text">
      <style:text-properties style:font-name="Times New Roman" style:font-name-asian="Times New Roman" style:font-name-complex="Times New Roman"/>
    </style:style>
    <style:style style:name="T16_26" style:family="text">
      <style:text-properties style:font-name="Times New Roman" style:font-name-asian="Times New Roman" style:font-name-complex="Times New Roman"/>
    </style:style>
    <style:style style:name="T16_27" style:family="text">
      <style:text-properties style:font-name="Times New Roman" style:font-name-asian="Times New Roman" style:font-name-complex="Times New Roman"/>
    </style:style>
    <style:style style:name="T16_28" style:family="text">
      <style:text-properties style:font-name="Times New Roman" style:font-name-asian="Times New Roman" style:font-name-complex="Times New Roman"/>
    </style:style>
    <style:style style:name="T16_29" style:family="text">
      <style:text-properties style:font-name="Times New Roman" style:font-name-asian="Times New Roman" style:font-name-complex="Times New Roman"/>
    </style:style>
    <style:style style:name="T16_30" style:family="text">
      <style:text-properties style:font-name="Times New Roman" style:font-name-asian="Times New Roman" style:font-name-complex="Times New Roman"/>
    </style:style>
    <style:style style:name="T16_31" style:family="text">
      <style:text-properties style:font-name="Times New Roman" style:font-name-asian="Times New Roman" style:font-name-complex="Times New Roman"/>
    </style:style>
    <style:style style:name="T16_32" style:family="text">
      <style:text-properties style:font-name="Times New Roman" style:font-name-asian="Times New Roman" style:font-name-complex="Times New Roman"/>
    </style:style>
    <style:style style:name="T16_33" style:family="text">
      <style:text-properties style:font-name="Times New Roman" style:font-name-asian="Times New Roman" style:font-name-complex="Times New Roman"/>
    </style:style>
    <style:style style:name="T16_34" style:family="text">
      <style:text-properties style:font-name="Times New Roman" style:font-name-asian="Times New Roman" style:font-name-complex="Times New Roman"/>
    </style:style>
    <style:style style:name="T16_35" style:family="text">
      <style:text-properties style:font-name="Times New Roman" style:font-name-asian="Times New Roman" style:font-name-complex="Times New Roman"/>
    </style:style>
    <style:style style:name="T16_36" style:family="text">
      <style:text-properties style:font-name="Times New Roman" style:font-name-asian="Times New Roman" style:font-name-complex="Times New Roman"/>
    </style:style>
    <style:style style:name="T16_37" style:family="text">
      <style:text-properties style:font-name="Times New Roman" style:font-name-asian="Times New Roman" style:font-name-complex="Times New Roman"/>
    </style:style>
    <style:style style:name="T16_38" style:family="text">
      <style:text-properties style:font-name="Times New Roman" style:font-name-asian="Times New Roman" style:font-name-complex="Times New Roman"/>
    </style:style>
    <style:style style:name="T16_39" style:family="text">
      <style:text-properties style:font-name="Times New Roman" style:font-name-asian="Times New Roman" style:font-name-complex="Times New Roman"/>
    </style:style>
    <style:style style:name="T16_40" style:family="text">
      <style:text-properties style:font-name="Times New Roman" style:font-name-asian="Times New Roman" style:font-name-complex="Times New Roman"/>
    </style:style>
    <style:style style:name="T16_41" style:family="text">
      <style:text-properties style:font-name="Times New Roman" style:font-name-asian="Times New Roman" style:font-name-complex="Times New Roman"/>
    </style:style>
    <style:style style:name="T16_42" style:family="text">
      <style:text-properties style:font-name="Times New Roman" style:font-name-asian="Times New Roman" style:font-name-complex="Times New Roman"/>
    </style:style>
    <style:style style:name="T16_43" style:family="text">
      <style:text-properties style:font-name="Times New Roman" style:font-name-asian="Times New Roman" style:font-name-complex="Times New Roman"/>
    </style:style>
    <style:style style:name="T16_44" style:family="text">
      <style:text-properties style:font-name="Times New Roman" style:font-name-asian="Times New Roman" style:font-name-complex="Times New Roman"/>
    </style:style>
    <style:style style:name="T16_45" style:family="text">
      <style:text-properties style:font-name="Times New Roman" style:font-name-asian="Times New Roman" style:font-name-complex="Times New Roman"/>
    </style:style>
    <style:style style:name="T16_46" style:family="text">
      <style:text-properties style:font-name="Times New Roman" style:font-name-asian="Times New Roman" style:font-name-complex="Times New Roman"/>
    </style:style>
    <style:style style:name="T16_47" style:family="text">
      <style:text-properties style:font-name="Times New Roman" style:font-name-asian="Times New Roman" style:font-name-complex="Times New Roman"/>
    </style:style>
    <style:style style:name="T16_48" style:family="text">
      <style:text-properties style:font-name="Times New Roman" style:font-name-asian="Times New Roman" style:font-name-complex="Times New Roman"/>
    </style:style>
    <style:style style:name="T16_49" style:family="text">
      <style:text-properties style:font-name="Times New Roman" style:font-name-asian="Times New Roman" style:font-name-complex="Times New Roman"/>
    </style:style>
    <style:style style:name="T16_50" style:family="text">
      <style:text-properties style:font-name="Times New Roman" style:font-name-asian="Times New Roman" style:font-name-complex="Times New Roman"/>
    </style:style>
    <style:style style:name="T16_51" style:family="text">
      <style:text-properties style:font-name="Times New Roman" style:font-name-asian="Times New Roman" style:font-name-complex="Times New Roman"/>
    </style:style>
    <style:style style:name="T16_52" style:family="text">
      <style:text-properties style:font-name="Times New Roman" style:font-name-asian="Times New Roman" style:font-name-complex="Times New Roman"/>
    </style:style>
    <style:style style:name="T16_53" style:family="text">
      <style:text-properties style:font-name="Times New Roman" style:font-name-asian="Times New Roman" style:font-name-complex="Times New Roman"/>
    </style:style>
    <style:style style:name="T16_54" style:family="text">
      <style:text-properties style:font-name="Times New Roman" style:font-name-asian="Times New Roman" style:font-name-complex="Times New Roman"/>
    </style:style>
    <style:style style:name="T16_55" style:family="text">
      <style:text-properties style:font-name="Times New Roman" style:font-name-asian="Times New Roman" style:font-name-complex="Times New Roman"/>
    </style:style>
    <style:style style:name="T16_56" style:family="text">
      <style:text-properties style:font-name="Times New Roman" style:font-name-asian="Times New Roman" style:font-name-complex="Times New Roman"/>
    </style:style>
    <style:style style:name="T16_57" style:family="text">
      <style:text-properties style:font-name="Times New Roman" style:font-name-asian="Times New Roman" style:font-name-complex="Times New Roman"/>
    </style:style>
    <style:style style:name="T16_58" style:family="text">
      <style:text-properties style:font-name="Times New Roman" style:font-name-asian="Times New Roman" style:font-name-complex="Times New Roman"/>
    </style:style>
    <style:style style:name="T16_59" style:family="text">
      <style:text-properties style:font-name="Times New Roman" style:font-name-asian="Times New Roman" style:font-name-complex="Times New Roman"/>
    </style:style>
    <style:style style:name="T16_60" style:family="text">
      <style:text-properties style:font-name="Times New Roman" style:font-name-asian="Times New Roman" style:font-name-complex="Times New Roman"/>
    </style:style>
    <style:style style:name="T16_61" style:family="text">
      <style:text-properties style:font-name="Times New Roman" style:font-name-asian="Times New Roman" style:font-name-complex="Times New Roman"/>
    </style:style>
    <style:style style:name="T16_62" style:family="text">
      <style:text-properties style:font-name="Times New Roman" style:font-name-asian="Times New Roman" style:font-name-complex="Times New Roman"/>
    </style:style>
    <style:style style:name="T16_63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T17_103" style:family="text">
      <style:text-properties style:font-name="Times New Roman" style:font-name-asian="Times New Roman" style:font-name-complex="Times New Roman"/>
    </style:style>
    <style:style style:name="T17_104" style:family="text">
      <style:text-properties style:font-name="Times New Roman" style:font-name-asian="Times New Roman" style:font-name-complex="Times New Roman"/>
    </style:style>
    <style:style style:name="T17_105" style:family="text">
      <style:text-properties style:font-name="Times New Roman" style:font-name-asian="Times New Roman" style:font-name-complex="Times New Roman"/>
    </style:style>
    <style:style style:name="T17_106" style:family="text">
      <style:text-properties style:font-name="Times New Roman" style:font-name-asian="Times New Roman" style:font-name-complex="Times New Roman"/>
    </style:style>
    <style:style style:name="T17_107" style:family="text">
      <style:text-properties style:font-name="Times New Roman" style:font-name-asian="Times New Roman" style:font-name-complex="Times New Roman"/>
    </style:style>
    <style:style style:name="T17_108" style:family="text">
      <style:text-properties style:font-name="Times New Roman" style:font-name-asian="Times New Roman" style:font-name-complex="Times New Roman"/>
    </style:style>
    <style:style style:name="T17_109" style:family="text">
      <style:text-properties style:font-name="Times New Roman" style:font-name-asian="Times New Roman" style:font-name-complex="Times New Roman"/>
    </style:style>
    <style:style style:name="T17_110" style:family="text">
      <style:text-properties style:font-name="Times New Roman" style:font-name-asian="Times New Roman" style:font-name-complex="Times New Roman"/>
    </style:style>
    <style:style style:name="T17_111" style:family="text">
      <style:text-properties style:font-name="Times New Roman" style:font-name-asian="Times New Roman" style:font-name-complex="Times New Roman"/>
    </style:style>
    <style:style style:name="T17_112" style:family="text">
      <style:text-properties style:font-name="Times New Roman" style:font-name-asian="Times New Roman" style:font-name-complex="Times New Roman"/>
    </style:style>
    <style:style style:name="T17_113" style:family="text">
      <style:text-properties style:font-name="Times New Roman" style:font-name-asian="Times New Roman" style:font-name-complex="Times New Roman"/>
    </style:style>
    <style:style style:name="T17_114" style:family="text">
      <style:text-properties style:font-name="Times New Roman" style:font-name-asian="Times New Roman" style:font-name-complex="Times New Roman"/>
    </style:style>
    <style:style style:name="T17_115" style:family="text">
      <style:text-properties style:font-name="Times New Roman" style:font-name-asian="Times New Roman" style:font-name-complex="Times New Roman"/>
    </style:style>
    <style:style style:name="T17_116" style:family="text">
      <style:text-properties style:font-name="Times New Roman" style:font-name-asian="Times New Roman" style:font-name-complex="Times New Roman"/>
    </style:style>
    <style:style style:name="T17_117" style:family="text">
      <style:text-properties style:font-name="Times New Roman" style:font-name-asian="Times New Roman" style:font-name-complex="Times New Roman"/>
    </style:style>
    <style:style style:name="T17_118" style:family="text">
      <style:text-properties style:font-name="Times New Roman" style:font-name-asian="Times New Roman" style:font-name-complex="Times New Roman"/>
    </style:style>
    <style:style style:name="T17_119" style:family="text">
      <style:text-properties style:font-name="Times New Roman" style:font-name-asian="Times New Roman" style:font-name-complex="Times New Roman"/>
    </style:style>
    <style:style style:name="T17_120" style:family="text">
      <style:text-properties style:font-name="Times New Roman" style:font-name-asian="Times New Roman" style:font-name-complex="Times New Roman"/>
    </style:style>
    <style:style style:name="T17_121" style:family="text">
      <style:text-properties style:font-name="Times New Roman" style:font-name-asian="Times New Roman" style:font-name-complex="Times New Roman"/>
    </style:style>
    <style:style style:name="T17_122" style:family="text">
      <style:text-properties style:font-name="Times New Roman" style:font-name-asian="Times New Roman" style:font-name-complex="Times New Roman"/>
    </style:style>
    <style:style style:name="T17_123" style:family="text">
      <style:text-properties style:font-name="Times New Roman" style:font-name-asian="Times New Roman" style:font-name-complex="Times New Roman"/>
    </style:style>
    <style:style style:name="T17_124" style:family="text">
      <style:text-properties style:font-name="Times New Roman" style:font-name-asian="Times New Roman" style:font-name-complex="Times New Roman"/>
    </style:style>
    <style:style style:name="T17_125" style:family="text">
      <style:text-properties style:font-name="Times New Roman" style:font-name-asian="Times New Roman" style:font-name-complex="Times New Roman"/>
    </style:style>
    <style:style style:name="T17_126" style:family="text">
      <style:text-properties style:font-name="Times New Roman" style:font-name-asian="Times New Roman" style:font-name-complex="Times New Roman"/>
    </style:style>
    <style:style style:name="T17_127" style:family="text">
      <style:text-properties style:font-name="Times New Roman" style:font-name-asian="Times New Roman" style:font-name-complex="Times New Roman"/>
    </style:style>
    <style:style style:name="T17_128" style:family="text">
      <style:text-properties style:font-name="Times New Roman" style:font-name-asian="Times New Roman" style:font-name-complex="Times New Roman"/>
    </style:style>
    <style:style style:name="T17_129" style:family="text">
      <style:text-properties style:font-name="Times New Roman" style:font-name-asian="Times New Roman" style:font-name-complex="Times New Roman"/>
    </style:style>
    <style:style style:name="T17_130" style:family="text">
      <style:text-properties style:font-name="Times New Roman" style:font-name-asian="Times New Roman" style:font-name-complex="Times New Roman"/>
    </style:style>
    <style:style style:name="T17_131" style:family="text">
      <style:text-properties style:font-name="Times New Roman" style:font-name-asian="Times New Roman" style:font-name-complex="Times New Roman"/>
    </style:style>
    <style:style style:name="T17_132" style:family="text">
      <style:text-properties style:font-name="Times New Roman" style:font-name-asian="Times New Roman" style:font-name-complex="Times New Roman"/>
    </style:style>
    <style:style style:name="T17_133" style:family="text">
      <style:text-properties style:font-name="Times New Roman" style:font-name-asian="Times New Roman" style:font-name-complex="Times New Roman"/>
    </style:style>
    <style:style style:name="T17_134" style:family="text">
      <style:text-properties style:font-name="Times New Roman" style:font-name-asian="Times New Roman" style:font-name-complex="Times New Roman"/>
    </style:style>
    <style:style style:name="T17_135" style:family="text">
      <style:text-properties style:font-name="Times New Roman" style:font-name-asian="Times New Roman" style:font-name-complex="Times New Roman"/>
    </style:style>
    <style:style style:name="T17_136" style:family="text">
      <style:text-properties style:font-name="Times New Roman" style:font-name-asian="Times New Roman" style:font-name-complex="Times New Roman"/>
    </style:style>
    <style:style style:name="T17_137" style:family="text">
      <style:text-properties style:font-name="Times New Roman" style:font-name-asian="Times New Roman" style:font-name-complex="Times New Roman"/>
    </style:style>
    <style:style style:name="T17_138" style:family="text">
      <style:text-properties style:font-name="Times New Roman" style:font-name-asian="Times New Roman" style:font-name-complex="Times New Roman"/>
    </style:style>
    <style:style style:name="T17_139" style:family="text">
      <style:text-properties style:font-name="Times New Roman" style:font-name-asian="Times New Roman" style:font-name-complex="Times New Roman"/>
    </style:style>
    <style:style style:name="T17_140" style:family="text">
      <style:text-properties style:font-name="Times New Roman" style:font-name-asian="Times New Roman" style:font-name-complex="Times New Roman"/>
    </style:style>
    <style:style style:name="T17_141" style:family="text">
      <style:text-properties style:font-name="Times New Roman" style:font-name-asian="Times New Roman" style:font-name-complex="Times New Roman"/>
    </style:style>
    <style:style style:name="T17_142" style:family="text">
      <style:text-properties style:font-name="Times New Roman" style:font-name-asian="Times New Roman" style:font-name-complex="Times New Roman"/>
    </style:style>
    <style:style style:name="T17_143" style:family="text">
      <style:text-properties style:font-name="Times New Roman" style:font-name-asian="Times New Roman" style:font-name-complex="Times New Roman"/>
    </style:style>
    <style:style style:name="T17_144" style:family="text">
      <style:text-properties style:font-name="Times New Roman" style:font-name-asian="Times New Roman" style:font-name-complex="Times New Roman"/>
    </style:style>
    <style:style style:name="T17_145" style:family="text">
      <style:text-properties style:font-name="Times New Roman" style:font-name-asian="Times New Roman" style:font-name-complex="Times New Roman"/>
    </style:style>
    <style:style style:name="T17_146" style:family="text">
      <style:text-properties style:font-name="Times New Roman" style:font-name-asian="Times New Roman" style:font-name-complex="Times New Roman"/>
    </style:style>
    <style:style style:name="T17_147" style:family="text">
      <style:text-properties style:font-name="Times New Roman" style:font-name-asian="Times New Roman" style:font-name-complex="Times New Roman"/>
    </style:style>
    <style:style style:name="T17_148" style:family="text">
      <style:text-properties style:font-name="Times New Roman" style:font-name-asian="Times New Roman" style:font-name-complex="Times New Roman"/>
    </style:style>
    <style:style style:name="T17_149" style:family="text">
      <style:text-properties style:font-name="Times New Roman" style:font-name-asian="Times New Roman" style:font-name-complex="Times New Roman"/>
    </style:style>
    <style:style style:name="T17_150" style:family="text">
      <style:text-properties style:font-name="Times New Roman" style:font-name-asian="Times New Roman" style:font-name-complex="Times New Roman"/>
    </style:style>
    <style:style style:name="T17_151" style:family="text">
      <style:text-properties style:font-name="Times New Roman" style:font-name-asian="Times New Roman" style:font-name-complex="Times New Roman"/>
    </style:style>
    <style:style style:name="T17_152" style:family="text">
      <style:text-properties style:font-name="Times New Roman" style:font-name-asian="Times New Roman" style:font-name-complex="Times New Roman"/>
    </style:style>
    <style:style style:name="T17_153" style:family="text">
      <style:text-properties style:font-name="Times New Roman" style:font-name-asian="Times New Roman" style:font-name-complex="Times New Roman"/>
    </style:style>
    <style:style style:name="T17_154" style:family="text">
      <style:text-properties style:font-name="Times New Roman" style:font-name-asian="Times New Roman" style:font-name-complex="Times New Roman"/>
    </style:style>
    <style:style style:name="T17_155" style:family="text">
      <style:text-properties style:font-name="Times New Roman" style:font-name-asian="Times New Roman" style:font-name-complex="Times New Roman"/>
    </style:style>
    <style:style style:name="T17_156" style:family="text">
      <style:text-properties style:font-name="Times New Roman" style:font-name-asian="Times New Roman" style:font-name-complex="Times New Roman"/>
    </style:style>
    <style:style style:name="T17_157" style:family="text">
      <style:text-properties style:font-name="Times New Roman" style:font-name-asian="Times New Roman" style:font-name-complex="Times New Roman"/>
    </style:style>
    <style:style style:name="T17_158" style:family="text">
      <style:text-properties style:font-name="Times New Roman" style:font-name-asian="Times New Roman" style:font-name-complex="Times New Roman"/>
    </style:style>
    <style:style style:name="T17_159" style:family="text">
      <style:text-properties style:font-name="Times New Roman" style:font-name-asian="Times New Roman" style:font-name-complex="Times New Roman"/>
    </style:style>
    <style:style style:name="T17_160" style:family="text">
      <style:text-properties style:font-name="Times New Roman" style:font-name-asian="Times New Roman" style:font-name-complex="Times New Roman"/>
    </style:style>
    <style:style style:name="T17_161" style:family="text">
      <style:text-properties style:font-name="Times New Roman" style:font-name-asian="Times New Roman" style:font-name-complex="Times New Roman"/>
    </style:style>
    <style:style style:name="T17_162" style:family="text">
      <style:text-properties style:font-name="Times New Roman" style:font-name-asian="Times New Roman" style:font-name-complex="Times New Roman"/>
    </style:style>
    <style:style style:name="T17_163" style:family="text">
      <style:text-properties style:font-name="Times New Roman" style:font-name-asian="Times New Roman" style:font-name-complex="Times New Roman"/>
    </style:style>
    <style:style style:name="T17_164" style:family="text">
      <style:text-properties style:font-name="Times New Roman" style:font-name-asian="Times New Roman" style:font-name-complex="Times New Roman"/>
    </style:style>
    <style:style style:name="T17_165" style:family="text">
      <style:text-properties style:font-name="Times New Roman" style:font-name-asian="Times New Roman" style:font-name-complex="Times New Roman"/>
    </style:style>
    <style:style style:name="T17_166" style:family="text">
      <style:text-properties style:font-name="Times New Roman" style:font-name-asian="Times New Roman" style:font-name-complex="Times New Roman"/>
    </style:style>
    <style:style style:name="T17_167" style:family="text">
      <style:text-properties style:font-name="Times New Roman" style:font-name-asian="Times New Roman" style:font-name-complex="Times New Roman"/>
    </style:style>
    <style:style style:name="T17_168" style:family="text">
      <style:text-properties style:font-name="Times New Roman" style:font-name-asian="Times New Roman" style:font-name-complex="Times New Roman"/>
    </style:style>
    <style:style style:name="T17_169" style:family="text">
      <style:text-properties style:font-name="Times New Roman" style:font-name-asian="Times New Roman" style:font-name-complex="Times New Roman"/>
    </style:style>
    <style:style style:name="T17_170" style:family="text">
      <style:text-properties style:font-name="Times New Roman" style:font-name-asian="Times New Roman" style:font-name-complex="Times New Roman"/>
    </style:style>
    <style:style style:name="T17_171" style:family="text">
      <style:text-properties style:font-name="Times New Roman" style:font-name-asian="Times New Roman" style:font-name-complex="Times New Roman"/>
    </style:style>
    <style:style style:name="T17_172" style:family="text">
      <style:text-properties style:font-name="Times New Roman" style:font-name-asian="Times New Roman" style:font-name-complex="Times New Roman"/>
    </style:style>
    <style:style style:name="T17_173" style:family="text">
      <style:text-properties style:font-name="Times New Roman" style:font-name-asian="Times New Roman" style:font-name-complex="Times New Roman"/>
    </style:style>
    <style:style style:name="T17_174" style:family="text">
      <style:text-properties style:font-name="Times New Roman" style:font-name-asian="Times New Roman" style:font-name-complex="Times New Roman"/>
    </style:style>
    <style:style style:name="T17_175" style:family="text">
      <style:text-properties style:font-name="Times New Roman" style:font-name-asian="Times New Roman" style:font-name-complex="Times New Roman"/>
    </style:style>
    <style:style style:name="T17_176" style:family="text">
      <style:text-properties style:font-name="Times New Roman" style:font-name-asian="Times New Roman" style:font-name-complex="Times New Roman"/>
    </style:style>
    <style:style style:name="T17_177" style:family="text">
      <style:text-properties style:font-name="Times New Roman" style:font-name-asian="Times New Roman" style:font-name-complex="Times New Roman"/>
    </style:style>
    <style:style style:name="T17_178" style:family="text">
      <style:text-properties style:font-name="Times New Roman" style:font-name-asian="Times New Roman" style:font-name-complex="Times New Roman"/>
    </style:style>
    <style:style style:name="T17_179" style:family="text">
      <style:text-properties style:font-name="Times New Roman" style:font-name-asian="Times New Roman" style:font-name-complex="Times New Roman"/>
    </style:style>
    <style:style style:name="T17_180" style:family="text">
      <style:text-properties style:font-name="Times New Roman" style:font-name-asian="Times New Roman" style:font-name-complex="Times New Roman"/>
    </style:style>
    <style:style style:name="T17_181" style:family="text">
      <style:text-properties style:font-name="Times New Roman" style:font-name-asian="Times New Roman" style:font-name-complex="Times New Roman"/>
    </style:style>
    <style:style style:name="T17_182" style:family="text">
      <style:text-properties style:font-name="Times New Roman" style:font-name-asian="Times New Roman" style:font-name-complex="Times New Roman"/>
    </style:style>
    <style:style style:name="T17_183" style:family="text">
      <style:text-properties style:font-name="Times New Roman" style:font-name-asian="Times New Roman" style:font-name-complex="Times New Roman"/>
    </style:style>
    <style:style style:name="T17_184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line-height="115%" fo:margin-top="0cm" style:writing-mode="lr-tb"/>
    </style:style>
    <style:style style:name="T20_1" style:family="text"/>
    <style:style style:name="T2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" style:family="text"/>
    <style:style style:name="T2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" style:family="text"/>
    <style:style style:name="T2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" style:family="text"/>
    <style:style style:name="T2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9" style:family="text"/>
    <style:style style:name="T2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1" style:family="text"/>
    <style:style style:name="T2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3" style:family="text"/>
    <style:style style:name="T2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5" style:family="text"/>
    <style:style style:name="T2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7" style:family="text"/>
    <style:style style:name="T2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9" style:family="text"/>
    <style:style style:name="T2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1" style:family="text"/>
    <style:style style:name="T2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3" style:family="text"/>
    <style:style style:name="T20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5" style:family="text"/>
    <style:style style:name="T20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7" style:family="text"/>
    <style:style style:name="T20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9" style:family="text"/>
    <style:style style:name="T20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1" style:family="text"/>
    <style:style style:name="T20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3" style:family="text"/>
    <style:style style:name="T20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5" style:family="text"/>
    <style:style style:name="T20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7" style:family="text"/>
    <style:style style:name="T20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9" style:family="text"/>
    <style:style style:name="T20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41" style:family="text"/>
    <style:style style:name="T20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43" style:family="text"/>
    <style:style style:name="T20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45" style:family="text"/>
    <style:style style:name="T20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47" style:family="text"/>
    <style:style style:name="T20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49" style:family="text"/>
    <style:style style:name="T20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1" style:family="text"/>
    <style:style style:name="T20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3" style:family="text"/>
    <style:style style:name="T20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5" style:family="text"/>
    <style:style style:name="T20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7" style:family="text"/>
    <style:style style:name="T20_5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9" style:family="text"/>
    <style:style style:name="T20_6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61" style:family="text"/>
    <style:style style:name="T20_6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63" style:family="text"/>
    <style:style style:name="T20_6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65" style:family="text"/>
    <style:style style:name="T20_6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67" style:family="text"/>
    <style:style style:name="T20_6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69" style:family="text"/>
    <style:style style:name="T20_7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1" style:family="text"/>
    <style:style style:name="T20_7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1" style:family="paragraph" style:parent-style-name="Standard">
      <style:paragraph-properties fo:text-align="justify" fo:break-before="auto" fo:line-height="115%" fo:margin-top="0cm" style:writing-mode="lr-tb"/>
    </style:style>
    <style:style style:name="T21_1" style:family="text"/>
    <style:style style:name="T2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3" style:family="text"/>
    <style:style style:name="T2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5" style:family="text"/>
    <style:style style:name="T2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7" style:family="text"/>
    <style:style style:name="T2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9" style:family="text"/>
    <style:style style:name="T2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11" style:family="text"/>
    <style:style style:name="T2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13" style:family="text"/>
    <style:style style:name="T21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15" style:family="text"/>
    <style:style style:name="T21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17" style:family="text"/>
    <style:style style:name="T21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19" style:family="text"/>
    <style:style style:name="T21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2" style:family="paragraph" style:parent-style-name="Standard">
      <style:paragraph-properties fo:text-align="justify" fo:break-before="auto" fo:line-height="115%" fo:margin-top="0cm" style:writing-mode="lr-tb"/>
    </style:style>
    <style:style style:name="T22_1" style:family="text"/>
    <style:style style:name="T2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3" style:family="text"/>
    <style:style style:name="T2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5" style:family="text"/>
    <style:style style:name="T2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7" style:family="text"/>
    <style:style style:name="T2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9" style:family="text"/>
    <style:style style:name="T2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1" style:family="text"/>
    <style:style style:name="T2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3" style:family="text"/>
    <style:style style:name="T2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5" style:family="text"/>
    <style:style style:name="T2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7" style:family="text"/>
    <style:style style:name="T2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9" style:family="text"/>
    <style:style style:name="T22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21" style:family="text"/>
    <style:style style:name="T22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23" style:family="text"/>
    <style:style style:name="T22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25" style:family="text"/>
    <style:style style:name="T22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3" style:family="paragraph" style:parent-style-name="Standard">
      <style:paragraph-properties fo:text-align="justify" fo:break-before="auto" fo:line-height="115%" fo:margin-top="0cm" style:writing-mode="lr-tb"/>
    </style:style>
    <style:style style:name="T23_1" style:family="text"/>
    <style:style style:name="T2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3" style:family="text"/>
    <style:style style:name="T2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5" style:family="text"/>
    <style:style style:name="T2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7" style:family="text"/>
    <style:style style:name="T2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9" style:family="text"/>
    <style:style style:name="T2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1" style:family="text"/>
    <style:style style:name="T2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3" style:family="text"/>
    <style:style style:name="T2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5" style:family="text"/>
    <style:style style:name="T2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7" style:family="text"/>
    <style:style style:name="T2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4" style:family="paragraph" style:parent-style-name="Standard">
      <style:paragraph-properties fo:text-align="justify" fo:break-before="auto" fo:line-height="115%" fo:margin-top="0cm" style:writing-mode="lr-tb"/>
    </style:style>
    <style:style style:name="T24_1" style:family="text"/>
    <style:style style:name="T2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3" style:family="text"/>
    <style:style style:name="T2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5" style:family="text"/>
    <style:style style:name="T2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7" style:family="text"/>
    <style:style style:name="T2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9" style:family="text"/>
    <style:style style:name="T2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1" style:family="text"/>
    <style:style style:name="T2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3" style:family="text"/>
    <style:style style:name="T2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5" style:family="text"/>
    <style:style style:name="T2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7" style:family="text"/>
    <style:style style:name="T2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9" style:family="text"/>
    <style:style style:name="T24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21" style:family="text"/>
    <style:style style:name="T24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23" style:family="text"/>
    <style:style style:name="T24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25" style:family="text"/>
    <style:style style:name="T24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5" style:family="paragraph" style:parent-style-name="Standard">
      <style:paragraph-properties fo:text-align="justify" fo:break-before="auto" fo:line-height="115%" fo:margin-top="0cm" style:writing-mode="lr-tb"/>
    </style:style>
    <style:style style:name="T25_1" style:family="text"/>
    <style:style style:name="T2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" style:family="text"/>
    <style:style style:name="T2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5" style:family="text"/>
    <style:style style:name="T2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7" style:family="text"/>
    <style:style style:name="T2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9" style:family="text"/>
    <style:style style:name="T2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1" style:family="text"/>
    <style:style style:name="T2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3" style:family="text"/>
    <style:style style:name="T2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5" style:family="text"/>
    <style:style style:name="T2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7" style:family="text"/>
    <style:style style:name="T2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9" style:family="text"/>
    <style:style style:name="T2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1" style:family="text"/>
    <style:style style:name="T2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3" style:family="text"/>
    <style:style style:name="T2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5" style:family="text"/>
    <style:style style:name="T25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7" style:family="text"/>
    <style:style style:name="T25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9" style:family="text"/>
    <style:style style:name="T25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1" style:family="text"/>
    <style:style style:name="T25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3" style:family="text"/>
    <style:style style:name="T25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/>
    <style:style style:name="T2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3" style:family="text"/>
    <style:style style:name="T2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5" style:family="text"/>
    <style:style style:name="T2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7" style:family="text"/>
    <style:style style:name="T2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9" style:family="text"/>
    <style:style style:name="T2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1" style:family="text"/>
    <style:style style:name="T2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3" style:family="text"/>
    <style:style style:name="T2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5" style:family="text"/>
    <style:style style:name="T2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7" style:family="text"/>
    <style:style style:name="T2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9" style:family="text"/>
    <style:style style:name="T2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1" style:family="text"/>
    <style:style style:name="T2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3" style:family="text"/>
    <style:style style:name="T2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5" style:family="text"/>
    <style:style style:name="T2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7" style:family="text"/>
    <style:style style:name="T26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9" style:family="text"/>
    <style:style style:name="T26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/>
    <style:style style:name="T2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" style:family="text"/>
    <style:style style:name="T2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5" style:family="text"/>
    <style:style style:name="T2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7" style:family="text"/>
    <style:style style:name="T2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9" style:family="text"/>
    <style:style style:name="T2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1" style:family="text"/>
    <style:style style:name="T2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3" style:family="text"/>
    <style:style style:name="T2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5" style:family="text"/>
    <style:style style:name="T2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7" style:family="text"/>
    <style:style style:name="T2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9" style:family="text"/>
    <style:style style:name="T2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1" style:family="text"/>
    <style:style style:name="T2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3" style:family="text"/>
    <style:style style:name="T27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5" style:family="text"/>
    <style:style style:name="T27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7" style:family="text"/>
    <style:style style:name="T27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9" style:family="text"/>
    <style:style style:name="T27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1" style:family="text"/>
    <style:style style:name="T27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3" style:family="text"/>
    <style:style style:name="T27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5" style:family="text"/>
    <style:style style:name="T27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7" style:family="text"/>
    <style:style style:name="T27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9" style:family="text"/>
    <style:style style:name="T27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41" style:family="text"/>
    <style:style style:name="T27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43" style:family="text"/>
    <style:style style:name="T27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45" style:family="text"/>
    <style:style style:name="T27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47" style:family="text"/>
    <style:style style:name="T27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49" style:family="text"/>
    <style:style style:name="T27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Kondycja</text:span><text:span text:style-name="T1_2"><text:s/></text:span><text:span text:style-name="T1_3">świata</text:span><text:span text:style-name="T1_4"><text:s/></text:span><text:span text:style-name="T1_5">gier</text:span><text:span text:style-name="T1_6"><office:annotation><dc:creator/><text:p text:style-name="P2"><text:span text:style-name="T2_1">Pousuwałem</text:span><text:span text:style-name="T2_2"><text:s/></text:span><text:span text:style-name="T2_3">akapity</text:span><text:span text:style-name="T2_4">,<text:s/></text:span><text:span text:style-name="T2_5">bo</text:span><text:span text:style-name="T2_6"><text:s/></text:span><text:span text:style-name="T2_7">zalecenia</text:span><text:span text:style-name="T2_8"><text:s/></text:span><text:span text:style-name="T2_9">DTP</text:span><text:span text:style-name="T2_10">,<text:s/></text:span><text:span text:style-name="T2_11">akapity</text:span><text:span text:style-name="T2_12"><text:s/></text:span><text:span text:style-name="T2_13">robione</text:span><text:span text:style-name="T2_14"><text:s/></text:span><text:span text:style-name="T2_15">tabem</text:span><text:span text:style-name="T2_16"><text:s/></text:span><text:span text:style-name="T2_17">gryzą</text:span><text:span text:style-name="T2_18"><text:s/></text:span><text:span text:style-name="T2_19">się</text:span><text:span text:style-name="T2_20"><text:s/></text:span><text:span text:style-name="T2_21">z</text:span><text:span text:style-name="T2_22"><text:s/></text:span><text:span text:style-name="T2_23">programem</text:span><text:span text:style-name="T2_24"><text:s/></text:span><text:span text:style-name="T2_25">do</text:span><text:span text:style-name="T2_26"><text:s/></text:span><text:span text:style-name="T2_27">składania</text:span><text:span text:style-name="T2_28"><text:s/></text:span><text:span text:style-name="T2_29">cośtam</text:span><text:span text:style-name="T2_30"><text:s/></text:span><text:span text:style-name="T2_31">cośtam</text:span><text:span text:style-name="T2_32">.<text:s/></text:span><text:span text:style-name="T2_33">Pozdrawiam</text:span><text:span text:style-name="T2_34">.</text:span></text:p></office:annotation></text:span></text:p>
      <text:p text:style-name="P3"/>
      <text:p text:style-name="P4"><text:span text:style-name="T4_1">Jest</text:span><text:span text:style-name="T4_2"><text:s/></text:span><text:span text:style-name="T4_3">godzina</text:span><text:span text:style-name="T4_4"><text:s/>2:30<text:s/></text:span><text:span text:style-name="T4_5">w</text:span><text:span text:style-name="T4_6"><text:s/></text:span><text:span text:style-name="T4_7">nocy</text:span><text:span text:style-name="T4_8">,<text:s/></text:span><text:span text:style-name="T4_9">w</text:span><text:span text:style-name="T4_10"><text:s/></text:span><text:span text:style-name="T4_11">niewielkim</text:span><text:span text:style-name="T4_12"><text:s/></text:span><text:span text:style-name="T4_13">pokoju</text:span><text:span text:style-name="T4_14">,<text:s/></text:span><text:span text:style-name="T4_15">rozświetlonym</text:span><text:span text:style-name="T4_16"><text:s/></text:span><text:span text:style-name="T4_17">jedynie</text:span><text:span text:style-name="T4_18"><text:s/></text:span><text:span text:style-name="T4_19">blaskiem</text:span><text:span text:style-name="T4_20"><text:s/></text:span><text:span text:style-name="T4_21">ekranu</text:span><text:span text:style-name="T4_22"><text:s/></text:span><text:span text:style-name="T4_23">komputera</text:span><text:span text:style-name="T4_24"><text:s/></text:span><text:span text:style-name="T4_25">siedzi</text:span><text:span text:style-name="T4_26"><text:s/></text:span><text:span text:style-name="T4_27">on</text:span><text:span text:style-name="T4_28"><text:s/>–<text:s/></text:span><text:span text:style-name="T4_29">gracz</text:span><text:span text:style-name="T4_30">.<text:s/></text:span><text:span text:style-name="T4_31">Wpatruje</text:span><text:span text:style-name="T4_32"><text:s/></text:span><text:span text:style-name="T4_33">się</text:span><text:span text:style-name="T4_34"><text:s/></text:span><text:span text:style-name="T4_35">uważnie</text:span><text:span text:style-name="T4_36"><text:s/></text:span><text:span text:style-name="T4_37">w</text:span><text:span text:style-name="T4_38"><text:s/></text:span><text:span text:style-name="T4_39">pasek</text:span><text:span text:style-name="T4_40"><text:s/></text:span><text:span text:style-name="T4_41">postępu</text:span><text:span text:style-name="T4_42"><text:s/></text:span><text:span text:style-name="T4_43">instalacji</text:span><text:span text:style-name="T4_44"><text:s/></text:span><text:span text:style-name="T4_45">kolejnej</text:span><text:span text:style-name="T4_46"><text:s/></text:span><text:span text:style-name="T4_47">wersji</text:span><text:span text:style-name="T4_48"><text:s/></text:span><text:span text:style-name="T4_49">sterownika</text:span><text:span text:style-name="T4_50">,<text:s/></text:span><text:span text:style-name="T4_51">licząc</text:span><text:span text:style-name="T4_52">,<text:s/></text:span><text:span text:style-name="T4_53">że</text:span><text:span text:style-name="T4_54"><text:s/></text:span><text:span text:style-name="T4_55">tym</text:span><text:span text:style-name="T4_56"><text:s/></text:span><text:span text:style-name="T4_57">razem</text:span><text:span text:style-name="T4_58"><text:s/></text:span><text:span text:style-name="T4_59">producent</text:span><text:span text:style-name="T4_60"><text:s/></text:span><text:span text:style-name="T4_61">nie</text:span><text:span text:style-name="T4_62"><text:s/></text:span><text:span text:style-name="T4_63">spierdzielił</text:span><text:span text:style-name="T4_64"><text:s/></text:span><text:span text:style-name="T4_65">sprawy</text:span><text:span text:style-name="T4_66"><text:s/></text:span><text:span text:style-name="T4_67">i</text:span><text:span text:style-name="T4_68"><text:s/></text:span><text:span text:style-name="T4_69">wymarzona</text:span><text:span text:style-name="T4_70"><text:s/></text:span><text:span text:style-name="T4_71">gra</text:span><text:span text:style-name="T4_72">,<text:s/></text:span><text:span text:style-name="T4_73">na</text:span><text:span text:style-name="T4_74"><text:s/></text:span><text:span text:style-name="T4_75">którą</text:span><text:span text:style-name="T4_76"><text:s/></text:span><text:span text:style-name="T4_77">odkładał</text:span><text:span text:style-name="T4_78"><text:s/></text:span><text:span text:style-name="T4_79">przez</text:span><text:span text:style-name="T4_80"><text:s/></text:span><text:span text:style-name="T4_81">ostatnie</text:span><text:span text:style-name="T4_82"><text:s/></text:span><text:span text:style-name="T4_83">tygodnie</text:span><text:span text:style-name="T4_84">,<text:s/></text:span><text:span text:style-name="T4_85">wreszcie</text:span><text:span text:style-name="T4_86"><text:s/></text:span><text:span text:style-name="T4_87">osiągnie</text:span><text:span text:style-name="T4_88"><text:s/>1080</text:span><text:span text:style-name="T4_89">p</text:span><text:span text:style-name="T4_90">60</text:span><text:span text:style-name="T4_91">FPS</text:span><text:span text:style-name="T4_92">.<text:s/></text:span><text:span text:style-name="T4_93">Pół</text:span><text:span text:style-name="T4_94"><text:s/></text:span><text:span text:style-name="T4_95">godziny</text:span><text:span text:style-name="T4_96"><text:s/></text:span><text:span text:style-name="T4_97">później</text:span><text:span text:style-name="T4_98"><text:s/></text:span><text:span text:style-name="T4_99">wszystko</text:span><text:span text:style-name="T4_100"><text:s/></text:span><text:span text:style-name="T4_101">staje</text:span><text:span text:style-name="T4_102"><text:s/></text:span><text:span text:style-name="T4_103">się</text:span><text:span text:style-name="T4_104"><text:s/></text:span><text:span text:style-name="T4_105">jasne</text:span><text:span text:style-name="T4_106">.<text:s/></text:span><text:span text:style-name="T4_107">Gracz</text:span><text:span text:style-name="T4_108"><text:s/></text:span><text:span text:style-name="T4_109">poddaje</text:span><text:span text:style-name="T4_110"><text:s/></text:span><text:span text:style-name="T4_111">się</text:span><text:span text:style-name="T4_112"><text:s/></text:span><text:span text:style-name="T4_113">i</text:span><text:span text:style-name="T4_114"><text:s/></text:span><text:span text:style-name="T4_115">idzie</text:span><text:span text:style-name="T4_116"><text:s/></text:span><text:span text:style-name="T4_117">spać</text:span><text:span text:style-name="T4_118">.<text:s/></text:span><text:span text:style-name="T4_119">Jutro</text:span><text:span text:style-name="T4_120"><text:s/></text:span><text:span text:style-name="T4_121">jest</text:span><text:span text:style-name="T4_122"><text:s/></text:span><text:span text:style-name="T4_123">nowy</text:span><text:span text:style-name="T4_124"><text:s/></text:span><text:span text:style-name="T4_125">dzień</text:span><text:span text:style-name="T4_126">.<text:s/></text:span><text:span text:style-name="T4_127">Fora</text:span><text:span text:style-name="T4_128"><text:s/></text:span><text:span text:style-name="T4_129">są</text:span><text:span text:style-name="T4_130"><text:s/></text:span><text:span text:style-name="T4_131">pełne</text:span><text:span text:style-name="T4_132"><text:s/></text:span><text:span text:style-name="T4_133">różnych</text:span><text:span text:style-name="T4_134"><text:s/></text:span><text:span text:style-name="T4_135">solucji</text:span><text:span text:style-name="T4_136">.<text:s/></text:span><text:span text:style-name="T4_137">Na</text:span><text:span text:style-name="T4_138"><text:s/></text:span><text:span text:style-name="T4_139">pewno</text:span><text:span text:style-name="T4_140"><text:s/></text:span><text:span text:style-name="T4_141">da</text:span><text:span text:style-name="T4_142"><text:s/></text:span><text:span text:style-name="T4_143">się</text:span><text:span text:style-name="T4_144"><text:s/></text:span><text:span text:style-name="T4_145">to</text:span><text:span text:style-name="T4_146"><text:s/></text:span><text:span text:style-name="T4_147">ogarnąć</text:span><text:span text:style-name="T4_148">…</text:span></text:p>
      <text:p text:style-name="P5"><text:span text:style-name="T5_1">Czy</text:span><text:span text:style-name="T5_2"><text:s/></text:span><text:span text:style-name="T5_3">ten</text:span><text:span text:style-name="T5_4"><text:s/></text:span><text:span text:style-name="T5_5">wstęp</text:span><text:span text:style-name="T5_6"><text:s/></text:span><text:span text:style-name="T5_7">wydaje</text:span><text:span text:style-name="T5_8"><text:s/></text:span><text:span text:style-name="T5_9">się</text:span><text:span text:style-name="T5_10"><text:s/></text:span><text:span text:style-name="T5_11">wam</text:span><text:span text:style-name="T5_12"><text:s/></text:span><text:span text:style-name="T5_13">znajomy</text:span><text:span text:style-name="T5_14">?<text:s/></text:span><text:span text:style-name="T5_15">Czy</text:span><text:span text:style-name="T5_16"><text:s/></text:span><text:span text:style-name="T5_17">nie</text:span><text:span text:style-name="T5_18"><text:s/></text:span><text:span text:style-name="T5_19">wydaje</text:span><text:span text:style-name="T5_20"><text:s/></text:span><text:span text:style-name="T5_21">wam</text:span><text:span text:style-name="T5_22"><text:s/></text:span><text:span text:style-name="T5_23">się</text:span><text:span text:style-name="T5_24">,<text:s/></text:span><text:span text:style-name="T5_25">że</text:span><text:span text:style-name="T5_26"><text:s/></text:span><text:span text:style-name="T5_27">coś</text:span><text:span text:style-name="T5_28"><text:s/></text:span><text:span text:style-name="T5_29">takiego</text:span><text:span text:style-name="T5_30"><text:s/></text:span><text:span text:style-name="T5_31">miało</text:span><text:span text:style-name="T5_32"><text:s/></text:span><text:span text:style-name="T5_33">już</text:span><text:span text:style-name="T5_34"><text:s/></text:span><text:span text:style-name="T5_35">miejsce</text:span><text:span text:style-name="T5_36">?<text:s/></text:span><text:span text:style-name="T5_37">Czy</text:span><text:span text:style-name="T5_38"><text:s/></text:span><text:span text:style-name="T5_39">przypadkiem</text:span><text:span text:style-name="T5_40"><text:s/></text:span><text:span text:style-name="T5_41">nie</text:span><text:span text:style-name="T5_42"><text:s/></text:span><text:span text:style-name="T5_43">instalowaliście</text:span><text:span text:style-name="T5_44"><text:s/></text:span><text:span text:style-name="T5_45">kiedyś</text:span><text:span text:style-name="T5_46"><text:s/></text:span><text:span text:style-name="T5_47">setnej</text:span><text:span text:style-name="T5_48"><text:s/></text:span><text:span text:style-name="T5_49">wersji</text:span><text:span text:style-name="T5_50"><text:s/></text:span><text:span text:style-name="T5_51">sterowników</text:span><text:span text:style-name="T5_52"><text:s/></text:span><text:span text:style-name="T5_53">i</text:span><text:span text:style-name="T5_54"><text:s/></text:span><text:span text:style-name="T5_55">nie</text:span><text:span text:style-name="T5_56"><text:s/></text:span><text:span text:style-name="T5_57">grzebaliście</text:span><text:span text:style-name="T5_58"><text:s/></text:span><text:span text:style-name="T5_59">po</text:span><text:span text:style-name="T5_60"><text:s/></text:span><text:span text:style-name="T5_61">panelach</text:span><text:span text:style-name="T5_62"><text:s/></text:span><text:span text:style-name="T5_63">ustawień</text:span><text:span text:style-name="T5_64">,<text:s/></text:span><text:span text:style-name="T5_65">plikach</text:span><text:span text:style-name="T5_66"><text:s/></text:span><text:span text:style-name="T5_67">konfiguracyjnych</text:span><text:span text:style-name="T5_68">,<text:s/></text:span><text:span text:style-name="T5_69">nie</text:span><text:span text:style-name="T5_70"><text:s/></text:span><text:span text:style-name="T5_71">wklepywaliście</text:span><text:span text:style-name="T5_72"><text:s/></text:span><text:span text:style-name="T5_73">dziwnych</text:span><text:span text:style-name="T5_74"><text:s/></text:span><text:span text:style-name="T5_75">komend</text:span><text:span text:style-name="T5_76"><text:s/></text:span><text:span text:style-name="T5_77">w</text:span><text:span text:style-name="T5_78"><text:s/></text:span><text:span text:style-name="T5_79">konsolę</text:span><text:span text:style-name="T5_80"><text:s/></text:span><text:span text:style-name="T5_81">gry</text:span><text:span text:style-name="T5_82"><text:s/></text:span><text:span text:style-name="T5_83">tylko</text:span><text:span text:style-name="T5_84"><text:s/></text:span><text:span text:style-name="T5_85">po</text:span><text:span text:style-name="T5_86"><text:s/></text:span><text:span text:style-name="T5_87">to</text:span><text:span text:style-name="T5_88">,<text:s/></text:span><text:span text:style-name="T5_89">by</text:span><text:span text:style-name="T5_90"><text:s/></text:span><text:span text:style-name="T5_91">osiągnąć</text:span><text:span text:style-name="T5_92"><text:s/></text:span><text:span text:style-name="T5_93">wymarzoną</text:span><text:span text:style-name="T5_94"><text:s/></text:span><text:span text:style-name="T5_95">płynność</text:span><text:span text:style-name="T5_96">?<text:s/></text:span><text:span text:style-name="T5_97">Nie</text:span><text:span text:style-name="T5_98">?<text:s/></text:span><text:span text:style-name="T5_99">Czyli</text:span><text:span text:style-name="T5_100"><text:s/></text:span><text:span text:style-name="T5_101">jesteście</text:span><text:span text:style-name="T5_102"><text:s/></text:span><text:span text:style-name="T5_103">graczami</text:span><text:span text:style-name="T5_104"><text:s/></text:span><text:span text:style-name="T5_105">konsolowymi</text:span><text:span text:style-name="T5_106">…<text:s/></text:span></text:p>
      <text:p text:style-name="P6"><text:span text:style-name="T6_1">Powyższy</text:span><text:span text:style-name="T6_2"><text:s/></text:span><text:span text:style-name="T6_3">obrazek</text:span><text:span text:style-name="T6_4"><text:s/></text:span><text:span text:style-name="T6_5">to</text:span><text:span text:style-name="T6_6"><text:s/></text:span><text:span text:style-name="T6_7">od</text:span><text:span text:style-name="T6_8"><text:s/></text:span><text:span text:style-name="T6_9">jakiegoś</text:span><text:span text:style-name="T6_10"><text:s/></text:span><text:span text:style-name="T6_11">czasu</text:span><text:span text:style-name="T6_12"><text:s/></text:span><text:span text:style-name="T6_13">gorzka</text:span><text:span text:style-name="T6_14"><text:s/></text:span><text:span text:style-name="T6_15">rzeczywistość</text:span><text:span text:style-name="T6_16"><text:s/></text:span><text:span text:style-name="T6_17">pewnej</text:span><text:span text:style-name="T6_18"><text:s/></text:span><text:span text:style-name="T6_19">części</text:span><text:span text:style-name="T6_20"><text:s/></text:span><text:span text:style-name="T6_21">graczy</text:span><text:span text:style-name="T6_22"><text:s/></text:span><text:span text:style-name="T6_23">komputerowych</text:span><text:span text:style-name="T6_24">,<text:s/></text:span><text:span text:style-name="T6_25">borykających</text:span><text:span text:style-name="T6_26"><text:s/></text:span><text:span text:style-name="T6_27">się</text:span><text:span text:style-name="T6_28"><text:s/></text:span><text:span text:style-name="T6_29">z</text:span><text:span text:style-name="T6_30"><text:s/></text:span><text:span text:style-name="T6_31">problemami</text:span><text:span text:style-name="T6_32"><text:s/></text:span><text:span text:style-name="T6_33">wydajności</text:span><text:span text:style-name="T6_34"><text:s/></text:span><text:span text:style-name="T6_35">czy</text:span><text:span text:style-name="T6_36"><text:s/></text:span><text:span text:style-name="T6_37">stabilności</text:span><text:span text:style-name="T6_38"><text:s/></text:span><text:span text:style-name="T6_39">różnych</text:span><text:span text:style-name="T6_40"><text:s/></text:span><text:span text:style-name="T6_41">gier</text:span><text:span text:style-name="T6_42">.<text:s/></text:span><text:span text:style-name="T6_43">Tak</text:span><text:span text:style-name="T6_44"><text:s/></text:span><text:span text:style-name="T6_45">właściwie</text:span><text:span text:style-name="T6_46"><text:s/></text:span><text:span text:style-name="T6_47">każdy</text:span><text:span text:style-name="T6_48"><text:s/></text:span><text:span text:style-name="T6_49">z</text:span><text:span text:style-name="T6_50"><text:s/></text:span><text:span text:style-name="T6_51">nas</text:span><text:span text:style-name="T6_52"><text:s/></text:span><text:span text:style-name="T6_53">w</text:span><text:span text:style-name="T6_54"><text:s/></text:span><text:span text:style-name="T6_55">coś</text:span><text:span text:style-name="T6_56"><text:s/></text:span><text:span text:style-name="T6_57">kiedyś</text:span><text:span text:style-name="T6_58"><text:s/></text:span><text:span text:style-name="T6_59">grał</text:span><text:span text:style-name="T6_60">,<text:s/></text:span><text:span text:style-name="T6_61">każdy</text:span><text:span text:style-name="T6_62"><text:s/></text:span><text:span text:style-name="T6_63">ma</text:span><text:span text:style-name="T6_64"><text:s/></text:span><text:span text:style-name="T6_65">jakąś</text:span><text:span text:style-name="T6_66"><text:s/></text:span><text:span text:style-name="T6_67">ulubioną</text:span><text:span text:style-name="T6_68"><text:s/></text:span><text:span text:style-name="T6_69">grę</text:span><text:span text:style-name="T6_70">,<text:s/></text:span><text:span text:style-name="T6_71">studio</text:span><text:span text:style-name="T6_72">,<text:s/></text:span><text:span text:style-name="T6_73">wydawcę</text:span><text:span text:style-name="T6_74"><text:s/></text:span><text:span text:style-name="T6_75">czy</text:span><text:span text:style-name="T6_76"><text:s/></text:span><text:span text:style-name="T6_77">serię</text:span><text:span text:style-name="T6_78">.<text:s/></text:span><text:span text:style-name="T6_79">Nawet</text:span><text:span text:style-name="T6_80"><text:s/></text:span><text:span text:style-name="T6_81">jeśli</text:span><text:span text:style-name="T6_82"><text:s/></text:span><text:span text:style-name="T6_83">nie</text:span><text:span text:style-name="T6_84"><text:s/></text:span><text:span text:style-name="T6_85">gra</text:span><text:span text:style-name="T6_86"><text:s/></text:span><text:span text:style-name="T6_87">nałogowo</text:span><text:span text:style-name="T6_88">,<text:s/></text:span><text:span text:style-name="T6_89">tylko</text:span><text:span text:style-name="T6_90"><text:s/></text:span><text:span text:style-name="T6_91">lubi</text:span><text:span text:style-name="T6_92"><text:s/></text:span><text:span text:style-name="T6_93">od</text:span><text:span text:style-name="T6_94"><text:s/></text:span><text:span text:style-name="T6_95">czasu</text:span><text:span text:style-name="T6_96"><text:s/></text:span><text:span text:style-name="T6_97">do</text:span><text:span text:style-name="T6_98"><text:s/></text:span><text:span text:style-name="T6_99">czasu</text:span><text:span text:style-name="T6_100"><text:s/></text:span><text:span text:style-name="T6_101">przyciąć</text:span><text:span text:style-name="T6_102"><text:s/></text:span><text:span text:style-name="T6_103">rundkę</text:span><text:span text:style-name="T6_104"><text:s/></text:span><text:span text:style-name="T6_105">w</text:span><text:span text:style-name="T6_106"><text:s/></text:span><text:span text:style-name="T6_107">LOL</text:span><text:span text:style-name="T6_108">`</text:span><text:span text:style-name="T6_109">a</text:span><text:span text:style-name="T6_110"><text:s/></text:span><text:span text:style-name="T6_111">czy</text:span><text:span text:style-name="T6_112"><text:s/></text:span><text:span text:style-name="T6_113">innego</text:span><text:span text:style-name="T6_114"><text:s/></text:span><text:span text:style-name="T6_115">CS</text:span><text:span text:style-name="T6_116">`</text:span><text:span text:style-name="T6_117">a</text:span><text:span text:style-name="T6_118">.<text:s/></text:span><text:span text:style-name="T6_119">Zazwyczaj</text:span><text:span text:style-name="T6_120"><text:s/></text:span><text:span text:style-name="T6_121">nie</text:span><text:span text:style-name="T6_122"><text:s/></text:span><text:span text:style-name="T6_123">zastanawiamy</text:span><text:span text:style-name="T6_124"><text:s/></text:span><text:span text:style-name="T6_125">się</text:span><text:span text:style-name="T6_126">,<text:s/></text:span><text:span text:style-name="T6_127">jak</text:span><text:span text:style-name="T6_128"><text:s/></text:span><text:span text:style-name="T6_129">wygląda</text:span><text:span text:style-name="T6_130"><text:s/></text:span><text:span text:style-name="T6_131">ten</text:span><text:span text:style-name="T6_132"><text:s/></text:span><text:span text:style-name="T6_133">grajdołek</text:span><text:span text:style-name="T6_134"><text:s/></text:span><text:span text:style-name="T6_135">zwany</text:span><text:span text:style-name="T6_136"><text:s/></text:span><text:span text:style-name="T6_137">rynkiem</text:span><text:span text:style-name="T6_138"><text:s/></text:span><text:span text:style-name="T6_139">gier</text:span><text:span text:style-name="T6_140">,<text:s/></text:span><text:span text:style-name="T6_141">ot</text:span><text:span text:style-name="T6_142">,<text:s/></text:span><text:span text:style-name="T6_143">mamy</text:span><text:span text:style-name="T6_144"><text:s/></text:span><text:span text:style-name="T6_145">swój</text:span><text:span text:style-name="T6_146"><text:s/></text:span><text:span text:style-name="T6_147">ulubiony</text:span><text:span text:style-name="T6_148"><text:s/></text:span><text:span text:style-name="T6_149">tytuł</text:span><text:span text:style-name="T6_150"><text:s/></text:span><text:span text:style-name="T6_151">i</text:span><text:span text:style-name="T6_152"><text:s/></text:span><text:span text:style-name="T6_153">sobie</text:span><text:span text:style-name="T6_154"><text:s/></text:span><text:span text:style-name="T6_155">w</text:span><text:span text:style-name="T6_156"><text:s/></text:span><text:span text:style-name="T6_157">niego</text:span><text:span text:style-name="T6_158"><text:s/></text:span><text:span text:style-name="T6_159">gramy</text:span><text:span text:style-name="T6_160">.<text:s/></text:span><text:span text:style-name="T6_161">Czasem</text:span><text:span text:style-name="T6_162"><text:s/></text:span><text:span text:style-name="T6_163">pojawi</text:span><text:span text:style-name="T6_164"><text:s/></text:span><text:span text:style-name="T6_165">się</text:span><text:span text:style-name="T6_166"><text:s/></text:span><text:span text:style-name="T6_167">coś</text:span><text:span text:style-name="T6_168"><text:s/></text:span><text:span text:style-name="T6_169">nowego</text:span><text:span text:style-name="T6_170">,<text:s/></text:span><text:span text:style-name="T6_171">co</text:span><text:span text:style-name="T6_172"><text:s/></text:span><text:span text:style-name="T6_173">niekoniecznie</text:span><text:span text:style-name="T6_174"><text:s/></text:span><text:span text:style-name="T6_175">się</text:span><text:span text:style-name="T6_176"><text:s/></text:span><text:span text:style-name="T6_177">spodoba</text:span><text:span text:style-name="T6_178"><text:s/></text:span><text:span text:style-name="T6_179">części</text:span><text:span text:style-name="T6_180"><text:s/></text:span><text:span text:style-name="T6_181">graczy</text:span><text:span text:style-name="T6_182">,<text:s/></text:span><text:span text:style-name="T6_183">ale</text:span><text:span text:style-name="T6_184"><text:s/></text:span><text:span text:style-name="T6_185">żyje</text:span><text:span text:style-name="T6_186"><text:s/></text:span><text:span text:style-name="T6_187">się</text:span><text:span text:style-name="T6_188"><text:s/></text:span><text:span text:style-name="T6_189">dalej</text:span><text:span text:style-name="T6_190">.<text:s/></text:span><text:span text:style-name="T6_191">Z</text:span><text:span text:style-name="T6_192"><text:s/></text:span><text:span text:style-name="T6_193">czasem</text:span><text:span text:style-name="T6_194"><text:s/></text:span><text:span text:style-name="T6_195">pojawi</text:span><text:span text:style-name="T6_196"><text:s/></text:span><text:span text:style-name="T6_197">się</text:span><text:span text:style-name="T6_198"><text:s/></text:span><text:span text:style-name="T6_199">nowa</text:span><text:span text:style-name="T6_200"><text:s/></text:span><text:span text:style-name="T6_201">produkcja</text:span><text:span text:style-name="T6_202">,<text:s/></text:span><text:span text:style-name="T6_203">a</text:span><text:span text:style-name="T6_204"><text:s/></text:span><text:span text:style-name="T6_205">po</text:span><text:span text:style-name="T6_206"><text:s/></text:span><text:span text:style-name="T6_207">niej</text:span><text:span text:style-name="T6_208"><text:s/></text:span><text:span text:style-name="T6_209">kolejna</text:span><text:span text:style-name="T6_210">.<text:s/></text:span><text:span text:style-name="T6_211">A</text:span><text:span text:style-name="T6_212"><text:s/></text:span><text:span text:style-name="T6_213">może</text:span><text:span text:style-name="T6_214"><text:s/></text:span><text:span text:style-name="T6_215">i</text:span><text:span text:style-name="T6_216"><text:s/></text:span><text:span text:style-name="T6_217">sami</text:span><text:span text:style-name="T6_218"><text:s/></text:span><text:span text:style-name="T6_219">przestaniemy</text:span><text:span text:style-name="T6_220"><text:s/></text:span><text:span text:style-name="T6_221">grać</text:span><text:span text:style-name="T6_222">,<text:s/></text:span><text:span text:style-name="T6_223">bo</text:span><text:span text:style-name="T6_224"><text:s/></text:span><text:span text:style-name="T6_225">i</text:span><text:span text:style-name="T6_226"><text:s/></text:span><text:span text:style-name="T6_227">czasu</text:span><text:span text:style-name="T6_228"><text:s/></text:span><text:span text:style-name="T6_229">już</text:span><text:span text:style-name="T6_230"><text:s/></text:span><text:span text:style-name="T6_231">na</text:span><text:span text:style-name="T6_232"><text:s/></text:span><text:span text:style-name="T6_233">to</text:span><text:span text:style-name="T6_234"><text:s/></text:span><text:span text:style-name="T6_235">nie</text:span><text:span text:style-name="T6_236"><text:s/></text:span><text:span text:style-name="T6_237">ma</text:span><text:span text:style-name="T6_238">?<text:s/></text:span><text:span text:style-name="T6_239">Ale</text:span><text:span text:style-name="T6_240"><text:s/></text:span><text:span text:style-name="T6_241">skupmy</text:span><text:span text:style-name="T6_242"><text:s/></text:span><text:span text:style-name="T6_243">się</text:span><text:span text:style-name="T6_244"><text:s/></text:span><text:span text:style-name="T6_245">na</text:span><text:span text:style-name="T6_246"><text:s/></text:span><text:span text:style-name="T6_247">tym</text:span><text:span text:style-name="T6_248">,<text:s/></text:span><text:span text:style-name="T6_249">co</text:span><text:span text:style-name="T6_250"><text:s/></text:span><text:span text:style-name="T6_251">jest</text:span><text:span text:style-name="T6_252"><text:s/></text:span><text:span text:style-name="T6_253">tu</text:span><text:span text:style-name="T6_254"><text:s/></text:span><text:span text:style-name="T6_255">i</text:span><text:span text:style-name="T6_256"><text:s/></text:span><text:span text:style-name="T6_257">teraz</text:span><text:span text:style-name="T6_258">.<text:s/></text:span><text:span text:style-name="T6_259">Na</text:span><text:span text:style-name="T6_260"><text:s/></text:span><text:span text:style-name="T6_261">tych</text:span><text:span text:style-name="T6_262">,<text:s/></text:span><text:span text:style-name="T6_263">którzy</text:span><text:span text:style-name="T6_264"><text:s/></text:span><text:span text:style-name="T6_265">grają</text:span><text:span text:style-name="T6_266"><text:s/></text:span><text:span text:style-name="T6_267">i</text:span><text:span text:style-name="T6_268"><text:s/></text:span><text:span text:style-name="T6_269">grać</text:span><text:span text:style-name="T6_270"><text:s/></text:span><text:span text:style-name="T6_271">lubią</text:span><text:span text:style-name="T6_272">.<text:s/></text:span></text:p>
      <text:p text:style-name="P7"><text:span text:style-name="T7_1">Więc</text:span><text:span text:style-name="T7_2"><text:s/></text:span><text:span text:style-name="T7_3">jak</text:span><text:span text:style-name="T7_4"><text:s/></text:span><text:span text:style-name="T7_5">to</text:span><text:span text:style-name="T7_6"><text:s/></text:span><text:span text:style-name="T7_7">jest</text:span><text:span text:style-name="T7_8"><text:s/></text:span><text:span text:style-name="T7_9">z</text:span><text:span text:style-name="T7_10"><text:s/></text:span><text:span text:style-name="T7_11">dzisiejszym</text:span><text:span text:style-name="T7_12"><text:s/></text:span><text:span text:style-name="T7_13">światem</text:span><text:span text:style-name="T7_14"><text:s/></text:span><text:span text:style-name="T7_15">gier</text:span><text:span text:style-name="T7_16">?<text:s/></text:span><text:span text:style-name="T7_17">Jaki</text:span><text:span text:style-name="T7_18"><text:s/></text:span><text:span text:style-name="T7_19">pierwszy</text:span><text:span text:style-name="T7_20"><text:s/></text:span><text:span text:style-name="T7_21">tytuł</text:span><text:span text:style-name="T7_22"><text:s/></text:span><text:span text:style-name="T7_23">przychodzi</text:span><text:span text:style-name="T7_24"><text:s/></text:span><text:span text:style-name="T7_25">wam</text:span><text:span text:style-name="T7_26"><text:s/></text:span><text:span text:style-name="T7_27">do</text:span><text:span text:style-name="T7_28"><text:s/></text:span><text:span text:style-name="T7_29">głowy</text:span><text:span text:style-name="T7_30">?<text:s/></text:span><text:span text:style-name="T7_31">Jakikolwiek</text:span><text:span text:style-name="T7_32">.<text:s/></text:span><text:span text:style-name="T7_33">Już</text:span><text:span text:style-name="T7_34">?<text:s/></text:span><text:span text:style-name="T7_35">To</text:span><text:span text:style-name="T7_36"><text:s/></text:span><text:span text:style-name="T7_37">teraz</text:span><text:span text:style-name="T7_38"><text:s/></text:span><text:span text:style-name="T7_39">jesteście</text:span><text:span text:style-name="T7_40"><text:s/></text:span><text:span text:style-name="T7_41">w</text:span><text:span text:style-name="T7_42"><text:s/></text:span><text:span text:style-name="T7_43">stanie</text:span><text:span text:style-name="T7_44"><text:s/></text:span><text:span text:style-name="T7_45">sobie</text:span><text:span text:style-name="T7_46"><text:s/></text:span><text:span text:style-name="T7_47">przypomnieć</text:span><text:span text:style-name="T7_48">,<text:s/></text:span><text:span text:style-name="T7_49">czym</text:span><text:span text:style-name="T7_50"><text:s/></text:span><text:span text:style-name="T7_51">wydawca</text:span><text:span text:style-name="T7_52"><text:s/></text:span><text:span text:style-name="T7_53">waszej</text:span><text:span text:style-name="T7_54"><text:s/></text:span><text:span text:style-name="T7_55">gry</text:span><text:span text:style-name="T7_56"><text:s/></text:span><text:span text:style-name="T7_57">przekichał</text:span><text:span text:style-name="T7_58"><text:s/></text:span><text:span text:style-name="T7_59">sobie</text:span><text:span text:style-name="T7_60"><text:s/></text:span><text:span text:style-name="T7_61">u</text:span><text:span text:style-name="T7_62"><text:s/></text:span><text:span text:style-name="T7_63">graczy</text:span><text:span text:style-name="T7_64">?<text:s/></text:span><text:span text:style-name="T7_65">Nie</text:span><text:span text:style-name="T7_66">?<text:s/></text:span><text:span text:style-name="T7_67">Aż</text:span><text:span text:style-name="T7_68"><text:s/></text:span><text:span text:style-name="T7_69">zdziwilibyście</text:span><text:span text:style-name="T7_70"><text:s/></text:span><text:span text:style-name="T7_71">się</text:span><text:span text:style-name="T7_72">,<text:s/></text:span><text:span text:style-name="T7_73">co</text:span><text:span text:style-name="T7_74"><text:s/></text:span><text:span text:style-name="T7_75">się</text:span><text:span text:style-name="T7_76"><text:s/></text:span><text:span text:style-name="T7_77">może</text:span><text:span text:style-name="T7_78"><text:s/></text:span><text:span text:style-name="T7_79">dziać</text:span><text:span text:style-name="T7_80"><text:s/></text:span><text:span text:style-name="T7_81">w</text:span><text:span text:style-name="T7_82"><text:s/></text:span><text:span text:style-name="T7_83">świecie</text:span><text:span text:style-name="T7_84"><text:s/></text:span><text:span text:style-name="T7_85">gier</text:span><text:span text:style-name="T7_86">…</text:span></text:p>
      <text:p text:style-name="P8"><text:span text:style-name="T8_1">Sprawa</text:span><text:span text:style-name="T8_2"><text:s/></text:span><text:span text:style-name="T8_3">pierwsza</text:span><text:span text:style-name="T8_4"><text:s/></text:span><text:span text:style-name="T8_5">z</text:span><text:span text:style-name="T8_6"><text:s/></text:span><text:span text:style-name="T8_7">brzegu</text:span><text:span text:style-name="T8_8">:<text:s/></text:span><text:span text:style-name="T8_9">downgrade</text:span><text:span text:style-name="T8_10">.<text:s/></text:span><text:span text:style-name="T8_11">Mi</text:span><text:span text:style-name="T8_12"><text:s/></text:span><text:span text:style-name="T8_13">osobiście</text:span><text:span text:style-name="T8_14"><text:s/></text:span><text:span text:style-name="T8_15">pierwsza</text:span><text:span text:style-name="T8_16"><text:s/></text:span><text:span text:style-name="T8_17">na</text:span><text:span text:style-name="T8_18"><text:s/></text:span><text:span text:style-name="T8_19">myśl</text:span><text:span text:style-name="T8_20"><text:s/></text:span><text:span text:style-name="T8_21">przychodzi</text:span><text:span text:style-name="T8_22"><text:s/></text:span><text:span text:style-name="T8_23">gra</text:span><text:span text:style-name="T8_24"><text:s/>“</text:span><text:span text:style-name="T8_25">Watch</text:span><text:span text:style-name="T8_26"><text:s/></text:span><text:span text:style-name="T8_27">Dogs</text:span><text:span text:style-name="T8_28">”<text:s/></text:span><text:span text:style-name="T8_29">i</text:span><text:span text:style-name="T8_30"><text:s/></text:span><text:span text:style-name="T8_31">jej</text:span><text:span text:style-name="T8_32"><text:s/></text:span><text:span text:style-name="T8_33">prezentacja</text:span><text:span text:style-name="T8_34"><text:s/></text:span><text:span text:style-name="T8_35">na</text:span><text:span text:style-name="T8_36"><text:s/></text:span><text:span text:style-name="T8_37">E</text:span><text:span text:style-name="T8_38">3<text:s/></text:span><text:span text:style-name="T8_39">w</text:span><text:span text:style-name="T8_40"><text:s/>2014<text:s/></text:span><text:span text:style-name="T8_41">roku</text:span><text:span text:style-name="T8_42">.<text:s/></text:span><text:span text:style-name="T8_43">Oszałamiający</text:span><text:span text:style-name="T8_44"><text:s/></text:span><text:span text:style-name="T8_45">pokaz</text:span><text:span text:style-name="T8_46"><text:s/></text:span><text:span text:style-name="T8_47">nowej</text:span><text:span text:style-name="T8_48"><text:s/></text:span><text:span text:style-name="T8_49">mechaniki</text:span><text:span text:style-name="T8_50">,<text:s/></text:span><text:span text:style-name="T8_51">gra</text:span><text:span text:style-name="T8_52"><text:s/></text:span><text:span text:style-name="T8_53">olśniewała</text:span><text:span text:style-name="T8_54"><text:s/></text:span><text:span text:style-name="T8_55">efektami</text:span><text:span text:style-name="T8_56"><text:s/></text:span><text:span text:style-name="T8_57">i</text:span><text:span text:style-name="T8_58"><text:s/></text:span><text:span text:style-name="T8_59">graficznymi</text:span><text:span text:style-name="T8_60"><text:s/></text:span><text:span text:style-name="T8_61">bajerami</text:span><text:span text:style-name="T8_62">,<text:s/></text:span><text:span text:style-name="T8_63">pomysł</text:span><text:span text:style-name="T8_64"><text:s/></text:span><text:span text:style-name="T8_65">wydawał</text:span><text:span text:style-name="T8_66"><text:s/></text:span><text:span text:style-name="T8_67">się</text:span><text:span text:style-name="T8_68"><text:s/></text:span><text:span text:style-name="T8_69">genialny</text:span><text:span text:style-name="T8_70">,<text:s/></text:span><text:span text:style-name="T8_71">wreszcie</text:span><text:span text:style-name="T8_72"><text:s/></text:span><text:span text:style-name="T8_73">jakiś</text:span><text:span text:style-name="T8_74"><text:s/></text:span><text:span text:style-name="T8_75">powiew</text:span><text:span text:style-name="T8_76"><text:s/></text:span><text:span text:style-name="T8_77">świeżości</text:span><text:span text:style-name="T8_78">,<text:s/></text:span><text:span text:style-name="T8_79">ciekawy</text:span><text:span text:style-name="T8_80"><text:s/></text:span><text:span text:style-name="T8_81">świat</text:span><text:span text:style-name="T8_82">,<text:s/></text:span><text:span text:style-name="T8_83">nowe</text:span><text:span text:style-name="T8_84"><text:s/></text:span><text:span text:style-name="T8_85">możliwości</text:span><text:span text:style-name="T8_86">,<text:s/></text:span><text:span text:style-name="T8_87">no</text:span><text:span text:style-name="T8_88"><text:s/></text:span><text:span text:style-name="T8_89">cud</text:span><text:span text:style-name="T8_90">,<text:s/></text:span><text:span text:style-name="T8_91">miód</text:span><text:span text:style-name="T8_92"><text:s/></text:span><text:span text:style-name="T8_93">i</text:span><text:span text:style-name="T8_94"><text:s/></text:span><text:span text:style-name="T8_95">orzeszki</text:span><text:span text:style-name="T8_96">.<text:s/></text:span><text:span text:style-name="T8_97">Mija</text:span><text:span text:style-name="T8_98"><text:s/></text:span><text:span text:style-name="T8_99">jakiś</text:span><text:span text:style-name="T8_100"><text:s/></text:span><text:span text:style-name="T8_101">czas</text:span><text:span text:style-name="T8_102"><text:s/></text:span><text:span text:style-name="T8_103">i</text:span><text:span text:style-name="T8_104"><text:s/></text:span><text:span text:style-name="T8_105">nadchodzi</text:span><text:span text:style-name="T8_106"><text:s/></text:span><text:span text:style-name="T8_107">premiera</text:span><text:span text:style-name="T8_108">.<text:s/></text:span><text:span text:style-name="T8_109">Gracze</text:span><text:span text:style-name="T8_110"><text:s/></text:span><text:span text:style-name="T8_111">kupują</text:span><text:span text:style-name="T8_112"><text:s/></text:span><text:span text:style-name="T8_113">grę</text:span><text:span text:style-name="T8_114"><text:s/></text:span><text:span text:style-name="T8_115">i</text:span><text:span text:style-name="T8_116">…<text:s/></text:span><text:span text:style-name="T8_117">Przecież</text:span><text:span text:style-name="T8_118"><text:s/></text:span><text:span text:style-name="T8_119">to</text:span><text:span text:style-name="T8_120"><text:s/></text:span><text:span text:style-name="T8_121">nie</text:span><text:span text:style-name="T8_122"><text:s/></text:span><text:span text:style-name="T8_123">jest</text:span><text:span text:style-name="T8_124"><text:s/></text:span><text:span text:style-name="T8_125">to</text:span><text:span text:style-name="T8_126">,<text:s/></text:span><text:span text:style-name="T8_127">co</text:span><text:span text:style-name="T8_128"><text:s/></text:span><text:span text:style-name="T8_129">pokazywali</text:span><text:span text:style-name="T8_130">!<text:s/></text:span><text:span text:style-name="T8_131">Jak</text:span><text:span text:style-name="T8_132"><text:s/></text:span><text:span text:style-name="T8_133">tak</text:span><text:span text:style-name="T8_134"><text:s/></text:span><text:span text:style-name="T8_135">można</text:span><text:span text:style-name="T8_136">?!<text:s/></text:span><text:span text:style-name="T8_137">Skandal</text:span><text:span text:style-name="T8_138">!<text:s/></text:span><text:span text:style-name="T8_139">I</text:span><text:span text:style-name="T8_140"><text:s/></text:span><text:span text:style-name="T8_141">właśnie</text:span><text:span text:style-name="T8_142"><text:s/></text:span><text:span text:style-name="T8_143">w</text:span><text:span text:style-name="T8_144"><text:s/></text:span><text:span text:style-name="T8_145">ten</text:span><text:span text:style-name="T8_146"><text:s/></text:span><text:span text:style-name="T8_147">sposób</text:span><text:span text:style-name="T8_148"><text:s/></text:span><text:span text:style-name="T8_149">Ubisoft</text:span><text:span text:style-name="T8_150"><text:s/></text:span><text:span text:style-name="T8_151">stracił</text:span><text:span text:style-name="T8_152"><text:s/></text:span><text:span text:style-name="T8_153">zaufanie</text:span><text:span text:style-name="T8_154"><text:s/></text:span><text:span text:style-name="T8_155">graczy</text:span><text:span text:style-name="T8_156">.<text:s/></text:span><text:span text:style-name="T8_157">Ubi</text:span><text:span text:style-name="T8_158">,<text:s/></text:span><text:span text:style-name="T8_159">czyli</text:span><text:span text:style-name="T8_160"><text:s/></text:span><text:span text:style-name="T8_161">ci</text:span><text:span text:style-name="T8_162"><text:s/></text:span><text:span text:style-name="T8_163">od</text:span><text:span text:style-name="T8_164"><text:s/></text:span><text:span text:style-name="T8_165">takich</text:span><text:span text:style-name="T8_166"><text:s/></text:span><text:span text:style-name="T8_167">gier</text:span><text:span text:style-name="T8_168"><text:s/></text:span><text:span text:style-name="T8_169">jak</text:span><text:span text:style-name="T8_170"><text:s/>“</text:span><text:span text:style-name="T8_171">Rainbow</text:span><text:span text:style-name="T8_172"><text:s/></text:span><text:span text:style-name="T8_173">Six</text:span><text:span text:style-name="T8_174">:<text:s/></text:span><text:span text:style-name="T8_175">Siege</text:span><text:span text:style-name="T8_176">”,<text:s/>“</text:span><text:span text:style-name="T8_177">Ghost</text:span><text:span text:style-name="T8_178"><text:s/></text:span><text:span text:style-name="T8_179">Recon</text:span><text:span text:style-name="T8_180">”,<text:s/>“</text:span><text:span text:style-name="T8_181">Splintell</text:span><text:span text:style-name="T8_182"><text:s/></text:span><text:span text:style-name="T8_183">Cell</text:span><text:span text:style-name="T8_184">”,<text:s/>“</text:span><text:span text:style-name="T8_185">Far</text:span><text:span text:style-name="T8_186"><text:s/></text:span><text:span text:style-name="T8_187">Cry</text:span><text:span text:style-name="T8_188">”,<text:s/>“</text:span><text:span text:style-name="T8_189">Assasin</text:span><text:span text:style-name="T8_190">’</text:span><text:span text:style-name="T8_191">s</text:span><text:span text:style-name="T8_192"><text:s/></text:span><text:span text:style-name="T8_193">Creed</text:span><text:span text:style-name="T8_194">”…<text:s/></text:span><text:span text:style-name="T8_195">Wydawałoby</text:span><text:span text:style-name="T8_196"><text:s/></text:span><text:span text:style-name="T8_197">się</text:span><text:span text:style-name="T8_198">,<text:s/></text:span><text:span text:style-name="T8_199">że</text:span><text:span text:style-name="T8_200"><text:s/></text:span><text:span text:style-name="T8_201">za</text:span><text:span text:style-name="T8_202"><text:s/></text:span><text:span text:style-name="T8_203">takimi</text:span><text:span text:style-name="T8_204"><text:s/></text:span><text:span text:style-name="T8_205">tytułami</text:span><text:span text:style-name="T8_206"><text:s/></text:span><text:span text:style-name="T8_207">stoi</text:span><text:span text:style-name="T8_208"><text:s/></text:span><text:span text:style-name="T8_209">porządny</text:span><text:span text:style-name="T8_210"><text:s/></text:span><text:span text:style-name="T8_211">producent</text:span><text:span text:style-name="T8_212">.<text:s/></text:span><text:span text:style-name="T8_213">Cóż</text:span><text:span text:style-name="T8_214">,<text:s/></text:span><text:span text:style-name="T8_215">prawda</text:span><text:span text:style-name="T8_216"><text:s/></text:span><text:span text:style-name="T8_217">jest</text:span><text:span text:style-name="T8_218"><text:s/></text:span><text:span text:style-name="T8_219">zgoła</text:span><text:span text:style-name="T8_220"><text:s/></text:span><text:span text:style-name="T8_221">inna</text:span><text:span text:style-name="T8_222">,<text:s/></text:span><text:span text:style-name="T8_223">a</text:span><text:span text:style-name="T8_224"><text:s/></text:span><text:span text:style-name="T8_225">nie</text:span><text:span text:style-name="T8_226"><text:s/></text:span><text:span text:style-name="T8_227">zagłębiam</text:span><text:span text:style-name="T8_228"><text:s/></text:span><text:span text:style-name="T8_229">się</text:span><text:span text:style-name="T8_230"><text:s/></text:span><text:span text:style-name="T8_231">tutaj</text:span><text:span text:style-name="T8_232"><text:s/></text:span><text:span text:style-name="T8_233">w</text:span><text:span text:style-name="T8_234"><text:s/></text:span><text:span text:style-name="T8_235">potknięcia</text:span><text:span text:style-name="T8_236"><text:s/></text:span><text:span text:style-name="T8_237">serii</text:span><text:span text:style-name="T8_238"><text:s/></text:span><text:span text:style-name="T8_239">Assasin</text:span><text:span text:style-name="T8_240">’</text:span><text:span text:style-name="T8_241">s</text:span><text:span text:style-name="T8_242"><text:s/></text:span><text:span text:style-name="T8_243">Creed</text:span><text:span text:style-name="T8_244"><text:s/></text:span><text:span text:style-name="T8_245">i</text:span><text:span text:style-name="T8_246"><text:s/></text:span><text:span text:style-name="T8_247">fakt</text:span><text:span text:style-name="T8_248">,<text:s/></text:span><text:span text:style-name="T8_249">iż</text:span><text:span text:style-name="T8_250">,<text:s/></text:span><text:span text:style-name="T8_251">podobnie</text:span><text:span text:style-name="T8_252"><text:s/></text:span><text:span text:style-name="T8_253">jak</text:span><text:span text:style-name="T8_254"><text:s/></text:span><text:span text:style-name="T8_255">Activisioin</text:span><text:span text:style-name="T8_256"><text:s/></text:span><text:span text:style-name="T8_257">ze</text:span><text:span text:style-name="T8_258"><text:s/></text:span><text:span text:style-name="T8_259">swoim</text:span><text:span text:style-name="T8_260"><text:s/></text:span><text:span text:style-name="T8_261">Call</text:span><text:span text:style-name="T8_262"><text:s/></text:span><text:span text:style-name="T8_263">of</text:span><text:span text:style-name="T8_264"><text:s/></text:span><text:span text:style-name="T8_265">Duty</text:span><text:span text:style-name="T8_266">,<text:s/></text:span><text:span text:style-name="T8_267">grzeją</text:span><text:span text:style-name="T8_268"><text:s/></text:span><text:span text:style-name="T8_269">tego</text:span><text:span text:style-name="T8_270"><text:s/></text:span><text:span text:style-name="T8_271">samego</text:span><text:span text:style-name="T8_272"><text:s/></text:span><text:span text:style-name="T8_273">kotleta</text:span><text:span text:style-name="T8_274"><text:s/></text:span><text:span text:style-name="T8_275">od</text:span><text:span text:style-name="T8_276"><text:s/></text:span><text:span text:style-name="T8_277">lat</text:span><text:span text:style-name="T8_278">,<text:s/></text:span><text:span text:style-name="T8_279">z</text:span><text:span text:style-name="T8_280"><text:s/></text:span><text:span text:style-name="T8_281">jednym</text:span><text:span text:style-name="T8_282"><text:s/></text:span><text:span text:style-name="T8_283">tylko</text:span><text:span text:style-name="T8_284"><text:s/></text:span><text:span text:style-name="T8_285">przypadkiem</text:span><text:span text:style-name="T8_286">,<text:s/></text:span><text:span text:style-name="T8_287">gdzie</text:span><text:span text:style-name="T8_288"><text:s/>“</text:span><text:span text:style-name="T8_289">Assasin</text:span><text:span text:style-name="T8_290">’</text:span><text:span text:style-name="T8_291">s</text:span><text:span text:style-name="T8_292"><text:s/></text:span><text:span text:style-name="T8_293">Creed</text:span><text:span text:style-name="T8_294"><text:s/></text:span><text:span text:style-name="T8_295">IV</text:span><text:span text:style-name="T8_296">:<text:s/></text:span><text:span text:style-name="T8_297">Black</text:span><text:span text:style-name="T8_298"><text:s/></text:span><text:span text:style-name="T8_299">Flag</text:span><text:span text:style-name="T8_300">”<text:s/></text:span><text:span text:style-name="T8_301">zebrał</text:span><text:span text:style-name="T8_302"><text:s/></text:span><text:span text:style-name="T8_303">pochlebne</text:span><text:span text:style-name="T8_304"><text:s/></text:span><text:span text:style-name="T8_305">opinie</text:span><text:span text:style-name="T8_306">,<text:s/></text:span><text:span text:style-name="T8_307">bo</text:span><text:span text:style-name="T8_308"><text:s/></text:span><text:span text:style-name="T8_309">inaczej</text:span><text:span text:style-name="T8_310"><text:s/></text:span><text:span text:style-name="T8_311">ten</text:span><text:span text:style-name="T8_312"><text:s/></text:span><text:span text:style-name="T8_313">artykuł</text:span><text:span text:style-name="T8_314"><text:s/></text:span><text:span text:style-name="T8_315">rozrósłby</text:span><text:span text:style-name="T8_316"><text:s/></text:span><text:span text:style-name="T8_317">się</text:span><text:span text:style-name="T8_318"><text:s/></text:span><text:span text:style-name="T8_319">do</text:span><text:span text:style-name="T8_320"><text:s/></text:span><text:span text:style-name="T8_321">niebotycznych</text:span><text:span text:style-name="T8_322"><text:s/></text:span><text:span text:style-name="T8_323">rozmiarów</text:span><text:span text:style-name="T8_324">.<text:s/></text:span></text:p>
      <text:p text:style-name="P9"><text:span text:style-name="T9_1">Kogo</text:span><text:span text:style-name="T9_2"><text:s/></text:span><text:span text:style-name="T9_3">by</text:span><text:span text:style-name="T9_4"><text:s/></text:span><text:span text:style-name="T9_5">tu</text:span><text:span text:style-name="T9_6"><text:s/></text:span><text:span text:style-name="T9_7">dalej</text:span><text:span text:style-name="T9_8">…<text:s/></text:span><text:span text:style-name="T9_9">Ach</text:span><text:span text:style-name="T9_10">,<text:s/></text:span><text:span text:style-name="T9_11">Electronic</text:span><text:span text:style-name="T9_12"><text:s/></text:span><text:span text:style-name="T9_13">Arts</text:span><text:span text:style-name="T9_14">.<text:s/></text:span><text:span text:style-name="T9_15">Z</text:span><text:span text:style-name="T9_16"><text:s/></text:span><text:span text:style-name="T9_17">pewnością</text:span><text:span text:style-name="T9_18"><text:s/></text:span><text:span text:style-name="T9_19">pamiętacie</text:span><text:span text:style-name="T9_20"><text:s/></text:span><text:span text:style-name="T9_21">to</text:span><text:span text:style-name="T9_22"><text:s/></text:span><text:span text:style-name="T9_23">kultowe</text:span><text:span text:style-name="T9_24"><text:s/></text:span><text:span text:style-name="T9_25">intro</text:span><text:span text:style-name="T9_26"><text:s/></text:span><text:span text:style-name="T9_27">“</text:span><text:span text:style-name="T9_28">EA</text:span><text:span text:style-name="T9_29"><text:s/></text:span><text:span text:style-name="T9_30">GAMES</text:span><text:span text:style-name="T9_31"><text:s/></text:span><text:span text:style-name="T9_32">CHALLENGE</text:span><text:span text:style-name="T9_33"><text:s/></text:span><text:span text:style-name="T9_34">EVERYTHING</text:span><text:span text:style-name="T9_35">”</text:span><text:span text:style-name="T9_36">.<text:s/></text:span><text:span text:style-name="T9_37">Pamiętam</text:span><text:span text:style-name="T9_38">,<text:s/></text:span><text:span text:style-name="T9_39">że</text:span><text:span text:style-name="T9_40"><text:s/></text:span><text:span text:style-name="T9_41">kiedy</text:span><text:span text:style-name="T9_42"><text:s/></text:span><text:span text:style-name="T9_43">po</text:span><text:span text:style-name="T9_44"><text:s/></text:span><text:span text:style-name="T9_45">odpaleniu</text:span><text:span text:style-name="T9_46"><text:s/></text:span><text:span text:style-name="T9_47">gierki</text:span><text:span text:style-name="T9_48"><text:s/></text:span><text:span text:style-name="T9_49">pojawiało</text:span><text:span text:style-name="T9_50"><text:s/></text:span><text:span text:style-name="T9_51">się</text:span><text:span text:style-name="T9_52"><text:s/></text:span><text:span text:style-name="T9_53">to</text:span><text:span text:style-name="T9_54"><text:s/></text:span><text:span text:style-name="T9_55">intro</text:span><text:span text:style-name="T9_56">,<text:s/></text:span><text:span text:style-name="T9_57">już</text:span><text:span text:style-name="T9_58"><text:s/></text:span><text:span text:style-name="T9_59">wiedziałem</text:span><text:span text:style-name="T9_60">,<text:s/></text:span><text:span text:style-name="T9_61">że</text:span><text:span text:style-name="T9_62"><text:s/></text:span><text:span text:style-name="T9_63">czeka</text:span><text:span text:style-name="T9_64"><text:s/></text:span><text:span text:style-name="T9_65">na</text:span><text:span text:style-name="T9_66"><text:s/></text:span><text:span text:style-name="T9_67">mnie</text:span><text:span text:style-name="T9_68"><text:s/></text:span><text:span text:style-name="T9_69">dobra</text:span><text:span text:style-name="T9_70"><text:s/></text:span><text:span text:style-name="T9_71">produkcja</text:span><text:span text:style-name="T9_72">.<text:s/></text:span><text:span text:style-name="T9_73">A</text:span><text:span text:style-name="T9_74"><text:s/></text:span><text:span text:style-name="T9_75">dziś</text:span><text:span text:style-name="T9_76">?<text:s/></text:span><text:span text:style-name="T9_77">Wiele</text:span><text:span text:style-name="T9_78"><text:s/></text:span><text:span text:style-name="T9_79">lat</text:span><text:span text:style-name="T9_80"><text:s/></text:span><text:span text:style-name="T9_81">później</text:span><text:span text:style-name="T9_82">?<text:s/></text:span><text:span text:style-name="T9_83">Gracze</text:span><text:span text:style-name="T9_84"><text:s/></text:span><text:span text:style-name="T9_85">nadal</text:span><text:span text:style-name="T9_86"><text:s/></text:span><text:span text:style-name="T9_87">pamiętają</text:span><text:span text:style-name="T9_88"><text:s/></text:span><text:span text:style-name="T9_89">bolesną</text:span><text:span text:style-name="T9_90"><text:s/></text:span><text:span text:style-name="T9_91">premierę</text:span><text:span text:style-name="T9_92"><text:s/>“</text:span><text:span text:style-name="T9_93">Battlefield</text:span><text:span text:style-name="T9_94"><text:s/>4”,<text:s/></text:span><text:span text:style-name="T9_95">gdzie</text:span><text:span text:style-name="T9_96"><text:s/></text:span><text:span text:style-name="T9_97">gra</text:span><text:span text:style-name="T9_98"><text:s/></text:span><text:span text:style-name="T9_99">dopiero</text:span><text:span text:style-name="T9_100"><text:s/></text:span><text:span text:style-name="T9_101">po</text:span><text:span text:style-name="T9_102"><text:s/></text:span><text:span text:style-name="T9_103">kilku</text:span><text:span text:style-name="T9_104"><text:s/></text:span><text:span text:style-name="T9_105">łatkach</text:span><text:span text:style-name="T9_106"><text:s/></text:span><text:span text:style-name="T9_107">stawała</text:span><text:span text:style-name="T9_108"><text:s/></text:span><text:span text:style-name="T9_109">się</text:span><text:span text:style-name="T9_110"><text:s/></text:span><text:span text:style-name="T9_111">grywalna</text:span><text:span text:style-name="T9_112">.<text:s/></text:span><text:span text:style-name="T9_113">Albo</text:span><text:span text:style-name="T9_114"><text:s/></text:span><text:span text:style-name="T9_115">tony</text:span><text:span text:style-name="T9_116"><text:s/></text:span><text:span text:style-name="T9_117">DLC</text:span><text:span text:style-name="T9_118"><text:s/></text:span><text:span text:style-name="T9_119">do</text:span><text:span text:style-name="T9_120"><text:s/></text:span><text:span text:style-name="T9_121">ich</text:span><text:span text:style-name="T9_122"><text:s/></text:span><text:span text:style-name="T9_123">gier</text:span><text:span text:style-name="T9_124">?<text:s/></text:span><text:span text:style-name="T9_125">DLC</text:span><text:span text:style-name="T9_126"><text:s/></text:span><text:span text:style-name="T9_127">to</text:span><text:span text:style-name="T9_128"><text:s/></text:span><text:span text:style-name="T9_129">raj</text:span><text:span text:style-name="T9_130"><text:s/></text:span><text:span text:style-name="T9_131">dla</text:span><text:span text:style-name="T9_132"><text:s/></text:span><text:span text:style-name="T9_133">wydawcy</text:span><text:span text:style-name="T9_134"><text:s/></text:span><text:span text:style-name="T9_135">i</text:span><text:span text:style-name="T9_136"><text:s/></text:span><text:span text:style-name="T9_137">piekło</text:span><text:span text:style-name="T9_138"><text:s/></text:span><text:span text:style-name="T9_139">dla</text:span><text:span text:style-name="T9_140"><text:s/></text:span><text:span text:style-name="T9_141">gracza</text:span><text:span text:style-name="T9_142">.<text:s/></text:span><text:span text:style-name="T9_143">Nie</text:span><text:span text:style-name="T9_144"><text:s/></text:span><text:span text:style-name="T9_145">ma</text:span><text:span text:style-name="T9_146"><text:s/></text:span><text:span text:style-name="T9_147">to</text:span><text:span text:style-name="T9_148"><text:s/></text:span><text:span text:style-name="T9_149">jak</text:span><text:span text:style-name="T9_150"><text:s/></text:span><text:span text:style-name="T9_151">poszatkować</text:span><text:span text:style-name="T9_152"><text:s/></text:span><text:span text:style-name="T9_153">grę</text:span><text:span text:style-name="T9_154"><text:s/></text:span><text:span text:style-name="T9_155">i</text:span><text:span text:style-name="T9_156"><text:s/></text:span><text:span text:style-name="T9_157">sprzedawać</text:span><text:span text:style-name="T9_158"><text:s/></text:span><text:span text:style-name="T9_159">ją</text:span><text:span text:style-name="T9_160"><text:s/></text:span><text:span text:style-name="T9_161">na</text:span><text:span text:style-name="T9_162"><text:s/></text:span><text:span text:style-name="T9_163">raty</text:span><text:span text:style-name="T9_164">,<text:s/></text:span><text:span text:style-name="T9_165">do</text:span><text:span text:style-name="T9_166"><text:s/></text:span><text:span text:style-name="T9_167">tego</text:span><text:span text:style-name="T9_168"><text:s/></text:span><text:span text:style-name="T9_169">wydając</text:span><text:span text:style-name="T9_170"><text:s/></text:span><text:span text:style-name="T9_171">nienadającą</text:span><text:span text:style-name="T9_172"><text:s/></text:span><text:span text:style-name="T9_173">się</text:span><text:span text:style-name="T9_174"><text:s/></text:span><text:span text:style-name="T9_175">do</text:span><text:span text:style-name="T9_176"><text:s/></text:span><text:span text:style-name="T9_177">niczego</text:span><text:span text:style-name="T9_178"><text:s/></text:span><text:span text:style-name="T9_179">podstawkę</text:span><text:span text:style-name="T9_180">.<text:s/></text:span><text:span text:style-name="T9_181">Owszem</text:span><text:span text:style-name="T9_182">,<text:s/></text:span><text:span text:style-name="T9_183">teraz</text:span><text:span text:style-name="T9_184">,<text:s/></text:span><text:span text:style-name="T9_185">lata</text:span><text:span text:style-name="T9_186"><text:s/></text:span><text:span text:style-name="T9_187">po</text:span><text:span text:style-name="T9_188"><text:s/></text:span><text:span text:style-name="T9_189">premierze</text:span><text:span text:style-name="T9_190">,<text:s/></text:span><text:span text:style-name="T9_191">da</text:span><text:span text:style-name="T9_192"><text:s/></text:span><text:span text:style-name="T9_193">się</text:span><text:span text:style-name="T9_194"><text:s/></text:span><text:span text:style-name="T9_195">grać</text:span><text:span text:style-name="T9_196"><text:s/></text:span><text:span text:style-name="T9_197">w</text:span><text:span text:style-name="T9_198"><text:s/></text:span><text:span text:style-name="T9_199">BF</text:span><text:span text:style-name="T9_200">4,<text:s/></text:span><text:span text:style-name="T9_201">ba</text:span><text:span text:style-name="T9_202">,<text:s/></text:span><text:span text:style-name="T9_203">EA</text:span><text:span text:style-name="T9_204"><text:s/></text:span><text:span text:style-name="T9_205">teraz</text:span><text:span text:style-name="T9_206"><text:s/></text:span><text:span text:style-name="T9_207">nawet</text:span><text:span text:style-name="T9_208"><text:s/></text:span><text:span text:style-name="T9_209">daje</text:span><text:span text:style-name="T9_210"><text:s/></text:span><text:span text:style-name="T9_211">sporo</text:span><text:span text:style-name="T9_212"><text:s/></text:span><text:span text:style-name="T9_213">darmowych</text:span><text:span text:style-name="T9_214"><text:s/></text:span><text:span text:style-name="T9_215">DLC</text:span><text:span text:style-name="T9_216"><text:s/></text:span><text:span text:style-name="T9_217">do</text:span><text:span text:style-name="T9_218"><text:s/></text:span><text:span text:style-name="T9_219">tej</text:span><text:span text:style-name="T9_220"><text:s/></text:span><text:span text:style-name="T9_221">gry</text:span><text:span text:style-name="T9_222">,<text:s/></text:span><text:span text:style-name="T9_223">organizuje</text:span><text:span text:style-name="T9_224"><text:s/></text:span><text:span text:style-name="T9_225">przeceny</text:span><text:span text:style-name="T9_226">,<text:s/></text:span><text:span text:style-name="T9_227">ale</text:span><text:span text:style-name="T9_228"><text:s/></text:span><text:span text:style-name="T9_229">już</text:span><text:span text:style-name="T9_230"><text:s/></text:span><text:span text:style-name="T9_231">za</text:span><text:span text:style-name="T9_232"><text:s/></text:span><text:span text:style-name="T9_233">rogiem</text:span><text:span text:style-name="T9_234"><text:s/></text:span><text:span text:style-name="T9_235">premiera</text:span><text:span text:style-name="T9_236"><text:s/>“</text:span><text:span text:style-name="T9_237">Battlefield</text:span><text:span text:style-name="T9_238"><text:s/>1”,<text:s/></text:span><text:span text:style-name="T9_239">więc</text:span><text:span text:style-name="T9_240"><text:s/></text:span><text:span text:style-name="T9_241">w</text:span><text:span text:style-name="T9_242"><text:s/></text:span><text:span text:style-name="T9_243">jakiś</text:span><text:span text:style-name="T9_244"><text:s/></text:span><text:span text:style-name="T9_245">sposób</text:span><text:span text:style-name="T9_246"><text:s/></text:span><text:span text:style-name="T9_247">trzeba</text:span><text:span text:style-name="T9_248"><text:s/></text:span><text:span text:style-name="T9_249">przyciągnąć</text:span><text:span text:style-name="T9_250"><text:s/></text:span><text:span text:style-name="T9_251">graczy</text:span><text:span text:style-name="T9_252">,<text:s/></text:span><text:span text:style-name="T9_253">zanęcić</text:span><text:span text:style-name="T9_254"><text:s/></text:span><text:span text:style-name="T9_255">kawałkiem</text:span><text:span text:style-name="T9_256"><text:s/></text:span><text:span text:style-name="T9_257">wyciętej</text:span><text:span text:style-name="T9_258"><text:s/></text:span><text:span text:style-name="T9_259">gry</text:span><text:span text:style-name="T9_260"><text:s/></text:span><text:span text:style-name="T9_261">sprzed</text:span><text:span text:style-name="T9_262"><text:s/></text:span><text:span text:style-name="T9_263">kilku</text:span><text:span text:style-name="T9_264"><text:s/></text:span><text:span text:style-name="T9_265">lat</text:span><text:span text:style-name="T9_266"><text:s/></text:span><text:span text:style-name="T9_267">za</text:span><text:span text:style-name="T9_268"><text:s/></text:span><text:span text:style-name="T9_269">darmo</text:span><text:span text:style-name="T9_270">,<text:s/></text:span><text:span text:style-name="T9_271">a</text:span><text:span text:style-name="T9_272"><text:s/></text:span><text:span text:style-name="T9_273">nóż</text:span><text:span text:style-name="T9_274"><text:s/></text:span><text:span text:style-name="T9_275">jakiś</text:span><text:span text:style-name="T9_276"><text:s/></text:span><text:span text:style-name="T9_277">niezdecydowany</text:span><text:span text:style-name="T9_278"><text:s/></text:span><text:span text:style-name="T9_279">wyda</text:span><text:span text:style-name="T9_280"><text:s/>200<text:s/></text:span><text:span text:style-name="T9_281">zł</text:span><text:span text:style-name="T9_282"><text:s/></text:span><text:span text:style-name="T9_283">za</text:span><text:span text:style-name="T9_284"><text:s/></text:span><text:span text:style-name="T9_285">edycję</text:span><text:span text:style-name="T9_286"><text:s/></text:span><text:span text:style-name="T9_287">specjalną</text:span><text:span text:style-name="T9_288">,<text:s/></text:span><text:span text:style-name="T9_289">która</text:span><text:span text:style-name="T9_290"><text:s/></text:span><text:span text:style-name="T9_291">da</text:span><text:span text:style-name="T9_292"><text:s/></text:span><text:span text:style-name="T9_293">mu</text:span><text:span text:style-name="T9_294"><text:s/></text:span><text:span text:style-name="T9_295">dwie</text:span><text:span text:style-name="T9_296"><text:s/></text:span><text:span text:style-name="T9_297">pukawki</text:span><text:span text:style-name="T9_298"><text:s/></text:span><text:span text:style-name="T9_299">i</text:span><text:span text:style-name="T9_300"><text:s/></text:span><text:span text:style-name="T9_301">wunderbauma</text:span><text:span text:style-name="T9_302"><text:s/></text:span><text:span text:style-name="T9_303">do</text:span><text:span text:style-name="T9_304"><text:s/></text:span><text:span text:style-name="T9_305">kibelka</text:span><text:span text:style-name="T9_306">?</text:span></text:p>
      <text:p text:style-name="P10"><text:span text:style-name="T10_1">Jedziemy</text:span><text:span text:style-name="T10_2"><text:s/></text:span><text:span text:style-name="T10_3">dalej</text:span><text:span text:style-name="T10_4">.<text:s/></text:span><text:span text:style-name="T10_5">Support</text:span><text:span text:style-name="T10_6">?<text:s/></text:span><text:span text:style-name="T10_7">Pierwsze</text:span><text:span text:style-name="T10_8"><text:s/></text:span><text:span text:style-name="T10_9">skojarzenie</text:span><text:span text:style-name="T10_10">:<text:s/></text:span><text:span text:style-name="T10_11">Steam</text:span><text:span text:style-name="T10_12">.<text:s/></text:span><text:span text:style-name="T10_13">Serwis</text:span><text:span text:style-name="T10_14"><text:s/></text:span><text:span text:style-name="T10_15">Steam</text:span><text:span text:style-name="T10_16">,<text:s/></text:span><text:span text:style-name="T10_17">stworzony</text:span><text:span text:style-name="T10_18"><text:s/></text:span><text:span text:style-name="T10_19">i</text:span><text:span text:style-name="T10_20"><text:s/></text:span><text:span text:style-name="T10_21">nadzorowany</text:span><text:span text:style-name="T10_22"><text:s/></text:span><text:span text:style-name="T10_23">przez</text:span><text:span text:style-name="T10_24"><text:s/></text:span><text:span text:style-name="T10_25">firmę</text:span><text:span text:style-name="T10_26"><text:s/></text:span><text:span text:style-name="T10_27">Valve</text:span><text:span text:style-name="T10_28">,<text:s/></text:span><text:span text:style-name="T10_29">twórców</text:span><text:span text:style-name="T10_30"><text:s/></text:span><text:span text:style-name="T10_31">takich</text:span><text:span text:style-name="T10_32"><text:s/></text:span><text:span text:style-name="T10_33">gier</text:span><text:span text:style-name="T10_34"><text:s/></text:span><text:span text:style-name="T10_35">jak</text:span><text:span text:style-name="T10_36"><text:s/>“</text:span><text:span text:style-name="T10_37">Portal</text:span><text:span text:style-name="T10_38">”<text:s/>1<text:s/></text:span><text:span text:style-name="T10_39">i</text:span><text:span text:style-name="T10_40"><text:s/>2,<text:s/>“</text:span><text:span text:style-name="T10_41">Half</text:span><text:span text:style-name="T10_42"><text:s/>–<text:s/></text:span><text:span text:style-name="T10_43">Life</text:span><text:span text:style-name="T10_44">”<text:s/>1<text:s/></text:span><text:span text:style-name="T10_45">i</text:span><text:span text:style-name="T10_46"><text:s/>2<text:s/>(</text:span><text:span text:style-name="T10_47">i</text:span><text:span text:style-name="T10_48"><text:s/>3)<text:s/></text:span><text:span text:style-name="T10_49">czy</text:span><text:span text:style-name="T10_50"><text:s/>“</text:span><text:span text:style-name="T10_51">Left</text:span><text:span text:style-name="T10_52"><text:s/>4<text:s/></text:span><text:span text:style-name="T10_53">Dead</text:span><text:span text:style-name="T10_54">”,<text:s/>“</text:span><text:span text:style-name="T10_55">Team</text:span><text:span text:style-name="T10_56"><text:s/></text:span><text:span text:style-name="T10_57">Fortress</text:span><text:span text:style-name="T10_58"><text:s/>2”,<text:s/>“</text:span><text:span text:style-name="T10_59">Counter</text:span><text:span text:style-name="T10_60">-</text:span><text:span text:style-name="T10_61">Strike</text:span><text:span text:style-name="T10_62">”…<text:s/></text:span><text:span text:style-name="T10_63">Znacie</text:span><text:span text:style-name="T10_64"><text:s/></text:span><text:span text:style-name="T10_65">te</text:span><text:span text:style-name="T10_66"><text:s/></text:span><text:span text:style-name="T10_67">gry</text:span><text:span text:style-name="T10_68">,<text:s/></text:span><text:span text:style-name="T10_69">a</text:span><text:span text:style-name="T10_70"><text:s/></text:span><text:span text:style-name="T10_71">przynajmniej</text:span><text:span text:style-name="T10_72"><text:s/></text:span><text:span text:style-name="T10_73">o</text:span><text:span text:style-name="T10_74"><text:s/></text:span><text:span text:style-name="T10_75">nich</text:span><text:span text:style-name="T10_76"><text:s/></text:span><text:span text:style-name="T10_77">słyszeliście</text:span><text:span text:style-name="T10_78">.<text:s/></text:span><text:span text:style-name="T10_79">Więc</text:span><text:span text:style-name="T10_80"><text:s/></text:span><text:span text:style-name="T10_81">również</text:span><text:span text:style-name="T10_82"><text:s/></text:span><text:span text:style-name="T10_83">wydaje</text:span><text:span text:style-name="T10_84"><text:s/></text:span><text:span text:style-name="T10_85">się</text:span><text:span text:style-name="T10_86">,<text:s/></text:span><text:span text:style-name="T10_87">że</text:span><text:span text:style-name="T10_88"><text:s/></text:span><text:span text:style-name="T10_89">stoi</text:span><text:span text:style-name="T10_90"><text:s/></text:span><text:span text:style-name="T10_91">za</text:span><text:span text:style-name="T10_92"><text:s/></text:span><text:span text:style-name="T10_93">nimi</text:span><text:span text:style-name="T10_94"><text:s/></text:span><text:span text:style-name="T10_95">poważna</text:span><text:span text:style-name="T10_96"><text:s/></text:span><text:span text:style-name="T10_97">firma</text:span><text:span text:style-name="T10_98">.<text:s/></text:span><text:span text:style-name="T10_99">Pamiętacie</text:span><text:span text:style-name="T10_100"><text:s/></text:span><text:span text:style-name="T10_101">Ubisoft</text:span><text:span text:style-name="T10_102">?<text:s/></text:span><text:span text:style-name="T10_103">Tak</text:span><text:span text:style-name="T10_104">,<text:s/></text:span><text:span text:style-name="T10_105">tu</text:span><text:span text:style-name="T10_106"><text:s/></text:span><text:span text:style-name="T10_107">też</text:span><text:span text:style-name="T10_108"><text:s/></text:span><text:span text:style-name="T10_109">nie</text:span><text:span text:style-name="T10_110"><text:s/></text:span><text:span text:style-name="T10_111">jest</text:span><text:span text:style-name="T10_112"><text:s/></text:span><text:span text:style-name="T10_113">różowo</text:span><text:span text:style-name="T10_114">.<text:s/></text:span><text:span text:style-name="T10_115">Support</text:span><text:span text:style-name="T10_116"><text:s/></text:span><text:span text:style-name="T10_117">jednej</text:span><text:span text:style-name="T10_118"><text:s/></text:span><text:span text:style-name="T10_119">z</text:span><text:span text:style-name="T10_120"><text:s/></text:span><text:span text:style-name="T10_121">największych</text:span><text:span text:style-name="T10_122"><text:s/></text:span><text:span text:style-name="T10_123">platform</text:span><text:span text:style-name="T10_124"><text:s/></text:span><text:span text:style-name="T10_125">z</text:span><text:span text:style-name="T10_126"><text:s/></text:span><text:span text:style-name="T10_127">grami</text:span><text:span text:style-name="T10_128"><text:s/></text:span><text:span text:style-name="T10_129">na</text:span><text:span text:style-name="T10_130"><text:s/></text:span><text:span text:style-name="T10_131">rynku</text:span><text:span text:style-name="T10_132"><text:s/></text:span><text:span text:style-name="T10_133">to</text:span><text:span text:style-name="T10_134"><text:s/></text:span><text:span text:style-name="T10_135">jakiś</text:span><text:span text:style-name="T10_136"><text:s/></text:span><text:span text:style-name="T10_137">żart</text:span><text:span text:style-name="T10_138">.<text:s/></text:span><text:span text:style-name="T10_139">W</text:span><text:span text:style-name="T10_140"><text:s/></text:span><text:span text:style-name="T10_141">sieci</text:span><text:span text:style-name="T10_142"><text:s/></text:span><text:span text:style-name="T10_143">mnóstwo</text:span><text:span text:style-name="T10_144"><text:s/></text:span><text:span text:style-name="T10_145">jest</text:span><text:span text:style-name="T10_146"><text:s/></text:span><text:span text:style-name="T10_147">głosów</text:span><text:span text:style-name="T10_148">,<text:s/></text:span><text:span text:style-name="T10_149">że</text:span><text:span text:style-name="T10_150"><text:s/></text:span><text:span text:style-name="T10_151">pomoc</text:span><text:span text:style-name="T10_152"><text:s/></text:span><text:span text:style-name="T10_153">techniczna</text:span><text:span text:style-name="T10_154"><text:s/></text:span><text:span text:style-name="T10_155">praktycznie</text:span><text:span text:style-name="T10_156"><text:s/></text:span><text:span text:style-name="T10_157">nie</text:span><text:span text:style-name="T10_158"><text:s/></text:span><text:span text:style-name="T10_159">istnieje</text:span><text:span text:style-name="T10_160">.<text:s/></text:span><text:span text:style-name="T10_161">Tickety</text:span><text:span text:style-name="T10_162"><text:s/></text:span><text:span text:style-name="T10_163">wiszą</text:span><text:span text:style-name="T10_164"><text:s/></text:span><text:span text:style-name="T10_165">miesiącami</text:span><text:span text:style-name="T10_166"><text:s/></text:span><text:span text:style-name="T10_167">bądź</text:span><text:span text:style-name="T10_168"><text:s/></text:span><text:span text:style-name="T10_169">są</text:span><text:span text:style-name="T10_170"><text:s/></text:span><text:span text:style-name="T10_171">odrzucane</text:span><text:span text:style-name="T10_172">.<text:s/></text:span><text:span text:style-name="T10_173">Owszem</text:span><text:span text:style-name="T10_174">,<text:s/></text:span><text:span text:style-name="T10_175">Valve</text:span><text:span text:style-name="T10_176"><text:s/></text:span><text:span text:style-name="T10_177">swego</text:span><text:span text:style-name="T10_178"><text:s/></text:span><text:span text:style-name="T10_179">czasu</text:span><text:span text:style-name="T10_180"><text:s/></text:span><text:span text:style-name="T10_181">coś</text:span><text:span text:style-name="T10_182"><text:s/></text:span><text:span text:style-name="T10_183">wspominało</text:span><text:span text:style-name="T10_184">,<text:s/></text:span><text:span text:style-name="T10_185">że</text:span><text:span text:style-name="T10_186"><text:s/></text:span><text:span text:style-name="T10_187">zamierzają</text:span><text:span text:style-name="T10_188"><text:s/></text:span><text:span text:style-name="T10_189">to</text:span><text:span text:style-name="T10_190"><text:s/></text:span><text:span text:style-name="T10_191">naprawić</text:span><text:span text:style-name="T10_192">,<text:s/></text:span><text:span text:style-name="T10_193">ale</text:span><text:span text:style-name="T10_194"><text:s/></text:span><text:span text:style-name="T10_195">od</text:span><text:span text:style-name="T10_196"><text:s/></text:span><text:span text:style-name="T10_197">tego</text:span><text:span text:style-name="T10_198"><text:s/></text:span><text:span text:style-name="T10_199">czasu</text:span><text:span text:style-name="T10_200"><text:s/></text:span><text:span text:style-name="T10_201">cisza</text:span><text:span text:style-name="T10_202">…<text:s/></text:span><text:span text:style-name="T10_203">Korporacja</text:span><text:span text:style-name="T10_204">,<text:s/></text:span><text:span text:style-name="T10_205">która</text:span><text:span text:style-name="T10_206"><text:s/></text:span><text:span text:style-name="T10_207">zarabia</text:span><text:span text:style-name="T10_208"><text:s/></text:span><text:span text:style-name="T10_209">ciężkie</text:span><text:span text:style-name="T10_210"><text:s/></text:span><text:span text:style-name="T10_211">pieniądze</text:span><text:span text:style-name="T10_212"><text:s/></text:span><text:span text:style-name="T10_213">na</text:span><text:span text:style-name="T10_214"><text:s/></text:span><text:span text:style-name="T10_215">sprzedaży</text:span><text:span text:style-name="T10_216"><text:s/></text:span><text:span text:style-name="T10_217">cudzych</text:span><text:span text:style-name="T10_218"><text:s/></text:span><text:span text:style-name="T10_219">gier</text:span><text:span text:style-name="T10_220">,<text:s/></text:span><text:span text:style-name="T10_221">nie</text:span><text:span text:style-name="T10_222"><text:s/></text:span><text:span text:style-name="T10_223">jest</text:span><text:span text:style-name="T10_224"><text:s/></text:span><text:span text:style-name="T10_225">w</text:span><text:span text:style-name="T10_226"><text:s/></text:span><text:span text:style-name="T10_227">stanie</text:span><text:span text:style-name="T10_228"><text:s/></text:span><text:span text:style-name="T10_229">ogarnąć</text:span><text:span text:style-name="T10_230"><text:s/></text:span><text:span text:style-name="T10_231">grupy</text:span><text:span text:style-name="T10_232"><text:s/></text:span><text:span text:style-name="T10_233">stażystów</text:span><text:span text:style-name="T10_234"><text:s/></text:span><text:span text:style-name="T10_235">w</text:span><text:span text:style-name="T10_236"><text:s/></text:span><text:span text:style-name="T10_237">dziale</text:span><text:span text:style-name="T10_238"><text:s/></text:span><text:span text:style-name="T10_239">pomocy</text:span><text:span text:style-name="T10_240"><text:s/></text:span><text:span text:style-name="T10_241">technicznej</text:span><text:span text:style-name="T10_242">?<text:s/></text:span><text:span text:style-name="T10_243">Podobna</text:span><text:span text:style-name="T10_244"><text:s/></text:span><text:span text:style-name="T10_245">sytuacja</text:span><text:span text:style-name="T10_246"><text:s/></text:span><text:span text:style-name="T10_247">dotyczy</text:span><text:span text:style-name="T10_248"><text:s/></text:span><text:span text:style-name="T10_249">Rockstar</text:span><text:span text:style-name="T10_250"><text:s/></text:span><text:span text:style-name="T10_251">i</text:span><text:span text:style-name="T10_252"><text:s/></text:span><text:span text:style-name="T10_253">Take</text:span><text:span text:style-name="T10_254">-</text:span><text:span text:style-name="T10_255">Two</text:span><text:span text:style-name="T10_256">,<text:s/></text:span><text:span text:style-name="T10_257">ludzi</text:span><text:span text:style-name="T10_258"><text:s/></text:span><text:span text:style-name="T10_259">odpowiedzialnych</text:span><text:span text:style-name="T10_260"><text:s/></text:span><text:span text:style-name="T10_261">za</text:span><text:span text:style-name="T10_262"><text:s/></text:span><text:span text:style-name="T10_263">serię</text:span><text:span text:style-name="T10_264"><text:s/></text:span><text:span text:style-name="T10_265">GTA</text:span><text:span text:style-name="T10_266">.<text:s/></text:span><text:span text:style-name="T10_267">Obecnie</text:span><text:span text:style-name="T10_268"><text:s/></text:span><text:span text:style-name="T10_269">ich</text:span><text:span text:style-name="T10_270"><text:s/></text:span><text:span text:style-name="T10_271">najnowsze</text:span><text:span text:style-name="T10_272"><text:s/></text:span><text:span text:style-name="T10_273">dzieło</text:span><text:span text:style-name="T10_274">,<text:s/></text:span><text:span text:style-name="T10_275">GTA</text:span><text:span text:style-name="T10_276"><text:s/></text:span><text:span text:style-name="T10_277">V</text:span><text:span text:style-name="T10_278">,<text:s/></text:span><text:span text:style-name="T10_279">szczyci</text:span><text:span text:style-name="T10_280"><text:s/></text:span><text:span text:style-name="T10_281">się</text:span><text:span text:style-name="T10_282"><text:s/></text:span><text:span text:style-name="T10_283">stale</text:span><text:span text:style-name="T10_284"><text:s/></text:span><text:span text:style-name="T10_285">rozwijanym</text:span><text:span text:style-name="T10_286"><text:s/></text:span><text:span text:style-name="T10_287">i</text:span><text:span text:style-name="T10_288"><text:s/></text:span><text:span text:style-name="T10_289">ulepszanym</text:span><text:span text:style-name="T10_290"><text:s/></text:span><text:span text:style-name="T10_291">trybem</text:span><text:span text:style-name="T10_292"><text:s/></text:span><text:span text:style-name="T10_293">online</text:span><text:span text:style-name="T10_294">.<text:s/></text:span><text:span text:style-name="T10_295">Ale</text:span><text:span text:style-name="T10_296"><text:s/></text:span><text:span text:style-name="T10_297">i</text:span><text:span text:style-name="T10_298"><text:s/></text:span><text:span text:style-name="T10_299">tutaj</text:span><text:span text:style-name="T10_300"><text:s/></text:span><text:span text:style-name="T10_301">pojawiają</text:span><text:span text:style-name="T10_302"><text:s/></text:span><text:span text:style-name="T10_303">się</text:span><text:span text:style-name="T10_304"><text:s/></text:span><text:span text:style-name="T10_305">kwiatki</text:span><text:span text:style-name="T10_306">,<text:s/></text:span><text:span text:style-name="T10_307">jakie</text:span><text:span text:style-name="T10_308"><text:s/></text:span><text:span text:style-name="T10_309">nie</text:span><text:span text:style-name="T10_310"><text:s/></text:span><text:span text:style-name="T10_311">powinny</text:span><text:span text:style-name="T10_312"><text:s/></text:span><text:span text:style-name="T10_313">mieć</text:span><text:span text:style-name="T10_314"><text:s/></text:span><text:span text:style-name="T10_315">nigdy</text:span><text:span text:style-name="T10_316"><text:s/></text:span><text:span text:style-name="T10_317">miejsca</text:span><text:span text:style-name="T10_318">.<text:s/></text:span><text:span text:style-name="T10_319">Otóż</text:span><text:span text:style-name="T10_320">,<text:s/></text:span><text:span text:style-name="T10_321">wystarczy</text:span><text:span text:style-name="T10_322"><text:s/></text:span><text:span text:style-name="T10_323">spojrzeć</text:span><text:span text:style-name="T10_324"><text:s/></text:span><text:span text:style-name="T10_325">na</text:span><text:span text:style-name="T10_326"><text:s/></text:span><text:span text:style-name="T10_327">kilka</text:span><text:span text:style-name="T10_328"><text:s/></text:span><text:span text:style-name="T10_329">negatywnych</text:span><text:span text:style-name="T10_330"><text:s/></text:span><text:span text:style-name="T10_331">opinii</text:span><text:span text:style-name="T10_332"><text:s/></text:span><text:span text:style-name="T10_333">o</text:span><text:span text:style-name="T10_334"><text:s/></text:span><text:span text:style-name="T10_335">grze</text:span><text:span text:style-name="T10_336"><text:s/></text:span><text:span text:style-name="T10_337">w</text:span><text:span text:style-name="T10_338"><text:s/></text:span><text:span text:style-name="T10_339">serwisie</text:span><text:span text:style-name="T10_340"><text:s/></text:span><text:span text:style-name="T10_341">Steam</text:span><text:span text:style-name="T10_342">.<text:s/></text:span><text:span text:style-name="T10_343">Gracze</text:span><text:span text:style-name="T10_344"><text:s/></text:span><text:span text:style-name="T10_345">zostają</text:span><text:span text:style-name="T10_346"><text:s/></text:span><text:span text:style-name="T10_347">zbanowani</text:span><text:span text:style-name="T10_348">,<text:s/></text:span><text:span text:style-name="T10_349">ponieważ</text:span><text:span text:style-name="T10_350"><text:s/></text:span><text:span text:style-name="T10_351">wewnętrzne</text:span><text:span text:style-name="T10_352"><text:s/></text:span><text:span text:style-name="T10_353">mechanizmy</text:span><text:span text:style-name="T10_354"><text:s/></text:span><text:span text:style-name="T10_355">gry</text:span><text:span text:style-name="T10_356"><text:s/></text:span><text:span text:style-name="T10_357">nie</text:span><text:span text:style-name="T10_358"><text:s/></text:span><text:span text:style-name="T10_359">wykrywają</text:span><text:span text:style-name="T10_360"><text:s/></text:span><text:span text:style-name="T10_361">prawidłowo</text:span><text:span text:style-name="T10_362"><text:s/></text:span><text:span text:style-name="T10_363">zakupu</text:span><text:span text:style-name="T10_364"><text:s/></text:span><text:span text:style-name="T10_365">elektronicznej</text:span><text:span text:style-name="T10_366"><text:s/></text:span><text:span text:style-name="T10_367">gotówki</text:span><text:span text:style-name="T10_368"><text:s/></text:span><text:span text:style-name="T10_369">za</text:span><text:span text:style-name="T10_370"><text:s/></text:span><text:span text:style-name="T10_371">prawdziwą</text:span><text:span text:style-name="T10_372"><text:s/></text:span><text:span text:style-name="T10_373">gotówkę</text:span><text:span text:style-name="T10_374"><text:s/></text:span><text:span text:style-name="T10_375">i</text:span><text:span text:style-name="T10_376"><text:s/></text:span><text:span text:style-name="T10_377">uznają</text:span><text:span text:style-name="T10_378"><text:s/></text:span><text:span text:style-name="T10_379">nagłe</text:span><text:span text:style-name="T10_380"><text:s/></text:span><text:span text:style-name="T10_381">wzbogacenie</text:span><text:span text:style-name="T10_382"><text:s/></text:span><text:span text:style-name="T10_383">za</text:span><text:span text:style-name="T10_384"><text:s/></text:span><text:span text:style-name="T10_385">próbę</text:span><text:span text:style-name="T10_386"><text:s/></text:span><text:span text:style-name="T10_387">oszustwa</text:span><text:span text:style-name="T10_388">.<text:s/></text:span><text:span text:style-name="T10_389">Pół</text:span><text:span text:style-name="T10_390"><text:s/></text:span><text:span text:style-name="T10_391">biedy</text:span><text:span text:style-name="T10_392">,<text:s/></text:span><text:span text:style-name="T10_393">gdyby</text:span><text:span text:style-name="T10_394"><text:s/></text:span><text:span text:style-name="T10_395">po</text:span><text:span text:style-name="T10_396"><text:s/></text:span><text:span text:style-name="T10_397">zgłoszeniu</text:span><text:span text:style-name="T10_398"><text:s/></text:span><text:span text:style-name="T10_399">się</text:span><text:span text:style-name="T10_400"><text:s/></text:span><text:span text:style-name="T10_401">do</text:span><text:span text:style-name="T10_402"><text:s/></text:span><text:span text:style-name="T10_403">pomocy</text:span><text:span text:style-name="T10_404"><text:s/></text:span><text:span text:style-name="T10_405">technicznej</text:span><text:span text:style-name="T10_406"><text:s/></text:span><text:span text:style-name="T10_407">sprawa</text:span><text:span text:style-name="T10_408"><text:s/></text:span><text:span text:style-name="T10_409">została</text:span><text:span text:style-name="T10_410"><text:s/></text:span><text:span text:style-name="T10_411">rozwiązana</text:span><text:span text:style-name="T10_412">,<text:s/></text:span><text:span text:style-name="T10_413">ale</text:span><text:span text:style-name="T10_414"><text:s/></text:span><text:span text:style-name="T10_415">wcale</text:span><text:span text:style-name="T10_416"><text:s/></text:span><text:span text:style-name="T10_417">tak</text:span><text:span text:style-name="T10_418"><text:s/></text:span><text:span text:style-name="T10_419">nie</text:span><text:span text:style-name="T10_420"><text:s/></text:span><text:span text:style-name="T10_421">jest</text:span><text:span text:style-name="T10_422">.<text:s/></text:span><text:span text:style-name="T10_423">Automaty</text:span><text:span text:style-name="T10_424"><text:s/></text:span><text:span text:style-name="T10_425">odrzucają</text:span><text:span text:style-name="T10_426"><text:s/></text:span><text:span text:style-name="T10_427">zgłoszenia</text:span><text:span text:style-name="T10_428"><text:s/></text:span><text:span text:style-name="T10_429">bądź</text:span><text:span text:style-name="T10_430">,<text:s/></text:span><text:span text:style-name="T10_431">podobnie</text:span><text:span text:style-name="T10_432"><text:s/></text:span><text:span text:style-name="T10_433">jak</text:span><text:span text:style-name="T10_434"><text:s/></text:span><text:span text:style-name="T10_435">w</text:span><text:span text:style-name="T10_436"><text:s/></text:span><text:span text:style-name="T10_437">Valve</text:span><text:span text:style-name="T10_438">,<text:s/></text:span><text:span text:style-name="T10_439">tickety</text:span><text:span text:style-name="T10_440"><text:s/></text:span><text:span text:style-name="T10_441">wiszą</text:span><text:span text:style-name="T10_442"><text:s/></text:span><text:span text:style-name="T10_443">miesiącami</text:span><text:span text:style-name="T10_444"><text:s/></text:span><text:span text:style-name="T10_445">bez</text:span><text:span text:style-name="T10_446"><text:s/></text:span><text:span text:style-name="T10_447">żadnej</text:span><text:span text:style-name="T10_448"><text:s/></text:span><text:span text:style-name="T10_449">odpowiedzi</text:span><text:span text:style-name="T10_450">.<text:s/></text:span><text:span text:style-name="T10_451">Czy</text:span><text:span text:style-name="T10_452"><text:s/></text:span><text:span text:style-name="T10_453">tak</text:span><text:span text:style-name="T10_454"><text:s/></text:span><text:span text:style-name="T10_455">powinna</text:span><text:span text:style-name="T10_456"><text:s/></text:span><text:span text:style-name="T10_457">się</text:span><text:span text:style-name="T10_458"><text:s/></text:span><text:span text:style-name="T10_459">zachowywać</text:span><text:span text:style-name="T10_460"><text:s/></text:span><text:span text:style-name="T10_461">firma</text:span><text:span text:style-name="T10_462">,<text:s/></text:span><text:span text:style-name="T10_463">która</text:span><text:span text:style-name="T10_464"><text:s/></text:span><text:span text:style-name="T10_465">zarobiła</text:span><text:span text:style-name="T10_466"><text:s/></text:span><text:span text:style-name="T10_467">kilka</text:span><text:span text:style-name="T10_468"><text:s/></text:span><text:span text:style-name="T10_469">miliardów</text:span><text:span text:style-name="T10_470"><text:s/></text:span><text:span text:style-name="T10_471">na</text:span><text:span text:style-name="T10_472"><text:s/></text:span><text:span text:style-name="T10_473">swojej</text:span><text:span text:style-name="T10_474"><text:s/></text:span><text:span text:style-name="T10_475">grze</text:span><text:span text:style-name="T10_476">?<text:s/></text:span></text:p>
      <text:p text:style-name="P11"><text:span text:style-name="T11_1">Będąc</text:span><text:span text:style-name="T11_2"><text:s/></text:span><text:span text:style-name="T11_3">przy</text:span><text:span text:style-name="T11_4"><text:s/></text:span><text:span text:style-name="T11_5">GTA</text:span><text:span text:style-name="T11_6">:<text:s/></text:span><text:span text:style-name="T11_7">O</text:span><text:span text:style-name="T11_8">,<text:s/></text:span><text:span text:style-name="T11_9">warto</text:span><text:span text:style-name="T11_10"><text:s/></text:span><text:span text:style-name="T11_11">zwrócić</text:span><text:span text:style-name="T11_12"><text:s/></text:span><text:span text:style-name="T11_13">uwagę</text:span><text:span text:style-name="T11_14"><text:s/></text:span><text:span text:style-name="T11_15">na</text:span><text:span text:style-name="T11_16"><text:s/></text:span><text:span text:style-name="T11_17">kwestię</text:span><text:span text:style-name="T11_18"><text:s/></text:span><text:span text:style-name="T11_19">Community</text:span><text:span text:style-name="T11_20"><text:s/></text:span><text:span text:style-name="T11_21">w</text:span><text:span text:style-name="T11_22"><text:s/></text:span><text:span text:style-name="T11_23">grach</text:span><text:span text:style-name="T11_24">,<text:s/></text:span><text:span text:style-name="T11_25">czyli</text:span><text:span text:style-name="T11_26"><text:s/></text:span><text:span text:style-name="T11_27">społeczności</text:span><text:span text:style-name="T11_28"><text:s/></text:span><text:span text:style-name="T11_29">graczy</text:span><text:span text:style-name="T11_30"><text:s/></text:span><text:span text:style-name="T11_31">zebranej</text:span><text:span text:style-name="T11_32"><text:s/></text:span><text:span text:style-name="T11_33">wokół</text:span><text:span text:style-name="T11_34"><text:s/></text:span><text:span text:style-name="T11_35">danego</text:span><text:span text:style-name="T11_36"><text:s/></text:span><text:span text:style-name="T11_37">tytułu</text:span><text:span text:style-name="T11_38">.<text:s/></text:span><text:span text:style-name="T11_39">W</text:span><text:span text:style-name="T11_40"><text:s/></text:span><text:span text:style-name="T11_41">przypadku</text:span><text:span text:style-name="T11_42"><text:s/></text:span><text:span text:style-name="T11_43">GTA</text:span><text:span text:style-name="T11_44">:<text:s/></text:span><text:span text:style-name="T11_45">O</text:span><text:span text:style-name="T11_46"><text:s/></text:span><text:span text:style-name="T11_47">wystarczy</text:span><text:span text:style-name="T11_48"><text:s/></text:span><text:span text:style-name="T11_49">dołączyć</text:span><text:span text:style-name="T11_50"><text:s/></text:span><text:span text:style-name="T11_51">do</text:span><text:span text:style-name="T11_52"><text:s/></text:span><text:span text:style-name="T11_53">sesji</text:span><text:span text:style-name="T11_54"><text:s/>(</text:span><text:span text:style-name="T11_55">o</text:span><text:span text:style-name="T11_56"><text:s/></text:span><text:span text:style-name="T11_57">ile</text:span><text:span text:style-name="T11_58"><text:s/></text:span><text:span text:style-name="T11_59">się</text:span><text:span text:style-name="T11_60"><text:s/></text:span><text:span text:style-name="T11_61">uda</text:span><text:span text:style-name="T11_62"><text:s/></text:span><text:span text:style-name="T11_63">i</text:span><text:span text:style-name="T11_64"><text:s/></text:span><text:span text:style-name="T11_65">nie</text:span><text:span text:style-name="T11_66"><text:s/></text:span><text:span text:style-name="T11_67">ujrzymy</text:span><text:span text:style-name="T11_68"><text:s/></text:span><text:span text:style-name="T11_69">znajomego</text:span><text:span text:style-name="T11_70"><text:s/></text:span><text:span text:style-name="T11_71">komunikatu</text:span><text:span text:style-name="T11_72"><text:s/></text:span><text:span text:style-name="T11_73">o</text:span><text:span text:style-name="T11_74"><text:s/></text:span><text:span text:style-name="T11_75">błędzie</text:span><text:span text:style-name="T11_76">),<text:s/></text:span><text:span text:style-name="T11_77">a</text:span><text:span text:style-name="T11_78"><text:s/></text:span><text:span text:style-name="T11_79">już</text:span><text:span text:style-name="T11_80"><text:s/></text:span><text:span text:style-name="T11_81">po</text:span><text:span text:style-name="T11_82"><text:s/></text:span><text:span text:style-name="T11_83">kilku</text:span><text:span text:style-name="T11_84"><text:s/></text:span><text:span text:style-name="T11_85">chwilach</text:span><text:span text:style-name="T11_86"><text:s/></text:span><text:span text:style-name="T11_87">ktoś</text:span><text:span text:style-name="T11_88"><text:s/></text:span><text:span text:style-name="T11_89">zacznie</text:span><text:span text:style-name="T11_90"><text:s/></text:span><text:span text:style-name="T11_91">nas</text:span><text:span text:style-name="T11_92"><text:s/></text:span><text:span text:style-name="T11_93">dręczyć</text:span><text:span text:style-name="T11_94">,<text:s/></text:span><text:span text:style-name="T11_95">na</text:span><text:span text:style-name="T11_96"><text:s/></text:span><text:span text:style-name="T11_97">ten</text:span><text:span text:style-name="T11_98"><text:s/></text:span><text:span text:style-name="T11_99">przykład</text:span><text:span text:style-name="T11_100">,<text:s/></text:span><text:span text:style-name="T11_101">latając</text:span><text:span text:style-name="T11_102"><text:s/></text:span><text:span text:style-name="T11_103">za</text:span><text:span text:style-name="T11_104"><text:s/></text:span><text:span text:style-name="T11_105">nami</text:span><text:span text:style-name="T11_106"><text:s/></text:span><text:span text:style-name="T11_107">helikopterem</text:span><text:span text:style-name="T11_108">.<text:s/></text:span><text:span text:style-name="T11_109">Bo</text:span><text:span text:style-name="T11_110"><text:s/></text:span><text:span text:style-name="T11_111">my</text:span><text:span text:style-name="T11_112"><text:s/></text:span><text:span text:style-name="T11_113">mamy</text:span><text:span text:style-name="T11_114"><text:s/></text:span><text:span text:style-name="T11_115">pierwszy</text:span><text:span text:style-name="T11_116"><text:s/></text:span><text:span text:style-name="T11_117">poziom</text:span><text:span text:style-name="T11_118">,<text:s/></text:span><text:span text:style-name="T11_119">a</text:span><text:span text:style-name="T11_120"><text:s/></text:span><text:span text:style-name="T11_121">on</text:span><text:span text:style-name="T11_122"><text:s/></text:span><text:span text:style-name="T11_123">sto</text:span><text:span text:style-name="T11_124"><text:s/></text:span><text:span text:style-name="T11_125">pierwszy</text:span><text:span text:style-name="T11_126">.<text:s/></text:span><text:span text:style-name="T11_127">I</text:span><text:span text:style-name="T11_128"><text:s/></text:span><text:span text:style-name="T11_129">bo</text:span><text:span text:style-name="T11_130"><text:s/></text:span><text:span text:style-name="T11_131">może</text:span><text:span text:style-name="T11_132">.<text:s/></text:span><text:span text:style-name="T11_133">Spawnkill</text:span><text:span text:style-name="T11_134">,<text:s/></text:span><text:span text:style-name="T11_135">czyli</text:span><text:span text:style-name="T11_136"><text:s/></text:span><text:span text:style-name="T11_137">mordowanie</text:span><text:span text:style-name="T11_138"><text:s/></text:span><text:span text:style-name="T11_139">graczy</text:span><text:span text:style-name="T11_140"><text:s/></text:span><text:span text:style-name="T11_141">tuż</text:span><text:span text:style-name="T11_142"><text:s/></text:span><text:span text:style-name="T11_143">po</text:span><text:span text:style-name="T11_144"><text:s/></text:span><text:span text:style-name="T11_145">odrodzeniu</text:span><text:span text:style-name="T11_146"><text:s/></text:span><text:span text:style-name="T11_147">po</text:span><text:span text:style-name="T11_148"><text:s/></text:span><text:span text:style-name="T11_149">poprzedniej</text:span><text:span text:style-name="T11_150"><text:s/></text:span><text:span text:style-name="T11_151">śmierci</text:span><text:span text:style-name="T11_152">,<text:s/></text:span><text:span text:style-name="T11_153">krzyki</text:span><text:span text:style-name="T11_154"><text:s/></text:span><text:span text:style-name="T11_155">na</text:span><text:span text:style-name="T11_156"><text:s/></text:span><text:span text:style-name="T11_157">komunikatorze</text:span><text:span text:style-name="T11_158"><text:s/></text:span><text:span text:style-name="T11_159">głosowym</text:span><text:span text:style-name="T11_160"><text:s/></text:span><text:span text:style-name="T11_161">i</text:span><text:span text:style-name="T11_162"><text:s/></text:span><text:span text:style-name="T11_163">cheaterzy</text:span><text:span text:style-name="T11_164">,<text:s/></text:span><text:span text:style-name="T11_165">których</text:span><text:span text:style-name="T11_166"><text:s/></text:span><text:span text:style-name="T11_167">to</text:span><text:span text:style-name="T11_168"><text:s/></text:span><text:span text:style-name="T11_169">mechanizmy</text:span><text:span text:style-name="T11_170"><text:s/></text:span><text:span text:style-name="T11_171">gry</text:span><text:span text:style-name="T11_172"><text:s/></text:span><text:span text:style-name="T11_173">nie</text:span><text:span text:style-name="T11_174"><text:s/></text:span><text:span text:style-name="T11_175">zbanują</text:span><text:span text:style-name="T11_176">,<text:s/></text:span><text:span text:style-name="T11_177">bo</text:span><text:span text:style-name="T11_178"><text:s/></text:span><text:span text:style-name="T11_179">ci</text:span><text:span text:style-name="T11_180"><text:s/></text:span><text:span text:style-name="T11_181">dawno</text:span><text:span text:style-name="T11_182"><text:s/></text:span><text:span text:style-name="T11_183">to</text:span><text:span text:style-name="T11_184"><text:s/></text:span><text:span text:style-name="T11_185">obeszli</text:span><text:span text:style-name="T11_186">.<text:s/></text:span><text:span text:style-name="T11_187">Tak</text:span><text:span text:style-name="T11_188"><text:s/></text:span><text:span text:style-name="T11_189">z</text:span><text:span text:style-name="T11_190"><text:s/></text:span><text:span text:style-name="T11_191">grubsza</text:span><text:span text:style-name="T11_192"><text:s/></text:span><text:span text:style-name="T11_193">wygląda</text:span><text:span text:style-name="T11_194"><text:s/></text:span><text:span text:style-name="T11_195">obraz</text:span><text:span text:style-name="T11_196"><text:s/></text:span><text:span text:style-name="T11_197">trybu</text:span><text:span text:style-name="T11_198"><text:s/></text:span><text:span text:style-name="T11_199">sieciowego</text:span><text:span text:style-name="T11_200"><text:s/></text:span><text:span text:style-name="T11_201">nowej</text:span><text:span text:style-name="T11_202"><text:s/></text:span><text:span text:style-name="T11_203">odsłony</text:span><text:span text:style-name="T11_204"><text:s/></text:span><text:span text:style-name="T11_205">jednej</text:span><text:span text:style-name="T11_206"><text:s/></text:span><text:span text:style-name="T11_207">z</text:span><text:span text:style-name="T11_208"><text:s/></text:span><text:span text:style-name="T11_209">najpopularniejszych</text:span><text:span text:style-name="T11_210"><text:s/></text:span><text:span text:style-name="T11_211">gier</text:span><text:span text:style-name="T11_212">.<text:s/></text:span><text:span text:style-name="T11_213">Niektórzy</text:span><text:span text:style-name="T11_214"><text:s/></text:span><text:span text:style-name="T11_215">z</text:span><text:span text:style-name="T11_216"><text:s/></text:span><text:span text:style-name="T11_217">pewnością</text:span><text:span text:style-name="T11_218"><text:s/></text:span><text:span text:style-name="T11_219">kojarzą</text:span><text:span text:style-name="T11_220"><text:s/></text:span><text:span text:style-name="T11_221">SAMP</text:span><text:span text:style-name="T11_222">,<text:s/></text:span><text:span text:style-name="T11_223">czyli</text:span><text:span text:style-name="T11_224"><text:s/></text:span><text:span text:style-name="T11_225">San</text:span><text:span text:style-name="T11_226"><text:s/></text:span><text:span text:style-name="T11_227">Andreas</text:span><text:span text:style-name="T11_228"><text:s/></text:span><text:span text:style-name="T11_229">Multi</text:span><text:span text:style-name="T11_230"><text:s/></text:span><text:span text:style-name="T11_231">Player</text:span><text:span text:style-name="T11_232">,<text:s/></text:span><text:span text:style-name="T11_233">fanowską</text:span><text:span text:style-name="T11_234"><text:s/></text:span><text:span text:style-name="T11_235">modyfikację</text:span><text:span text:style-name="T11_236"><text:s/></text:span><text:span text:style-name="T11_237">do</text:span><text:span text:style-name="T11_238"><text:s/>“</text:span><text:span text:style-name="T11_239">GTA</text:span><text:span text:style-name="T11_240">:<text:s/></text:span><text:span text:style-name="T11_241">San</text:span><text:span text:style-name="T11_242"><text:s/></text:span><text:span text:style-name="T11_243">Andreas</text:span><text:span text:style-name="T11_244">”<text:s/></text:span><text:span text:style-name="T11_245">dodającą</text:span><text:span text:style-name="T11_246"><text:s/></text:span><text:span text:style-name="T11_247">multi</text:span><text:span text:style-name="T11_248">.<text:s/></text:span><text:span text:style-name="T11_249">Jako</text:span><text:span text:style-name="T11_250"><text:s/></text:span><text:span text:style-name="T11_251">że</text:span><text:span text:style-name="T11_252"><text:s/></text:span><text:span text:style-name="T11_253">tam</text:span><text:span text:style-name="T11_254"><text:s/></text:span><text:span text:style-name="T11_255">nie</text:span><text:span text:style-name="T11_256"><text:s/></text:span><text:span text:style-name="T11_257">było</text:span><text:span text:style-name="T11_258"><text:s/></text:span><text:span text:style-name="T11_259">odgórnej</text:span><text:span text:style-name="T11_260"><text:s/></text:span><text:span text:style-name="T11_261">kontroli</text:span><text:span text:style-name="T11_262"><text:s/></text:span><text:span text:style-name="T11_263">poza</text:span><text:span text:style-name="T11_264"><text:s/></text:span><text:span text:style-name="T11_265">adminami</text:span><text:span text:style-name="T11_266"><text:s/></text:span><text:span text:style-name="T11_267">danego</text:span><text:span text:style-name="T11_268"><text:s/></text:span><text:span text:style-name="T11_269">serwera</text:span><text:span text:style-name="T11_270">,<text:s/></text:span><text:span text:style-name="T11_271">to</text:span><text:span text:style-name="T11_272"><text:s/></text:span><text:span text:style-name="T11_273">można</text:span><text:span text:style-name="T11_274"><text:s/></text:span><text:span text:style-name="T11_275">było</text:span><text:span text:style-name="T11_276"><text:s/></text:span><text:span text:style-name="T11_277">być</text:span><text:span text:style-name="T11_278"><text:s/></text:span><text:span text:style-name="T11_279">światkiem</text:span><text:span text:style-name="T11_280"><text:s/></text:span><text:span text:style-name="T11_281">naprawdę</text:span><text:span text:style-name="T11_282"><text:s/></text:span><text:span text:style-name="T11_283">dantejskich</text:span><text:span text:style-name="T11_284"><text:s/></text:span><text:span text:style-name="T11_285">scen</text:span><text:span text:style-name="T11_286">.<text:s/></text:span><text:span text:style-name="T11_287">Kto</text:span><text:span text:style-name="T11_288"><text:s/></text:span><text:span text:style-name="T11_289">grał</text:span><text:span text:style-name="T11_290">,<text:s/></text:span><text:span text:style-name="T11_291">ten</text:span><text:span text:style-name="T11_292"><text:s/></text:span><text:span text:style-name="T11_293">wie</text:span><text:span text:style-name="T11_294">,<text:s/></text:span><text:span text:style-name="T11_295">kto</text:span><text:span text:style-name="T11_296"><text:s/></text:span><text:span text:style-name="T11_297">nie</text:span><text:span text:style-name="T11_298">,<text:s/></text:span><text:span text:style-name="T11_299">niech</text:span><text:span text:style-name="T11_300"><text:s/></text:span><text:span text:style-name="T11_301">zerknie</text:span><text:span text:style-name="T11_302"><text:s/></text:span><text:span text:style-name="T11_303">na</text:span><text:span text:style-name="T11_304"><text:s/></text:span><text:span text:style-name="T11_305">YT</text:span><text:span text:style-name="T11_306">.<text:s/></text:span><text:span text:style-name="T11_307">I</text:span><text:span text:style-name="T11_308"><text:s/></text:span><text:span text:style-name="T11_309">wiecie</text:span><text:span text:style-name="T11_310"><text:s/></text:span><text:span text:style-name="T11_311">co</text:span><text:span text:style-name="T11_312">?<text:s/></text:span><text:span text:style-name="T11_313">Właśnie</text:span><text:span text:style-name="T11_314"><text:s/></text:span><text:span text:style-name="T11_315">tam</text:span><text:span text:style-name="T11_316">,<text:s/></text:span><text:span text:style-name="T11_317">gdzie</text:span><text:span text:style-name="T11_318"><text:s/></text:span><text:span text:style-name="T11_319">nie</text:span><text:span text:style-name="T11_320"><text:s/></text:span><text:span text:style-name="T11_321">było</text:span><text:span text:style-name="T11_322"><text:s/></text:span><text:span text:style-name="T11_323">praktycznie</text:span><text:span text:style-name="T11_324"><text:s/></text:span><text:span text:style-name="T11_325">żadnych</text:span><text:span text:style-name="T11_326"><text:s/></text:span><text:span text:style-name="T11_327">granic</text:span><text:span text:style-name="T11_328">,<text:s/></text:span><text:span text:style-name="T11_329">grało</text:span><text:span text:style-name="T11_330"><text:s/></text:span><text:span text:style-name="T11_331">się</text:span><text:span text:style-name="T11_332"><text:s/></text:span><text:span text:style-name="T11_333">lepiej</text:span><text:span text:style-name="T11_334">.<text:s/></text:span><text:span text:style-name="T11_335">Ktoś</text:span><text:span text:style-name="T11_336"><text:s/></text:span><text:span text:style-name="T11_337">kiedyś</text:span><text:span text:style-name="T11_338"><text:s/></text:span><text:span text:style-name="T11_339">zażartował</text:span><text:span text:style-name="T11_340">,<text:s/></text:span><text:span text:style-name="T11_341">że</text:span><text:span text:style-name="T11_342"><text:s/></text:span><text:span text:style-name="T11_343">nie</text:span><text:span text:style-name="T11_344"><text:s/></text:span><text:span text:style-name="T11_345">było</text:span><text:span text:style-name="T11_346"><text:s/></text:span><text:span text:style-name="T11_347">tam</text:span><text:span text:style-name="T11_348"><text:s/></text:span><text:span text:style-name="T11_349">tyle</text:span><text:span text:style-name="T11_350"><text:s/></text:span><text:span text:style-name="T11_351">dzieciarni</text:span><text:span text:style-name="T11_352">,<text:s/></text:span><text:span text:style-name="T11_353">bo</text:span><text:span text:style-name="T11_354"><text:s/></text:span><text:span text:style-name="T11_355">instalacja</text:span><text:span text:style-name="T11_356"><text:s/></text:span><text:span text:style-name="T11_357">moda</text:span><text:span text:style-name="T11_358"><text:s/></text:span><text:span text:style-name="T11_359">i</text:span><text:span text:style-name="T11_360"><text:s/></text:span><text:span text:style-name="T11_361">dołączenie</text:span><text:span text:style-name="T11_362"><text:s/></text:span><text:span text:style-name="T11_363">gdziekolwiek</text:span><text:span text:style-name="T11_364"><text:s/></text:span><text:span text:style-name="T11_365">mogło</text:span><text:span text:style-name="T11_366"><text:s/></text:span><text:span text:style-name="T11_367">sprawiać</text:span><text:span text:style-name="T11_368"><text:s/></text:span><text:span text:style-name="T11_369">nieco</text:span><text:span text:style-name="T11_370"><text:s/></text:span><text:span text:style-name="T11_371">problemów</text:span><text:span text:style-name="T11_372"><text:s/></text:span><text:span text:style-name="T11_373">i</text:span><text:span text:style-name="T11_374"><text:s/></text:span><text:span text:style-name="T11_375">trzeba</text:span><text:span text:style-name="T11_376"><text:s/></text:span><text:span text:style-name="T11_377">było</text:span><text:span text:style-name="T11_378"><text:s/></text:span><text:span text:style-name="T11_379">kombinować</text:span><text:span text:style-name="T11_380">.<text:s/></text:span></text:p>
      <text:p text:style-name="P12"><text:span text:style-name="T12_1">Kolejną</text:span><text:span text:style-name="T12_2"><text:s/></text:span><text:span text:style-name="T12_3">istotną</text:span><text:span text:style-name="T12_4"><text:s/></text:span><text:span text:style-name="T12_5">kwestią</text:span><text:span text:style-name="T12_6"><text:s/></text:span><text:span text:style-name="T12_7">jest</text:span><text:span text:style-name="T12_8"><text:s/></text:span><text:span text:style-name="T12_9">fakt</text:span><text:span text:style-name="T12_10">,<text:s/></text:span><text:span text:style-name="T12_11">iż</text:span><text:span text:style-name="T12_12"><text:s/></text:span><text:span text:style-name="T12_13">twórcy</text:span><text:span text:style-name="T12_14"><text:s/></text:span><text:span text:style-name="T12_15">czasami</text:span><text:span text:style-name="T12_16"><text:s/></text:span><text:span text:style-name="T12_17">znacząco</text:span><text:span text:style-name="T12_18"><text:s/></text:span><text:span text:style-name="T12_19">nadszarpują</text:span><text:span text:style-name="T12_20"><text:s/></text:span><text:span text:style-name="T12_21">wyrozumiałość</text:span><text:span text:style-name="T12_22"><text:s/></text:span><text:span text:style-name="T12_23">i</text:span><text:span text:style-name="T12_24"><text:s/></text:span><text:span text:style-name="T12_25">zaufanie</text:span><text:span text:style-name="T12_26"><text:s/></text:span><text:span text:style-name="T12_27">graczy</text:span><text:span text:style-name="T12_28">.<text:s/></text:span><text:span text:style-name="T12_29">Jeśli</text:span><text:span text:style-name="T12_30"><text:s/></text:span><text:span text:style-name="T12_31">kojarzycie</text:span><text:span text:style-name="T12_32"><text:s/></text:span><text:span text:style-name="T12_33">serwis</text:span><text:span text:style-name="T12_34"><text:s/></text:span><text:span text:style-name="T12_35">Kickstarter</text:span><text:span text:style-name="T12_36">,<text:s/></text:span><text:span text:style-name="T12_37">zapewne</text:span><text:span text:style-name="T12_38"><text:s/></text:span><text:span text:style-name="T12_39">orientujecie</text:span><text:span text:style-name="T12_40"><text:s/></text:span><text:span text:style-name="T12_41">się</text:span><text:span text:style-name="T12_42"><text:s/></text:span><text:span text:style-name="T12_43">też</text:span><text:span text:style-name="T12_44">,<text:s/></text:span><text:span text:style-name="T12_45">że</text:span><text:span text:style-name="T12_46"><text:s/></text:span><text:span text:style-name="T12_47">zdarzały</text:span><text:span text:style-name="T12_48"><text:s/></text:span><text:span text:style-name="T12_49">się</text:span><text:span text:style-name="T12_50"><text:s/></text:span><text:span text:style-name="T12_51">przypadki</text:span><text:span text:style-name="T12_52"><text:s/></text:span><text:span text:style-name="T12_53">obiecywania</text:span><text:span text:style-name="T12_54"><text:s/></text:span><text:span text:style-name="T12_55">złotych</text:span><text:span text:style-name="T12_56"><text:s/></text:span><text:span text:style-name="T12_57">gór</text:span><text:span text:style-name="T12_58"><text:s/></text:span><text:span text:style-name="T12_59">przez</text:span><text:span text:style-name="T12_60"><text:s/></text:span><text:span text:style-name="T12_61">autorów</text:span><text:span text:style-name="T12_62">,<text:s/></text:span><text:span text:style-name="T12_63">gdzie</text:span><text:span text:style-name="T12_64"><text:s/></text:span><text:span text:style-name="T12_65">ostateczny</text:span><text:span text:style-name="T12_66"><text:s/></text:span><text:span text:style-name="T12_67">produkt</text:span><text:span text:style-name="T12_68"><text:s/></text:span><text:span text:style-name="T12_69">znacząco</text:span><text:span text:style-name="T12_70"><text:s/></text:span><text:span text:style-name="T12_71">odbiegał</text:span><text:span text:style-name="T12_72"><text:s/></text:span><text:span text:style-name="T12_73">od</text:span><text:span text:style-name="T12_74"><text:s/></text:span><text:span text:style-name="T12_75">przedstawionej</text:span><text:span text:style-name="T12_76"><text:s/></text:span><text:span text:style-name="T12_77">koncepcji</text:span><text:span text:style-name="T12_78">,<text:s/></text:span><text:span text:style-name="T12_79">a</text:span><text:span text:style-name="T12_80"><text:s/></text:span><text:span text:style-name="T12_81">czasami</text:span><text:span text:style-name="T12_82"><text:s/></text:span><text:span text:style-name="T12_83">tego</text:span><text:span text:style-name="T12_84"><text:s/></text:span><text:span text:style-name="T12_85">produktu</text:span><text:span text:style-name="T12_86"><text:s/></text:span><text:span text:style-name="T12_87">wcale</text:span><text:span text:style-name="T12_88"><text:s/></text:span><text:span text:style-name="T12_89">nie</text:span><text:span text:style-name="T12_90"><text:s/></text:span><text:span text:style-name="T12_91">było</text:span><text:span text:style-name="T12_92">.<text:s/></text:span><text:span text:style-name="T12_93">W</text:span><text:span text:style-name="T12_94"><text:s/></text:span><text:span text:style-name="T12_95">kwestii</text:span><text:span text:style-name="T12_96"><text:s/></text:span><text:span text:style-name="T12_97">nieuczciwości</text:span><text:span text:style-name="T12_98"><text:s/></text:span><text:span text:style-name="T12_99">developerów</text:span><text:span text:style-name="T12_100">,<text:s/></text:span><text:span text:style-name="T12_101">czy</text:span><text:span text:style-name="T12_102"><text:s/></text:span><text:span text:style-name="T12_103">ktoś</text:span><text:span text:style-name="T12_104"><text:s/></text:span><text:span text:style-name="T12_105">jeszcze</text:span><text:span text:style-name="T12_106"><text:s/></text:span><text:span text:style-name="T12_107">pamięta</text:span><text:span text:style-name="T12_108">,<text:s/></text:span><text:span text:style-name="T12_109">jak</text:span><text:span text:style-name="T12_110"><text:s/></text:span><text:span text:style-name="T12_111">sieć</text:span><text:span text:style-name="T12_112"><text:s/></text:span><text:span text:style-name="T12_113">obiegły</text:span><text:span text:style-name="T12_114"><text:s/></text:span><text:span text:style-name="T12_115">informacje</text:span><text:span text:style-name="T12_116"><text:s/></text:span><text:span text:style-name="T12_117">o</text:span><text:span text:style-name="T12_118"><text:s/></text:span><text:span text:style-name="T12_119">duchowym</text:span><text:span text:style-name="T12_120"><text:s/></text:span><text:span text:style-name="T12_121">następcy</text:span><text:span text:style-name="T12_122"><text:s/></text:span><text:span text:style-name="T12_123">Stalkera</text:span><text:span text:style-name="T12_124">,<text:s/></text:span><text:span text:style-name="T12_125">projekcie</text:span><text:span text:style-name="T12_126"><text:s/>“</text:span><text:span text:style-name="T12_127">Areal</text:span><text:span text:style-name="T12_128">”?<text:s/></text:span><text:span text:style-name="T12_129">Twórcy</text:span><text:span text:style-name="T12_130"><text:s/></text:span><text:span text:style-name="T12_131">z</text:span><text:span text:style-name="T12_132"><text:s/></text:span><text:span text:style-name="T12_133">nowopowstałego</text:span><text:span text:style-name="T12_134"><text:s/></text:span><text:span text:style-name="T12_135">studia</text:span><text:span text:style-name="T12_136"><text:s/></text:span><text:span text:style-name="T12_137">chcieli</text:span><text:span text:style-name="T12_138"><text:s/></text:span><text:span text:style-name="T12_139">uzbierać</text:span><text:span text:style-name="T12_140"><text:s/>50<text:s/>000$<text:s/></text:span><text:span text:style-name="T12_141">na</text:span><text:span text:style-name="T12_142"><text:s/></text:span><text:span text:style-name="T12_143">stworzenie</text:span><text:span text:style-name="T12_144"><text:s/></text:span><text:span text:style-name="T12_145">gry</text:span><text:span text:style-name="T12_146">,<text:s/></text:span><text:span text:style-name="T12_147">nie</text:span><text:span text:style-name="T12_148"><text:s/></text:span><text:span text:style-name="T12_149">przedstawili</text:span><text:span text:style-name="T12_150"><text:s/></text:span><text:span text:style-name="T12_151">jasnej</text:span><text:span text:style-name="T12_152"><text:s/></text:span><text:span text:style-name="T12_153">koncepcji</text:span><text:span text:style-name="T12_154">,<text:s/></text:span><text:span text:style-name="T12_155">a</text:span><text:span text:style-name="T12_156"><text:s/></text:span><text:span text:style-name="T12_157">gracze</text:span><text:span text:style-name="T12_158"><text:s/></text:span><text:span text:style-name="T12_159">dopatrzyli</text:span><text:span text:style-name="T12_160"><text:s/></text:span><text:span text:style-name="T12_161">się</text:span><text:span text:style-name="T12_162"><text:s/></text:span><text:span text:style-name="T12_163">w</text:span><text:span text:style-name="T12_164"><text:s/></text:span><text:span text:style-name="T12_165">prezentacji</text:span><text:span text:style-name="T12_166"><text:s/></text:span><text:span text:style-name="T12_167">wykorzystania</text:span><text:span text:style-name="T12_168"><text:s/></text:span><text:span text:style-name="T12_169">materiałów</text:span><text:span text:style-name="T12_170"><text:s/></text:span><text:span text:style-name="T12_171">należących</text:span><text:span text:style-name="T12_172"><text:s/></text:span><text:span text:style-name="T12_173">do</text:span><text:span text:style-name="T12_174"><text:s/></text:span><text:span text:style-name="T12_175">innych</text:span><text:span text:style-name="T12_176"><text:s/></text:span><text:span text:style-name="T12_177">podmiotów</text:span><text:span text:style-name="T12_178">.<text:s/></text:span><text:span text:style-name="T12_179">Sprawa</text:span><text:span text:style-name="T12_180"><text:s/></text:span><text:span text:style-name="T12_181">była</text:span><text:span text:style-name="T12_182"><text:s/></text:span><text:span text:style-name="T12_183">głośna</text:span><text:span text:style-name="T12_184"><text:s/></text:span><text:span text:style-name="T12_185">w</text:span><text:span text:style-name="T12_186"><text:s/>2014<text:s/></text:span><text:span text:style-name="T12_187">roku</text:span><text:span text:style-name="T12_188">,<text:s/></text:span><text:span text:style-name="T12_189">dziś</text:span><text:span text:style-name="T12_190"><text:s/></text:span><text:span text:style-name="T12_191">już</text:span><text:span text:style-name="T12_192"><text:s/></text:span><text:span text:style-name="T12_193">nikt</text:span><text:span text:style-name="T12_194"><text:s/></text:span><text:span text:style-name="T12_195">nie</text:span><text:span text:style-name="T12_196"><text:s/></text:span><text:span text:style-name="T12_197">pamięta</text:span><text:span text:style-name="T12_198"><text:s/></text:span><text:span text:style-name="T12_199">o</text:span><text:span text:style-name="T12_200"><text:s/></text:span><text:span text:style-name="T12_201">tym</text:span><text:span text:style-name="T12_202"><text:s/></text:span><text:span text:style-name="T12_203">projekcie</text:span><text:span text:style-name="T12_204">.</text:span></text:p>
      <text:p text:style-name="P13"><text:span text:style-name="T13_1">A</text:span><text:span text:style-name="T13_2"><text:s/></text:span><text:span text:style-name="T13_3">jak</text:span><text:span text:style-name="T13_4"><text:s/></text:span><text:span text:style-name="T13_5">ma</text:span><text:span text:style-name="T13_6"><text:s/></text:span><text:span text:style-name="T13_7">się</text:span><text:span text:style-name="T13_8"><text:s/></text:span><text:span text:style-name="T13_9">sprawa</text:span><text:span text:style-name="T13_10"><text:s/></text:span><text:span text:style-name="T13_11">cen</text:span><text:span text:style-name="T13_12"><text:s/></text:span><text:span text:style-name="T13_13">gier</text:span><text:span text:style-name="T13_14">?<text:s/></text:span><text:span text:style-name="T13_15">Tutaj</text:span><text:span text:style-name="T13_16"><text:s/></text:span><text:span text:style-name="T13_17">to</text:span><text:span text:style-name="T13_18"><text:s/></text:span><text:span text:style-name="T13_19">już</text:span><text:span text:style-name="T13_20"><text:s/></text:span><text:span text:style-name="T13_21">wolnoć</text:span><text:span text:style-name="T13_22"><text:s/></text:span><text:span text:style-name="T13_23">Tomku</text:span><text:span text:style-name="T13_24"><text:s/></text:span><text:span text:style-name="T13_25">w</text:span><text:span text:style-name="T13_26"><text:s/></text:span><text:span text:style-name="T13_27">swoim</text:span><text:span text:style-name="T13_28"><text:s/></text:span><text:span text:style-name="T13_29">domku</text:span><text:span text:style-name="T13_30">.<text:s/></text:span><text:span text:style-name="T13_31">Kto</text:span><text:span text:style-name="T13_32"><text:s/></text:span><text:span text:style-name="T13_33">ile</text:span><text:span text:style-name="T13_34"><text:s/></text:span><text:span text:style-name="T13_35">zaśpiewa</text:span><text:span text:style-name="T13_36">,<text:s/></text:span><text:span text:style-name="T13_37">tyle</text:span><text:span text:style-name="T13_38"><text:s/></text:span><text:span text:style-name="T13_39">będzie</text:span><text:span text:style-name="T13_40">.<text:s/>“</text:span><text:span text:style-name="T13_41">Overwatch</text:span><text:span text:style-name="T13_42">”?<text:s/></text:span><text:span text:style-name="T13_43">Około</text:span><text:span text:style-name="T13_44"><text:s/>200<text:s/></text:span><text:span text:style-name="T13_45">zł</text:span><text:span text:style-name="T13_46">.<text:s/></text:span><text:span text:style-name="T13_47">GTA</text:span><text:span text:style-name="T13_48"><text:s/></text:span><text:span text:style-name="T13_49">V</text:span><text:span text:style-name="T13_50">?<text:s/></text:span><text:span text:style-name="T13_51">Około</text:span><text:span text:style-name="T13_52"><text:s/>180<text:s/></text:span><text:span text:style-name="T13_53">zł</text:span><text:span text:style-name="T13_54">.<text:s/></text:span><text:span text:style-name="T13_55">Normą</text:span><text:span text:style-name="T13_56"><text:s/></text:span><text:span text:style-name="T13_57">są</text:span><text:span text:style-name="T13_58"><text:s/></text:span><text:span text:style-name="T13_59">ceny</text:span><text:span text:style-name="T13_60"><text:s/></text:span><text:span text:style-name="T13_61">rzędu</text:span><text:span text:style-name="T13_62">60<text:s/></text:span><text:span text:style-name="T13_63">euro</text:span><text:span text:style-name="T13_64"><text:s/></text:span><text:span text:style-name="T13_65">za</text:span><text:span text:style-name="T13_66"><text:s/></text:span><text:span text:style-name="T13_67">nowe</text:span><text:span text:style-name="T13_68"><text:s/></text:span><text:span text:style-name="T13_69">tytuły</text:span><text:span text:style-name="T13_70"><text:s/></text:span><text:span text:style-name="T13_71">AAA</text:span><text:span text:style-name="T13_72">,<text:s/></text:span><text:span text:style-name="T13_73">obecnie</text:span><text:span text:style-name="T13_74"><text:s/></text:span><text:span text:style-name="T13_75">można</text:span><text:span text:style-name="T13_76"><text:s/></text:span><text:span text:style-name="T13_77">zaobserwować</text:span><text:span text:style-name="T13_78"><text:s/></text:span><text:span text:style-name="T13_79">trend</text:span><text:span text:style-name="T13_80"><text:s/></text:span><text:span text:style-name="T13_81">zrównywania</text:span><text:span text:style-name="T13_82"><text:s/></text:span><text:span text:style-name="T13_83">cen</text:span><text:span text:style-name="T13_84"><text:s/></text:span><text:span text:style-name="T13_85">wersji</text:span><text:span text:style-name="T13_86"><text:s/></text:span><text:span text:style-name="T13_87">konsolowych</text:span><text:span text:style-name="T13_88">,<text:s/></text:span><text:span text:style-name="T13_89">gdzie</text:span><text:span text:style-name="T13_90"><text:s/></text:span><text:span text:style-name="T13_91">ceny</text:span><text:span text:style-name="T13_92"><text:s/></text:span><text:span text:style-name="T13_93">około</text:span><text:span text:style-name="T13_94"><text:s/>200<text:s/></text:span><text:span text:style-name="T13_95">zł</text:span><text:span text:style-name="T13_96"><text:s/></text:span><text:span text:style-name="T13_97">to</text:span><text:span text:style-name="T13_98"><text:s/></text:span><text:span text:style-name="T13_99">nic</text:span><text:span text:style-name="T13_100"><text:s/></text:span><text:span text:style-name="T13_101">nowego</text:span><text:span text:style-name="T13_102">,<text:s/></text:span><text:span text:style-name="T13_103">z</text:span><text:span text:style-name="T13_104"><text:s/></text:span><text:span text:style-name="T13_105">cenami</text:span><text:span text:style-name="T13_106"><text:s/></text:span><text:span text:style-name="T13_107">na</text:span><text:span text:style-name="T13_108"><text:s/></text:span><text:span text:style-name="T13_109">PC</text:span><text:span text:style-name="T13_110">,<text:s/></text:span><text:span text:style-name="T13_111">gdzie</text:span><text:span text:style-name="T13_112"><text:s/></text:span><text:span text:style-name="T13_113">te</text:span><text:span text:style-name="T13_114"><text:s/></text:span><text:span text:style-name="T13_115">jeszcze</text:span><text:span text:style-name="T13_116"><text:s/></text:span><text:span text:style-name="T13_117">jakiś</text:span><text:span text:style-name="T13_118"><text:s/></text:span><text:span text:style-name="T13_119">czas</text:span><text:span text:style-name="T13_120"><text:s/></text:span><text:span text:style-name="T13_121">temu</text:span><text:span text:style-name="T13_122"><text:s/></text:span><text:span text:style-name="T13_123">oscylowały</text:span><text:span text:style-name="T13_124"><text:s/></text:span><text:span text:style-name="T13_125">w</text:span><text:span text:style-name="T13_126"><text:s/></text:span><text:span text:style-name="T13_127">granicach</text:span><text:span text:style-name="T13_128"><text:s/>140<text:s/>–<text:s/>160<text:s/></text:span><text:span text:style-name="T13_129">zł</text:span><text:span text:style-name="T13_130"><text:s/></text:span><text:span text:style-name="T13_131">za</text:span><text:span text:style-name="T13_132"><text:s/></text:span><text:span text:style-name="T13_133">nowe</text:span><text:span text:style-name="T13_134"><text:s/></text:span><text:span text:style-name="T13_135">gry</text:span><text:span text:style-name="T13_136">.<text:s/></text:span><text:span text:style-name="T13_137">Szczęściem</text:span><text:span text:style-name="T13_138"><text:s/></text:span><text:span text:style-name="T13_139">są</text:span><text:span text:style-name="T13_140"><text:s/></text:span><text:span text:style-name="T13_141">wyprzedaże</text:span><text:span text:style-name="T13_142"><text:s/></text:span><text:span text:style-name="T13_143">w</text:span><text:span text:style-name="T13_144"><text:s/></text:span><text:span text:style-name="T13_145">różnych</text:span><text:span text:style-name="T13_146"><text:s/></text:span><text:span text:style-name="T13_147">serwisach</text:span><text:span text:style-name="T13_148"><text:s/></text:span><text:span text:style-name="T13_149">czy</text:span><text:span text:style-name="T13_150"><text:s/></text:span><text:span text:style-name="T13_151">strony</text:span><text:span text:style-name="T13_152"><text:s/></text:span><text:span text:style-name="T13_153">jak</text:span><text:span text:style-name="T13_154"><text:s/></text:span><text:span text:style-name="T13_155">Humble</text:span><text:span text:style-name="T13_156">-</text:span><text:span text:style-name="T13_157">Bundle</text:span><text:span text:style-name="T13_158">,<text:s/></text:span><text:span text:style-name="T13_159">gdzie</text:span><text:span text:style-name="T13_160"><text:s/></text:span><text:span text:style-name="T13_161">za</text:span><text:span text:style-name="T13_162"><text:s/></text:span><text:span text:style-name="T13_163">grosze</text:span><text:span text:style-name="T13_164"><text:s/></text:span><text:span text:style-name="T13_165">kupuje</text:span><text:span text:style-name="T13_166"><text:s/></text:span><text:span text:style-name="T13_167">się</text:span><text:span text:style-name="T13_168"><text:s/></text:span><text:span text:style-name="T13_169">paczki</text:span><text:span text:style-name="T13_170"><text:s/></text:span><text:span text:style-name="T13_171">gier</text:span><text:span text:style-name="T13_172">.<text:s/></text:span><text:span text:style-name="T13_173">Najlepsze</text:span><text:span text:style-name="T13_174"><text:s/></text:span><text:span text:style-name="T13_175">żniwa</text:span><text:span text:style-name="T13_176"><text:s/></text:span><text:span text:style-name="T13_177">w</text:span><text:span text:style-name="T13_178"><text:s/></text:span><text:span text:style-name="T13_179">kwestii</text:span><text:span text:style-name="T13_180"><text:s/></text:span><text:span text:style-name="T13_181">zakupu</text:span><text:span text:style-name="T13_182"><text:s/></text:span><text:span text:style-name="T13_183">na</text:span><text:span text:style-name="T13_184"><text:s/></text:span><text:span text:style-name="T13_185">promocjach</text:span><text:span text:style-name="T13_186"><text:s/></text:span><text:span text:style-name="T13_187">i</text:span><text:span text:style-name="T13_188"><text:s/></text:span><text:span text:style-name="T13_189">w</text:span><text:span text:style-name="T13_190"><text:s/></text:span><text:span text:style-name="T13_191">paczkach</text:span><text:span text:style-name="T13_192"><text:s/></text:span><text:span text:style-name="T13_193">były</text:span><text:span text:style-name="T13_194"><text:s/>3,<text:s/></text:span><text:span text:style-name="T13_195">może</text:span><text:span text:style-name="T13_196"><text:s/>4<text:s/></text:span><text:span text:style-name="T13_197">lata</text:span><text:span text:style-name="T13_198"><text:s/></text:span><text:span text:style-name="T13_199">temu</text:span><text:span text:style-name="T13_200">,<text:s/></text:span><text:span text:style-name="T13_201">kiedy</text:span><text:span text:style-name="T13_202"><text:s/></text:span><text:span text:style-name="T13_203">na</text:span><text:span text:style-name="T13_204"><text:s/></text:span><text:span text:style-name="T13_205">Steamie</text:span><text:span text:style-name="T13_206"><text:s/></text:span><text:span text:style-name="T13_207">można</text:span><text:span text:style-name="T13_208"><text:s/></text:span><text:span text:style-name="T13_209">było</text:span><text:span text:style-name="T13_210"><text:s/></text:span><text:span text:style-name="T13_211">za</text:span><text:span text:style-name="T13_212"><text:s/>30<text:s/></text:span><text:span text:style-name="T13_213">zł</text:span><text:span text:style-name="T13_214"><text:s/></text:span><text:span text:style-name="T13_215">wykupić</text:span><text:span text:style-name="T13_216"><text:s/></text:span><text:span text:style-name="T13_217">cały</text:span><text:span text:style-name="T13_218"><text:s/></text:span><text:span text:style-name="T13_219">pakiet</text:span><text:span text:style-name="T13_220"><text:s/></text:span><text:span text:style-name="T13_221">GTA</text:span><text:span text:style-name="T13_222"><text:s/></text:span><text:span text:style-name="T13_223">czy</text:span><text:span text:style-name="T13_224"><text:s/></text:span><text:span text:style-name="T13_225">Humble</text:span><text:span text:style-name="T13_226"><text:s/></text:span><text:span text:style-name="T13_227">Jumbo</text:span><text:span text:style-name="T13_228"><text:s/></text:span><text:span text:style-name="T13_229">Bundle</text:span><text:span text:style-name="T13_230"><text:s/></text:span><text:span text:style-name="T13_231">gier</text:span><text:span text:style-name="T13_232"><text:s/></text:span><text:span text:style-name="T13_233">konkretnego</text:span><text:span text:style-name="T13_234"><text:s/></text:span><text:span text:style-name="T13_235">wydawcy</text:span><text:span text:style-name="T13_236">.<text:s/></text:span><text:span text:style-name="T13_237">Wtedy</text:span><text:span text:style-name="T13_238"><text:s/></text:span><text:span text:style-name="T13_239">też</text:span><text:span text:style-name="T13_240"><text:s/></text:span><text:span text:style-name="T13_241">na</text:span><text:span text:style-name="T13_242"><text:s/></text:span><text:span text:style-name="T13_243">chwilę</text:span><text:span text:style-name="T13_244"><text:s/></text:span><text:span text:style-name="T13_245">pojawiła</text:span><text:span text:style-name="T13_246"><text:s/></text:span><text:span text:style-name="T13_247">się</text:span><text:span text:style-name="T13_248"><text:s/></text:span><text:span text:style-name="T13_249">moda</text:span><text:span text:style-name="T13_250"><text:s/></text:span><text:span text:style-name="T13_251">na</text:span><text:span text:style-name="T13_252"><text:s/></text:span><text:span text:style-name="T13_253">rozdawnictwo</text:span><text:span text:style-name="T13_254"><text:s/></text:span><text:span text:style-name="T13_255">gier</text:span><text:span text:style-name="T13_256">,<text:s/></text:span><text:span text:style-name="T13_257">można</text:span><text:span text:style-name="T13_258"><text:s/></text:span><text:span text:style-name="T13_259">było</text:span><text:span text:style-name="T13_260"><text:s/></text:span><text:span text:style-name="T13_261">wyrwać</text:span><text:span text:style-name="T13_262"><text:s/></text:span><text:span text:style-name="T13_263">starsze</text:span><text:span text:style-name="T13_264"><text:s/></text:span><text:span text:style-name="T13_265">tytuły</text:span><text:span text:style-name="T13_266"><text:s/></text:span><text:span text:style-name="T13_267">AAA</text:span><text:span text:style-name="T13_268"><text:s/></text:span><text:span text:style-name="T13_269">za</text:span><text:span text:style-name="T13_270"><text:s/></text:span><text:span text:style-name="T13_271">darmo</text:span><text:span text:style-name="T13_272">,<text:s/></text:span><text:span text:style-name="T13_273">jak</text:span><text:span text:style-name="T13_274"><text:s/></text:span><text:span text:style-name="T13_275">na</text:span><text:span text:style-name="T13_276"><text:s/></text:span><text:span text:style-name="T13_277">przykład</text:span><text:span text:style-name="T13_278"><text:s/></text:span><text:span text:style-name="T13_279">takiego</text:span><text:span text:style-name="T13_280"><text:s/></text:span><text:span text:style-name="T13_281">BF</text:span><text:span text:style-name="T13_282">3<text:s/></text:span><text:span text:style-name="T13_283">na</text:span><text:span text:style-name="T13_284"><text:s/></text:span><text:span text:style-name="T13_285">Origina</text:span><text:span text:style-name="T13_286">.<text:s/></text:span><text:span text:style-name="T13_287">Wszystko</text:span><text:span text:style-name="T13_288"><text:s/></text:span><text:span text:style-name="T13_289">wydawało</text:span><text:span text:style-name="T13_290"><text:s/></text:span><text:span text:style-name="T13_291">się</text:span><text:span text:style-name="T13_292"><text:s/></text:span><text:span text:style-name="T13_293">zmierzać</text:span><text:span text:style-name="T13_294"><text:s/></text:span><text:span text:style-name="T13_295">ku</text:span><text:span text:style-name="T13_296"><text:s/></text:span><text:span text:style-name="T13_297">dobremu</text:span><text:span text:style-name="T13_298">,<text:s/></text:span><text:span text:style-name="T13_299">ale</text:span><text:span text:style-name="T13_300"><text:s/></text:span><text:span text:style-name="T13_301">wiadomo</text:span><text:span text:style-name="T13_302">,<text:s/></text:span><text:span text:style-name="T13_303">nie</text:span><text:span text:style-name="T13_304"><text:s/></text:span><text:span text:style-name="T13_305">ma</text:span><text:span text:style-name="T13_306"><text:s/></text:span><text:span text:style-name="T13_307">nic</text:span><text:span text:style-name="T13_308"><text:s/></text:span><text:span text:style-name="T13_309">za</text:span><text:span text:style-name="T13_310"><text:s/></text:span><text:span text:style-name="T13_311">darmo</text:span><text:span text:style-name="T13_312">.<text:s/></text:span><text:span text:style-name="T13_313">Rozdawanie</text:span><text:span text:style-name="T13_314"><text:s/></text:span><text:span text:style-name="T13_315">gier</text:span><text:span text:style-name="T13_316"><text:s/></text:span><text:span text:style-name="T13_317">miało</text:span><text:span text:style-name="T13_318"><text:s/></text:span><text:span text:style-name="T13_319">na</text:span><text:span text:style-name="T13_320"><text:s/></text:span><text:span text:style-name="T13_321">celu</text:span><text:span text:style-name="T13_322"><text:s/></text:span><text:span text:style-name="T13_323">przyciągnięcie</text:span><text:span text:style-name="T13_324"><text:s/></text:span><text:span text:style-name="T13_325">nowych</text:span><text:span text:style-name="T13_326"><text:s/></text:span><text:span text:style-name="T13_327">użytkowników</text:span><text:span text:style-name="T13_328"><text:s/></text:span><text:span text:style-name="T13_329">do</text:span><text:span text:style-name="T13_330"><text:s/></text:span><text:span text:style-name="T13_331">danych</text:span><text:span text:style-name="T13_332"><text:s/></text:span><text:span text:style-name="T13_333">platform</text:span><text:span text:style-name="T13_334">,<text:s/></text:span><text:span text:style-name="T13_335">czy</text:span><text:span text:style-name="T13_336"><text:s/></text:span><text:span text:style-name="T13_337">to</text:span><text:span text:style-name="T13_338"><text:s/></text:span><text:span text:style-name="T13_339">wspomnianego</text:span><text:span text:style-name="T13_340"><text:s/></text:span><text:span text:style-name="T13_341">Origina</text:span><text:span text:style-name="T13_342"><text:s/></text:span><text:span text:style-name="T13_343">od</text:span><text:span text:style-name="T13_344"><text:s/></text:span><text:span text:style-name="T13_345">EA</text:span><text:span text:style-name="T13_346">,<text:s/></text:span><text:span text:style-name="T13_347">czy</text:span><text:span text:style-name="T13_348"><text:s/></text:span><text:span text:style-name="T13_349">Uplay</text:span><text:span text:style-name="T13_350"><text:s/></text:span><text:span text:style-name="T13_351">od</text:span><text:span text:style-name="T13_352"><text:s/></text:span><text:span text:style-name="T13_353">Ubisoftu</text:span><text:span text:style-name="T13_354"><text:s/>(</text:span><text:span text:style-name="T13_355">który</text:span><text:span text:style-name="T13_356"><text:s/></text:span><text:span text:style-name="T13_357">to</text:span><text:span text:style-name="T13_358">,<text:s/></text:span><text:span text:style-name="T13_359">nawiasem</text:span><text:span text:style-name="T13_360"><text:s/></text:span><text:span text:style-name="T13_361">mówiąc</text:span><text:span text:style-name="T13_362">,<text:s/></text:span><text:span text:style-name="T13_363">daje</text:span><text:span text:style-name="T13_364"><text:s/></text:span><text:span text:style-name="T13_365">co</text:span><text:span text:style-name="T13_366"><text:s/></text:span><text:span text:style-name="T13_367">miesiąc</text:span><text:span text:style-name="T13_368"><text:s/></text:span><text:span text:style-name="T13_369">darmową</text:span><text:span text:style-name="T13_370"><text:s/></text:span><text:span text:style-name="T13_371">grę</text:span><text:span text:style-name="T13_372">,<text:s/></text:span><text:span text:style-name="T13_373">aż</text:span><text:span text:style-name="T13_374"><text:s/></text:span><text:span text:style-name="T13_375">do</text:span><text:span text:style-name="T13_376"><text:s/></text:span><text:span text:style-name="T13_377">grudnia</text:span><text:span text:style-name="T13_378">,<text:s/></text:span><text:span text:style-name="T13_379">z</text:span><text:span text:style-name="T13_380"><text:s/></text:span><text:span text:style-name="T13_381">okazji</text:span><text:span text:style-name="T13_382"><text:s/>30-</text:span><text:span text:style-name="T13_383">lecia</text:span><text:span text:style-name="T13_384"><text:s/></text:span><text:span text:style-name="T13_385">firmy</text:span><text:span text:style-name="T13_386">).<text:s/></text:span><text:span text:style-name="T13_387">Gracze</text:span><text:span text:style-name="T13_388"><text:s/></text:span><text:span text:style-name="T13_389">darmową</text:span><text:span text:style-name="T13_390"><text:s/></text:span><text:span text:style-name="T13_391">grę</text:span><text:span text:style-name="T13_392"><text:s/></text:span><text:span text:style-name="T13_393">zgarnęli</text:span><text:span text:style-name="T13_394">,<text:s/></text:span><text:span text:style-name="T13_395">zarejestrowali</text:span><text:span text:style-name="T13_396"><text:s/></text:span><text:span text:style-name="T13_397">konto</text:span><text:span text:style-name="T13_398"><text:s/></text:span><text:span text:style-name="T13_399">i</text:span><text:span text:style-name="T13_400"><text:s/></text:span><text:span text:style-name="T13_401">nawet</text:span><text:span text:style-name="T13_402"><text:s/></text:span><text:span text:style-name="T13_403">jeśli</text:span><text:span text:style-name="T13_404"><text:s/></text:span><text:span text:style-name="T13_405">tylko</text:span><text:span text:style-name="T13_406"><text:s/></text:span><text:span text:style-name="T13_407">niewielki</text:span><text:span text:style-name="T13_408"><text:s/></text:span><text:span text:style-name="T13_409">procent</text:span><text:span text:style-name="T13_410"><text:s/></text:span><text:span text:style-name="T13_411">z</text:span><text:span text:style-name="T13_412"><text:s/></text:span><text:span text:style-name="T13_413">nich</text:span><text:span text:style-name="T13_414"><text:s/></text:span><text:span text:style-name="T13_415">kupił</text:span><text:span text:style-name="T13_416"><text:s/></text:span><text:span text:style-name="T13_417">coś</text:span><text:span text:style-name="T13_418"><text:s/></text:span><text:span text:style-name="T13_419">w</text:span><text:span text:style-name="T13_420"><text:s/></text:span><text:span text:style-name="T13_421">sklepie</text:span><text:span text:style-name="T13_422"><text:s/></text:span><text:span text:style-name="T13_423">danej</text:span><text:span text:style-name="T13_424"><text:s/></text:span><text:span text:style-name="T13_425">platformy</text:span><text:span text:style-name="T13_426">,<text:s/></text:span><text:span text:style-name="T13_427">to</text:span><text:span text:style-name="T13_428"><text:s/></text:span><text:span text:style-name="T13_429">i</text:span><text:span text:style-name="T13_430"><text:s/></text:span><text:span text:style-name="T13_431">tak</text:span><text:span text:style-name="T13_432"><text:s/></text:span><text:span text:style-name="T13_433">już</text:span><text:span text:style-name="T13_434"><text:s/></text:span><text:span text:style-name="T13_435">to</text:span><text:span text:style-name="T13_436"><text:s/></text:span><text:span text:style-name="T13_437">był</text:span><text:span text:style-name="T13_438"><text:s/></text:span><text:span text:style-name="T13_439">sukces</text:span><text:span text:style-name="T13_440">.<text:s/></text:span><text:span text:style-name="T13_441">Sprzedaż</text:span><text:span text:style-name="T13_442"><text:s/></text:span><text:span text:style-name="T13_443">BF</text:span><text:span text:style-name="T13_444">3<text:s/></text:span><text:span text:style-name="T13_445">spadała</text:span><text:span text:style-name="T13_446">,<text:s/></text:span><text:span text:style-name="T13_447">bo</text:span><text:span text:style-name="T13_448"><text:s/></text:span><text:span text:style-name="T13_449">był</text:span><text:span text:style-name="T13_450"><text:s/></text:span><text:span text:style-name="T13_451">już</text:span><text:span text:style-name="T13_452"><text:s/></text:span><text:span text:style-name="T13_453">BF</text:span><text:span text:style-name="T13_454">4,<text:s/></text:span><text:span text:style-name="T13_455">więc</text:span><text:span text:style-name="T13_456"><text:s/></text:span><text:span text:style-name="T13_457">istniała</text:span><text:span text:style-name="T13_458"><text:s/></text:span><text:span text:style-name="T13_459">szansa</text:span><text:span text:style-name="T13_460">,<text:s/></text:span><text:span text:style-name="T13_461">że</text:span><text:span text:style-name="T13_462"><text:s/></text:span><text:span text:style-name="T13_463">jeśli</text:span><text:span text:style-name="T13_464"><text:s/></text:span><text:span text:style-name="T13_465">spodobała</text:span><text:span text:style-name="T13_466"><text:s/></text:span><text:span text:style-name="T13_467">się</text:span><text:span text:style-name="T13_468"><text:s/></text:span><text:span text:style-name="T13_469">poprzednia</text:span><text:span text:style-name="T13_470"><text:s/></text:span><text:span text:style-name="T13_471">odsłona</text:span><text:span text:style-name="T13_472">,<text:s/></text:span><text:span text:style-name="T13_473">to</text:span><text:span text:style-name="T13_474"><text:s/></text:span><text:span text:style-name="T13_475">kupi</text:span><text:span text:style-name="T13_476"><text:s/></text:span><text:span text:style-name="T13_477">też</text:span><text:span text:style-name="T13_478"><text:s/></text:span><text:span text:style-name="T13_479">kolejną</text:span><text:span text:style-name="T13_480">.<text:s/></text:span><text:span text:style-name="T13_481">Obecnie</text:span><text:span text:style-name="T13_482"><text:s/></text:span><text:span text:style-name="T13_483">na</text:span><text:span text:style-name="T13_484"><text:s/></text:span><text:span text:style-name="T13_485">Originie</text:span><text:span text:style-name="T13_486"><text:s/></text:span><text:span text:style-name="T13_487">za</text:span><text:span text:style-name="T13_488"><text:s/></text:span><text:span text:style-name="T13_489">darmo</text:span><text:span text:style-name="T13_490"><text:s/></text:span><text:span text:style-name="T13_491">można</text:span><text:span text:style-name="T13_492"><text:s/></text:span><text:span text:style-name="T13_493">było</text:span><text:span text:style-name="T13_494"><text:s/></text:span><text:span text:style-name="T13_495">zgarnąć</text:span><text:span text:style-name="T13_496"><text:s/></text:span><text:span text:style-name="T13_497">kilka</text:span><text:span text:style-name="T13_498"><text:s/></text:span><text:span text:style-name="T13_499">DLC</text:span><text:span text:style-name="T13_500"><text:s/></text:span><text:span text:style-name="T13_501">do</text:span><text:span text:style-name="T13_502"><text:s/></text:span><text:span text:style-name="T13_503">czwartej</text:span><text:span text:style-name="T13_504"><text:s/></text:span><text:span text:style-name="T13_505">części</text:span><text:span text:style-name="T13_506"><text:s/></text:span><text:span text:style-name="T13_507">gry</text:span><text:span text:style-name="T13_508"><text:s/></text:span><text:span text:style-name="T13_509">Battlefield</text:span><text:span text:style-name="T13_510">.<text:s/></text:span><text:span text:style-name="T13_511">A</text:span><text:span text:style-name="T13_512"><text:s/></text:span><text:span text:style-name="T13_513">czemu</text:span><text:span text:style-name="T13_514">?<text:s/></text:span><text:span text:style-name="T13_515">Bo</text:span><text:span text:style-name="T13_516"><text:s/></text:span><text:span text:style-name="T13_517">na</text:span><text:span text:style-name="T13_518"><text:s/></text:span><text:span text:style-name="T13_519">jesieni</text:span><text:span text:style-name="T13_520"><text:s/></text:span><text:span text:style-name="T13_521">jest</text:span><text:span text:style-name="T13_522"><text:s/></text:span><text:span text:style-name="T13_523">premiera</text:span><text:span text:style-name="T13_524"><text:s/>“</text:span><text:span text:style-name="T13_525">Battlefield</text:span><text:span text:style-name="T13_526"><text:s/>1”.<text:s/></text:span><text:span text:style-name="T13_527">Choć</text:span><text:span text:style-name="T13_528"><text:s/></text:span><text:span text:style-name="T13_529">tym</text:span><text:span text:style-name="T13_530"><text:s/></text:span><text:span text:style-name="T13_531">razem</text:span><text:span text:style-name="T13_532"><text:s/></text:span><text:span text:style-name="T13_533">nie</text:span><text:span text:style-name="T13_534"><text:s/></text:span><text:span text:style-name="T13_535">dali</text:span><text:span text:style-name="T13_536"><text:s/></text:span><text:span text:style-name="T13_537">poprzedniej</text:span><text:span text:style-name="T13_538"><text:s/></text:span><text:span text:style-name="T13_539">części</text:span><text:span text:style-name="T13_540"><text:s/></text:span><text:span text:style-name="T13_541">za</text:span><text:span text:style-name="T13_542"><text:s/></text:span><text:span text:style-name="T13_543">darmo</text:span><text:span text:style-name="T13_544">,<text:s/></text:span><text:span text:style-name="T13_545">ale</text:span><text:span text:style-name="T13_546"><text:s/></text:span><text:span text:style-name="T13_547">można</text:span><text:span text:style-name="T13_548"><text:s/></text:span><text:span text:style-name="T13_549">było</text:span><text:span text:style-name="T13_550"><text:s/></text:span><text:span text:style-name="T13_551">ją</text:span><text:span text:style-name="T13_552"><text:s/></text:span><text:span text:style-name="T13_553">zakupić</text:span><text:span text:style-name="T13_554"><text:s/></text:span><text:span text:style-name="T13_555">za</text:span><text:span text:style-name="T13_556"><text:s/>15</text:span><text:span text:style-name="T13_557">zł</text:span><text:span text:style-name="T13_558">.<text:s/></text:span></text:p>
      <text:p text:style-name="P14"><text:span text:style-name="T14_1">Oczywiście</text:span><text:span text:style-name="T14_2"><text:s/></text:span><text:span text:style-name="T14_3">można</text:span><text:span text:style-name="T14_4"><text:s/></text:span><text:span text:style-name="T14_5">powiedzieć</text:span><text:span text:style-name="T14_6">,<text:s/></text:span><text:span text:style-name="T14_7">iż</text:span><text:span text:style-name="T14_8"><text:s/></text:span><text:span text:style-name="T14_9">ceny</text:span><text:span text:style-name="T14_10"><text:s/></text:span><text:span text:style-name="T14_11">gier</text:span><text:span text:style-name="T14_12"><text:s/></text:span><text:span text:style-name="T14_13">są</text:span><text:span text:style-name="T14_14"><text:s/></text:span><text:span text:style-name="T14_15">wysokie</text:span><text:span text:style-name="T14_16">,<text:s/></text:span><text:span text:style-name="T14_17">ponieważ</text:span><text:span text:style-name="T14_18"><text:s/></text:span><text:span text:style-name="T14_19">gry</text:span><text:span text:style-name="T14_20"><text:s/></text:span><text:span text:style-name="T14_21">stają</text:span><text:span text:style-name="T14_22"><text:s/></text:span><text:span text:style-name="T14_23">się</text:span><text:span text:style-name="T14_24"><text:s/></text:span><text:span text:style-name="T14_25">coraz</text:span><text:span text:style-name="T14_26"><text:s/></text:span><text:span text:style-name="T14_27">większe</text:span><text:span text:style-name="T14_28">,<text:s/></text:span><text:span text:style-name="T14_29">coraz</text:span><text:span text:style-name="T14_30"><text:s/></text:span><text:span text:style-name="T14_31">bardziej</text:span><text:span text:style-name="T14_32"><text:s/></text:span><text:span text:style-name="T14_33">złożone</text:span><text:span text:style-name="T14_34">.<text:s/></text:span><text:span text:style-name="T14_35">Gry</text:span><text:span text:style-name="T14_36"><text:s/></text:span><text:span text:style-name="T14_37">w</text:span><text:span text:style-name="T14_38"><text:s/></text:span><text:span text:style-name="T14_39">dzisiejszych</text:span><text:span text:style-name="T14_40"><text:s/></text:span><text:span text:style-name="T14_41">czasach</text:span><text:span text:style-name="T14_42"><text:s/></text:span><text:span text:style-name="T14_43">są</text:span><text:span text:style-name="T14_44"><text:s/></text:span><text:span text:style-name="T14_45">naprawdę</text:span><text:span text:style-name="T14_46"><text:s/></text:span><text:span text:style-name="T14_47">istotnym</text:span><text:span text:style-name="T14_48"><text:s/></text:span><text:span text:style-name="T14_49">medium</text:span><text:span text:style-name="T14_50"><text:s/></text:span><text:span text:style-name="T14_51">i</text:span><text:span text:style-name="T14_52"><text:s/></text:span><text:span text:style-name="T14_53">stworzenie</text:span><text:span text:style-name="T14_54"><text:s/></text:span><text:span text:style-name="T14_55">czegoś</text:span><text:span text:style-name="T14_56">,<text:s/></text:span><text:span text:style-name="T14_57">co</text:span><text:span text:style-name="T14_58"><text:s/></text:span><text:span text:style-name="T14_59">zapadnie</text:span><text:span text:style-name="T14_60"><text:s/></text:span><text:span text:style-name="T14_61">w</text:span><text:span text:style-name="T14_62"><text:s/></text:span><text:span text:style-name="T14_63">pamięć</text:span><text:span text:style-name="T14_64"><text:s/></text:span><text:span text:style-name="T14_65">to</text:span><text:span text:style-name="T14_66"><text:s/></text:span><text:span text:style-name="T14_67">ogromny</text:span><text:span text:style-name="T14_68"><text:s/></text:span><text:span text:style-name="T14_69">wysiłek</text:span><text:span text:style-name="T14_70"><text:s/></text:span><text:span text:style-name="T14_71">wielu</text:span><text:span text:style-name="T14_72"><text:s/></text:span><text:span text:style-name="T14_73">ludzi</text:span><text:span text:style-name="T14_74">,<text:s/></text:span><text:span text:style-name="T14_75">to</text:span><text:span text:style-name="T14_76"><text:s/></text:span><text:span text:style-name="T14_77">nie</text:span><text:span text:style-name="T14_78"><text:s/></text:span><text:span text:style-name="T14_79">ulega</text:span><text:span text:style-name="T14_80"><text:s/></text:span><text:span text:style-name="T14_81">wątpliwości</text:span><text:span text:style-name="T14_82">,<text:s/></text:span><text:span text:style-name="T14_83">lecz</text:span><text:span text:style-name="T14_84"><text:s/></text:span><text:span text:style-name="T14_85">czy</text:span><text:span text:style-name="T14_86"><text:s/></text:span><text:span text:style-name="T14_87">usprawiedliwia</text:span><text:span text:style-name="T14_88"><text:s/></text:span><text:span text:style-name="T14_89">to</text:span><text:span text:style-name="T14_90"><text:s/></text:span><text:span text:style-name="T14_91">developerów</text:span><text:span text:style-name="T14_92"><text:s/></text:span><text:span text:style-name="T14_93">do</text:span><text:span text:style-name="T14_94"><text:s/></text:span><text:span text:style-name="T14_95">wydawania</text:span><text:span text:style-name="T14_96"><text:s/></text:span><text:span text:style-name="T14_97">gier</text:span><text:span text:style-name="T14_98">,<text:s/></text:span><text:span text:style-name="T14_99">które</text:span><text:span text:style-name="T14_100"><text:s/></text:span><text:span text:style-name="T14_101">są</text:span><text:span text:style-name="T14_102"><text:s/></text:span><text:span text:style-name="T14_103">niegrywalne</text:span><text:span text:style-name="T14_104"><text:s/></text:span><text:span text:style-name="T14_105">lub</text:span><text:span text:style-name="T14_106"><text:s/></text:span><text:span text:style-name="T14_107">wymagają</text:span><text:span text:style-name="T14_108"><text:s/></text:span><text:span text:style-name="T14_109">wielu</text:span><text:span text:style-name="T14_110"><text:s/></text:span><text:span text:style-name="T14_111">łatek</text:span><text:span text:style-name="T14_112">,<text:s/></text:span><text:span text:style-name="T14_113">by</text:span><text:span text:style-name="T14_114"><text:s/></text:span><text:span text:style-name="T14_115">nadawały</text:span><text:span text:style-name="T14_116"><text:s/></text:span><text:span text:style-name="T14_117">się</text:span><text:span text:style-name="T14_118"><text:s/></text:span><text:span text:style-name="T14_119">do</text:span><text:span text:style-name="T14_120"><text:s/></text:span><text:span text:style-name="T14_121">grania</text:span><text:span text:style-name="T14_122">?<text:s/></text:span><text:span text:style-name="T14_123">Wspomnę</text:span><text:span text:style-name="T14_124"><text:s/></text:span><text:span text:style-name="T14_125">tu</text:span><text:span text:style-name="T14_126"><text:s/></text:span><text:span text:style-name="T14_127">tylko</text:span><text:span text:style-name="T14_128"><text:s/></text:span><text:span text:style-name="T14_129">o</text:span><text:span text:style-name="T14_130"><text:s/>“</text:span><text:span text:style-name="T14_131">Battlefield</text:span><text:span text:style-name="T14_132"><text:s/>4”<text:s/></text:span><text:span text:style-name="T14_133">niemal</text:span><text:span text:style-name="T14_134"><text:s/></text:span><text:span text:style-name="T14_135">każdej</text:span><text:span text:style-name="T14_136"><text:s/></text:span><text:span text:style-name="T14_137">z</text:span><text:span text:style-name="T14_138"><text:s/></text:span><text:span text:style-name="T14_139">ostatnich</text:span><text:span text:style-name="T14_140"><text:s/></text:span><text:span text:style-name="T14_141">odsłon</text:span><text:span text:style-name="T14_142"><text:s/></text:span><text:span text:style-name="T14_143">Assasin</text:span><text:span text:style-name="T14_144">’</text:span><text:span text:style-name="T14_145">s</text:span><text:span text:style-name="T14_146"><text:s/></text:span><text:span text:style-name="T14_147">Creed</text:span><text:span text:style-name="T14_148">,<text:s/></text:span><text:span text:style-name="T14_149">albo</text:span><text:span text:style-name="T14_150"><text:s/></text:span><text:span text:style-name="T14_151">niesławnym</text:span><text:span text:style-name="T14_152"><text:s/>“</text:span><text:span text:style-name="T14_153">Batman</text:span><text:span text:style-name="T14_154">:<text:s/></text:span><text:span text:style-name="T14_155">Arkham</text:span><text:span text:style-name="T14_156"><text:s/></text:span><text:span text:style-name="T14_157">Knight</text:span><text:span text:style-name="T14_158">”,<text:s/></text:span><text:span text:style-name="T14_159">gdzie</text:span><text:span text:style-name="T14_160"><text:s/></text:span><text:span text:style-name="T14_161">wydawca</text:span><text:span text:style-name="T14_162"><text:s/></text:span><text:span text:style-name="T14_163">wycofał</text:span><text:span text:style-name="T14_164"><text:s/></text:span><text:span text:style-name="T14_165">wersję</text:span><text:span text:style-name="T14_166"><text:s/></text:span><text:span text:style-name="T14_167">PC</text:span><text:span text:style-name="T14_168"><text:s/></text:span><text:span text:style-name="T14_169">ze</text:span><text:span text:style-name="T14_170"><text:s/></text:span><text:span text:style-name="T14_171">sprzedaży</text:span><text:span text:style-name="T14_172"><text:s/></text:span><text:span text:style-name="T14_173">do</text:span><text:span text:style-name="T14_174"><text:s/></text:span><text:span text:style-name="T14_175">czasu</text:span><text:span text:style-name="T14_176"><text:s/></text:span><text:span text:style-name="T14_177">wprowadzenia</text:span><text:span text:style-name="T14_178"><text:s/></text:span><text:span text:style-name="T14_179">niezbędnych</text:span><text:span text:style-name="T14_180"><text:s/></text:span><text:span text:style-name="T14_181">poprawek</text:span><text:span text:style-name="T14_182">,<text:s/></text:span><text:span text:style-name="T14_183">bo</text:span><text:span text:style-name="T14_184"><text:s/></text:span><text:span text:style-name="T14_185">gra</text:span><text:span text:style-name="T14_186"><text:s/></text:span><text:span text:style-name="T14_187">w</text:span><text:span text:style-name="T14_188"><text:s/></text:span><text:span text:style-name="T14_189">chwili</text:span><text:span text:style-name="T14_190"><text:s/></text:span><text:span text:style-name="T14_191">premiery</text:span><text:span text:style-name="T14_192"><text:s/></text:span><text:span text:style-name="T14_193">nie</text:span><text:span text:style-name="T14_194"><text:s/></text:span><text:span text:style-name="T14_195">nadawała</text:span><text:span text:style-name="T14_196"><text:s/></text:span><text:span text:style-name="T14_197">się</text:span><text:span text:style-name="T14_198"><text:s/></text:span><text:span text:style-name="T14_199">do</text:span><text:span text:style-name="T14_200"><text:s/></text:span><text:span text:style-name="T14_201">niczego</text:span><text:span text:style-name="T14_202">.<text:s/></text:span><text:span text:style-name="T14_203">A</text:span><text:span text:style-name="T14_204"><text:s/></text:span><text:span text:style-name="T14_205">to</text:span><text:span text:style-name="T14_206"><text:s/></text:span><text:span text:style-name="T14_207">tylko</text:span><text:span text:style-name="T14_208"><text:s/></text:span><text:span text:style-name="T14_209">jedne</text:span><text:span text:style-name="T14_210"><text:s/></text:span><text:span text:style-name="T14_211">z</text:span><text:span text:style-name="T14_212"><text:s/></text:span><text:span text:style-name="T14_213">najcięższych</text:span><text:span text:style-name="T14_214"><text:s/></text:span><text:span text:style-name="T14_215">przykładów</text:span><text:span text:style-name="T14_216">.<text:s/></text:span><text:span text:style-name="T14_217">Ile</text:span><text:span text:style-name="T14_218"><text:s/></text:span><text:span text:style-name="T14_219">takich</text:span><text:span text:style-name="T14_220"><text:s/></text:span><text:span text:style-name="T14_221">jeszcze</text:span><text:span text:style-name="T14_222"><text:s/></text:span><text:span text:style-name="T14_223">można</text:span><text:span text:style-name="T14_224"><text:s/></text:span><text:span text:style-name="T14_225">wymieniać</text:span><text:span text:style-name="T14_226">?<text:s/></text:span><text:span text:style-name="T14_227">Dziesiątki</text:span><text:span text:style-name="T14_228">?<text:s/></text:span><text:span text:style-name="T14_229">Wydając</text:span><text:span text:style-name="T14_230"><text:s/></text:span><text:span text:style-name="T14_231">około</text:span><text:span text:style-name="T14_232"><text:s/>200</text:span><text:span text:style-name="T14_233">zł</text:span><text:span text:style-name="T14_234"><text:s/></text:span><text:span text:style-name="T14_235">na</text:span><text:span text:style-name="T14_236"><text:s/></text:span><text:span text:style-name="T14_237">nową</text:span><text:span text:style-name="T14_238"><text:s/></text:span><text:span text:style-name="T14_239">grę</text:span><text:span text:style-name="T14_240">,<text:s/></text:span><text:span text:style-name="T14_241">chcemy</text:span><text:span text:style-name="T14_242"><text:s/></text:span><text:span text:style-name="T14_243">cieszyć</text:span><text:span text:style-name="T14_244"><text:s/></text:span><text:span text:style-name="T14_245">się</text:span><text:span text:style-name="T14_246"><text:s/></text:span><text:span text:style-name="T14_247">rozgrywką</text:span><text:span text:style-name="T14_248"><text:s/></text:span><text:span text:style-name="T14_249">już</text:span><text:span text:style-name="T14_250"><text:s/></text:span><text:span text:style-name="T14_251">od</text:span><text:span text:style-name="T14_252"><text:s/></text:span><text:span text:style-name="T14_253">momentu</text:span><text:span text:style-name="T14_254"><text:s/></text:span><text:span text:style-name="T14_255">instalacji</text:span><text:span text:style-name="T14_256">,<text:s/></text:span><text:span text:style-name="T14_257">a</text:span><text:span text:style-name="T14_258"><text:s/></text:span><text:span text:style-name="T14_259">co</text:span><text:span text:style-name="T14_260"><text:s/></text:span><text:span text:style-name="T14_261">otrzymujemy</text:span><text:span text:style-name="T14_262">?<text:s/></text:span><text:span text:style-name="T14_263">Niegrywalny</text:span><text:span text:style-name="T14_264"><text:s/></text:span><text:span text:style-name="T14_265">produkt</text:span><text:span text:style-name="T14_266"><text:s/></text:span><text:span text:style-name="T14_267">i</text:span><text:span text:style-name="T14_268"><text:s/></text:span><text:span text:style-name="T14_269">wielogigabajtowe</text:span><text:span text:style-name="T14_270"><text:s/>“</text:span><text:span text:style-name="T14_271">day</text:span><text:span text:style-name="T14_272"><text:s/></text:span><text:span text:style-name="T14_273">one</text:span><text:span text:style-name="T14_274"><text:s/></text:span><text:span text:style-name="T14_275">patch</text:span><text:span text:style-name="T14_276">”.<text:s/></text:span><text:span text:style-name="T14_277">Gracze</text:span><text:span text:style-name="T14_278"><text:s/></text:span><text:span text:style-name="T14_279">słusznie</text:span><text:span text:style-name="T14_280"><text:s/></text:span><text:span text:style-name="T14_281">oburzają</text:span><text:span text:style-name="T14_282"><text:s/></text:span><text:span text:style-name="T14_283">się</text:span><text:span text:style-name="T14_284"><text:s/></text:span><text:span text:style-name="T14_285">na</text:span><text:span text:style-name="T14_286"><text:s/></text:span><text:span text:style-name="T14_287">ten</text:span><text:span text:style-name="T14_288"><text:s/></text:span><text:span text:style-name="T14_289">stan</text:span><text:span text:style-name="T14_290"><text:s/></text:span><text:span text:style-name="T14_291">rzeczy</text:span><text:span text:style-name="T14_292">,<text:s/></text:span><text:span text:style-name="T14_293">lecz</text:span><text:span text:style-name="T14_294"><text:s/></text:span><text:span text:style-name="T14_295">już</text:span><text:span text:style-name="T14_296"><text:s/></text:span><text:span text:style-name="T14_297">po</text:span><text:span text:style-name="T14_298"><text:s/></text:span><text:span text:style-name="T14_299">jakimś</text:span><text:span text:style-name="T14_300"><text:s/></text:span><text:span text:style-name="T14_301">czasie</text:span><text:span text:style-name="T14_302"><text:s/></text:span><text:span text:style-name="T14_303">zapominają</text:span><text:span text:style-name="T14_304">,<text:s/></text:span><text:span text:style-name="T14_305">co</text:span><text:span text:style-name="T14_306"><text:s/></text:span><text:span text:style-name="T14_307">się</text:span><text:span text:style-name="T14_308"><text:s/></text:span><text:span text:style-name="T14_309">działo</text:span><text:span text:style-name="T14_310">,<text:s/></text:span><text:span text:style-name="T14_311">by</text:span><text:span text:style-name="T14_312"><text:s/></text:span><text:span text:style-name="T14_313">po</text:span><text:span text:style-name="T14_314"><text:s/></text:span><text:span text:style-name="T14_315">kilku</text:span><text:span text:style-name="T14_316"><text:s/></text:span><text:span text:style-name="T14_317">miesiącach</text:span><text:span text:style-name="T14_318"><text:s/></text:span><text:span text:style-name="T14_319">znów</text:span><text:span text:style-name="T14_320"><text:s/></text:span><text:span text:style-name="T14_321">naciąć</text:span><text:span text:style-name="T14_322"><text:s/></text:span><text:span text:style-name="T14_323">się</text:span><text:span text:style-name="T14_324"><text:s/></text:span><text:span text:style-name="T14_325">na</text:span><text:span text:style-name="T14_326"><text:s/></text:span><text:span text:style-name="T14_327">podobny</text:span><text:span text:style-name="T14_328"><text:s/></text:span><text:span text:style-name="T14_329">problem</text:span><text:span text:style-name="T14_330">,<text:s/></text:span><text:span text:style-name="T14_331">tym</text:span><text:span text:style-name="T14_332"><text:s/></text:span><text:span text:style-name="T14_333">razem</text:span><text:span text:style-name="T14_334"><text:s/></text:span><text:span text:style-name="T14_335">w</text:span><text:span text:style-name="T14_336"><text:s/></text:span><text:span text:style-name="T14_337">innej</text:span><text:span text:style-name="T14_338"><text:s/></text:span><text:span text:style-name="T14_339">grze</text:span><text:span text:style-name="T14_340">.<text:s/></text:span></text:p>
      <text:p text:style-name="P15"><text:span text:style-name="T15_1">Tak</text:span><text:span text:style-name="T15_2"><text:s/></text:span><text:span text:style-name="T15_3">więc</text:span><text:span text:style-name="T15_4"><text:s/></text:span><text:span text:style-name="T15_5">świat</text:span><text:span text:style-name="T15_6"><text:s/></text:span><text:span text:style-name="T15_7">gier</text:span><text:span text:style-name="T15_8"><text:s/></text:span><text:span text:style-name="T15_9">to</text:span><text:span text:style-name="T15_10"><text:s/></text:span><text:span text:style-name="T15_11">dla</text:span><text:span text:style-name="T15_12"><text:s/></text:span><text:span text:style-name="T15_13">wielu</text:span><text:span text:style-name="T15_14"><text:s/></text:span><text:span text:style-name="T15_15">twórców</text:span><text:span text:style-name="T15_16"><text:s/></text:span><text:span text:style-name="T15_17">tylko</text:span><text:span text:style-name="T15_18"><text:s/></text:span><text:span text:style-name="T15_19">kolejna</text:span><text:span text:style-name="T15_20"><text:s/></text:span><text:span text:style-name="T15_21">dojna</text:span><text:span text:style-name="T15_22"><text:s/></text:span><text:span text:style-name="T15_23">krowa</text:span><text:span text:style-name="T15_24">,<text:s/></text:span><text:span text:style-name="T15_25">z</text:span><text:span text:style-name="T15_26"><text:s/></text:span><text:span text:style-name="T15_27">której</text:span><text:span text:style-name="T15_28"><text:s/></text:span><text:span text:style-name="T15_29">można</text:span><text:span text:style-name="T15_30"><text:s/></text:span><text:span text:style-name="T15_31">czerpać</text:span><text:span text:style-name="T15_32"><text:s/></text:span><text:span text:style-name="T15_33">zyski</text:span><text:span text:style-name="T15_34">.<text:s/></text:span><text:span text:style-name="T15_35">Jest</text:span><text:span text:style-name="T15_36"><text:s/></text:span><text:span text:style-name="T15_37">to</text:span><text:span text:style-name="T15_38"><text:s/></text:span><text:span text:style-name="T15_39">biznes</text:span><text:span text:style-name="T15_40"><text:s/></text:span><text:span text:style-name="T15_41">bardzo</text:span><text:span text:style-name="T15_42"><text:s/></text:span><text:span text:style-name="T15_43">intratny</text:span><text:span text:style-name="T15_44">,<text:s/></text:span><text:span text:style-name="T15_45">choć</text:span><text:span text:style-name="T15_46"><text:s/></text:span><text:span text:style-name="T15_47">wymagający</text:span><text:span text:style-name="T15_48">.<text:s/></text:span><text:span text:style-name="T15_49">Dlatego</text:span><text:span text:style-name="T15_50"><text:s/></text:span><text:span text:style-name="T15_51">w</text:span><text:span text:style-name="T15_52"><text:s/></text:span><text:span text:style-name="T15_53">wielu</text:span><text:span text:style-name="T15_54"><text:s/></text:span><text:span text:style-name="T15_55">przypadkach</text:span><text:span text:style-name="T15_56"><text:s/></text:span><text:span text:style-name="T15_57">idzie</text:span><text:span text:style-name="T15_58"><text:s/></text:span><text:span text:style-name="T15_59">się</text:span><text:span text:style-name="T15_60"><text:s/></text:span><text:span text:style-name="T15_61">na</text:span><text:span text:style-name="T15_62"><text:s/></text:span><text:span text:style-name="T15_63">łatwiznę</text:span><text:span text:style-name="T15_64">,<text:s/></text:span><text:span text:style-name="T15_65">udaje</text:span><text:span text:style-name="T15_66"><text:s/></text:span><text:span text:style-name="T15_67">się</text:span><text:span text:style-name="T15_68">,<text:s/></text:span><text:span text:style-name="T15_69">że</text:span><text:span text:style-name="T15_70"><text:s/></text:span><text:span text:style-name="T15_71">problemu</text:span><text:span text:style-name="T15_72"><text:s/></text:span><text:span text:style-name="T15_73">nie</text:span><text:span text:style-name="T15_74"><text:s/></text:span><text:span text:style-name="T15_75">ma</text:span><text:span text:style-name="T15_76">,<text:s/></text:span><text:span text:style-name="T15_77">no</text:span><text:span text:style-name="T15_78"><text:s/></text:span><text:span text:style-name="T15_79">bo</text:span><text:span text:style-name="T15_80"><text:s/></text:span><text:span text:style-name="T15_81">co</text:span><text:span text:style-name="T15_82"><text:s/></text:span><text:span text:style-name="T15_83">może</text:span><text:span text:style-name="T15_84"><text:s/></text:span><text:span text:style-name="T15_85">zrobić</text:span><text:span text:style-name="T15_86"><text:s/></text:span><text:span text:style-name="T15_87">jeden</text:span><text:span text:style-name="T15_88"><text:s/></text:span><text:span text:style-name="T15_89">niezadowolony</text:span><text:span text:style-name="T15_90"><text:s/></text:span><text:span text:style-name="T15_91">gracz</text:span><text:span text:style-name="T15_92">,<text:s/></text:span><text:span text:style-name="T15_93">kiedy</text:span><text:span text:style-name="T15_94"><text:s/></text:span><text:span text:style-name="T15_95">kilka</text:span><text:span text:style-name="T15_96"><text:s/></text:span><text:span text:style-name="T15_97">milionów</text:span><text:span text:style-name="T15_98"><text:s/></text:span><text:span text:style-name="T15_99">innych</text:span><text:span text:style-name="T15_100"><text:s/></text:span><text:span text:style-name="T15_101">i</text:span><text:span text:style-name="T15_102"><text:s/></text:span><text:span text:style-name="T15_103">tak</text:span><text:span text:style-name="T15_104"><text:s/></text:span><text:span text:style-name="T15_105">kupiło</text:span><text:span text:style-name="T15_106"><text:s/></text:span><text:span text:style-name="T15_107">nasza</text:span><text:span text:style-name="T15_108"><text:s/></text:span><text:span text:style-name="T15_109">grę</text:span><text:span text:style-name="T15_110">?<text:s/></text:span><text:span text:style-name="T15_111">Po</text:span><text:span text:style-name="T15_112"><text:s/></text:span><text:span text:style-name="T15_113">co</text:span><text:span text:style-name="T15_114"><text:s/></text:span><text:span text:style-name="T15_115">wprowadzać</text:span><text:span text:style-name="T15_116"><text:s/></text:span><text:span text:style-name="T15_117">coś</text:span><text:span text:style-name="T15_118"><text:s/></text:span><text:span text:style-name="T15_119">nowego</text:span><text:span text:style-name="T15_120">,<text:s/></text:span><text:span text:style-name="T15_121">skoro</text:span><text:span text:style-name="T15_122"><text:s/></text:span><text:span text:style-name="T15_123">to</text:span><text:span text:style-name="T15_124"><text:s/></text:span><text:span text:style-name="T15_125">samo</text:span><text:span text:style-name="T15_126"><text:s/></text:span><text:span text:style-name="T15_127">sprzedaje</text:span><text:span text:style-name="T15_128"><text:s/></text:span><text:span text:style-name="T15_129">się</text:span><text:span text:style-name="T15_130"><text:s/></text:span><text:span text:style-name="T15_131">co</text:span><text:span text:style-name="T15_132"><text:s/></text:span><text:span text:style-name="T15_133">roku</text:span><text:span text:style-name="T15_134"><text:s/></text:span><text:span text:style-name="T15_135">od</text:span><text:span text:style-name="T15_136"><text:s/></text:span><text:span text:style-name="T15_137">dekady</text:span><text:span text:style-name="T15_138"><text:s/>(</text:span><text:span text:style-name="T15_139">Call</text:span><text:span text:style-name="T15_140"><text:s/></text:span><text:span text:style-name="T15_141">of</text:span><text:span text:style-name="T15_142"><text:s/></text:span><text:span text:style-name="T15_143">Duty</text:span><text:span text:style-name="T15_144">)?<text:s/></text:span><text:span text:style-name="T15_145">Gracze</text:span><text:span text:style-name="T15_146"><text:s/></text:span><text:span text:style-name="T15_147">i</text:span><text:span text:style-name="T15_148"><text:s/></text:span><text:span text:style-name="T15_149">tak</text:span><text:span text:style-name="T15_150"><text:s/></text:span><text:span text:style-name="T15_151">złożą</text:span><text:span text:style-name="T15_152"><text:s/></text:span><text:span text:style-name="T15_153">pre</text:span><text:span text:style-name="T15_154">-</text:span><text:span text:style-name="T15_155">order</text:span><text:span text:style-name="T15_156"><text:s/></text:span><text:span text:style-name="T15_157">i</text:span><text:span text:style-name="T15_158"><text:s/></text:span><text:span text:style-name="T15_159">tak</text:span><text:span text:style-name="T15_160"><text:s/></text:span><text:span text:style-name="T15_161">kupią</text:span><text:span text:style-name="T15_162"><text:s/></text:span><text:span text:style-name="T15_163">naszą</text:span><text:span text:style-name="T15_164"><text:s/></text:span><text:span text:style-name="T15_165">grę</text:span><text:span text:style-name="T15_166">.<text:s/></text:span><text:span text:style-name="T15_167">Po</text:span><text:span text:style-name="T15_168"><text:s/></text:span><text:span text:style-name="T15_169">co</text:span><text:span text:style-name="T15_170"><text:s/></text:span><text:span text:style-name="T15_171">marnować</text:span><text:span text:style-name="T15_172"><text:s/></text:span><text:span text:style-name="T15_173">pieniądze</text:span><text:span text:style-name="T15_174"><text:s/></text:span><text:span text:style-name="T15_175">na</text:span><text:span text:style-name="T15_176"><text:s/></text:span><text:span text:style-name="T15_177">support</text:span><text:span text:style-name="T15_178">,<text:s/></text:span><text:span text:style-name="T15_179">skoro</text:span><text:span text:style-name="T15_180"><text:s/></text:span><text:span text:style-name="T15_181">i</text:span><text:span text:style-name="T15_182"><text:s/></text:span><text:span text:style-name="T15_183">tak</text:span><text:span text:style-name="T15_184"><text:s/></text:span><text:span text:style-name="T15_185">za</text:span><text:span text:style-name="T15_186"><text:s/></text:span><text:span text:style-name="T15_187">dwa</text:span><text:span text:style-name="T15_188"><text:s/></text:span><text:span text:style-name="T15_189">lata</text:span><text:span text:style-name="T15_190"><text:s/></text:span><text:span text:style-name="T15_191">nikt</text:span><text:span text:style-name="T15_192"><text:s/></text:span><text:span text:style-name="T15_193">nie</text:span><text:span text:style-name="T15_194"><text:s/></text:span><text:span text:style-name="T15_195">będzie</text:span><text:span text:style-name="T15_196"><text:s/></text:span><text:span text:style-name="T15_197">pamiętał</text:span><text:span text:style-name="T15_198"><text:s/></text:span><text:span text:style-name="T15_199">o</text:span><text:span text:style-name="T15_200"><text:s/></text:span><text:span text:style-name="T15_201">tej</text:span><text:span text:style-name="T15_202"><text:s/></text:span><text:span text:style-name="T15_203">grze</text:span><text:span text:style-name="T15_204">,<text:s/></text:span><text:span text:style-name="T15_205">bo</text:span><text:span text:style-name="T15_206"><text:s/></text:span><text:span text:style-name="T15_207">wyjdą</text:span><text:span text:style-name="T15_208"><text:s/></text:span><text:span text:style-name="T15_209">jej</text:span><text:span text:style-name="T15_210"><text:s/></text:span><text:span text:style-name="T15_211">dwie</text:span><text:span text:style-name="T15_212"><text:s/></text:span><text:span text:style-name="T15_213">kontynuacje</text:span><text:span text:style-name="T15_214">?<text:s/></text:span><text:span text:style-name="T15_215">Rynek</text:span><text:span text:style-name="T15_216"><text:s/></text:span><text:span text:style-name="T15_217">gier</text:span><text:span text:style-name="T15_218"><text:s/></text:span><text:span text:style-name="T15_219">jest</text:span><text:span text:style-name="T15_220"><text:s/></text:span><text:span text:style-name="T15_221">zepsuty</text:span><text:span text:style-name="T15_222">,<text:s/></text:span><text:span text:style-name="T15_223">w</text:span><text:span text:style-name="T15_224"><text:s/></text:span><text:span text:style-name="T15_225">tym</text:span><text:span text:style-name="T15_226"><text:s/></text:span><text:span text:style-name="T15_227">sensie</text:span><text:span text:style-name="T15_228"><text:s/></text:span><text:span text:style-name="T15_229">iż</text:span><text:span text:style-name="T15_230"><text:s/></text:span><text:span text:style-name="T15_231">zepsuci</text:span><text:span text:style-name="T15_232"><text:s/></text:span><text:span text:style-name="T15_233">są</text:span><text:span text:style-name="T15_234"><text:s/></text:span><text:span text:style-name="T15_235">wydawcy</text:span><text:span text:style-name="T15_236"><text:s/></text:span><text:span text:style-name="T15_237">żądni</text:span><text:span text:style-name="T15_238"><text:s/></text:span><text:span text:style-name="T15_239">jak</text:span><text:span text:style-name="T15_240"><text:s/></text:span><text:span text:style-name="T15_241">największych</text:span><text:span text:style-name="T15_242"><text:s/></text:span><text:span text:style-name="T15_243">zysków</text:span><text:span text:style-name="T15_244">.<text:s/></text:span><text:span text:style-name="T15_245">O</text:span><text:span text:style-name="T15_246"><text:s/></text:span><text:span text:style-name="T15_247">ile</text:span><text:span text:style-name="T15_248"><text:s/></text:span><text:span text:style-name="T15_249">jeszcze</text:span><text:span text:style-name="T15_250"><text:s/></text:span><text:span text:style-name="T15_251">developerzy</text:span><text:span text:style-name="T15_252">,<text:s/></text:span><text:span text:style-name="T15_253">którzy</text:span><text:span text:style-name="T15_254"><text:s/></text:span><text:span text:style-name="T15_255">pracują</text:span><text:span text:style-name="T15_256"><text:s/></text:span><text:span text:style-name="T15_257">nad</text:span><text:span text:style-name="T15_258"><text:s/></text:span><text:span text:style-name="T15_259">grą</text:span><text:span text:style-name="T15_260">,<text:s/></text:span><text:span text:style-name="T15_261">dłubią</text:span><text:span text:style-name="T15_262"><text:s/></text:span><text:span text:style-name="T15_263">w</text:span><text:span text:style-name="T15_264"><text:s/></text:span><text:span text:style-name="T15_265">jej</text:span><text:span text:style-name="T15_266"><text:s/></text:span><text:span text:style-name="T15_267">kodzie</text:span><text:span text:style-name="T15_268">,<text:s/></text:span><text:span text:style-name="T15_269">chcą</text:span><text:span text:style-name="T15_270"><text:s/></text:span><text:span text:style-name="T15_271">włożyć</text:span><text:span text:style-name="T15_272"><text:s/></text:span><text:span text:style-name="T15_273">w</text:span><text:span text:style-name="T15_274"><text:s/></text:span><text:span text:style-name="T15_275">to</text:span><text:span text:style-name="T15_276"><text:s/></text:span><text:span text:style-name="T15_277">trochę</text:span><text:span text:style-name="T15_278"><text:s/></text:span><text:span text:style-name="T15_279">serca</text:span><text:span text:style-name="T15_280">,<text:s/></text:span><text:span text:style-name="T15_281">to</text:span><text:span text:style-name="T15_282"><text:s/></text:span><text:span text:style-name="T15_283">zaraz</text:span><text:span text:style-name="T15_284"><text:s/></text:span><text:span text:style-name="T15_285">dostają</text:span><text:span text:style-name="T15_286"><text:s/></text:span><text:span text:style-name="T15_287">batem</text:span><text:span text:style-name="T15_288"><text:s/></text:span><text:span text:style-name="T15_289">po</text:span><text:span text:style-name="T15_290"><text:s/></text:span><text:span text:style-name="T15_291">plecach</text:span><text:span text:style-name="T15_292"><text:s/></text:span><text:span text:style-name="T15_293">od</text:span><text:span text:style-name="T15_294"><text:s/></text:span><text:span text:style-name="T15_295">księgowego</text:span><text:span text:style-name="T15_296"><text:s/></text:span><text:span text:style-name="T15_297">który</text:span><text:span text:style-name="T15_298"><text:s/></text:span><text:span text:style-name="T15_299">w</text:span><text:span text:style-name="T15_300"><text:s/></text:span><text:span text:style-name="T15_301">grach</text:span><text:span text:style-name="T15_302"><text:s/></text:span><text:span text:style-name="T15_303">widzi</text:span><text:span text:style-name="T15_304"><text:s/></text:span><text:span text:style-name="T15_305">tylko</text:span><text:span text:style-name="T15_306"><text:s/></text:span><text:span text:style-name="T15_307">cyferki</text:span><text:span text:style-name="T15_308"><text:s/></text:span><text:span text:style-name="T15_309">i</text:span><text:span text:style-name="T15_310"><text:s/></text:span><text:span text:style-name="T15_311">zielone</text:span><text:span text:style-name="T15_312"><text:s/></text:span><text:span text:style-name="T15_313">papierki</text:span><text:span text:style-name="T15_314">.<text:s/></text:span><text:span text:style-name="T15_315">Nadzieją</text:span><text:span text:style-name="T15_316"><text:s/></text:span><text:span text:style-name="T15_317">wydają</text:span><text:span text:style-name="T15_318"><text:s/></text:span><text:span text:style-name="T15_319">się</text:span><text:span text:style-name="T15_320"><text:s/></text:span><text:span text:style-name="T15_321">studia</text:span><text:span text:style-name="T15_322"><text:s/></text:span><text:span text:style-name="T15_323">niezależne</text:span><text:span text:style-name="T15_324">,<text:s/></text:span><text:span text:style-name="T15_325">chociaż</text:span><text:span text:style-name="T15_326"><text:s/></text:span><text:span text:style-name="T15_327">i</text:span><text:span text:style-name="T15_328"><text:s/></text:span><text:span text:style-name="T15_329">w</text:span><text:span text:style-name="T15_330"><text:s/></text:span><text:span text:style-name="T15_331">ich</text:span><text:span text:style-name="T15_332"><text:s/></text:span><text:span text:style-name="T15_333">przypadku</text:span><text:span text:style-name="T15_334"><text:s/></text:span><text:span text:style-name="T15_335">zaczyna</text:span><text:span text:style-name="T15_336"><text:s/></text:span><text:span text:style-name="T15_337">to</text:span><text:span text:style-name="T15_338"><text:s/></text:span><text:span text:style-name="T15_339">wyglądać</text:span><text:span text:style-name="T15_340"><text:s/></text:span><text:span text:style-name="T15_341">różnie</text:span><text:span text:style-name="T15_342">,<text:s/></text:span><text:span text:style-name="T15_343">vide</text:span><text:span text:style-name="T15_344"><text:s/></text:span><text:span text:style-name="T15_345">cena</text:span><text:span text:style-name="T15_346"><text:s/></text:span><text:span text:style-name="T15_347">gry</text:span><text:span text:style-name="T15_348"><text:s/>“</text:span><text:span text:style-name="T15_349">No</text:span><text:span text:style-name="T15_350"><text:s/></text:span><text:span text:style-name="T15_351">Man</text:span><text:span text:style-name="T15_352">`</text:span><text:span text:style-name="T15_353">s</text:span><text:span text:style-name="T15_354"><text:s/></text:span><text:span text:style-name="T15_355">Sky</text:span><text:span text:style-name="T15_356">”:<text:s/></text:span><text:span text:style-name="T15_357">ponad</text:span><text:span text:style-name="T15_358"><text:s/>200<text:s/></text:span><text:span text:style-name="T15_359">zł</text:span><text:span text:style-name="T15_360">.<text:s/></text:span></text:p>
      <text:p text:style-name="P16"><text:span text:style-name="T16_1">Jako</text:span><text:span text:style-name="T16_2"><text:s/></text:span><text:span text:style-name="T16_3">wieloletni</text:span><text:span text:style-name="T16_4"><text:s/></text:span><text:span text:style-name="T16_5">gracz</text:span><text:span text:style-name="T16_6">,<text:s/></text:span><text:span text:style-name="T16_7">który</text:span><text:span text:style-name="T16_8"><text:s/></text:span><text:span text:style-name="T16_9">wychowywał</text:span><text:span text:style-name="T16_10"><text:s/></text:span><text:span text:style-name="T16_11">się</text:span><text:span text:style-name="T16_12"><text:s/></text:span><text:span text:style-name="T16_13">jeszcze</text:span><text:span text:style-name="T16_14"><text:s/></text:span><text:span text:style-name="T16_15">na</text:span><text:span text:style-name="T16_16"><text:s/></text:span><text:span text:style-name="T16_17">dziadku</text:span><text:span text:style-name="T16_18"><text:s/></text:span><text:span text:style-name="T16_19">Commodore</text:span><text:span text:style-name="T16_20"><text:s/>64,<text:s/></text:span><text:span text:style-name="T16_21">jestem</text:span><text:span text:style-name="T16_22"><text:s/></text:span><text:span text:style-name="T16_23">zawiedziony</text:span><text:span text:style-name="T16_24"><text:s/></text:span><text:span text:style-name="T16_25">obecną</text:span><text:span text:style-name="T16_26"><text:s/></text:span><text:span text:style-name="T16_27">sytuacją</text:span><text:span text:style-name="T16_28"><text:s/></text:span><text:span text:style-name="T16_29">panującą</text:span><text:span text:style-name="T16_30"><text:s/></text:span><text:span text:style-name="T16_31">w</text:span><text:span text:style-name="T16_32"><text:s/></text:span><text:span text:style-name="T16_33">świecie</text:span><text:span text:style-name="T16_34"><text:s/></text:span><text:span text:style-name="T16_35">gier</text:span><text:span text:style-name="T16_36">.<text:s/></text:span><text:span text:style-name="T16_37">Chęć</text:span><text:span text:style-name="T16_38"><text:s/></text:span><text:span text:style-name="T16_39">zysku</text:span><text:span text:style-name="T16_40"><text:s/></text:span><text:span text:style-name="T16_41">największych</text:span><text:span text:style-name="T16_42"><text:s/></text:span><text:span text:style-name="T16_43">korporacji</text:span><text:span text:style-name="T16_44"><text:s/></text:span><text:span text:style-name="T16_45">zabija</text:span><text:span text:style-name="T16_46"><text:s/></text:span><text:span text:style-name="T16_47">w</text:span><text:span text:style-name="T16_48"><text:s/></text:span><text:span text:style-name="T16_49">grach</text:span><text:span text:style-name="T16_50"><text:s/></text:span><text:span text:style-name="T16_51">coś</text:span><text:span text:style-name="T16_52">,<text:s/></text:span><text:span text:style-name="T16_53">czego</text:span><text:span text:style-name="T16_54"><text:s/></text:span><text:span text:style-name="T16_55">nie</text:span><text:span text:style-name="T16_56"><text:s/></text:span><text:span text:style-name="T16_57">da</text:span><text:span text:style-name="T16_58"><text:s/></text:span><text:span text:style-name="T16_59">się</text:span><text:span text:style-name="T16_60"><text:s/></text:span><text:span text:style-name="T16_61">określić</text:span><text:span text:style-name="T16_62"><text:s/></text:span><text:span text:style-name="T16_63"><office:annotation><dc:creator/><text:p text:style-name="P17"><text:span text:style-name="T17_1">Klimat</text:span><text:span text:style-name="T17_2">.<text:s/></text:span><text:span text:style-name="T17_3">Co</text:span><text:span text:style-name="T17_4"><text:s/></text:span><text:span text:style-name="T17_5">wygrałem</text:span><text:span text:style-name="T17_6">?</text:span></text:p></office:annotation></text:span><text:span text:style-name="T17_7">jednym</text:span><text:span text:style-name="T17_8"><text:s/></text:span><text:span text:style-name="T17_9">słowem</text:span><text:span text:style-name="T17_10">.<text:s/></text:span><text:span text:style-name="T17_11">Można</text:span><text:span text:style-name="T17_12"><text:s/></text:span><text:span text:style-name="T17_13">powiedzieć</text:span><text:span text:style-name="T17_14">,<text:s/></text:span><text:span text:style-name="T17_15">że</text:span><text:span text:style-name="T17_16"><text:s/></text:span><text:span text:style-name="T17_17">stare</text:span><text:span text:style-name="T17_18"><text:s/></text:span><text:span text:style-name="T17_19">gry</text:span><text:span text:style-name="T17_20"><text:s/></text:span><text:span text:style-name="T17_21">miały</text:span><text:span text:style-name="T17_22"><text:s/></text:span><text:span text:style-name="T17_23">jakąś</text:span><text:span text:style-name="T17_24"><text:s/></text:span><text:span text:style-name="T17_25">duszę</text:span><text:span text:style-name="T17_26"><text:s/></text:span><text:span text:style-name="T17_27">i</text:span><text:span text:style-name="T17_28"><text:s/></text:span><text:span text:style-name="T17_29">charakter</text:span><text:span text:style-name="T17_30">,<text:s/></text:span><text:span text:style-name="T17_31">a</text:span><text:span text:style-name="T17_32"><text:s/></text:span><text:span text:style-name="T17_33">dziś</text:span><text:span text:style-name="T17_34">?<text:s/></text:span><text:span text:style-name="T17_35">Dziś</text:span><text:span text:style-name="T17_36"><text:s/></text:span><text:span text:style-name="T17_37">są</text:span><text:span text:style-name="T17_38"><text:s/></text:span><text:span text:style-name="T17_39">jedynie</text:span><text:span text:style-name="T17_40"><text:s/></text:span><text:span text:style-name="T17_41">drogimi</text:span><text:span text:style-name="T17_42"><text:s/></text:span><text:span text:style-name="T17_43">wersjami</text:span><text:span text:style-name="T17_44"><text:s/></text:span><text:span text:style-name="T17_45">podstawowymi</text:span><text:span text:style-name="T17_46"><text:s/></text:span><text:span text:style-name="T17_47">dla</text:span><text:span text:style-name="T17_48"><text:s/></text:span><text:span text:style-name="T17_49">nadchodzących</text:span><text:span text:style-name="T17_50"><text:s/></text:span><text:span text:style-name="T17_51">dodatków</text:span><text:span text:style-name="T17_52"><text:s/></text:span><text:span text:style-name="T17_53">w</text:span><text:span text:style-name="T17_54"><text:s/></text:span><text:span text:style-name="T17_55">cenie</text:span><text:span text:style-name="T17_56"><text:s/></text:span><text:span text:style-name="T17_57">połowy</text:span><text:span text:style-name="T17_58"><text:s/></text:span><text:span text:style-name="T17_59">ceny</text:span><text:span text:style-name="T17_60"><text:s/></text:span><text:span text:style-name="T17_61">premierowej</text:span><text:span text:style-name="T17_62">.<text:s/></text:span><text:span text:style-name="T17_63">Dziś</text:span><text:span text:style-name="T17_64"><text:s/></text:span><text:span text:style-name="T17_65">służą</text:span><text:span text:style-name="T17_66"><text:s/></text:span><text:span text:style-name="T17_67">jedynie</text:span><text:span text:style-name="T17_68"><text:s/></text:span><text:span text:style-name="T17_69">produkcji</text:span><text:span text:style-name="T17_70"><text:s/></text:span><text:span text:style-name="T17_71">pieniędzy</text:span><text:span text:style-name="T17_72"><text:s/></text:span><text:span text:style-name="T17_73">i</text:span><text:span text:style-name="T17_74"><text:s/></text:span><text:span text:style-name="T17_75">niczemu</text:span><text:span text:style-name="T17_76"><text:s/></text:span><text:span text:style-name="T17_77">więcej</text:span><text:span text:style-name="T17_78">.<text:s/></text:span><text:span text:style-name="T17_79">Perełki</text:span><text:span text:style-name="T17_80">,<text:s/></text:span><text:span text:style-name="T17_81">jakie</text:span><text:span text:style-name="T17_82"><text:s/></text:span><text:span text:style-name="T17_83">mogłyby</text:span><text:span text:style-name="T17_84"><text:s/></text:span><text:span text:style-name="T17_85">przywrócić</text:span><text:span text:style-name="T17_86"><text:s/></text:span><text:span text:style-name="T17_87">wiarę</text:span><text:span text:style-name="T17_88"><text:s/></text:span><text:span text:style-name="T17_89">w</text:span><text:span text:style-name="T17_90"><text:s/></text:span><text:span text:style-name="T17_91">ten</text:span><text:span text:style-name="T17_92"><text:s/></text:span><text:span text:style-name="T17_93">zepsuty</text:span><text:span text:style-name="T17_94"><text:s/></text:span><text:span text:style-name="T17_95">świat</text:span><text:span text:style-name="T17_96">,<text:s/></text:span><text:span text:style-name="T17_97">nikną</text:span><text:span text:style-name="T17_98"><text:s/></text:span><text:span text:style-name="T17_99">pod</text:span><text:span text:style-name="T17_100"><text:s/></text:span><text:span text:style-name="T17_101">natłokiem</text:span><text:span text:style-name="T17_102"><text:s/></text:span><text:span text:style-name="T17_103">dziesiątek</text:span><text:span text:style-name="T17_104"><text:s/></text:span><text:span text:style-name="T17_105">kontynuacji</text:span><text:span text:style-name="T17_106"><text:s/></text:span><text:span text:style-name="T17_107">wyświechtanych</text:span><text:span text:style-name="T17_108"><text:s/></text:span><text:span text:style-name="T17_109">form</text:span><text:span text:style-name="T17_110"><text:s/></text:span><text:span text:style-name="T17_111">i</text:span><text:span text:style-name="T17_112"><text:s/></text:span><text:span text:style-name="T17_113">klisz</text:span><text:span text:style-name="T17_114">,<text:s/></text:span><text:span text:style-name="T17_115">a</text:span><text:span text:style-name="T17_116"><text:s/></text:span><text:span text:style-name="T17_117">twórcy</text:span><text:span text:style-name="T17_118"><text:s/></text:span><text:span text:style-name="T17_119">mający</text:span><text:span text:style-name="T17_120"><text:s/></text:span><text:span text:style-name="T17_121">odwagę</text:span><text:span text:style-name="T17_122"><text:s/></text:span><text:span text:style-name="T17_123">stworzyć</text:span><text:span text:style-name="T17_124"><text:s/></text:span><text:span text:style-name="T17_125">coś</text:span><text:span text:style-name="T17_126"><text:s/></text:span><text:span text:style-name="T17_127">nowego</text:span><text:span text:style-name="T17_128"><text:s/></text:span><text:span text:style-name="T17_129">porzucają</text:span><text:span text:style-name="T17_130"><text:s/></text:span><text:span text:style-name="T17_131">kolejne</text:span><text:span text:style-name="T17_132"><text:s/></text:span><text:span text:style-name="T17_133">pomysły</text:span><text:span text:style-name="T17_134">,<text:s/></text:span><text:span text:style-name="T17_135">bo</text:span><text:span text:style-name="T17_136"><text:s/></text:span><text:span text:style-name="T17_137">przecież</text:span><text:span text:style-name="T17_138"><text:s/></text:span><text:span text:style-name="T17_139">też</text:span><text:span text:style-name="T17_140"><text:s/></text:span><text:span text:style-name="T17_141">muszą</text:span><text:span text:style-name="T17_142"><text:s/></text:span><text:span text:style-name="T17_143">mieć</text:span><text:span text:style-name="T17_144"><text:s/></text:span><text:span text:style-name="T17_145">co</text:span><text:span text:style-name="T17_146"><text:s/></text:span><text:span text:style-name="T17_147">jeść</text:span><text:span text:style-name="T17_148">.<text:s/></text:span><text:span text:style-name="T17_149">Przyłączają</text:span><text:span text:style-name="T17_150"><text:s/></text:span><text:span text:style-name="T17_151">się</text:span><text:span text:style-name="T17_152"><text:s/></text:span><text:span text:style-name="T17_153">więc</text:span><text:span text:style-name="T17_154"><text:s/></text:span><text:span text:style-name="T17_155">do</text:span><text:span text:style-name="T17_156"><text:s/></text:span><text:span text:style-name="T17_157">większych</text:span><text:span text:style-name="T17_158"><text:s/></text:span><text:span text:style-name="T17_159">grup</text:span><text:span text:style-name="T17_160"><text:s/></text:span><text:span text:style-name="T17_161">i</text:span><text:span text:style-name="T17_162"><text:s/></text:span><text:span text:style-name="T17_163">tworzą</text:span><text:span text:style-name="T17_164"><text:s/></text:span><text:span text:style-name="T17_165">to</text:span><text:span text:style-name="T17_166">,<text:s/></text:span><text:span text:style-name="T17_167">co</text:span><text:span text:style-name="T17_168"><text:s/></text:span><text:span text:style-name="T17_169">inni</text:span><text:span text:style-name="T17_170">,<text:s/></text:span><text:span text:style-name="T17_171">byle</text:span><text:span text:style-name="T17_172"><text:s/></text:span><text:span text:style-name="T17_173">tylko</text:span><text:span text:style-name="T17_174"><text:s/></text:span><text:span text:style-name="T17_175">móc</text:span><text:span text:style-name="T17_176"><text:s/></text:span><text:span text:style-name="T17_177">jakoś</text:span><text:span text:style-name="T17_178"><text:s/></text:span><text:span text:style-name="T17_179">dzięki</text:span><text:span text:style-name="T17_180"><text:s/></text:span><text:span text:style-name="T17_181">temu</text:span><text:span text:style-name="T17_182"><text:s/></text:span><text:span text:style-name="T17_183">przeżyć</text:span><text:span text:style-name="T17_184">.<text:s/></text:span></text:p>
      <text:p text:style-name="P18"/>
      <text:p text:style-name="P19"><text:span text:style-name="T19_1">Źródła</text:span><text:span text:style-name="T19_2">:</text:span></text:p>
      <text:list text:style-name="LS1" xml:id="list0">
        <text:list-item>
          <text:p text:style-name="P20"><text:span text:style-name="T20_1"><text:a xlink:type="simple" xlink:href="http://www.pcgamer.com/valve-admits-steam-customer-support-is-awful-again-but-says-its-working-on-it/"><text:span text:style-name="T20_2">http</text:span></text:a></text:span><text:span text:style-name="T20_3"><text:a xlink:type="simple" xlink:href="http://www.pcgamer.com/valve-admits-steam-customer-support-is-awful-again-but-says-its-working-on-it/"><text:span text:style-name="T20_4">://</text:span></text:a></text:span><text:span text:style-name="T20_5"><text:a xlink:type="simple" xlink:href="http://www.pcgamer.com/valve-admits-steam-customer-support-is-awful-again-but-says-its-working-on-it/"><text:span text:style-name="T20_6">www</text:span></text:a></text:span><text:span text:style-name="T20_7"><text:a xlink:type="simple" xlink:href="http://www.pcgamer.com/valve-admits-steam-customer-support-is-awful-again-but-says-its-working-on-it/"><text:span text:style-name="T20_8">.</text:span></text:a></text:span><text:span text:style-name="T20_9"><text:a xlink:type="simple" xlink:href="http://www.pcgamer.com/valve-admits-steam-customer-support-is-awful-again-but-says-its-working-on-it/"><text:span text:style-name="T20_10">pcgamer</text:span></text:a></text:span><text:span text:style-name="T20_11"><text:a xlink:type="simple" xlink:href="http://www.pcgamer.com/valve-admits-steam-customer-support-is-awful-again-but-says-its-working-on-it/"><text:span text:style-name="T20_12">.</text:span></text:a></text:span><text:span text:style-name="T20_13"><text:a xlink:type="simple" xlink:href="http://www.pcgamer.com/valve-admits-steam-customer-support-is-awful-again-but-says-its-working-on-it/"><text:span text:style-name="T20_14">com</text:span></text:a></text:span><text:span text:style-name="T20_15"><text:a xlink:type="simple" xlink:href="http://www.pcgamer.com/valve-admits-steam-customer-support-is-awful-again-but-says-its-working-on-it/"><text:span text:style-name="T20_16">/</text:span></text:a></text:span><text:span text:style-name="T20_17"><text:a xlink:type="simple" xlink:href="http://www.pcgamer.com/valve-admits-steam-customer-support-is-awful-again-but-says-its-working-on-it/"><text:span text:style-name="T20_18">valve</text:span></text:a></text:span><text:span text:style-name="T20_19"><text:a xlink:type="simple" xlink:href="http://www.pcgamer.com/valve-admits-steam-customer-support-is-awful-again-but-says-its-working-on-it/"><text:span text:style-name="T20_20">-</text:span></text:a></text:span><text:span text:style-name="T20_21"><text:a xlink:type="simple" xlink:href="http://www.pcgamer.com/valve-admits-steam-customer-support-is-awful-again-but-says-its-working-on-it/"><text:span text:style-name="T20_22">admits</text:span></text:a></text:span><text:span text:style-name="T20_23"><text:a xlink:type="simple" xlink:href="http://www.pcgamer.com/valve-admits-steam-customer-support-is-awful-again-but-says-its-working-on-it/"><text:span text:style-name="T20_24">-</text:span></text:a></text:span><text:span text:style-name="T20_25"><text:a xlink:type="simple" xlink:href="http://www.pcgamer.com/valve-admits-steam-customer-support-is-awful-again-but-says-its-working-on-it/"><text:span text:style-name="T20_26">steam</text:span></text:a></text:span><text:span text:style-name="T20_27"><text:a xlink:type="simple" xlink:href="http://www.pcgamer.com/valve-admits-steam-customer-support-is-awful-again-but-says-its-working-on-it/"><text:span text:style-name="T20_28">-</text:span></text:a></text:span><text:span text:style-name="T20_29"><text:a xlink:type="simple" xlink:href="http://www.pcgamer.com/valve-admits-steam-customer-support-is-awful-again-but-says-its-working-on-it/"><text:span text:style-name="T20_30">customer</text:span></text:a></text:span><text:span text:style-name="T20_31"><text:a xlink:type="simple" xlink:href="http://www.pcgamer.com/valve-admits-steam-customer-support-is-awful-again-but-says-its-working-on-it/"><text:span text:style-name="T20_32">-</text:span></text:a></text:span><text:span text:style-name="T20_33"><text:a xlink:type="simple" xlink:href="http://www.pcgamer.com/valve-admits-steam-customer-support-is-awful-again-but-says-its-working-on-it/"><text:span text:style-name="T20_34">support</text:span></text:a></text:span><text:span text:style-name="T20_35"><text:a xlink:type="simple" xlink:href="http://www.pcgamer.com/valve-admits-steam-customer-support-is-awful-again-but-says-its-working-on-it/"><text:span text:style-name="T20_36">-</text:span></text:a></text:span><text:span text:style-name="T20_37"><text:a xlink:type="simple" xlink:href="http://www.pcgamer.com/valve-admits-steam-customer-support-is-awful-again-but-says-its-working-on-it/"><text:span text:style-name="T20_38">is</text:span></text:a></text:span><text:span text:style-name="T20_39"><text:a xlink:type="simple" xlink:href="http://www.pcgamer.com/valve-admits-steam-customer-support-is-awful-again-but-says-its-working-on-it/"><text:span text:style-name="T20_40">-</text:span></text:a></text:span><text:span text:style-name="T20_41"><text:a xlink:type="simple" xlink:href="http://www.pcgamer.com/valve-admits-steam-customer-support-is-awful-again-but-says-its-working-on-it/"><text:span text:style-name="T20_42">awful</text:span></text:a></text:span><text:span text:style-name="T20_43"><text:a xlink:type="simple" xlink:href="http://www.pcgamer.com/valve-admits-steam-customer-support-is-awful-again-but-says-its-working-on-it/"><text:span text:style-name="T20_44">-</text:span></text:a></text:span><text:span text:style-name="T20_45"><text:a xlink:type="simple" xlink:href="http://www.pcgamer.com/valve-admits-steam-customer-support-is-awful-again-but-says-its-working-on-it/"><text:span text:style-name="T20_46">again</text:span></text:a></text:span><text:span text:style-name="T20_47"><text:a xlink:type="simple" xlink:href="http://www.pcgamer.com/valve-admits-steam-customer-support-is-awful-again-but-says-its-working-on-it/"><text:span text:style-name="T20_48">-</text:span></text:a></text:span><text:span text:style-name="T20_49"><text:a xlink:type="simple" xlink:href="http://www.pcgamer.com/valve-admits-steam-customer-support-is-awful-again-but-says-its-working-on-it/"><text:span text:style-name="T20_50">but</text:span></text:a></text:span><text:span text:style-name="T20_51"><text:a xlink:type="simple" xlink:href="http://www.pcgamer.com/valve-admits-steam-customer-support-is-awful-again-but-says-its-working-on-it/"><text:span text:style-name="T20_52">-</text:span></text:a></text:span><text:span text:style-name="T20_53"><text:a xlink:type="simple" xlink:href="http://www.pcgamer.com/valve-admits-steam-customer-support-is-awful-again-but-says-its-working-on-it/"><text:span text:style-name="T20_54">says</text:span></text:a></text:span><text:span text:style-name="T20_55"><text:a xlink:type="simple" xlink:href="http://www.pcgamer.com/valve-admits-steam-customer-support-is-awful-again-but-says-its-working-on-it/"><text:span text:style-name="T20_56">-</text:span></text:a></text:span><text:span text:style-name="T20_57"><text:a xlink:type="simple" xlink:href="http://www.pcgamer.com/valve-admits-steam-customer-support-is-awful-again-but-says-its-working-on-it/"><text:span text:style-name="T20_58">its</text:span></text:a></text:span><text:span text:style-name="T20_59"><text:a xlink:type="simple" xlink:href="http://www.pcgamer.com/valve-admits-steam-customer-support-is-awful-again-but-says-its-working-on-it/"><text:span text:style-name="T20_60">-</text:span></text:a></text:span><text:span text:style-name="T20_61"><text:a xlink:type="simple" xlink:href="http://www.pcgamer.com/valve-admits-steam-customer-support-is-awful-again-but-says-its-working-on-it/"><text:span text:style-name="T20_62">working</text:span></text:a></text:span><text:span text:style-name="T20_63"><text:a xlink:type="simple" xlink:href="http://www.pcgamer.com/valve-admits-steam-customer-support-is-awful-again-but-says-its-working-on-it/"><text:span text:style-name="T20_64">-</text:span></text:a></text:span><text:span text:style-name="T20_65"><text:a xlink:type="simple" xlink:href="http://www.pcgamer.com/valve-admits-steam-customer-support-is-awful-again-but-says-its-working-on-it/"><text:span text:style-name="T20_66">on</text:span></text:a></text:span><text:span text:style-name="T20_67"><text:a xlink:type="simple" xlink:href="http://www.pcgamer.com/valve-admits-steam-customer-support-is-awful-again-but-says-its-working-on-it/"><text:span text:style-name="T20_68">-</text:span></text:a></text:span><text:span text:style-name="T20_69"><text:a xlink:type="simple" xlink:href="http://www.pcgamer.com/valve-admits-steam-customer-support-is-awful-again-but-says-its-working-on-it/"><text:span text:style-name="T20_70">it</text:span></text:a></text:span><text:span text:style-name="T20_71"><text:a xlink:type="simple" xlink:href="http://www.pcgamer.com/valve-admits-steam-customer-support-is-awful-again-but-says-its-working-on-it/"><text:span text:style-name="T20_72">/</text:span></text:a></text:span></text:p>
        </text:list-item>
        <text:list-item>
          <text:p text:style-name="P21"><text:span text:style-name="T21_1"><text:a xlink:type="simple" xlink:href="http://store.steampowered.com/app/271590/"><text:span text:style-name="T21_2">http</text:span></text:a></text:span><text:span text:style-name="T21_3"><text:a xlink:type="simple" xlink:href="http://store.steampowered.com/app/271590/"><text:span text:style-name="T21_4">://</text:span></text:a></text:span><text:span text:style-name="T21_5"><text:a xlink:type="simple" xlink:href="http://store.steampowered.com/app/271590/"><text:span text:style-name="T21_6">store</text:span></text:a></text:span><text:span text:style-name="T21_7"><text:a xlink:type="simple" xlink:href="http://store.steampowered.com/app/271590/"><text:span text:style-name="T21_8">.</text:span></text:a></text:span><text:span text:style-name="T21_9"><text:a xlink:type="simple" xlink:href="http://store.steampowered.com/app/271590/"><text:span text:style-name="T21_10">steampowered</text:span></text:a></text:span><text:span text:style-name="T21_11"><text:a xlink:type="simple" xlink:href="http://store.steampowered.com/app/271590/"><text:span text:style-name="T21_12">.</text:span></text:a></text:span><text:span text:style-name="T21_13"><text:a xlink:type="simple" xlink:href="http://store.steampowered.com/app/271590/"><text:span text:style-name="T21_14">com</text:span></text:a></text:span><text:span text:style-name="T21_15"><text:a xlink:type="simple" xlink:href="http://store.steampowered.com/app/271590/"><text:span text:style-name="T21_16">/</text:span></text:a></text:span><text:span text:style-name="T21_17"><text:a xlink:type="simple" xlink:href="http://store.steampowered.com/app/271590/"><text:span text:style-name="T21_18">app</text:span></text:a></text:span><text:span text:style-name="T21_19"><text:a xlink:type="simple" xlink:href="http://store.steampowered.com/app/271590/"><text:span text:style-name="T21_20">/271590/</text:span></text:a></text:span></text:p>
        </text:list-item>
        <text:list-item>
          <text:p text:style-name="P22"><text:span text:style-name="T22_1"><text:a xlink:type="simple" xlink:href="https://steamcommunity.com/app/271590/discussions/0/522730702195662645/?l=polish"><text:span text:style-name="T22_2">https</text:span></text:a></text:span><text:span text:style-name="T22_3"><text:a xlink:type="simple" xlink:href="https://steamcommunity.com/app/271590/discussions/0/522730702195662645/?l=polish"><text:span text:style-name="T22_4">://</text:span></text:a></text:span><text:span text:style-name="T22_5"><text:a xlink:type="simple" xlink:href="https://steamcommunity.com/app/271590/discussions/0/522730702195662645/?l=polish"><text:span text:style-name="T22_6">steamcommunity</text:span></text:a></text:span><text:span text:style-name="T22_7"><text:a xlink:type="simple" xlink:href="https://steamcommunity.com/app/271590/discussions/0/522730702195662645/?l=polish"><text:span text:style-name="T22_8">.</text:span></text:a></text:span><text:span text:style-name="T22_9"><text:a xlink:type="simple" xlink:href="https://steamcommunity.com/app/271590/discussions/0/522730702195662645/?l=polish"><text:span text:style-name="T22_10">com</text:span></text:a></text:span><text:span text:style-name="T22_11"><text:a xlink:type="simple" xlink:href="https://steamcommunity.com/app/271590/discussions/0/522730702195662645/?l=polish"><text:span text:style-name="T22_12">/</text:span></text:a></text:span><text:span text:style-name="T22_13"><text:a xlink:type="simple" xlink:href="https://steamcommunity.com/app/271590/discussions/0/522730702195662645/?l=polish"><text:span text:style-name="T22_14">app</text:span></text:a></text:span><text:span text:style-name="T22_15"><text:a xlink:type="simple" xlink:href="https://steamcommunity.com/app/271590/discussions/0/522730702195662645/?l=polish"><text:span text:style-name="T22_16">/271590/</text:span></text:a></text:span><text:span text:style-name="T22_17"><text:a xlink:type="simple" xlink:href="https://steamcommunity.com/app/271590/discussions/0/522730702195662645/?l=polish"><text:span text:style-name="T22_18">discussions</text:span></text:a></text:span><text:span text:style-name="T22_19"><text:a xlink:type="simple" xlink:href="https://steamcommunity.com/app/271590/discussions/0/522730702195662645/?l=polish"><text:span text:style-name="T22_20">/0/522730702195662645/?</text:span></text:a></text:span><text:span text:style-name="T22_21"><text:a xlink:type="simple" xlink:href="https://steamcommunity.com/app/271590/discussions/0/522730702195662645/?l=polish"><text:span text:style-name="T22_22">l</text:span></text:a></text:span><text:span text:style-name="T22_23"><text:a xlink:type="simple" xlink:href="https://steamcommunity.com/app/271590/discussions/0/522730702195662645/?l=polish"><text:span text:style-name="T22_24">=</text:span></text:a></text:span><text:span text:style-name="T22_25"><text:a xlink:type="simple" xlink:href="https://steamcommunity.com/app/271590/discussions/0/522730702195662645/?l=polish"><text:span text:style-name="T22_26">polish</text:span></text:a></text:span></text:p>
        </text:list-item>
        <text:list-item>
          <text:p text:style-name="P23"><text:span text:style-name="T23_1"><text:a xlink:type="simple" xlink:href="http://pclab.pl/news64476.html"><text:span text:style-name="T23_2">http</text:span></text:a></text:span><text:span text:style-name="T23_3"><text:a xlink:type="simple" xlink:href="http://pclab.pl/news64476.html"><text:span text:style-name="T23_4">://</text:span></text:a></text:span><text:span text:style-name="T23_5"><text:a xlink:type="simple" xlink:href="http://pclab.pl/news64476.html"><text:span text:style-name="T23_6">pclab</text:span></text:a></text:span><text:span text:style-name="T23_7"><text:a xlink:type="simple" xlink:href="http://pclab.pl/news64476.html"><text:span text:style-name="T23_8">.</text:span></text:a></text:span><text:span text:style-name="T23_9"><text:a xlink:type="simple" xlink:href="http://pclab.pl/news64476.html"><text:span text:style-name="T23_10">pl</text:span></text:a></text:span><text:span text:style-name="T23_11"><text:a xlink:type="simple" xlink:href="http://pclab.pl/news64476.html"><text:span text:style-name="T23_12">/</text:span></text:a></text:span><text:span text:style-name="T23_13"><text:a xlink:type="simple" xlink:href="http://pclab.pl/news64476.html"><text:span text:style-name="T23_14">news</text:span></text:a></text:span><text:span text:style-name="T23_15"><text:a xlink:type="simple" xlink:href="http://pclab.pl/news64476.html"><text:span text:style-name="T23_16">64476.</text:span></text:a></text:span><text:span text:style-name="T23_17"><text:a xlink:type="simple" xlink:href="http://pclab.pl/news64476.html"><text:span text:style-name="T23_18">html</text:span></text:a></text:span></text:p>
        </text:list-item>
        <text:list-item>
          <text:p text:style-name="P24"><text:span text:style-name="T24_1"><text:a xlink:type="simple" xlink:href="http://store.steampowered.com/app/275850/?l=polish"><text:span text:style-name="T24_2">http</text:span></text:a></text:span><text:span text:style-name="T24_3"><text:a xlink:type="simple" xlink:href="http://store.steampowered.com/app/275850/?l=polish"><text:span text:style-name="T24_4">://</text:span></text:a></text:span><text:span text:style-name="T24_5"><text:a xlink:type="simple" xlink:href="http://store.steampowered.com/app/275850/?l=polish"><text:span text:style-name="T24_6">store</text:span></text:a></text:span><text:span text:style-name="T24_7"><text:a xlink:type="simple" xlink:href="http://store.steampowered.com/app/275850/?l=polish"><text:span text:style-name="T24_8">.</text:span></text:a></text:span><text:span text:style-name="T24_9"><text:a xlink:type="simple" xlink:href="http://store.steampowered.com/app/275850/?l=polish"><text:span text:style-name="T24_10">steampowered</text:span></text:a></text:span><text:span text:style-name="T24_11"><text:a xlink:type="simple" xlink:href="http://store.steampowered.com/app/275850/?l=polish"><text:span text:style-name="T24_12">.</text:span></text:a></text:span><text:span text:style-name="T24_13"><text:a xlink:type="simple" xlink:href="http://store.steampowered.com/app/275850/?l=polish"><text:span text:style-name="T24_14">com</text:span></text:a></text:span><text:span text:style-name="T24_15"><text:a xlink:type="simple" xlink:href="http://store.steampowered.com/app/275850/?l=polish"><text:span text:style-name="T24_16">/</text:span></text:a></text:span><text:span text:style-name="T24_17"><text:a xlink:type="simple" xlink:href="http://store.steampowered.com/app/275850/?l=polish"><text:span text:style-name="T24_18">app</text:span></text:a></text:span><text:span text:style-name="T24_19"><text:a xlink:type="simple" xlink:href="http://store.steampowered.com/app/275850/?l=polish"><text:span text:style-name="T24_20">/275850/?</text:span></text:a></text:span><text:span text:style-name="T24_21"><text:a xlink:type="simple" xlink:href="http://store.steampowered.com/app/275850/?l=polish"><text:span text:style-name="T24_22">l</text:span></text:a></text:span><text:span text:style-name="T24_23"><text:a xlink:type="simple" xlink:href="http://store.steampowered.com/app/275850/?l=polish"><text:span text:style-name="T24_24">=</text:span></text:a></text:span><text:span text:style-name="T24_25"><text:a xlink:type="simple" xlink:href="http://store.steampowered.com/app/275850/?l=polish"><text:span text:style-name="T24_26">polish</text:span></text:a></text:span></text:p>
        </text:list-item>
        <text:list-item>
          <text:p text:style-name="P25"><text:span text:style-name="T25_1"><text:a xlink:type="simple" xlink:href="https://www.youtube.com/watch?v=sX4HTUuCy3k"><text:span text:style-name="T25_2">https</text:span></text:a></text:span><text:span text:style-name="T25_3"><text:a xlink:type="simple" xlink:href="https://www.youtube.com/watch?v=sX4HTUuCy3k"><text:span text:style-name="T25_4">://</text:span></text:a></text:span><text:span text:style-name="T25_5"><text:a xlink:type="simple" xlink:href="https://www.youtube.com/watch?v=sX4HTUuCy3k"><text:span text:style-name="T25_6">www</text:span></text:a></text:span><text:span text:style-name="T25_7"><text:a xlink:type="simple" xlink:href="https://www.youtube.com/watch?v=sX4HTUuCy3k"><text:span text:style-name="T25_8">.</text:span></text:a></text:span><text:span text:style-name="T25_9"><text:a xlink:type="simple" xlink:href="https://www.youtube.com/watch?v=sX4HTUuCy3k"><text:span text:style-name="T25_10">youtube</text:span></text:a></text:span><text:span text:style-name="T25_11"><text:a xlink:type="simple" xlink:href="https://www.youtube.com/watch?v=sX4HTUuCy3k"><text:span text:style-name="T25_12">.</text:span></text:a></text:span><text:span text:style-name="T25_13"><text:a xlink:type="simple" xlink:href="https://www.youtube.com/watch?v=sX4HTUuCy3k"><text:span text:style-name="T25_14">com</text:span></text:a></text:span><text:span text:style-name="T25_15"><text:a xlink:type="simple" xlink:href="https://www.youtube.com/watch?v=sX4HTUuCy3k"><text:span text:style-name="T25_16">/</text:span></text:a></text:span><text:span text:style-name="T25_17"><text:a xlink:type="simple" xlink:href="https://www.youtube.com/watch?v=sX4HTUuCy3k"><text:span text:style-name="T25_18">watch</text:span></text:a></text:span><text:span text:style-name="T25_19"><text:a xlink:type="simple" xlink:href="https://www.youtube.com/watch?v=sX4HTUuCy3k"><text:span text:style-name="T25_20">?</text:span></text:a></text:span><text:span text:style-name="T25_21"><text:a xlink:type="simple" xlink:href="https://www.youtube.com/watch?v=sX4HTUuCy3k"><text:span text:style-name="T25_22">v</text:span></text:a></text:span><text:span text:style-name="T25_23"><text:a xlink:type="simple" xlink:href="https://www.youtube.com/watch?v=sX4HTUuCy3k"><text:span text:style-name="T25_24">=</text:span></text:a></text:span><text:span text:style-name="T25_25"><text:a xlink:type="simple" xlink:href="https://www.youtube.com/watch?v=sX4HTUuCy3k"><text:span text:style-name="T25_26">sX</text:span></text:a></text:span><text:span text:style-name="T25_27"><text:a xlink:type="simple" xlink:href="https://www.youtube.com/watch?v=sX4HTUuCy3k"><text:span text:style-name="T25_28">4</text:span></text:a></text:span><text:span text:style-name="T25_29"><text:a xlink:type="simple" xlink:href="https://www.youtube.com/watch?v=sX4HTUuCy3k"><text:span text:style-name="T25_30">HTUuCy</text:span></text:a></text:span><text:span text:style-name="T25_31"><text:a xlink:type="simple" xlink:href="https://www.youtube.com/watch?v=sX4HTUuCy3k"><text:span text:style-name="T25_32">3</text:span></text:a></text:span><text:span text:style-name="T25_33"><text:a xlink:type="simple" xlink:href="https://www.youtube.com/watch?v=sX4HTUuCy3k"><text:span text:style-name="T25_34">k</text:span></text:a></text:span></text:p>
        </text:list-item>
        <text:list-item>
          <text:p text:style-name="P26"><text:span text:style-name="T26_1"><text:a xlink:type="simple" xlink:href="https://www.youtube.com/watch?v=xNter0oEYxc"><text:span text:style-name="T26_2">https</text:span></text:a></text:span><text:span text:style-name="T26_3"><text:a xlink:type="simple" xlink:href="https://www.youtube.com/watch?v=xNter0oEYxc"><text:span text:style-name="T26_4">://</text:span></text:a></text:span><text:span text:style-name="T26_5"><text:a xlink:type="simple" xlink:href="https://www.youtube.com/watch?v=xNter0oEYxc"><text:span text:style-name="T26_6">www</text:span></text:a></text:span><text:span text:style-name="T26_7"><text:a xlink:type="simple" xlink:href="https://www.youtube.com/watch?v=xNter0oEYxc"><text:span text:style-name="T26_8">.</text:span></text:a></text:span><text:span text:style-name="T26_9"><text:a xlink:type="simple" xlink:href="https://www.youtube.com/watch?v=xNter0oEYxc"><text:span text:style-name="T26_10">youtube</text:span></text:a></text:span><text:span text:style-name="T26_11"><text:a xlink:type="simple" xlink:href="https://www.youtube.com/watch?v=xNter0oEYxc"><text:span text:style-name="T26_12">.</text:span></text:a></text:span><text:span text:style-name="T26_13"><text:a xlink:type="simple" xlink:href="https://www.youtube.com/watch?v=xNter0oEYxc"><text:span text:style-name="T26_14">com</text:span></text:a></text:span><text:span text:style-name="T26_15"><text:a xlink:type="simple" xlink:href="https://www.youtube.com/watch?v=xNter0oEYxc"><text:span text:style-name="T26_16">/</text:span></text:a></text:span><text:span text:style-name="T26_17"><text:a xlink:type="simple" xlink:href="https://www.youtube.com/watch?v=xNter0oEYxc"><text:span text:style-name="T26_18">watch</text:span></text:a></text:span><text:span text:style-name="T26_19"><text:a xlink:type="simple" xlink:href="https://www.youtube.com/watch?v=xNter0oEYxc"><text:span text:style-name="T26_20">?</text:span></text:a></text:span><text:span text:style-name="T26_21"><text:a xlink:type="simple" xlink:href="https://www.youtube.com/watch?v=xNter0oEYxc"><text:span text:style-name="T26_22">v</text:span></text:a></text:span><text:span text:style-name="T26_23"><text:a xlink:type="simple" xlink:href="https://www.youtube.com/watch?v=xNter0oEYxc"><text:span text:style-name="T26_24">=</text:span></text:a></text:span><text:span text:style-name="T26_25"><text:a xlink:type="simple" xlink:href="https://www.youtube.com/watch?v=xNter0oEYxc"><text:span text:style-name="T26_26">xNter</text:span></text:a></text:span><text:span text:style-name="T26_27"><text:a xlink:type="simple" xlink:href="https://www.youtube.com/watch?v=xNter0oEYxc"><text:span text:style-name="T26_28">0</text:span></text:a></text:span><text:span text:style-name="T26_29"><text:a xlink:type="simple" xlink:href="https://www.youtube.com/watch?v=xNter0oEYxc"><text:span text:style-name="T26_30">oEYxc</text:span></text:a></text:span></text:p>
        </text:list-item>
        <text:list-item>
          <text:p text:style-name="P27"><text:span text:style-name="T27_1"><text:a xlink:type="simple" xlink:href="http://gry.onet.pl/wiadomosci/duze-problemy-z-battlefield-4-dice-obiecuje-rozwiazanie/4fnfj"><text:span text:style-name="T27_2">http</text:span></text:a></text:span><text:span text:style-name="T27_3"><text:a xlink:type="simple" xlink:href="http://gry.onet.pl/wiadomosci/duze-problemy-z-battlefield-4-dice-obiecuje-rozwiazanie/4fnfj"><text:span text:style-name="T27_4">://</text:span></text:a></text:span><text:span text:style-name="T27_5"><text:a xlink:type="simple" xlink:href="http://gry.onet.pl/wiadomosci/duze-problemy-z-battlefield-4-dice-obiecuje-rozwiazanie/4fnfj"><text:span text:style-name="T27_6">gry</text:span></text:a></text:span><text:span text:style-name="T27_7"><text:a xlink:type="simple" xlink:href="http://gry.onet.pl/wiadomosci/duze-problemy-z-battlefield-4-dice-obiecuje-rozwiazanie/4fnfj"><text:span text:style-name="T27_8">.</text:span></text:a></text:span><text:span text:style-name="T27_9"><text:a xlink:type="simple" xlink:href="http://gry.onet.pl/wiadomosci/duze-problemy-z-battlefield-4-dice-obiecuje-rozwiazanie/4fnfj"><text:span text:style-name="T27_10">onet</text:span></text:a></text:span><text:span text:style-name="T27_11"><text:a xlink:type="simple" xlink:href="http://gry.onet.pl/wiadomosci/duze-problemy-z-battlefield-4-dice-obiecuje-rozwiazanie/4fnfj"><text:span text:style-name="T27_12">.</text:span></text:a></text:span><text:span text:style-name="T27_13"><text:a xlink:type="simple" xlink:href="http://gry.onet.pl/wiadomosci/duze-problemy-z-battlefield-4-dice-obiecuje-rozwiazanie/4fnfj"><text:span text:style-name="T27_14">pl</text:span></text:a></text:span><text:span text:style-name="T27_15"><text:a xlink:type="simple" xlink:href="http://gry.onet.pl/wiadomosci/duze-problemy-z-battlefield-4-dice-obiecuje-rozwiazanie/4fnfj"><text:span text:style-name="T27_16">/</text:span></text:a></text:span><text:span text:style-name="T27_17"><text:a xlink:type="simple" xlink:href="http://gry.onet.pl/wiadomosci/duze-problemy-z-battlefield-4-dice-obiecuje-rozwiazanie/4fnfj"><text:span text:style-name="T27_18">wiadomosci</text:span></text:a></text:span><text:span text:style-name="T27_19"><text:a xlink:type="simple" xlink:href="http://gry.onet.pl/wiadomosci/duze-problemy-z-battlefield-4-dice-obiecuje-rozwiazanie/4fnfj"><text:span text:style-name="T27_20">/</text:span></text:a></text:span><text:span text:style-name="T27_21"><text:a xlink:type="simple" xlink:href="http://gry.onet.pl/wiadomosci/duze-problemy-z-battlefield-4-dice-obiecuje-rozwiazanie/4fnfj"><text:span text:style-name="T27_22">duze</text:span></text:a></text:span><text:span text:style-name="T27_23"><text:a xlink:type="simple" xlink:href="http://gry.onet.pl/wiadomosci/duze-problemy-z-battlefield-4-dice-obiecuje-rozwiazanie/4fnfj"><text:span text:style-name="T27_24">-</text:span></text:a></text:span><text:span text:style-name="T27_25"><text:a xlink:type="simple" xlink:href="http://gry.onet.pl/wiadomosci/duze-problemy-z-battlefield-4-dice-obiecuje-rozwiazanie/4fnfj"><text:span text:style-name="T27_26">problemy</text:span></text:a></text:span><text:span text:style-name="T27_27"><text:a xlink:type="simple" xlink:href="http://gry.onet.pl/wiadomosci/duze-problemy-z-battlefield-4-dice-obiecuje-rozwiazanie/4fnfj"><text:span text:style-name="T27_28">-</text:span></text:a></text:span><text:span text:style-name="T27_29"><text:a xlink:type="simple" xlink:href="http://gry.onet.pl/wiadomosci/duze-problemy-z-battlefield-4-dice-obiecuje-rozwiazanie/4fnfj"><text:span text:style-name="T27_30">z</text:span></text:a></text:span><text:span text:style-name="T27_31"><text:a xlink:type="simple" xlink:href="http://gry.onet.pl/wiadomosci/duze-problemy-z-battlefield-4-dice-obiecuje-rozwiazanie/4fnfj"><text:span text:style-name="T27_32">-</text:span></text:a></text:span><text:span text:style-name="T27_33"><text:a xlink:type="simple" xlink:href="http://gry.onet.pl/wiadomosci/duze-problemy-z-battlefield-4-dice-obiecuje-rozwiazanie/4fnfj"><text:span text:style-name="T27_34">battlefield</text:span></text:a></text:span><text:span text:style-name="T27_35"><text:a xlink:type="simple" xlink:href="http://gry.onet.pl/wiadomosci/duze-problemy-z-battlefield-4-dice-obiecuje-rozwiazanie/4fnfj"><text:span text:style-name="T27_36">-4-</text:span></text:a></text:span><text:span text:style-name="T27_37"><text:a xlink:type="simple" xlink:href="http://gry.onet.pl/wiadomosci/duze-problemy-z-battlefield-4-dice-obiecuje-rozwiazanie/4fnfj"><text:span text:style-name="T27_38">dice</text:span></text:a></text:span><text:span text:style-name="T27_39"><text:a xlink:type="simple" xlink:href="http://gry.onet.pl/wiadomosci/duze-problemy-z-battlefield-4-dice-obiecuje-rozwiazanie/4fnfj"><text:span text:style-name="T27_40">-</text:span></text:a></text:span><text:span text:style-name="T27_41"><text:a xlink:type="simple" xlink:href="http://gry.onet.pl/wiadomosci/duze-problemy-z-battlefield-4-dice-obiecuje-rozwiazanie/4fnfj"><text:span text:style-name="T27_42">obiecuje</text:span></text:a></text:span><text:span text:style-name="T27_43"><text:a xlink:type="simple" xlink:href="http://gry.onet.pl/wiadomosci/duze-problemy-z-battlefield-4-dice-obiecuje-rozwiazanie/4fnfj"><text:span text:style-name="T27_44">-</text:span></text:a></text:span><text:span text:style-name="T27_45"><text:a xlink:type="simple" xlink:href="http://gry.onet.pl/wiadomosci/duze-problemy-z-battlefield-4-dice-obiecuje-rozwiazanie/4fnfj"><text:span text:style-name="T27_46">rozwiazanie</text:span></text:a></text:span><text:span text:style-name="T27_47"><text:a xlink:type="simple" xlink:href="http://gry.onet.pl/wiadomosci/duze-problemy-z-battlefield-4-dice-obiecuje-rozwiazanie/4fnfj"><text:span text:style-name="T27_48">/4</text:span></text:a></text:span><text:span text:style-name="T27_49"><text:a xlink:type="simple" xlink:href="http://gry.onet.pl/wiadomosci/duze-problemy-z-battlefield-4-dice-obiecuje-rozwiazanie/4fnfj"><text:span text:style-name="T27_50">fnfj</text:span></text:a></text:span></text:p>
        </text:list-item>
        <text:list-item>
          <text:p text:style-name="P28"><text:span text:style-name="T28_1">http</text:span><text:span text:style-name="T28_2">://</text:span><text:span text:style-name="T28_3">stalker</text:span><text:span text:style-name="T28_4">.</text:span><text:span text:style-name="T28_5">pl</text:span><text:span text:style-name="T28_6">/2014/06/30/</text:span><text:span text:style-name="T28_7">kontrowersje</text:span><text:span text:style-name="T28_8">-</text:span><text:span text:style-name="T28_9">wokol</text:span><text:span text:style-name="T28_10">-</text:span><text:span text:style-name="T28_11">projektu</text:span><text:span text:style-name="T28_12">-</text:span><text:span text:style-name="T28_13">areal</text:span><text:span text:style-name="T28_14">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